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family-generic="swiss"/>
    <style:font-face style:name="Calibri1" svg:font-family="Calibri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57mm"/>
    </style:style>
    <style:style style:name="co2" style:family="table-column">
      <style:table-column-properties fo:break-before="auto" style:column-width="26.11mm"/>
    </style:style>
    <style:style style:name="co3" style:family="table-column">
      <style:table-column-properties fo:break-before="auto" style:column-width="28.0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67mm"/>
    </style:style>
    <style:style style:name="ro1" style:family="table-row">
      <style:table-row-properties style:row-height="5.8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79mm" fo:break-before="auto" style:use-optimal-row-height="true"/>
    </style:style>
    <style:style style:name="ro4" style:family="table-row">
      <style:table-row-properties style:row-height="5.27mm" fo:break-before="auto" style:use-optimal-row-height="tru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NOT(ISERROR(SEARCH(&quot;Undetermined&quot;;[Sheet1.B1]))))" style:apply-style-name="Excel_5f_CondFormat_5f_1_5f_1_5f_1" style:base-cell-address="Sheet1.B1"/>
    </style:style>
    <style:style style:name="ce5" style:family="table-cell" style:parent-style-name="Default">
      <style:table-cell-properties fo:padding="0.71mm"/>
      <style:map style:condition="is-true-formula(NOT(ISERROR(SEARCH(&quot;Undetermined&quot;;[Sheet1.B1]))))" style:apply-style-name="Excel_5f_CondFormat_5f_1_5f_1_5f_1" style:base-cell-address="Sheet1.B1"/>
    </style:style>
    <style:style style:name="ce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NOT(ISERROR(SEARCH(&quot;Undetermined&quot;;[Sheet1.B1]))))" style:apply-style-name="Excel_5f_CondFormat_5f_1_5f_1_5f_1" style:base-cell-address="Sheet1.B1"/>
    </style:style>
    <style:style style:name="ce7" style:family="table-cell" style:parent-style-name="Normal_20_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ISERROR(SEARCH(&quot;Undetermined&quot;;[Sheet1.G1]))))" style:apply-style-name="Excel_5f_CondFormat_5f_1_5f_1_5f_1" style:base-cell-address="Sheet1.G1"/>
    </style:style>
    <style:style style:name="ce8" style:family="table-cell" style:parent-style-name="Normal_20_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ISERROR(SEARCH(&quot;Undetermined&quot;;[Sheet1.G1]))))" style:apply-style-name="Excel_5f_CondFormat_5f_1_5f_1_5f_1" style:base-cell-address="Sheet1.G1"/>
    </style:style>
    <style:style style:name="ce9" style:family="table-cell" style:parent-style-name="Default">
      <style:map style:condition="is-true-formula(NOT(ISERROR(SEARCH(&quot;Undetermined&quot;;[Sheet1.B1]))))" style:apply-style-name="Excel_5f_CondFormat_5f_1_5f_1_5f_1" style:base-cell-address="Sheet1.B1"/>
    </style:style>
    <style:style style:name="ce10" style:family="table-cell" style:parent-style-name="Normal_20_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is-true-formula(NOT(ISERROR(SEARCH(&quot;Undetermined&quot;;[Sheet1.G1]))))" style:apply-style-name="Excel_5f_CondFormat_5f_1_5f_1_5f_1" style:base-cell-address="Sheet1.G1"/>
    </style:style>
    <style:style style:name="ce11" style:family="table-cell" style:parent-style-name="Default">
      <style:table-cell-properties fo:padding="0.71mm"/>
      <style:map style:condition="is-true-formula(NOT(ISERROR(SEARCH(&quot;Undetermined&quot;;[Sheet1.B1]))))" style:apply-style-name="Excel_5f_CondFormat_5f_1_5f_1_5f_1" style:base-cell-address="Sheet1.B1"/>
    </style:style>
    <style:style style:name="ce1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NOT(ISERROR(SEARCH(&quot;Undetermined&quot;;[Sheet1.B1]))))" style:apply-style-name="Excel_5f_CondFormat_5f_1_5f_1_5f_1" style:base-cell-address="Sheet1.B1"/>
    </style:style>
    <style:style style:name="ce13" style:family="table-cell" style:parent-style-name="Normal_20_3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Normal_20_3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5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6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NOT(ISERROR(SEARCH(&quot;Undetermined&quot;;[Sheet1.G1]))))" style:apply-style-name="Excel_5f_CondFormat_5f_1_5f_1_5f_1" style:base-cell-address="Sheet1.G1"/>
    </style:style>
    <style:style style:name="ce18" style:family="table-cell" style:parent-style-name="Normal_20_3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NOT(ISERROR(SEARCH(&quot;Undetermined&quot;;[Sheet1.G1]))))" style:apply-style-name="Excel_5f_CondFormat_5f_1_5f_1_5f_1" style:base-cell-address="Sheet1.G1"/>
    </style:style>
    <style:style style:name="ce19" style:family="table-cell" style:parent-style-name="Normal_20_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NOT(ISERROR(SEARCH(&quot;Undetermined&quot;;[Sheet1.G1]))))" style:apply-style-name="Excel_5f_CondFormat_5f_1_5f_1_5f_1" style:base-cell-address="Sheet1.G1"/>
    </style:style>
    <style:style style:name="ce20" style:family="table-cell" style:parent-style-name="Normal_20_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ISERROR(SEARCH(&quot;Undetermined&quot;;[Sheet1.G1]))))" style:apply-style-name="Excel_5f_CondFormat_5f_1_5f_1_5f_1" style:base-cell-address="Sheet1.G1"/>
    </style:style>
    <style:style style:name="ce21" style:family="table-cell" style:parent-style-name="Default">
      <style:table-cell-properties fo:padding="0.71mm"/>
      <style:map style:condition="is-true-formula(NOT(ISERROR(SEARCH(&quot;Undetermined&quot;;[Sheet1.B1]))))" style:apply-style-name="Excel_5f_CondFormat_5f_1_5f_1_5f_1" style:base-cell-address="Sheet1.B1"/>
    </style:style>
    <style:style style:name="ce22" style:family="table-cell" style:parent-style-name="Normal_20_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NOT(ISERROR(SEARCH(&quot;Undetermined&quot;;[Sheet1.G1]))))" style:apply-style-name="Excel_5f_CondFormat_5f_1_5f_1_5f_1" style:base-cell-address="Sheet1.G1"/>
    </style:style>
    <style:style style:name="ce23" style:family="table-cell" style:parent-style-name="Normal_20_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is-true-formula(NOT(ISERROR(SEARCH(&quot;Undetermined&quot;;[Sheet1.G1]))))" style:apply-style-name="Excel_5f_CondFormat_5f_1_5f_1_5f_1" style:base-cell-address="Sheet1.G1"/>
    </style:style>
    <style:style style:name="ce24" style:family="table-cell" style:parent-style-name="Default">
      <style:table-cell-properties fo:padding="0.71mm"/>
      <style:map style:condition="is-true-formula(NOT(ISERROR(SEARCH(&quot;Undetermined&quot;;[Sheet1.G1]))))" style:apply-style-name="Excel_5f_CondFormat_5f_1_5f_1_5f_1" style:base-cell-address="Sheet1.G1"/>
    </style:style>
    <style:style style:name="ce25" style:family="table-cell" style:parent-style-name="Default">
      <style:table-cell-properties fo:padding="0.71mm"/>
      <style:map style:condition="is-true-formula(NOT(ISERROR(SEARCH(&quot;Undetermined&quot;;[Sheet1.B1]))))" style:apply-style-name="Excel_5f_CondFormat_5f_1_5f_1_5f_1" style:base-cell-address="Sheet1.B1"/>
    </style:style>
    <style:style style:name="ce2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NOT(ISERROR(SEARCH(&quot;Undetermined&quot;;[Sheet1.B1]))))" style:apply-style-name="Excel_5f_CondFormat_5f_1_5f_1_5f_1" style:base-cell-address="Sheet1.B1"/>
    </style:style>
    <style:style style:name="ce27" style:family="table-cell" style:parent-style-name="Default">
      <style:map style:condition="is-true-formula(NOT(ISERROR(SEARCH(&quot;Undetermined&quot;;[Sheet1.G1]))))" style:apply-style-name="Excel_5f_CondFormat_5f_1_5f_1_5f_1" style:base-cell-address="Sheet1.G1"/>
    </style:style>
    <style:style style:name="ce28" style:family="table-cell" style:parent-style-name="Normal_20_3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NOT(ISERROR(SEARCH(&quot;Undetermined&quot;;[Sheet1.G1]))))" style:apply-style-name="Excel_5f_CondFormat_5f_1_5f_1_5f_1" style:base-cell-address="Sheet1.G1"/>
    </style:style>
    <style:style style:name="ce29" style:family="table-cell" style:parent-style-name="Normal_20_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NOT(ISERROR(SEARCH(&quot;Undetermined&quot;;[Sheet1.G1]))))" style:apply-style-name="Excel_5f_CondFormat_5f_1_5f_1_5f_1" style:base-cell-address="Sheet1.G1"/>
    </style:style>
    <style:style style:name="ce30" style:family="table-cell" style:parent-style-name="Normal_20_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is-true-formula(NOT(ISERROR(SEARCH(&quot;Undetermined&quot;;[Sheet1.G1]))))" style:apply-style-name="Excel_5f_CondFormat_5f_1_5f_1_5f_1" style:base-cell-address="Sheet1.G1"/>
    </style:style>
    <style:style style:name="ce31" style:family="table-cell" style:parent-style-name="Default">
      <style:table-cell-properties fo:padding="0.71mm"/>
      <style:map style:condition="is-true-formula(NOT(ISERROR(SEARCH(&quot;Undetermined&quot;;[Sheet1.B1]))))" style:apply-style-name="Excel_5f_CondFormat_5f_1_5f_1_5f_1" style:base-cell-address="Sheet1.B1"/>
    </style:style>
    <style:style style:name="ce32" style:family="table-cell" style:parent-style-name="Default">
      <style:table-cell-properties fo:padding="0.71mm"/>
      <style:map style:condition="is-true-formula(NOT(ISERROR(SEARCH(&quot;Undetermined&quot;;[Sheet1.B1]))))" style:apply-style-name="Excel_5f_CondFormat_5f_1_5f_1_5f_1" style:base-cell-address="Sheet1.B1"/>
    </style:style>
    <style:style style:name="ce33" style:family="table-cell" style:parent-style-name="Default">
      <style:table-cell-properties fo:padding="0.71mm"/>
      <style:map style:condition="is-true-formula(NOT(ISERROR(SEARCH(&quot;Undetermined&quot;;[Sheet1.B1]))))" style:apply-style-name="Excel_5f_CondFormat_5f_1_5f_1_5f_1" style:base-cell-address="Sheet1.B1"/>
    </style:style>
    <style:style style:name="ce34" style:family="table-cell" style:parent-style-name="Normal_20_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ISERROR(SEARCH(&quot;Undetermined&quot;;[Sheet1.G1]))))" style:apply-style-name="Excel_5f_CondFormat_5f_1_5f_1_5f_1" style:base-cell-address="Sheet1.G1"/>
    </style:style>
    <style:style style:name="ce35" style:family="table-cell" style:parent-style-name="Default">
      <style:table-cell-properties fo:padding="0.71mm"/>
      <style:map style:condition="is-true-formula(NOT(ISERROR(SEARCH(&quot;Undetermined&quot;;[Sheet1.B1]))))" style:apply-style-name="Excel_5f_CondFormat_5f_1_5f_1_5f_1" style:base-cell-address="Sheet1.B1"/>
    </style:style>
    <style:style style:name="ce36" style:family="table-cell" style:parent-style-name="Default">
      <style:table-cell-properties fo:padding="0.71mm"/>
      <style:map style:condition="is-true-formula(NOT(ISERROR(SEARCH(&quot;Undetermined&quot;;[Sheet1.B1]))))" style:apply-style-name="Excel_5f_CondFormat_5f_1_5f_1_5f_1" style:base-cell-address="Sheet1.B1"/>
    </style:style>
    <style:style style:name="ce37" style:family="table-cell" style:parent-style-name="Normal_20_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NOT(ISERROR(SEARCH(&quot;Undetermined&quot;;[Sheet1.G1]))))" style:apply-style-name="Excel_5f_CondFormat_5f_1_5f_1_5f_1" style:base-cell-address="Sheet1.G1"/>
    </style:style>
    <style:style style:name="ce38" style:family="table-cell" style:parent-style-name="Default">
      <style:table-cell-properties fo:padding="0.71mm"/>
      <style:map style:condition="is-true-formula(NOT(ISERROR(SEARCH(&quot;Undetermined&quot;;[Sheet1.B1]))))" style:apply-style-name="Excel_5f_CondFormat_5f_1_5f_1_5f_1" style:base-cell-address="Sheet1.B1"/>
    </style:style>
    <style:style style:name="ce3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NOT(ISERROR(SEARCH(&quot;Undetermined&quot;;[Sheet1.B1]))))" style:apply-style-name="Excel_5f_CondFormat_5f_1_5f_1_5f_1" style:base-cell-address="Sheet1.B1"/>
    </style:style>
    <style:style style:name="ce40" style:family="table-cell" style:parent-style-name="Normal_20_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is-true-formula(NOT(ISERROR(SEARCH(&quot;Undetermined&quot;;[Sheet1.G1]))))" style:apply-style-name="Excel_5f_CondFormat_5f_1_5f_1_5f_1" style:base-cell-address="Sheet1.G1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c0c0c0" style:direction="ltr" fo:border-right="0.74pt solid #c0c0c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3" style:family="table-cell" style:parent-style-name="Default">
      <style:table-cell-properties fo:border-bottom="0.74pt solid #c0c0c0" style:diagonal-bl-tr="none" style:diagonal-tl-br="none" style:text-align-source="fix" style:repeat-content="false" fo:wrap-option="wrap" fo:border-left="0.74pt solid #c0c0c0" style:direction="ltr" fo:border-right="0.74pt solid #c0c0c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c0c0c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Excel_20_Built-in_20_Hyperlink" style:data-style-name="N0">
      <style:table-cell-properties fo:border-bottom="0.74pt solid #c0c0c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4" table:default-cell-style-name="Default"/>
        <table:table-column table:style-name="co3" table:default-cell-style-name="ce2"/>
        <table:table-column table:style-name="co1" table:number-columns-repeated="3" table:default-cell-style-name="Default"/>
        <table:table-column table:style-name="co4" table:number-columns-repeated="8" table:default-cell-style-name="Default"/>
        <table:table-row table:style-name="ro1">
          <table:table-cell table:style-name="ce1"/>
          <table:table-cell table:style-name="ce4" office:value-type="string" calcext:value-type="string">
            <text:p>0h</text:p>
          </table:table-cell>
          <table:table-cell table:style-name="ce4" office:value-type="string" calcext:value-type="string">
            <text:p>1h</text:p>
          </table:table-cell>
          <table:table-cell table:style-name="ce4" office:value-type="string" calcext:value-type="string">
            <text:p>4h</text:p>
          </table:table-cell>
          <table:table-cell table:style-name="ce4" office:value-type="string" calcext:value-type="string">
            <text:p>12h</text:p>
          </table:table-cell>
          <table:table-cell table:style-name="ce1"/>
          <table:table-cell table:style-name="ce17" office:value-type="string" calcext:value-type="string">
            <text:p>0h</text:p>
          </table:table-cell>
          <table:table-cell table:style-name="ce17" office:value-type="string" calcext:value-type="string">
            <text:p>1h</text:p>
          </table:table-cell>
          <table:table-cell table:style-name="ce17" office:value-type="string" calcext:value-type="string">
            <text:p>4h</text:p>
          </table:table-cell>
          <table:table-cell table:style-name="ce17" office:value-type="string" calcext:value-type="string">
            <text:p>12h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Control Group</text:p>
          </table:table-cell>
          <table:table-cell table:style-name="ce4" office:value-type="string" calcext:value-type="string">
            <text:p>Group 1</text:p>
          </table:table-cell>
          <table:table-cell table:style-name="ce4" office:value-type="string" calcext:value-type="string">
            <text:p>Group 2</text:p>
          </table:table-cell>
          <table:table-cell table:style-name="ce4" office:value-type="string" calcext:value-type="string">
            <text:p>Group 3</text:p>
          </table:table-cell>
          <table:table-cell table:style-name="ce13"/>
          <table:table-cell table:style-name="ce18" office:value-type="string" calcext:value-type="string">
            <text:p>Control Group</text:p>
          </table:table-cell>
          <table:table-cell table:style-name="ce18" office:value-type="string" calcext:value-type="string">
            <text:p>Group 1</text:p>
          </table:table-cell>
          <table:table-cell table:style-name="ce18" office:value-type="string" calcext:value-type="string">
            <text:p>Group 2</text:p>
          </table:table-cell>
          <table:table-cell table:style-name="ce28" office:value-type="string" calcext:value-type="string">
            <text:p>Group 3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A01</text:p>
          </table:table-cell>
          <table:table-cell table:style-name="ce5" office:value-type="float" office:value="24.447758" calcext:value-type="float">
            <text:p>24.447758</text:p>
          </table:table-cell>
          <table:table-cell table:style-name="ce5" office:value-type="float" office:value="23.942675" calcext:value-type="float">
            <text:p>23.942675</text:p>
          </table:table-cell>
          <table:table-cell table:style-name="ce5" office:value-type="float" office:value="23.018223" calcext:value-type="float">
            <text:p>23.018223</text:p>
          </table:table-cell>
          <table:table-cell table:style-name="ce5" office:value-type="float" office:value="23.987478" calcext:value-type="float">
            <text:p>23.987478</text:p>
          </table:table-cell>
          <table:table-cell table:style-name="ce14" office:value-type="string" calcext:value-type="string">
            <text:p>A01</text:p>
          </table:table-cell>
          <table:table-cell table:style-name="ce19" office:value-type="float" office:value="24.72524" calcext:value-type="float">
            <text:p>24.72524</text:p>
          </table:table-cell>
          <table:table-cell table:style-name="ce19" office:value-type="float" office:value="23.19066" calcext:value-type="float">
            <text:p>23.19066</text:p>
          </table:table-cell>
          <table:table-cell table:style-name="ce19" office:value-type="float" office:value="20.635931" calcext:value-type="float">
            <text:p>20.635931</text:p>
          </table:table-cell>
          <table:table-cell table:style-name="ce29" office:value-type="float" office:value="23.340937" calcext:value-type="float">
            <text:p>23.340937</text:p>
          </table:table-cell>
          <table:table-cell table:formula="of:=SQRT([.B3]*[.G3])" office:value-type="float" office:value="24.5861075408841" calcext:value-type="float">
            <text:p>24.5861075409</text:p>
          </table:table-cell>
          <table:table-cell table:formula="of:=SQRT([.C3]*[.H3])" office:value-type="float" office:value="23.5636676987157" calcext:value-type="float">
            <text:p>23.5636676987</text:p>
          </table:table-cell>
          <table:table-cell table:formula="of:=SQRT([.D3]*[.I3])" office:value-type="float" office:value="21.7945511899331" calcext:value-type="float">
            <text:p>21.7945511899</text:p>
          </table:table-cell>
          <table:table-cell table:formula="of:=SQRT([.E3]*[.J3])" office:value-type="float" office:value="23.661999340438" calcext:value-type="float">
            <text:p>23.6619993404</text:p>
          </table:table-cell>
          <table:table-cell office:value-type="float" office:value="1" calcext:value-type="float">
            <text:p>1</text:p>
          </table:table-cell>
          <table:table-cell table:formula="of:=[.L3]/[.$K3]" office:value-type="float" office:value="0.958413919711846" calcext:value-type="float">
            <text:p>0.9584139197</text:p>
          </table:table-cell>
          <table:table-cell table:formula="of:=[.M3]/[.$K3]" office:value-type="float" office:value="0.886457978502331" calcext:value-type="float">
            <text:p>0.8864579785</text:p>
          </table:table-cell>
          <table:table-cell table:formula="of:=[.N3]/[.$K3]" office:value-type="float" office:value="0.962413399562761" calcext:value-type="float">
            <text:p>0.9624133996</text:p>
          </table:table-cell>
        </table:table-row>
        <table:table-row table:style-name="ro2">
          <table:table-cell table:style-name="ce2" office:value-type="string" calcext:value-type="string">
            <text:p>A02</text:p>
          </table:table-cell>
          <table:table-cell table:style-name="ce5" office:value-type="float" office:value="20.668507" calcext:value-type="float">
            <text:p>20.668507</text:p>
          </table:table-cell>
          <table:table-cell table:style-name="ce5" office:value-type="float" office:value="20.079548" calcext:value-type="float">
            <text:p>20.079548</text:p>
          </table:table-cell>
          <table:table-cell table:style-name="ce5" office:value-type="float" office:value="20.57231" calcext:value-type="float">
            <text:p>20.57231</text:p>
          </table:table-cell>
          <table:table-cell table:style-name="ce5" office:value-type="float" office:value="20.165644" calcext:value-type="float">
            <text:p>20.165644</text:p>
          </table:table-cell>
          <table:table-cell table:style-name="ce15" office:value-type="string" calcext:value-type="string">
            <text:p>A02</text:p>
          </table:table-cell>
          <table:table-cell table:style-name="ce20" office:value-type="float" office:value="20.88913" calcext:value-type="float">
            <text:p>20.88913</text:p>
          </table:table-cell>
          <table:table-cell table:style-name="ce20" office:value-type="float" office:value="19.481785" calcext:value-type="float">
            <text:p>19.481785</text:p>
          </table:table-cell>
          <table:table-cell table:style-name="ce20" office:value-type="float" office:value="20.530777" calcext:value-type="float">
            <text:p>20.530777</text:p>
          </table:table-cell>
          <table:table-cell table:style-name="ce30" office:value-type="float" office:value="19.537697" calcext:value-type="float">
            <text:p>19.537697</text:p>
          </table:table-cell>
          <table:table-cell table:formula="of:=SQRT([.B4]*[.G4])" office:value-type="float" office:value="20.7785256846801" calcext:value-type="float">
            <text:p>20.7785256847</text:p>
          </table:table-cell>
          <table:table-cell table:formula="of:=SQRT([.C4]*[.H4])" office:value-type="float" office:value="19.7784083543944" calcext:value-type="float">
            <text:p>19.7784083544</text:p>
          </table:table-cell>
          <table:table-cell table:formula="of:=SQRT([.D4]*[.I4])" office:value-type="float" office:value="20.5515330081449" calcext:value-type="float">
            <text:p>20.5515330081</text:p>
          </table:table-cell>
          <table:table-cell table:formula="of:=SQRT([.E4]*[.J4])" office:value-type="float" office:value="19.8491874463885" calcext:value-type="float">
            <text:p>19.8491874464</text:p>
          </table:table-cell>
          <table:table-cell office:value-type="float" office:value="1" calcext:value-type="float">
            <text:p>1</text:p>
          </table:table-cell>
          <table:table-cell table:formula="of:=[.L4]/[.$K4]" office:value-type="float" office:value="0.951867743387442" calcext:value-type="float">
            <text:p>0.9518677434</text:p>
          </table:table-cell>
          <table:table-cell table:formula="of:=[.M4]/[.$K4]" office:value-type="float" office:value="0.989075612005402" calcext:value-type="float">
            <text:p>0.989075612</text:p>
          </table:table-cell>
          <table:table-cell table:formula="of:=[.N4]/[.$K4]" office:value-type="float" office:value="0.955274101137178" calcext:value-type="float">
            <text:p>0.9552741011</text:p>
          </table:table-cell>
        </table:table-row>
        <table:table-row table:style-name="ro2">
          <table:table-cell table:style-name="ce2" office:value-type="string" calcext:value-type="string">
            <text:p>A03</text:p>
          </table:table-cell>
          <table:table-cell table:style-name="ce5" office:value-type="float" office:value="18.656607" calcext:value-type="float">
            <text:p>18.656607</text:p>
          </table:table-cell>
          <table:table-cell table:style-name="ce5" office:value-type="float" office:value="16.728672" calcext:value-type="float">
            <text:p>16.728672</text:p>
          </table:table-cell>
          <table:table-cell table:style-name="ce5" office:value-type="float" office:value="18.843138" calcext:value-type="float">
            <text:p>18.843138</text:p>
          </table:table-cell>
          <table:table-cell table:style-name="ce5" office:value-type="float" office:value="17.222342" calcext:value-type="float">
            <text:p>17.222342</text:p>
          </table:table-cell>
          <table:table-cell table:style-name="ce15" office:value-type="string" calcext:value-type="string">
            <text:p>A03</text:p>
          </table:table-cell>
          <table:table-cell table:style-name="ce20" office:value-type="float" office:value="16.722757" calcext:value-type="float">
            <text:p>16.722757</text:p>
          </table:table-cell>
          <table:table-cell table:style-name="ce20" office:value-type="float" office:value="18.14945" calcext:value-type="float">
            <text:p>18.14945</text:p>
          </table:table-cell>
          <table:table-cell table:style-name="ce20" office:value-type="float" office:value="17.243496" calcext:value-type="float">
            <text:p>17.243496</text:p>
          </table:table-cell>
          <table:table-cell table:style-name="ce30" office:value-type="float" office:value="17.527348" calcext:value-type="float">
            <text:p>17.527348</text:p>
          </table:table-cell>
          <table:table-cell table:formula="of:=SQRT([.B5]*[.G5])" office:value-type="float" office:value="17.6632359805756" calcext:value-type="float">
            <text:p>17.6632359806</text:p>
          </table:table-cell>
          <table:table-cell table:formula="of:=SQRT([.C5]*[.H5])" office:value-type="float" office:value="17.4245859643895" calcext:value-type="float">
            <text:p>17.4245859644</text:p>
          </table:table-cell>
          <table:table-cell table:formula="of:=SQRT([.D5]*[.I5])" office:value-type="float" office:value="18.0255811204646" calcext:value-type="float">
            <text:p>18.0255811205</text:p>
          </table:table-cell>
          <table:table-cell table:formula="of:=SQRT([.E5]*[.J5])" office:value-type="float" office:value="17.3741757102032" calcext:value-type="float">
            <text:p>17.3741757102</text:p>
          </table:table-cell>
          <table:table-cell office:value-type="float" office:value="1" calcext:value-type="float">
            <text:p>1</text:p>
          </table:table-cell>
          <table:table-cell table:formula="of:=[.L5]/[.$K5]" office:value-type="float" office:value="0.986488884797299" calcext:value-type="float">
            <text:p>0.9864888848</text:p>
          </table:table-cell>
          <table:table-cell table:formula="of:=[.M5]/[.$K5]" office:value-type="float" office:value="1.02051408588367" calcext:value-type="float">
            <text:p>1.0205140859</text:p>
          </table:table-cell>
          <table:table-cell table:formula="of:=[.N5]/[.$K5]" office:value-type="float" office:value="0.983634919972183" calcext:value-type="float">
            <text:p>0.98363492</text:p>
          </table:table-cell>
        </table:table-row>
        <table:table-row table:style-name="ro2">
          <table:table-cell table:style-name="ce2" office:value-type="string" calcext:value-type="string">
            <text:p>A04</text:p>
          </table:table-cell>
          <table:table-cell table:style-name="ce5" office:value-type="float" office:value="17.847181" calcext:value-type="float">
            <text:p>17.847181</text:p>
          </table:table-cell>
          <table:table-cell table:style-name="ce5" office:value-type="float" office:value="15.674112" calcext:value-type="float">
            <text:p>15.674112</text:p>
          </table:table-cell>
          <table:table-cell table:style-name="ce5" office:value-type="float" office:value="18.229357" calcext:value-type="float">
            <text:p>18.229357</text:p>
          </table:table-cell>
          <table:table-cell table:style-name="ce5" office:value-type="float" office:value="17.484491" calcext:value-type="float">
            <text:p>17.484491</text:p>
          </table:table-cell>
          <table:table-cell table:style-name="ce15" office:value-type="string" calcext:value-type="string">
            <text:p>A04</text:p>
          </table:table-cell>
          <table:table-cell table:style-name="ce20" office:value-type="float" office:value="18.586336" calcext:value-type="float">
            <text:p>18.586336</text:p>
          </table:table-cell>
          <table:table-cell table:style-name="ce20" office:value-type="float" office:value="16.831339" calcext:value-type="float">
            <text:p>16.831339</text:p>
          </table:table-cell>
          <table:table-cell table:style-name="ce20" office:value-type="float" office:value="18.84037" calcext:value-type="float">
            <text:p>18.84037</text:p>
          </table:table-cell>
          <table:table-cell table:style-name="ce30" office:value-type="float" office:value="18.597128" calcext:value-type="float">
            <text:p>18.597128</text:p>
          </table:table-cell>
          <table:table-cell table:formula="of:=SQRT([.B6]*[.G6])" office:value-type="float" office:value="18.2130091615531" calcext:value-type="float">
            <text:p>18.2130091616</text:p>
          </table:table-cell>
          <table:table-cell table:formula="of:=SQRT([.C6]*[.H6])" office:value-type="float" office:value="16.2424226209014" calcext:value-type="float">
            <text:p>16.2424226209</text:p>
          </table:table-cell>
          <table:table-cell table:formula="of:=SQRT([.D6]*[.I6])" office:value-type="float" office:value="18.5323455272691" calcext:value-type="float">
            <text:p>18.5323455273</text:p>
          </table:table-cell>
          <table:table-cell table:formula="of:=SQRT([.E6]*[.J6])" office:value-type="float" office:value="18.032229954774" calcext:value-type="float">
            <text:p>18.0322299548</text:p>
          </table:table-cell>
          <table:table-cell office:value-type="float" office:value="1" calcext:value-type="float">
            <text:p>1</text:p>
          </table:table-cell>
          <table:table-cell table:formula="of:=[.L6]/[.$K6]" office:value-type="float" office:value="0.891803352034131" calcext:value-type="float">
            <text:p>0.891803352</text:p>
          </table:table-cell>
          <table:table-cell table:formula="of:=[.M6]/[.$K6]" office:value-type="float" office:value="1.01753342146174" calcext:value-type="float">
            <text:p>1.0175334215</text:p>
          </table:table-cell>
          <table:table-cell table:formula="of:=[.N6]/[.$K6]" office:value-type="float" office:value="0.990074171424637" calcext:value-type="float">
            <text:p>0.9900741714</text:p>
          </table:table-cell>
        </table:table-row>
        <table:table-row table:style-name="ro2">
          <table:table-cell table:style-name="ce2" office:value-type="string" calcext:value-type="string">
            <text:p>A05</text:p>
          </table:table-cell>
          <table:table-cell table:style-name="ce5" office:value-type="float" office:value="20.111248" calcext:value-type="float">
            <text:p>20.111248</text:p>
          </table:table-cell>
          <table:table-cell table:style-name="ce5" office:value-type="float" office:value="21.169037" calcext:value-type="float">
            <text:p>21.169037</text:p>
          </table:table-cell>
          <table:table-cell table:style-name="ce5" office:value-type="float" office:value="17.976982" calcext:value-type="float">
            <text:p>17.976982</text:p>
          </table:table-cell>
          <table:table-cell table:style-name="ce5" office:value-type="float" office:value="20.90084" calcext:value-type="float">
            <text:p>20.90084</text:p>
          </table:table-cell>
          <table:table-cell table:style-name="ce15" office:value-type="string" calcext:value-type="string">
            <text:p>A05</text:p>
          </table:table-cell>
          <table:table-cell table:style-name="ce20" office:value-type="float" office:value="20.44213" calcext:value-type="float">
            <text:p>20.44213</text:p>
          </table:table-cell>
          <table:table-cell table:style-name="ce20" office:value-type="float" office:value="20.447723" calcext:value-type="float">
            <text:p>20.447723</text:p>
          </table:table-cell>
          <table:table-cell table:style-name="ce20" office:value-type="float" office:value="21.437326" calcext:value-type="float">
            <text:p>21.437326</text:p>
          </table:table-cell>
          <table:table-cell table:style-name="ce30" office:value-type="float" office:value="20.919117" calcext:value-type="float">
            <text:p>20.919117</text:p>
          </table:table-cell>
          <table:table-cell table:formula="of:=SQRT([.B7]*[.G7])" office:value-type="float" office:value="20.2760140579513" calcext:value-type="float">
            <text:p>20.276014058</text:p>
          </table:table-cell>
          <table:table-cell table:formula="of:=SQRT([.C7]*[.H7])" office:value-type="float" office:value="20.8052542583058" calcext:value-type="float">
            <text:p>20.8052542583</text:p>
          </table:table-cell>
          <table:table-cell table:formula="of:=SQRT([.D7]*[.I7])" office:value-type="float" office:value="19.6310576289239" calcext:value-type="float">
            <text:p>19.6310576289</text:p>
          </table:table-cell>
          <table:table-cell table:formula="of:=SQRT([.E7]*[.J7])" office:value-type="float" office:value="20.9099765030542" calcext:value-type="float">
            <text:p>20.9099765031</text:p>
          </table:table-cell>
          <table:table-cell office:value-type="float" office:value="1" calcext:value-type="float">
            <text:p>1</text:p>
          </table:table-cell>
          <table:table-cell table:formula="of:=[.L7]/[.$K7]" office:value-type="float" office:value="1.0261017870101" calcext:value-type="float">
            <text:p>1.026101787</text:p>
          </table:table-cell>
          <table:table-cell table:formula="of:=[.M7]/[.$K7]" office:value-type="float" office:value="0.968191162859522" calcext:value-type="float">
            <text:p>0.9681911629</text:p>
          </table:table-cell>
          <table:table-cell table:formula="of:=[.N7]/[.$K7]" office:value-type="float" office:value="1.03126662090936" calcext:value-type="float">
            <text:p>1.0312666209</text:p>
          </table:table-cell>
        </table:table-row>
        <table:table-row table:style-name="ro2">
          <table:table-cell table:style-name="ce2" office:value-type="string" calcext:value-type="string">
            <text:p>A06</text:p>
          </table:table-cell>
          <table:table-cell table:style-name="ce5" office:value-type="float" office:value="14.274777" calcext:value-type="float">
            <text:p>14.274777</text:p>
          </table:table-cell>
          <table:table-cell table:style-name="ce5" office:value-type="float" office:value="15.190904" calcext:value-type="float">
            <text:p>15.190904</text:p>
          </table:table-cell>
          <table:table-cell table:style-name="ce5" office:value-type="float" office:value="14.227857" calcext:value-type="float">
            <text:p>14.227857</text:p>
          </table:table-cell>
          <table:table-cell table:style-name="ce5" office:value-type="float" office:value="15.799029" calcext:value-type="float">
            <text:p>15.799029</text:p>
          </table:table-cell>
          <table:table-cell table:style-name="ce15" office:value-type="string" calcext:value-type="string">
            <text:p>A06</text:p>
          </table:table-cell>
          <table:table-cell table:style-name="ce20" office:value-type="float" office:value="17.421343" calcext:value-type="float">
            <text:p>17.421343</text:p>
          </table:table-cell>
          <table:table-cell table:style-name="ce20" office:value-type="float" office:value="15.688383" calcext:value-type="float">
            <text:p>15.688383</text:p>
          </table:table-cell>
          <table:table-cell table:style-name="ce20" office:value-type="float" office:value="14.620797" calcext:value-type="float">
            <text:p>14.620797</text:p>
          </table:table-cell>
          <table:table-cell table:style-name="ce30" office:value-type="float" office:value="16.389372" calcext:value-type="float">
            <text:p>16.389372</text:p>
          </table:table-cell>
          <table:table-cell table:formula="of:=SQRT([.B8]*[.G8])" office:value-type="float" office:value="15.7697744551249" calcext:value-type="float">
            <text:p>15.7697744551</text:p>
          </table:table-cell>
          <table:table-cell table:formula="of:=SQRT([.C8]*[.H8])" office:value-type="float" office:value="15.4376397181769" calcext:value-type="float">
            <text:p>15.4376397182</text:p>
          </table:table-cell>
          <table:table-cell table:formula="of:=SQRT([.D8]*[.I8])" office:value-type="float" office:value="14.4229889045936" calcext:value-type="float">
            <text:p>14.4229889046</text:p>
          </table:table-cell>
          <table:table-cell table:formula="of:=SQRT([.E8]*[.J8])" office:value-type="float" office:value="16.0914935142698" calcext:value-type="float">
            <text:p>16.0914935143</text:p>
          </table:table-cell>
          <table:table-cell office:value-type="float" office:value="1" calcext:value-type="float">
            <text:p>1</text:p>
          </table:table-cell>
          <table:table-cell table:formula="of:=[.L8]/[.$K8]" office:value-type="float" office:value="0.978938523319201" calcext:value-type="float">
            <text:p>0.9789385233</text:p>
          </table:table-cell>
          <table:table-cell table:formula="of:=[.M8]/[.$K8]" office:value-type="float" office:value="0.914597031532452" calcext:value-type="float">
            <text:p>0.9145970315</text:p>
          </table:table-cell>
          <table:table-cell table:formula="of:=[.N8]/[.$K8]" office:value-type="float" office:value="1.02040099305544" calcext:value-type="float">
            <text:p>1.0204009931</text:p>
          </table:table-cell>
        </table:table-row>
        <table:table-row table:style-name="ro2">
          <table:table-cell table:style-name="ce2" office:value-type="string" calcext:value-type="string">
            <text:p>A07</text:p>
          </table:table-cell>
          <table:table-cell table:style-name="ce5" office:value-type="float" office:value="24.920856" calcext:value-type="float">
            <text:p>24.920856</text:p>
          </table:table-cell>
          <table:table-cell table:style-name="ce5" office:value-type="float" office:value="23.86632" calcext:value-type="float">
            <text:p>23.86632</text:p>
          </table:table-cell>
          <table:table-cell table:style-name="ce5" office:value-type="float" office:value="24.373486" calcext:value-type="float">
            <text:p>24.373486</text:p>
          </table:table-cell>
          <table:table-cell table:style-name="ce5" office:value-type="float" office:value="23.013466" calcext:value-type="float">
            <text:p>23.013466</text:p>
          </table:table-cell>
          <table:table-cell table:style-name="ce15" office:value-type="string" calcext:value-type="string">
            <text:p>A07</text:p>
          </table:table-cell>
          <table:table-cell table:style-name="ce20" office:value-type="float" office:value="25.168854" calcext:value-type="float">
            <text:p>25.168854</text:p>
          </table:table-cell>
          <table:table-cell table:style-name="ce20" office:value-type="float" office:value="24.687798" calcext:value-type="float">
            <text:p>24.687798</text:p>
          </table:table-cell>
          <table:table-cell table:style-name="ce20" office:value-type="float" office:value="24.254486" calcext:value-type="float">
            <text:p>24.254486</text:p>
          </table:table-cell>
          <table:table-cell table:style-name="ce30" office:value-type="float" office:value="23.899809" calcext:value-type="float">
            <text:p>23.899809</text:p>
          </table:table-cell>
          <table:table-cell table:formula="of:=SQRT([.B9]*[.G9])" office:value-type="float" office:value="25.0445480338341" calcext:value-type="float">
            <text:p>25.0445480338</text:p>
          </table:table-cell>
          <table:table-cell table:formula="of:=SQRT([.C9]*[.H9])" office:value-type="float" office:value="24.2735841433308" calcext:value-type="float">
            <text:p>24.2735841433</text:p>
          </table:table-cell>
          <table:table-cell table:formula="of:=SQRT([.D9]*[.I9])" office:value-type="float" office:value="24.3139131971428" calcext:value-type="float">
            <text:p>24.3139131971</text:p>
          </table:table-cell>
          <table:table-cell table:formula="of:=SQRT([.E9]*[.J9])" office:value-type="float" office:value="23.4524506571913" calcext:value-type="float">
            <text:p>23.4524506572</text:p>
          </table:table-cell>
          <table:table-cell office:value-type="float" office:value="1" calcext:value-type="float">
            <text:p>1</text:p>
          </table:table-cell>
          <table:table-cell table:formula="of:=[.L9]/[.$K9]" office:value-type="float" office:value="0.969216298514879" calcext:value-type="float">
            <text:p>0.9692162985</text:p>
          </table:table-cell>
          <table:table-cell table:formula="of:=[.M9]/[.$K9]" office:value-type="float" office:value="0.970826591252346" calcext:value-type="float">
            <text:p>0.9708265913</text:p>
          </table:table-cell>
          <table:table-cell table:formula="of:=[.N9]/[.$K9]" office:value-type="float" office:value="0.936429382774569" calcext:value-type="float">
            <text:p>0.9364293828</text:p>
          </table:table-cell>
        </table:table-row>
        <table:table-row table:style-name="ro2">
          <table:table-cell table:style-name="ce2" office:value-type="string" calcext:value-type="string">
            <text:p>A08</text:p>
          </table:table-cell>
          <table:table-cell table:style-name="ce5" office:value-type="float" office:value="18.095037" calcext:value-type="float">
            <text:p>18.095037</text:p>
          </table:table-cell>
          <table:table-cell table:style-name="ce5" office:value-type="float" office:value="17.80267" calcext:value-type="float">
            <text:p>17.80267</text:p>
          </table:table-cell>
          <table:table-cell table:style-name="ce5" office:value-type="float" office:value="17.898727" calcext:value-type="float">
            <text:p>17.898727</text:p>
          </table:table-cell>
          <table:table-cell table:style-name="ce5" office:value-type="float" office:value="17.832169" calcext:value-type="float">
            <text:p>17.832169</text:p>
          </table:table-cell>
          <table:table-cell table:style-name="ce15" office:value-type="string" calcext:value-type="string">
            <text:p>A08</text:p>
          </table:table-cell>
          <table:table-cell table:style-name="ce20" office:value-type="float" office:value="19.10832" calcext:value-type="float">
            <text:p>19.10832</text:p>
          </table:table-cell>
          <table:table-cell table:style-name="ce20" office:value-type="float" office:value="18.276762" calcext:value-type="float">
            <text:p>18.276762</text:p>
          </table:table-cell>
          <table:table-cell table:style-name="ce20" office:value-type="float" office:value="16.976252" calcext:value-type="float">
            <text:p>16.976252</text:p>
          </table:table-cell>
          <table:table-cell table:style-name="ce30" office:value-type="float" office:value="18.464977" calcext:value-type="float">
            <text:p>18.464977</text:p>
          </table:table-cell>
          <table:table-cell table:formula="of:=SQRT([.B10]*[.G10])" office:value-type="float" office:value="18.5947776918101" calcext:value-type="float">
            <text:p>18.5947776918</text:p>
          </table:table-cell>
          <table:table-cell table:formula="of:=SQRT([.C10]*[.H10])" office:value-type="float" office:value="18.0381585133999" calcext:value-type="float">
            <text:p>18.0381585134</text:p>
          </table:table-cell>
          <table:table-cell table:formula="of:=SQRT([.D10]*[.I10])" office:value-type="float" office:value="17.4313883563876" calcext:value-type="float">
            <text:p>17.4313883564</text:p>
          </table:table-cell>
          <table:table-cell table:formula="of:=SQRT([.E10]*[.J10])" office:value-type="float" office:value="18.1458146812182" calcext:value-type="float">
            <text:p>18.1458146812</text:p>
          </table:table-cell>
          <table:table-cell office:value-type="float" office:value="1" calcext:value-type="float">
            <text:p>1</text:p>
          </table:table-cell>
          <table:table-cell table:formula="of:=[.L10]/[.$K10]" office:value-type="float" office:value="0.97006583312607" calcext:value-type="float">
            <text:p>0.9700658331</text:p>
          </table:table-cell>
          <table:table-cell table:formula="of:=[.M10]/[.$K10]" office:value-type="float" office:value="0.937434619832267" calcext:value-type="float">
            <text:p>0.9374346198</text:p>
          </table:table-cell>
          <table:table-cell table:formula="of:=[.N10]/[.$K10]" office:value-type="float" office:value="0.975855424677128" calcext:value-type="float">
            <text:p>0.9758554247</text:p>
          </table:table-cell>
        </table:table-row>
        <table:table-row table:style-name="ro2">
          <table:table-cell table:style-name="ce2" office:value-type="string" calcext:value-type="string">
            <text:p>A09</text:p>
          </table:table-cell>
          <table:table-cell table:style-name="ce5" office:value-type="float" office:value="16.679718" calcext:value-type="float">
            <text:p>16.679718</text:p>
          </table:table-cell>
          <table:table-cell table:style-name="ce5" office:value-type="float" office:value="18.596859" calcext:value-type="float">
            <text:p>18.596859</text:p>
          </table:table-cell>
          <table:table-cell table:style-name="ce5" office:value-type="float" office:value="18.210554" calcext:value-type="float">
            <text:p>18.210554</text:p>
          </table:table-cell>
          <table:table-cell table:style-name="ce5" office:value-type="float" office:value="18.194494" calcext:value-type="float">
            <text:p>18.194494</text:p>
          </table:table-cell>
          <table:table-cell table:style-name="ce15" office:value-type="string" calcext:value-type="string">
            <text:p>A09</text:p>
          </table:table-cell>
          <table:table-cell table:style-name="ce20" office:value-type="float" office:value="18.534845" calcext:value-type="float">
            <text:p>18.534845</text:p>
          </table:table-cell>
          <table:table-cell table:style-name="ce20" office:value-type="float" office:value="18.921741" calcext:value-type="float">
            <text:p>18.921741</text:p>
          </table:table-cell>
          <table:table-cell table:style-name="ce20" office:value-type="float" office:value="16.334686" calcext:value-type="float">
            <text:p>16.334686</text:p>
          </table:table-cell>
          <table:table-cell table:style-name="ce31" office:value-type="float" office:value="18.194494" calcext:value-type="float">
            <text:p>18.194494</text:p>
          </table:table-cell>
          <table:table-cell table:formula="of:=SQRT([.B11]*[.G11])" office:value-type="float" office:value="17.5828321886353" calcext:value-type="float">
            <text:p>17.5828321886</text:p>
          </table:table-cell>
          <table:table-cell table:formula="of:=SQRT([.C11]*[.H11])" office:value-type="float" office:value="18.7585966802295" calcext:value-type="float">
            <text:p>18.7585966802</text:p>
          </table:table-cell>
          <table:table-cell table:formula="of:=SQRT([.D11]*[.I11])" office:value-type="float" office:value="17.2471354571141" calcext:value-type="float">
            <text:p>17.2471354571</text:p>
          </table:table-cell>
          <table:table-cell table:formula="of:=SQRT([.E11]*[.J11])" office:value-type="float" office:value="18.194494" calcext:value-type="float">
            <text:p>18.194494</text:p>
          </table:table-cell>
          <table:table-cell office:value-type="float" office:value="1" calcext:value-type="float">
            <text:p>1</text:p>
          </table:table-cell>
          <table:table-cell table:formula="of:=[.L11]/[.$K11]" office:value-type="float" office:value="1.06687002861542" calcext:value-type="float">
            <text:p>1.0668700286</text:p>
          </table:table-cell>
          <table:table-cell table:formula="of:=[.M11]/[.$K11]" office:value-type="float" office:value="0.980907698605112" calcext:value-type="float">
            <text:p>0.9809076986</text:p>
          </table:table-cell>
          <table:table-cell table:formula="of:=[.N11]/[.$K11]" office:value-type="float" office:value="1.03478744520806" calcext:value-type="float">
            <text:p>1.0347874452</text:p>
          </table:table-cell>
        </table:table-row>
        <table:table-row table:style-name="ro2">
          <table:table-cell table:style-name="ce2" office:value-type="string" calcext:value-type="string">
            <text:p>A10</text:p>
          </table:table-cell>
          <table:table-cell table:style-name="ce5" office:value-type="float" office:value="17.730593" calcext:value-type="float">
            <text:p>17.730593</text:p>
          </table:table-cell>
          <table:table-cell table:style-name="ce5" office:value-type="float" office:value="18.36743" calcext:value-type="float">
            <text:p>18.36743</text:p>
          </table:table-cell>
          <table:table-cell table:style-name="ce5" office:value-type="float" office:value="18.411175" calcext:value-type="float">
            <text:p>18.411175</text:p>
          </table:table-cell>
          <table:table-cell table:style-name="ce5" office:value-type="float" office:value="18.359634" calcext:value-type="float">
            <text:p>18.359634</text:p>
          </table:table-cell>
          <table:table-cell table:style-name="ce15" office:value-type="string" calcext:value-type="string">
            <text:p>A10</text:p>
          </table:table-cell>
          <table:table-cell table:style-name="ce20" office:value-type="float" office:value="19.254461" calcext:value-type="float">
            <text:p>19.254461</text:p>
          </table:table-cell>
          <table:table-cell table:style-name="ce20" office:value-type="float" office:value="18.676067" calcext:value-type="float">
            <text:p>18.676067</text:p>
          </table:table-cell>
          <table:table-cell table:style-name="ce20" office:value-type="float" office:value="19.573776" calcext:value-type="float">
            <text:p>19.573776</text:p>
          </table:table-cell>
          <table:table-cell table:style-name="ce32" office:value-type="float" office:value="18.359634" calcext:value-type="float">
            <text:p>18.359634</text:p>
          </table:table-cell>
          <table:table-cell table:formula="of:=SQRT([.B12]*[.G12])" office:value-type="float" office:value="18.4768236292219" calcext:value-type="float">
            <text:p>18.4768236292</text:p>
          </table:table-cell>
          <table:table-cell table:formula="of:=SQRT([.C12]*[.H12])" office:value-type="float" office:value="18.5211056175869" calcext:value-type="float">
            <text:p>18.5211056176</text:p>
          </table:table-cell>
          <table:table-cell table:formula="of:=SQRT([.D12]*[.I12])" office:value-type="float" office:value="18.9835775170751" calcext:value-type="float">
            <text:p>18.9835775171</text:p>
          </table:table-cell>
          <table:table-cell table:formula="of:=SQRT([.E12]*[.J12])" office:value-type="float" office:value="18.359634" calcext:value-type="float">
            <text:p>18.359634</text:p>
          </table:table-cell>
          <table:table-cell office:value-type="float" office:value="1" calcext:value-type="float">
            <text:p>1</text:p>
          </table:table-cell>
          <table:table-cell table:formula="of:=[.L12]/[.$K12]" office:value-type="float" office:value="1.00239662342693" calcext:value-type="float">
            <text:p>1.0023966234</text:p>
          </table:table-cell>
          <table:table-cell table:formula="of:=[.M12]/[.$K12]" office:value-type="float" office:value="1.02742646128049" calcext:value-type="float">
            <text:p>1.0274264613</text:p>
          </table:table-cell>
          <table:table-cell table:formula="of:=[.N12]/[.$K12]" office:value-type="float" office:value="0.993657479685168" calcext:value-type="float">
            <text:p>0.9936574797</text:p>
          </table:table-cell>
        </table:table-row>
        <table:table-row table:style-name="ro2">
          <table:table-cell table:style-name="ce2" office:value-type="string" calcext:value-type="string">
            <text:p>A11</text:p>
          </table:table-cell>
          <table:table-cell table:style-name="ce5" office:value-type="float" office:value="18.667595" calcext:value-type="float">
            <text:p>18.667595</text:p>
          </table:table-cell>
          <table:table-cell table:style-name="ce5" office:value-type="float" office:value="19.12217" calcext:value-type="float">
            <text:p>19.12217</text:p>
          </table:table-cell>
          <table:table-cell table:style-name="ce5" office:value-type="float" office:value="18.424953" calcext:value-type="float">
            <text:p>18.424953</text:p>
          </table:table-cell>
          <table:table-cell table:style-name="ce5" office:value-type="float" office:value="17.777199" calcext:value-type="float">
            <text:p>17.777199</text:p>
          </table:table-cell>
          <table:table-cell table:style-name="ce15" office:value-type="string" calcext:value-type="string">
            <text:p>A11</text:p>
          </table:table-cell>
          <table:table-cell table:style-name="ce20" office:value-type="float" office:value="19.54325" calcext:value-type="float">
            <text:p>19.54325</text:p>
          </table:table-cell>
          <table:table-cell table:style-name="ce20" office:value-type="float" office:value="18.914244" calcext:value-type="float">
            <text:p>18.914244</text:p>
          </table:table-cell>
          <table:table-cell table:style-name="ce20" office:value-type="float" office:value="19.49687" calcext:value-type="float">
            <text:p>19.49687</text:p>
          </table:table-cell>
          <table:table-cell table:style-name="ce30" office:value-type="float" office:value="19.902021" calcext:value-type="float">
            <text:p>19.902021</text:p>
          </table:table-cell>
          <table:table-cell table:formula="of:=SQRT([.B13]*[.G13])" office:value-type="float" office:value="19.1004051261681" calcext:value-type="float">
            <text:p>19.1004051262</text:p>
          </table:table-cell>
          <table:table-cell table:formula="of:=SQRT([.C13]*[.H13])" office:value-type="float" office:value="19.0179228410855" calcext:value-type="float">
            <text:p>19.0179228411</text:p>
          </table:table-cell>
          <table:table-cell table:formula="of:=SQRT([.D13]*[.I13])" office:value-type="float" office:value="18.9533351523448" calcext:value-type="float">
            <text:p>18.9533351523</text:p>
          </table:table-cell>
          <table:table-cell table:formula="of:=SQRT([.E13]*[.J13])" office:value-type="float" office:value="18.8096301882621" calcext:value-type="float">
            <text:p>18.8096301883</text:p>
          </table:table-cell>
          <table:table-cell office:value-type="float" office:value="1" calcext:value-type="float">
            <text:p>1</text:p>
          </table:table-cell>
          <table:table-cell table:formula="of:=[.L13]/[.$K13]" office:value-type="float" office:value="0.995681647350523" calcext:value-type="float">
            <text:p>0.9956816474</text:p>
          </table:table-cell>
          <table:table-cell table:formula="of:=[.M13]/[.$K13]" office:value-type="float" office:value="0.992300164690129" calcext:value-type="float">
            <text:p>0.9923001647</text:p>
          </table:table-cell>
          <table:table-cell table:formula="of:=[.N13]/[.$K13]" office:value-type="float" office:value="0.984776504163898" calcext:value-type="float">
            <text:p>0.9847765042</text:p>
          </table:table-cell>
        </table:table-row>
        <table:table-row table:style-name="ro2">
          <table:table-cell table:style-name="ce2" office:value-type="string" calcext:value-type="string">
            <text:p>A12</text:p>
          </table:table-cell>
          <table:table-cell table:style-name="ce5" office:value-type="float" office:value="15.815347" calcext:value-type="float">
            <text:p>15.815347</text:p>
          </table:table-cell>
          <table:table-cell table:style-name="ce5" office:value-type="float" office:value="16.28322" calcext:value-type="float">
            <text:p>16.28322</text:p>
          </table:table-cell>
          <table:table-cell table:style-name="ce5" office:value-type="float" office:value="15.623979" calcext:value-type="float">
            <text:p>15.623979</text:p>
          </table:table-cell>
          <table:table-cell table:style-name="ce5" office:value-type="float" office:value="15.491929" calcext:value-type="float">
            <text:p>15.491929</text:p>
          </table:table-cell>
          <table:table-cell table:style-name="ce15" office:value-type="string" calcext:value-type="string">
            <text:p>A12</text:p>
          </table:table-cell>
          <table:table-cell table:style-name="ce20" office:value-type="float" office:value="3.8824804" calcext:value-type="float">
            <text:p>3.8824804</text:p>
          </table:table-cell>
          <table:table-cell table:style-name="ce20" office:value-type="float" office:value="17.27443" calcext:value-type="float">
            <text:p>17.27443</text:p>
          </table:table-cell>
          <table:table-cell table:style-name="ce20" office:value-type="float" office:value="16.251493" calcext:value-type="float">
            <text:p>16.251493</text:p>
          </table:table-cell>
          <table:table-cell table:style-name="ce33" office:value-type="float" office:value="15.491929" calcext:value-type="float">
            <text:p>15.491929</text:p>
          </table:table-cell>
          <table:table-cell table:formula="of:=SQRT([.B14]*[.G14])" office:value-type="float" office:value="7.83599226305762" calcext:value-type="float">
            <text:p>7.8359922631</text:p>
          </table:table-cell>
          <table:table-cell table:formula="of:=SQRT([.C14]*[.H14])" office:value-type="float" office:value="16.7715039297196" calcext:value-type="float">
            <text:p>16.7715039297</text:p>
          </table:table-cell>
          <table:table-cell table:formula="of:=SQRT([.D14]*[.I14])" office:value-type="float" office:value="15.9346473243259" calcext:value-type="float">
            <text:p>15.9346473243</text:p>
          </table:table-cell>
          <table:table-cell table:formula="of:=SQRT([.E14]*[.J14])" office:value-type="float" office:value="15.491929" calcext:value-type="float">
            <text:p>15.491929</text:p>
          </table:table-cell>
          <table:table-cell office:value-type="float" office:value="1" calcext:value-type="float">
            <text:p>1</text:p>
          </table:table-cell>
          <table:table-cell table:formula="of:=[.L14]/[.$K14]" office:value-type="float" office:value="2.14031655043714" calcext:value-type="float">
            <text:p>2.1403165504</text:p>
          </table:table-cell>
          <table:table-cell table:formula="of:=[.M14]/[.$K14]" office:value-type="float" office:value="2.03352004307725" calcext:value-type="float">
            <text:p>2.0335200431</text:p>
          </table:table-cell>
          <table:table-cell table:formula="of:=[.N14]/[.$K14]" office:value-type="float" office:value="1.97702198776228" calcext:value-type="float">
            <text:p>1.9770219878</text:p>
          </table:table-cell>
        </table:table-row>
        <table:table-row table:style-name="ro2">
          <table:table-cell table:style-name="ce2" office:value-type="string" calcext:value-type="string">
            <text:p>B01</text:p>
          </table:table-cell>
          <table:table-cell table:style-name="ce5" office:value-type="float" office:value="15.90653" calcext:value-type="float">
            <text:p>15.90653</text:p>
          </table:table-cell>
          <table:table-cell table:style-name="ce5" office:value-type="float" office:value="16.362762" calcext:value-type="float">
            <text:p>16.362762</text:p>
          </table:table-cell>
          <table:table-cell table:style-name="ce5" office:value-type="float" office:value="16.340492" calcext:value-type="float">
            <text:p>16.340492</text:p>
          </table:table-cell>
          <table:table-cell table:style-name="ce5" office:value-type="float" office:value="15.803331" calcext:value-type="float">
            <text:p>15.803331</text:p>
          </table:table-cell>
          <table:table-cell table:style-name="ce15" office:value-type="string" calcext:value-type="string">
            <text:p>B01</text:p>
          </table:table-cell>
          <table:table-cell table:style-name="ce20" office:value-type="float" office:value="16.025627" calcext:value-type="float">
            <text:p>16.025627</text:p>
          </table:table-cell>
          <table:table-cell table:style-name="ce20" office:value-type="float" office:value="17.316227" calcext:value-type="float">
            <text:p>17.316227</text:p>
          </table:table-cell>
          <table:table-cell table:style-name="ce20" office:value-type="float" office:value="17.047756" calcext:value-type="float">
            <text:p>17.047756</text:p>
          </table:table-cell>
          <table:table-cell table:style-name="ce30" office:value-type="float" office:value="16.89642" calcext:value-type="float">
            <text:p>16.89642</text:p>
          </table:table-cell>
          <table:table-cell table:formula="of:=SQRT([.B15]*[.G15])" office:value-type="float" office:value="15.9659674509348" calcext:value-type="float">
            <text:p>15.9659674509</text:p>
          </table:table-cell>
          <table:table-cell table:formula="of:=SQRT([.C15]*[.H15])" office:value-type="float" office:value="16.8327449080349" calcext:value-type="float">
            <text:p>16.832744908</text:p>
          </table:table-cell>
          <table:table-cell table:formula="of:=SQRT([.D15]*[.I15])" office:value-type="float" office:value="16.6903780824747" calcext:value-type="float">
            <text:p>16.6903780825</text:p>
          </table:table-cell>
          <table:table-cell table:formula="of:=SQRT([.E15]*[.J15])" office:value-type="float" office:value="16.3407379874662" calcext:value-type="float">
            <text:p>16.3407379875</text:p>
          </table:table-cell>
          <table:table-cell office:value-type="float" office:value="1" calcext:value-type="float">
            <text:p>1</text:p>
          </table:table-cell>
          <table:table-cell table:formula="of:=[.L15]/[.$K15]" office:value-type="float" office:value="1.05428906577467" calcext:value-type="float">
            <text:p>1.0542890658</text:p>
          </table:table-cell>
          <table:table-cell table:formula="of:=[.M15]/[.$K15]" office:value-type="float" office:value="1.04537217263946" calcext:value-type="float">
            <text:p>1.0453721726</text:p>
          </table:table-cell>
          <table:table-cell table:formula="of:=[.N15]/[.$K15]" office:value-type="float" office:value="1.02347308659391" calcext:value-type="float">
            <text:p>1.0234730866</text:p>
          </table:table-cell>
        </table:table-row>
        <table:table-row table:style-name="ro2">
          <table:table-cell table:style-name="ce2" office:value-type="string" calcext:value-type="string">
            <text:p>B02</text:p>
          </table:table-cell>
          <table:table-cell table:style-name="ce5" office:value-type="float" office:value="16.83014" calcext:value-type="float">
            <text:p>16.83014</text:p>
          </table:table-cell>
          <table:table-cell table:style-name="ce5" office:value-type="float" office:value="16.032372" calcext:value-type="float">
            <text:p>16.032372</text:p>
          </table:table-cell>
          <table:table-cell table:style-name="ce5" office:value-type="float" office:value="16.645018" calcext:value-type="float">
            <text:p>16.645018</text:p>
          </table:table-cell>
          <table:table-cell table:style-name="ce5" office:value-type="float" office:value="12.739897" calcext:value-type="float">
            <text:p>12.739897</text:p>
          </table:table-cell>
          <table:table-cell table:style-name="ce15" office:value-type="string" calcext:value-type="string">
            <text:p>B02</text:p>
          </table:table-cell>
          <table:table-cell table:style-name="ce20" office:value-type="float" office:value="15.028016" calcext:value-type="float">
            <text:p>15.028016</text:p>
          </table:table-cell>
          <table:table-cell table:style-name="ce20" office:value-type="float" office:value="17.557657" calcext:value-type="float">
            <text:p>17.557657</text:p>
          </table:table-cell>
          <table:table-cell table:style-name="ce20" office:value-type="float" office:value="16.360662" calcext:value-type="float">
            <text:p>16.360662</text:p>
          </table:table-cell>
          <table:table-cell table:style-name="ce30" office:value-type="float" office:value="18.274479" calcext:value-type="float">
            <text:p>18.274479</text:p>
          </table:table-cell>
          <table:table-cell table:formula="of:=SQRT([.B16]*[.G16])" office:value-type="float" office:value="15.9035723409" calcext:value-type="float">
            <text:p>15.9035723409</text:p>
          </table:table-cell>
          <table:table-cell table:formula="of:=SQRT([.C16]*[.H16])" office:value-type="float" office:value="16.7776902007518" calcext:value-type="float">
            <text:p>16.7776902008</text:p>
          </table:table-cell>
          <table:table-cell table:formula="of:=SQRT([.D16]*[.I16])" office:value-type="float" office:value="16.5022275309098" calcext:value-type="float">
            <text:p>16.5022275309</text:p>
          </table:table-cell>
          <table:table-cell table:formula="of:=SQRT([.E16]*[.J16])" office:value-type="float" office:value="15.2582757934395" calcext:value-type="float">
            <text:p>15.2582757934</text:p>
          </table:table-cell>
          <table:table-cell office:value-type="float" office:value="1" calcext:value-type="float">
            <text:p>1</text:p>
          </table:table-cell>
          <table:table-cell table:formula="of:=[.L16]/[.$K16]" office:value-type="float" office:value="1.05496361704872" calcext:value-type="float">
            <text:p>1.054963617</text:p>
          </table:table-cell>
          <table:table-cell table:formula="of:=[.M16]/[.$K16]" office:value-type="float" office:value="1.03764281239317" calcext:value-type="float">
            <text:p>1.0376428124</text:p>
          </table:table-cell>
          <table:table-cell table:formula="of:=[.N16]/[.$K16]" office:value-type="float" office:value="0.959424427818589" calcext:value-type="float">
            <text:p>0.9594244278</text:p>
          </table:table-cell>
        </table:table-row>
        <table:table-row table:style-name="ro2">
          <table:table-cell table:style-name="ce2" office:value-type="string" calcext:value-type="string">
            <text:p>B03</text:p>
          </table:table-cell>
          <table:table-cell table:style-name="ce5" office:value-type="float" office:value="19.435747" calcext:value-type="float">
            <text:p>19.435747</text:p>
          </table:table-cell>
          <table:table-cell table:style-name="ce5" office:value-type="float" office:value="18.85006" calcext:value-type="float">
            <text:p>18.85006</text:p>
          </table:table-cell>
          <table:table-cell table:style-name="ce5" office:value-type="float" office:value="18.698" calcext:value-type="float">
            <text:p>18.698</text:p>
          </table:table-cell>
          <table:table-cell table:style-name="ce5" office:value-type="float" office:value="19.254183" calcext:value-type="float">
            <text:p>19.254183</text:p>
          </table:table-cell>
          <table:table-cell table:style-name="ce15" office:value-type="string" calcext:value-type="string">
            <text:p>B03</text:p>
          </table:table-cell>
          <table:table-cell table:style-name="ce20" office:value-type="float" office:value="19.309977" calcext:value-type="float">
            <text:p>19.309977</text:p>
          </table:table-cell>
          <table:table-cell table:style-name="ce20" office:value-type="float" office:value="19.260956" calcext:value-type="float">
            <text:p>19.260956</text:p>
          </table:table-cell>
          <table:table-cell table:style-name="ce20" office:value-type="float" office:value="19.498438" calcext:value-type="float">
            <text:p>19.498438</text:p>
          </table:table-cell>
          <table:table-cell table:style-name="ce30" office:value-type="float" office:value="16.851084" calcext:value-type="float">
            <text:p>16.851084</text:p>
          </table:table-cell>
          <table:table-cell table:formula="of:=SQRT([.B17]*[.G17])" office:value-type="float" office:value="19.3727599362563" calcext:value-type="float">
            <text:p>19.3727599363</text:p>
          </table:table-cell>
          <table:table-cell table:formula="of:=SQRT([.C17]*[.H17])" office:value-type="float" office:value="19.0544004433978" calcext:value-type="float">
            <text:p>19.0544004434</text:p>
          </table:table-cell>
          <table:table-cell table:formula="of:=SQRT([.D17]*[.I17])" office:value-type="float" office:value="19.0940250791707" calcext:value-type="float">
            <text:p>19.0940250792</text:p>
          </table:table-cell>
          <table:table-cell table:formula="of:=SQRT([.E17]*[.J17])" office:value-type="float" office:value="18.0126026738051" calcext:value-type="float">
            <text:p>18.0126026738</text:p>
          </table:table-cell>
          <table:table-cell office:value-type="float" office:value="1" calcext:value-type="float">
            <text:p>1</text:p>
          </table:table-cell>
          <table:table-cell table:formula="of:=[.L17]/[.$K17]" office:value-type="float" office:value="0.983566642341823" calcext:value-type="float">
            <text:p>0.9835666423</text:p>
          </table:table-cell>
          <table:table-cell table:formula="of:=[.M17]/[.$K17]" office:value-type="float" office:value="0.985612021312256" calcext:value-type="float">
            <text:p>0.9856120213</text:p>
          </table:table-cell>
          <table:table-cell table:formula="of:=[.N17]/[.$K17]" office:value-type="float" office:value="0.929790217453443" calcext:value-type="float">
            <text:p>0.9297902175</text:p>
          </table:table-cell>
        </table:table-row>
        <table:table-row table:style-name="ro2">
          <table:table-cell table:style-name="ce2" office:value-type="string" calcext:value-type="string">
            <text:p>B04</text:p>
          </table:table-cell>
          <table:table-cell table:style-name="ce5" office:value-type="float" office:value="23.074959" calcext:value-type="float">
            <text:p>23.074959</text:p>
          </table:table-cell>
          <table:table-cell table:style-name="ce5" office:value-type="float" office:value="23.286371" calcext:value-type="float">
            <text:p>23.286371</text:p>
          </table:table-cell>
          <table:table-cell table:style-name="ce5" office:value-type="float" office:value="22.806713" calcext:value-type="float">
            <text:p>22.806713</text:p>
          </table:table-cell>
          <table:table-cell table:style-name="ce5" office:value-type="float" office:value="22.987642" calcext:value-type="float">
            <text:p>22.987642</text:p>
          </table:table-cell>
          <table:table-cell table:style-name="ce15" office:value-type="string" calcext:value-type="string">
            <text:p>B04</text:p>
          </table:table-cell>
          <table:table-cell table:style-name="ce20" office:value-type="float" office:value="22.681673" calcext:value-type="float">
            <text:p>22.681673</text:p>
          </table:table-cell>
          <table:table-cell table:style-name="ce20" office:value-type="float" office:value="22.906599" calcext:value-type="float">
            <text:p>22.906599</text:p>
          </table:table-cell>
          <table:table-cell table:style-name="ce20" office:value-type="float" office:value="23.222004" calcext:value-type="float">
            <text:p>23.222004</text:p>
          </table:table-cell>
          <table:table-cell table:style-name="ce30" office:value-type="float" office:value="23.03357" calcext:value-type="float">
            <text:p>23.03357</text:p>
          </table:table-cell>
          <table:table-cell table:formula="of:=SQRT([.B18]*[.G18])" office:value-type="float" office:value="22.87747089445" calcext:value-type="float">
            <text:p>22.8774708945</text:p>
          </table:table-cell>
          <table:table-cell table:formula="of:=SQRT([.C18]*[.H18])" office:value-type="float" office:value="23.0957044201347" calcext:value-type="float">
            <text:p>23.0957044201</text:p>
          </table:table-cell>
          <table:table-cell table:formula="of:=SQRT([.D18]*[.I18])" office:value-type="float" office:value="23.0134217471642" calcext:value-type="float">
            <text:p>23.0134217472</text:p>
          </table:table-cell>
          <table:table-cell table:formula="of:=SQRT([.E18]*[.J18])" office:value-type="float" office:value="23.0105945412529" calcext:value-type="float">
            <text:p>23.0105945413</text:p>
          </table:table-cell>
          <table:table-cell office:value-type="float" office:value="1" calcext:value-type="float">
            <text:p>1</text:p>
          </table:table-cell>
          <table:table-cell table:formula="of:=[.L18]/[.$K18]" office:value-type="float" office:value="1.00953923301625" calcext:value-type="float">
            <text:p>1.009539233</text:p>
          </table:table-cell>
          <table:table-cell table:formula="of:=[.M18]/[.$K18]" office:value-type="float" office:value="1.00594256477656" calcext:value-type="float">
            <text:p>1.0059425648</text:p>
          </table:table-cell>
          <table:table-cell table:formula="of:=[.N18]/[.$K18]" office:value-type="float" office:value="1.00581898442433" calcext:value-type="float">
            <text:p>1.0058189844</text:p>
          </table:table-cell>
        </table:table-row>
        <table:table-row table:style-name="ro2">
          <table:table-cell table:style-name="ce2" office:value-type="string" calcext:value-type="string">
            <text:p>B05</text:p>
          </table:table-cell>
          <table:table-cell table:style-name="ce5" office:value-type="float" office:value="18.58322" calcext:value-type="float">
            <text:p>18.58322</text:p>
          </table:table-cell>
          <table:table-cell table:style-name="ce5" office:value-type="float" office:value="18.169477" calcext:value-type="float">
            <text:p>18.169477</text:p>
          </table:table-cell>
          <table:table-cell table:style-name="ce5" office:value-type="float" office:value="18.607347" calcext:value-type="float">
            <text:p>18.607347</text:p>
          </table:table-cell>
          <table:table-cell table:style-name="ce5" office:value-type="float" office:value="17.7032" calcext:value-type="float">
            <text:p>17.7032</text:p>
          </table:table-cell>
          <table:table-cell table:style-name="ce15" office:value-type="string" calcext:value-type="string">
            <text:p>B05</text:p>
          </table:table-cell>
          <table:table-cell table:style-name="ce20" office:value-type="float" office:value="18.271055" calcext:value-type="float">
            <text:p>18.271055</text:p>
          </table:table-cell>
          <table:table-cell table:style-name="ce20" office:value-type="float" office:value="19.054585" calcext:value-type="float">
            <text:p>19.054585</text:p>
          </table:table-cell>
          <table:table-cell table:style-name="ce20" office:value-type="float" office:value="18.52346" calcext:value-type="float">
            <text:p>18.52346</text:p>
          </table:table-cell>
          <table:table-cell table:style-name="ce30" office:value-type="float" office:value="18.518238" calcext:value-type="float">
            <text:p>18.518238</text:p>
          </table:table-cell>
          <table:table-cell table:formula="of:=SQRT([.B19]*[.G19])" office:value-type="float" office:value="18.4264764590819" calcext:value-type="float">
            <text:p>18.4264764591</text:p>
          </table:table-cell>
          <table:table-cell table:formula="of:=SQRT([.C19]*[.H19])" office:value-type="float" office:value="18.6067687657488" calcext:value-type="float">
            <text:p>18.6067687657</text:p>
          </table:table-cell>
          <table:table-cell table:formula="of:=SQRT([.D19]*[.I19])" office:value-type="float" office:value="18.5653561199515" calcext:value-type="float">
            <text:p>18.56535612</text:p>
          </table:table-cell>
          <table:table-cell table:formula="of:=SQRT([.E19]*[.J19])" office:value-type="float" office:value="18.1061335177227" calcext:value-type="float">
            <text:p>18.1061335177</text:p>
          </table:table-cell>
          <table:table-cell office:value-type="float" office:value="1" calcext:value-type="float">
            <text:p>1</text:p>
          </table:table-cell>
          <table:table-cell table:formula="of:=[.L19]/[.$K19]" office:value-type="float" office:value="1.00978441575997" calcext:value-type="float">
            <text:p>1.0097844158</text:p>
          </table:table-cell>
          <table:table-cell table:formula="of:=[.M19]/[.$K19]" office:value-type="float" office:value="1.00753696243435" calcext:value-type="float">
            <text:p>1.0075369624</text:p>
          </table:table-cell>
          <table:table-cell table:formula="of:=[.N19]/[.$K19]" office:value-type="float" office:value="0.982615073366272" calcext:value-type="float">
            <text:p>0.9826150734</text:p>
          </table:table-cell>
        </table:table-row>
        <table:table-row table:style-name="ro2">
          <table:table-cell table:style-name="ce2" office:value-type="string" calcext:value-type="string">
            <text:p>B06</text:p>
          </table:table-cell>
          <table:table-cell table:style-name="ce5" office:value-type="float" office:value="23.482708" calcext:value-type="float">
            <text:p>23.482708</text:p>
          </table:table-cell>
          <table:table-cell table:style-name="ce5" office:value-type="float" office:value="22.773743" calcext:value-type="float">
            <text:p>22.773743</text:p>
          </table:table-cell>
          <table:table-cell table:style-name="ce5" office:value-type="float" office:value="24.41879" calcext:value-type="float">
            <text:p>24.41879</text:p>
          </table:table-cell>
          <table:table-cell table:style-name="ce5" office:value-type="float" office:value="23.587864" calcext:value-type="float">
            <text:p>23.587864</text:p>
          </table:table-cell>
          <table:table-cell table:style-name="ce15" office:value-type="string" calcext:value-type="string">
            <text:p>B06</text:p>
          </table:table-cell>
          <table:table-cell table:style-name="ce20" office:value-type="float" office:value="23.71863" calcext:value-type="float">
            <text:p>23.71863</text:p>
          </table:table-cell>
          <table:table-cell table:style-name="ce20" office:value-type="float" office:value="23.461624" calcext:value-type="float">
            <text:p>23.461624</text:p>
          </table:table-cell>
          <table:table-cell table:style-name="ce20" office:value-type="float" office:value="24.393013" calcext:value-type="float">
            <text:p>24.393013</text:p>
          </table:table-cell>
          <table:table-cell table:style-name="ce30" office:value-type="float" office:value="24.97731" calcext:value-type="float">
            <text:p>24.97731</text:p>
          </table:table-cell>
          <table:table-cell table:formula="of:=SQRT([.B20]*[.G20])" office:value-type="float" office:value="23.6003742014833" calcext:value-type="float">
            <text:p>23.6003742015</text:p>
          </table:table-cell>
          <table:table-cell table:formula="of:=SQRT([.C20]*[.H20])" office:value-type="float" office:value="23.1151248177169" calcext:value-type="float">
            <text:p>23.1151248177</text:p>
          </table:table-cell>
          <table:table-cell table:formula="of:=SQRT([.D20]*[.I20])" office:value-type="float" office:value="24.4058980968591" calcext:value-type="float">
            <text:p>24.4058980969</text:p>
          </table:table-cell>
          <table:table-cell table:formula="of:=SQRT([.E20]*[.J20])" office:value-type="float" office:value="24.2726469789729" calcext:value-type="float">
            <text:p>24.272646979</text:p>
          </table:table-cell>
          <table:table-cell office:value-type="float" office:value="1" calcext:value-type="float">
            <text:p>1</text:p>
          </table:table-cell>
          <table:table-cell table:formula="of:=[.L20]/[.$K20]" office:value-type="float" office:value="0.979438911450144" calcext:value-type="float">
            <text:p>0.9794389115</text:p>
          </table:table-cell>
          <table:table-cell table:formula="of:=[.M20]/[.$K20]" office:value-type="float" office:value="1.03413182725404" calcext:value-type="float">
            <text:p>1.0341318273</text:p>
          </table:table-cell>
          <table:table-cell table:formula="of:=[.N20]/[.$K20]" office:value-type="float" office:value="1.02848568297054" calcext:value-type="float">
            <text:p>1.028485683</text:p>
          </table:table-cell>
        </table:table-row>
        <table:table-row table:style-name="ro2">
          <table:table-cell table:style-name="ce2" office:value-type="string" calcext:value-type="string">
            <text:p>B07</text:p>
          </table:table-cell>
          <table:table-cell table:style-name="ce5" office:value-type="float" office:value="16.551744" calcext:value-type="float">
            <text:p>16.551744</text:p>
          </table:table-cell>
          <table:table-cell table:style-name="ce5" office:value-type="float" office:value="17.025085" calcext:value-type="float">
            <text:p>17.025085</text:p>
          </table:table-cell>
          <table:table-cell table:style-name="ce5" office:value-type="float" office:value="16.402676" calcext:value-type="float">
            <text:p>16.402676</text:p>
          </table:table-cell>
          <table:table-cell table:style-name="ce5" office:value-type="float" office:value="16.72372" calcext:value-type="float">
            <text:p>16.72372</text:p>
          </table:table-cell>
          <table:table-cell table:style-name="ce15" office:value-type="string" calcext:value-type="string">
            <text:p>B07</text:p>
          </table:table-cell>
          <table:table-cell table:style-name="ce20" office:value-type="float" office:value="16.789139" calcext:value-type="float">
            <text:p>16.789139</text:p>
          </table:table-cell>
          <table:table-cell table:style-name="ce20" office:value-type="float" office:value="16.739025" calcext:value-type="float">
            <text:p>16.739025</text:p>
          </table:table-cell>
          <table:table-cell table:style-name="ce20" office:value-type="float" office:value="16.852945" calcext:value-type="float">
            <text:p>16.852945</text:p>
          </table:table-cell>
          <table:table-cell table:style-name="ce30" office:value-type="float" office:value="16.786259" calcext:value-type="float">
            <text:p>16.786259</text:p>
          </table:table-cell>
          <table:table-cell table:formula="of:=SQRT([.B21]*[.G21])" office:value-type="float" office:value="16.6700189174583" calcext:value-type="float">
            <text:p>16.6700189175</text:p>
          </table:table-cell>
          <table:table-cell table:formula="of:=SQRT([.C21]*[.H21])" office:value-type="float" office:value="16.8814490918915" calcext:value-type="float">
            <text:p>16.8814490919</text:p>
          </table:table-cell>
          <table:table-cell table:formula="of:=SQRT([.D21]*[.I21])" office:value-type="float" office:value="16.6262863105632" calcext:value-type="float">
            <text:p>16.6262863106</text:p>
          </table:table-cell>
          <table:table-cell table:formula="of:=SQRT([.E21]*[.J21])" office:value-type="float" office:value="16.754960321155" calcext:value-type="float">
            <text:p>16.7549603212</text:p>
          </table:table-cell>
          <table:table-cell office:value-type="float" office:value="1" calcext:value-type="float">
            <text:p>1</text:p>
          </table:table-cell>
          <table:table-cell table:formula="of:=[.L21]/[.$K21]" office:value-type="float" office:value="1.01268325941801" calcext:value-type="float">
            <text:p>1.0126832594</text:p>
          </table:table-cell>
          <table:table-cell table:formula="of:=[.M21]/[.$K21]" office:value-type="float" office:value="0.997376571249761" calcext:value-type="float">
            <text:p>0.9973765712</text:p>
          </table:table-cell>
          <table:table-cell table:formula="of:=[.N21]/[.$K21]" office:value-type="float" office:value="1.00509545934635" calcext:value-type="float">
            <text:p>1.0050954593</text:p>
          </table:table-cell>
        </table:table-row>
        <table:table-row table:style-name="ro2">
          <table:table-cell table:style-name="ce2" office:value-type="string" calcext:value-type="string">
            <text:p>B08</text:p>
          </table:table-cell>
          <table:table-cell table:style-name="ce5" office:value-type="float" office:value="17.941847" calcext:value-type="float">
            <text:p>17.941847</text:p>
          </table:table-cell>
          <table:table-cell table:style-name="ce5" office:value-type="float" office:value="17.56003" calcext:value-type="float">
            <text:p>17.56003</text:p>
          </table:table-cell>
          <table:table-cell table:style-name="ce5" office:value-type="float" office:value="18.032183" calcext:value-type="float">
            <text:p>18.032183</text:p>
          </table:table-cell>
          <table:table-cell table:style-name="ce5" office:value-type="float" office:value="17.57259" calcext:value-type="float">
            <text:p>17.57259</text:p>
          </table:table-cell>
          <table:table-cell table:style-name="ce15" office:value-type="string" calcext:value-type="string">
            <text:p>B08</text:p>
          </table:table-cell>
          <table:table-cell table:style-name="ce20" office:value-type="float" office:value="18.360146" calcext:value-type="float">
            <text:p>18.360146</text:p>
          </table:table-cell>
          <table:table-cell table:style-name="ce20" office:value-type="float" office:value="18.264849" calcext:value-type="float">
            <text:p>18.264849</text:p>
          </table:table-cell>
          <table:table-cell table:style-name="ce20" office:value-type="float" office:value="18.471102" calcext:value-type="float">
            <text:p>18.471102</text:p>
          </table:table-cell>
          <table:table-cell table:style-name="ce30" office:value-type="float" office:value="18.233335" calcext:value-type="float">
            <text:p>18.233335</text:p>
          </table:table-cell>
          <table:table-cell table:formula="of:=SQRT([.B22]*[.G22])" office:value-type="float" office:value="18.1497914706936" calcext:value-type="float">
            <text:p>18.1497914707</text:p>
          </table:table-cell>
          <table:table-cell table:formula="of:=SQRT([.C22]*[.H22])" office:value-type="float" office:value="17.9089725106012" calcext:value-type="float">
            <text:p>17.9089725106</text:p>
          </table:table-cell>
          <table:table-cell table:formula="of:=SQRT([.D22]*[.I22])" office:value-type="float" office:value="18.2503230512686" calcext:value-type="float">
            <text:p>18.2503230513</text:p>
          </table:table-cell>
          <table:table-cell table:formula="of:=SQRT([.E22]*[.J22])" office:value-type="float" office:value="17.8999139743087" calcext:value-type="float">
            <text:p>17.8999139743</text:p>
          </table:table-cell>
          <table:table-cell office:value-type="float" office:value="1" calcext:value-type="float">
            <text:p>1</text:p>
          </table:table-cell>
          <table:table-cell table:formula="of:=[.L22]/[.$K22]" office:value-type="float" office:value="0.986731585292248" calcext:value-type="float">
            <text:p>0.9867315853</text:p>
          </table:table-cell>
          <table:table-cell table:formula="of:=[.M22]/[.$K22]" office:value-type="float" office:value="1.00553899369793" calcext:value-type="float">
            <text:p>1.0055389937</text:p>
          </table:table-cell>
          <table:table-cell table:formula="of:=[.N22]/[.$K22]" office:value-type="float" office:value="0.986232486649314" calcext:value-type="float">
            <text:p>0.9862324866</text:p>
          </table:table-cell>
        </table:table-row>
        <table:table-row table:style-name="ro2">
          <table:table-cell table:style-name="ce2" office:value-type="string" calcext:value-type="string">
            <text:p>B09</text:p>
          </table:table-cell>
          <table:table-cell table:style-name="ce5" office:value-type="float" office:value="21.275309" calcext:value-type="float">
            <text:p>21.275309</text:p>
          </table:table-cell>
          <table:table-cell table:style-name="ce5" office:value-type="float" office:value="21.31747" calcext:value-type="float">
            <text:p>21.31747</text:p>
          </table:table-cell>
          <table:table-cell table:style-name="ce5" office:value-type="float" office:value="21.297588" calcext:value-type="float">
            <text:p>21.297588</text:p>
          </table:table-cell>
          <table:table-cell table:style-name="ce5" office:value-type="float" office:value="21.485794" calcext:value-type="float">
            <text:p>21.485794</text:p>
          </table:table-cell>
          <table:table-cell table:style-name="ce15" office:value-type="string" calcext:value-type="string">
            <text:p>B09</text:p>
          </table:table-cell>
          <table:table-cell table:style-name="ce20" office:value-type="float" office:value="22.489206" calcext:value-type="float">
            <text:p>22.489206</text:p>
          </table:table-cell>
          <table:table-cell table:style-name="ce20" office:value-type="float" office:value="22.77983" calcext:value-type="float">
            <text:p>22.77983</text:p>
          </table:table-cell>
          <table:table-cell table:style-name="ce20" office:value-type="float" office:value="22.134851" calcext:value-type="float">
            <text:p>22.134851</text:p>
          </table:table-cell>
          <table:table-cell table:style-name="ce30" office:value-type="float" office:value="22.37374" calcext:value-type="float">
            <text:p>22.37374</text:p>
          </table:table-cell>
          <table:table-cell table:formula="of:=SQRT([.B23]*[.G23])" office:value-type="float" office:value="21.8738384106369" calcext:value-type="float">
            <text:p>21.8738384106</text:p>
          </table:table-cell>
          <table:table-cell table:formula="of:=SQRT([.C23]*[.H23])" office:value-type="float" office:value="22.0365229251373" calcext:value-type="float">
            <text:p>22.0365229251</text:p>
          </table:table-cell>
          <table:table-cell table:formula="of:=SQRT([.D23]*[.I23])" office:value-type="float" office:value="21.7121840688446" calcext:value-type="float">
            <text:p>21.7121840688</text:p>
          </table:table-cell>
          <table:table-cell table:formula="of:=SQRT([.E23]*[.J23])" office:value-type="float" office:value="21.9252723734407" calcext:value-type="float">
            <text:p>21.9252723734</text:p>
          </table:table-cell>
          <table:table-cell office:value-type="float" office:value="1" calcext:value-type="float">
            <text:p>1</text:p>
          </table:table-cell>
          <table:table-cell table:formula="of:=[.L23]/[.$K23]" office:value-type="float" office:value="1.0074374013123" calcext:value-type="float">
            <text:p>1.0074374013</text:p>
          </table:table-cell>
          <table:table-cell table:formula="of:=[.M23]/[.$K23]" office:value-type="float" office:value="0.992609694798069" calcext:value-type="float">
            <text:p>0.9926096948</text:p>
          </table:table-cell>
          <table:table-cell table:formula="of:=[.N23]/[.$K23]" office:value-type="float" office:value="1.00235139173282" calcext:value-type="float">
            <text:p>1.0023513917</text:p>
          </table:table-cell>
        </table:table-row>
        <table:table-row table:style-name="ro2">
          <table:table-cell table:style-name="ce2" office:value-type="string" calcext:value-type="string">
            <text:p>B10</text:p>
          </table:table-cell>
          <table:table-cell table:style-name="ce5" office:value-type="float" office:value="20.170065" calcext:value-type="float">
            <text:p>20.170065</text:p>
          </table:table-cell>
          <table:table-cell table:style-name="ce5" office:value-type="float" office:value="19.245806" calcext:value-type="float">
            <text:p>19.245806</text:p>
          </table:table-cell>
          <table:table-cell table:style-name="ce5" office:value-type="float" office:value="20.15211" calcext:value-type="float">
            <text:p>20.15211</text:p>
          </table:table-cell>
          <table:table-cell table:style-name="ce5" office:value-type="float" office:value="20.449146" calcext:value-type="float">
            <text:p>20.449146</text:p>
          </table:table-cell>
          <table:table-cell table:style-name="ce15" office:value-type="string" calcext:value-type="string">
            <text:p>B10</text:p>
          </table:table-cell>
          <table:table-cell table:style-name="ce20" office:value-type="float" office:value="20.860521" calcext:value-type="float">
            <text:p>20.860521</text:p>
          </table:table-cell>
          <table:table-cell table:style-name="ce20" office:value-type="float" office:value="20.633791" calcext:value-type="float">
            <text:p>20.633791</text:p>
          </table:table-cell>
          <table:table-cell table:style-name="ce20" office:value-type="float" office:value="20.782011" calcext:value-type="float">
            <text:p>20.782011</text:p>
          </table:table-cell>
          <table:table-cell table:style-name="ce30" office:value-type="float" office:value="20.272268" calcext:value-type="float">
            <text:p>20.272268</text:p>
          </table:table-cell>
          <table:table-cell table:formula="of:=SQRT([.B24]*[.G24])" office:value-type="float" office:value="20.5123880741338" calcext:value-type="float">
            <text:p>20.5123880741</text:p>
          </table:table-cell>
          <table:table-cell table:formula="of:=SQRT([.C24]*[.H24])" office:value-type="float" office:value="19.9277178480263" calcext:value-type="float">
            <text:p>19.927717848</text:p>
          </table:table-cell>
          <table:table-cell table:formula="of:=SQRT([.D24]*[.I24])" office:value-type="float" office:value="20.4646371014296" calcext:value-type="float">
            <text:p>20.4646371014</text:p>
          </table:table-cell>
          <table:table-cell table:formula="of:=SQRT([.E24]*[.J24])" office:value-type="float" office:value="20.3605149267676" calcext:value-type="float">
            <text:p>20.3605149268</text:p>
          </table:table-cell>
          <table:table-cell office:value-type="float" office:value="1" calcext:value-type="float">
            <text:p>1</text:p>
          </table:table-cell>
          <table:table-cell table:formula="of:=[.L24]/[.$K24]" office:value-type="float" office:value="0.971496725588732" calcext:value-type="float">
            <text:p>0.9714967256</text:p>
          </table:table-cell>
          <table:table-cell table:formula="of:=[.M24]/[.$K24]" office:value-type="float" office:value="0.997672091005125" calcext:value-type="float">
            <text:p>0.997672091</text:p>
          </table:table-cell>
          <table:table-cell table:formula="of:=[.N24]/[.$K24]" office:value-type="float" office:value="0.99259602797991" calcext:value-type="float">
            <text:p>0.992596028</text:p>
          </table:table-cell>
        </table:table-row>
        <table:table-row table:style-name="ro2">
          <table:table-cell table:style-name="ce2" office:value-type="string" calcext:value-type="string">
            <text:p>B11</text:p>
          </table:table-cell>
          <table:table-cell table:style-name="ce5" office:value-type="float" office:value="26.105934" calcext:value-type="float">
            <text:p>26.105934</text:p>
          </table:table-cell>
          <table:table-cell table:style-name="ce5" office:value-type="float" office:value="27.535372" calcext:value-type="float">
            <text:p>27.535372</text:p>
          </table:table-cell>
          <table:table-cell table:style-name="ce5" office:value-type="float" office:value="26.274067" calcext:value-type="float">
            <text:p>26.274067</text:p>
          </table:table-cell>
          <table:table-cell table:style-name="ce5" office:value-type="float" office:value="26.03604" calcext:value-type="float">
            <text:p>26.03604</text:p>
          </table:table-cell>
          <table:table-cell table:style-name="ce15" office:value-type="string" calcext:value-type="string">
            <text:p>B11</text:p>
          </table:table-cell>
          <table:table-cell table:style-name="ce20" office:value-type="float" office:value="27.62576" calcext:value-type="float">
            <text:p>27.62576</text:p>
          </table:table-cell>
          <table:table-cell table:style-name="ce20" office:value-type="float" office:value="26.518343" calcext:value-type="float">
            <text:p>26.518343</text:p>
          </table:table-cell>
          <table:table-cell table:style-name="ce20" office:value-type="float" office:value="25.528229" calcext:value-type="float">
            <text:p>25.528229</text:p>
          </table:table-cell>
          <table:table-cell table:style-name="ce30" office:value-type="float" office:value="25.836044" calcext:value-type="float">
            <text:p>25.836044</text:p>
          </table:table-cell>
          <table:table-cell table:formula="of:=SQRT([.B25]*[.G25])" office:value-type="float" office:value="26.8550976028731" calcext:value-type="float">
            <text:p>26.8550976029</text:p>
          </table:table-cell>
          <table:table-cell table:formula="of:=SQRT([.C25]*[.H25])" office:value-type="float" office:value="27.0220731870927" calcext:value-type="float">
            <text:p>27.0220731871</text:p>
          </table:table-cell>
          <table:table-cell table:formula="of:=SQRT([.D25]*[.I25])" office:value-type="float" office:value="25.8984632582195" calcext:value-type="float">
            <text:p>25.8984632582</text:p>
          </table:table-cell>
          <table:table-cell table:formula="of:=SQRT([.E25]*[.J25])" office:value-type="float" office:value="25.9358492250738" calcext:value-type="float">
            <text:p>25.9358492251</text:p>
          </table:table-cell>
          <table:table-cell office:value-type="float" office:value="1" calcext:value-type="float">
            <text:p>1</text:p>
          </table:table-cell>
          <table:table-cell table:formula="of:=[.L25]/[.$K25]" office:value-type="float" office:value="1.00621764950137" calcext:value-type="float">
            <text:p>1.0062176495</text:p>
          </table:table-cell>
          <table:table-cell table:formula="of:=[.M25]/[.$K25]" office:value-type="float" office:value="0.96437792337231" calcext:value-type="float">
            <text:p>0.9643779234</text:p>
          </table:table-cell>
          <table:table-cell table:formula="of:=[.N25]/[.$K25]" office:value-type="float" office:value="0.96577006006856" calcext:value-type="float">
            <text:p>0.9657700601</text:p>
          </table:table-cell>
        </table:table-row>
        <table:table-row table:style-name="ro2">
          <table:table-cell table:style-name="ce2" office:value-type="string" calcext:value-type="string">
            <text:p>B12</text:p>
          </table:table-cell>
          <table:table-cell table:style-name="ce5" office:value-type="float" office:value="23.156666" calcext:value-type="float">
            <text:p>23.156666</text:p>
          </table:table-cell>
          <table:table-cell table:style-name="ce5" office:value-type="float" office:value="22.891937" calcext:value-type="float">
            <text:p>22.891937</text:p>
          </table:table-cell>
          <table:table-cell table:style-name="ce5" office:value-type="float" office:value="23.866045" calcext:value-type="float">
            <text:p>23.866045</text:p>
          </table:table-cell>
          <table:table-cell table:style-name="ce5" office:value-type="float" office:value="23.726154" calcext:value-type="float">
            <text:p>23.726154</text:p>
          </table:table-cell>
          <table:table-cell table:style-name="ce15" office:value-type="string" calcext:value-type="string">
            <text:p>B12</text:p>
          </table:table-cell>
          <table:table-cell table:style-name="ce20" office:value-type="float" office:value="23.73733" calcext:value-type="float">
            <text:p>23.73733</text:p>
          </table:table-cell>
          <table:table-cell table:style-name="ce20" office:value-type="float" office:value="22.440939" calcext:value-type="float">
            <text:p>22.440939</text:p>
          </table:table-cell>
          <table:table-cell table:style-name="ce20" office:value-type="float" office:value="22.532343" calcext:value-type="float">
            <text:p>22.532343</text:p>
          </table:table-cell>
          <table:table-cell table:style-name="ce30" office:value-type="float" office:value="24.162027" calcext:value-type="float">
            <text:p>24.162027</text:p>
          </table:table-cell>
          <table:table-cell table:formula="of:=SQRT([.B26]*[.G26])" office:value-type="float" office:value="23.4452004159013" calcext:value-type="float">
            <text:p>23.4452004159</text:p>
          </table:table-cell>
          <table:table-cell table:formula="of:=SQRT([.C26]*[.H26])" office:value-type="float" office:value="22.6653162741852" calcext:value-type="float">
            <text:p>22.6653162742</text:p>
          </table:table-cell>
          <table:table-cell table:formula="of:=SQRT([.D26]*[.I26])" office:value-type="float" office:value="23.1896078447531" calcext:value-type="float">
            <text:p>23.1896078448</text:p>
          </table:table-cell>
          <table:table-cell table:formula="of:=SQRT([.E26]*[.J26])" office:value-type="float" office:value="23.9430986623319" calcext:value-type="float">
            <text:p>23.9430986623</text:p>
          </table:table-cell>
          <table:table-cell office:value-type="float" office:value="1" calcext:value-type="float">
            <text:p>1</text:p>
          </table:table-cell>
          <table:table-cell table:formula="of:=[.L26]/[.$K26]" office:value-type="float" office:value="0.966735872251822" calcext:value-type="float">
            <text:p>0.9667358723</text:p>
          </table:table-cell>
          <table:table-cell table:formula="of:=[.M26]/[.$K26]" office:value-type="float" office:value="0.989098298730052" calcext:value-type="float">
            <text:p>0.9890982987</text:p>
          </table:table-cell>
          <table:table-cell table:formula="of:=[.N26]/[.$K26]" office:value-type="float" office:value="1.02123668117987" calcext:value-type="float">
            <text:p>1.0212366812</text:p>
          </table:table-cell>
        </table:table-row>
        <table:table-row table:style-name="ro2">
          <table:table-cell table:style-name="ce2" office:value-type="string" calcext:value-type="string">
            <text:p>C01</text:p>
          </table:table-cell>
          <table:table-cell table:style-name="ce5" office:value-type="float" office:value="23.901098" calcext:value-type="float">
            <text:p>23.901098</text:p>
          </table:table-cell>
          <table:table-cell table:style-name="ce5" office:value-type="float" office:value="23.222233" calcext:value-type="float">
            <text:p>23.222233</text:p>
          </table:table-cell>
          <table:table-cell table:style-name="ce5" office:value-type="float" office:value="23.293385" calcext:value-type="float">
            <text:p>23.293385</text:p>
          </table:table-cell>
          <table:table-cell table:style-name="ce5" office:value-type="float" office:value="23.654478" calcext:value-type="float">
            <text:p>23.654478</text:p>
          </table:table-cell>
          <table:table-cell table:style-name="ce15" office:value-type="string" calcext:value-type="string">
            <text:p>C01</text:p>
          </table:table-cell>
          <table:table-cell table:style-name="ce20" office:value-type="float" office:value="23.340033" calcext:value-type="float">
            <text:p>23.340033</text:p>
          </table:table-cell>
          <table:table-cell table:style-name="ce20" office:value-type="float" office:value="23.46798" calcext:value-type="float">
            <text:p>23.46798</text:p>
          </table:table-cell>
          <table:table-cell table:style-name="ce20" office:value-type="float" office:value="23.503656" calcext:value-type="float">
            <text:p>23.503656</text:p>
          </table:table-cell>
          <table:table-cell table:style-name="ce30" office:value-type="float" office:value="22.79434" calcext:value-type="float">
            <text:p>22.79434</text:p>
          </table:table-cell>
          <table:table-cell table:formula="of:=SQRT([.B27]*[.G27])" office:value-type="float" office:value="23.6188995521856" calcext:value-type="float">
            <text:p>23.6188995522</text:p>
          </table:table-cell>
          <table:table-cell table:formula="of:=SQRT([.C27]*[.H27])" office:value-type="float" office:value="23.3447831345536" calcext:value-type="float">
            <text:p>23.3447831346</text:p>
          </table:table-cell>
          <table:table-cell table:formula="of:=SQRT([.D27]*[.I27])" office:value-type="float" office:value="23.3982842985455" calcext:value-type="float">
            <text:p>23.3982842985</text:p>
          </table:table-cell>
          <table:table-cell table:formula="of:=SQRT([.E27]*[.J27])" office:value-type="float" office:value="23.2204266553076" calcext:value-type="float">
            <text:p>23.2204266553</text:p>
          </table:table-cell>
          <table:table-cell office:value-type="float" office:value="1" calcext:value-type="float">
            <text:p>1</text:p>
          </table:table-cell>
          <table:table-cell table:formula="of:=[.L27]/[.$K27]" office:value-type="float" office:value="0.98839419181972" calcext:value-type="float">
            <text:p>0.9883941918</text:p>
          </table:table-cell>
          <table:table-cell table:formula="of:=[.M27]/[.$K27]" office:value-type="float" office:value="0.990659376269725" calcext:value-type="float">
            <text:p>0.9906593763</text:p>
          </table:table-cell>
          <table:table-cell table:formula="of:=[.N27]/[.$K27]" office:value-type="float" office:value="0.983129065941553" calcext:value-type="float">
            <text:p>0.9831290659</text:p>
          </table:table-cell>
        </table:table-row>
        <table:table-row table:style-name="ro2">
          <table:table-cell table:style-name="ce2" office:value-type="string" calcext:value-type="string">
            <text:p>C02</text:p>
          </table:table-cell>
          <table:table-cell table:style-name="ce5" office:value-type="float" office:value="19.003422" calcext:value-type="float">
            <text:p>19.003422</text:p>
          </table:table-cell>
          <table:table-cell table:style-name="ce5" office:value-type="float" office:value="19.062204" calcext:value-type="float">
            <text:p>19.062204</text:p>
          </table:table-cell>
          <table:table-cell table:style-name="ce5" office:value-type="float" office:value="20.452454" calcext:value-type="float">
            <text:p>20.452454</text:p>
          </table:table-cell>
          <table:table-cell table:style-name="ce5" office:value-type="float" office:value="19.954737" calcext:value-type="float">
            <text:p>19.954737</text:p>
          </table:table-cell>
          <table:table-cell table:style-name="ce15" office:value-type="string" calcext:value-type="string">
            <text:p>C02</text:p>
          </table:table-cell>
          <table:table-cell table:style-name="ce20" office:value-type="float" office:value="19.76451" calcext:value-type="float">
            <text:p>19.76451</text:p>
          </table:table-cell>
          <table:table-cell table:style-name="ce20" office:value-type="float" office:value="20.568392" calcext:value-type="float">
            <text:p>20.568392</text:p>
          </table:table-cell>
          <table:table-cell table:style-name="ce20" office:value-type="float" office:value="20.773294" calcext:value-type="float">
            <text:p>20.773294</text:p>
          </table:table-cell>
          <table:table-cell table:style-name="ce30" office:value-type="float" office:value="20.88033" calcext:value-type="float">
            <text:p>20.88033</text:p>
          </table:table-cell>
          <table:table-cell table:formula="of:=SQRT([.B28]*[.G28])" office:value-type="float" office:value="19.3802302399435" calcext:value-type="float">
            <text:p>19.3802302399</text:p>
          </table:table-cell>
          <table:table-cell table:formula="of:=SQRT([.C28]*[.H28])" office:value-type="float" office:value="19.800981901309" calcext:value-type="float">
            <text:p>19.8009819013</text:p>
          </table:table-cell>
          <table:table-cell table:formula="of:=SQRT([.D28]*[.I28])" office:value-type="float" office:value="20.6122497550237" calcext:value-type="float">
            <text:p>20.612249755</text:p>
          </table:table-cell>
          <table:table-cell table:formula="of:=SQRT([.E28]*[.J28])" office:value-type="float" office:value="20.412287809631" calcext:value-type="float">
            <text:p>20.4122878096</text:p>
          </table:table-cell>
          <table:table-cell office:value-type="float" office:value="1" calcext:value-type="float">
            <text:p>1</text:p>
          </table:table-cell>
          <table:table-cell table:formula="of:=[.L28]/[.$K28]" office:value-type="float" office:value="1.02171035411635" calcext:value-type="float">
            <text:p>1.0217103541</text:p>
          </table:table-cell>
          <table:table-cell table:formula="of:=[.M28]/[.$K28]" office:value-type="float" office:value="1.06357094316357" calcext:value-type="float">
            <text:p>1.0635709432</text:p>
          </table:table-cell>
          <table:table-cell table:formula="of:=[.N28]/[.$K28]" office:value-type="float" office:value="1.05325311190372" calcext:value-type="float">
            <text:p>1.0532531119</text:p>
          </table:table-cell>
        </table:table-row>
        <table:table-row table:style-name="ro2">
          <table:table-cell table:style-name="ce2" office:value-type="string" calcext:value-type="string">
            <text:p>C03</text:p>
          </table:table-cell>
          <table:table-cell table:style-name="ce5" office:value-type="float" office:value="24.578176" calcext:value-type="float">
            <text:p>24.578176</text:p>
          </table:table-cell>
          <table:table-cell table:style-name="ce5" office:value-type="float" office:value="23.295631" calcext:value-type="float">
            <text:p>23.295631</text:p>
          </table:table-cell>
          <table:table-cell table:style-name="ce5" office:value-type="float" office:value="23.497541" calcext:value-type="float">
            <text:p>23.497541</text:p>
          </table:table-cell>
          <table:table-cell table:style-name="ce5" office:value-type="float" office:value="23.261028" calcext:value-type="float">
            <text:p>23.261028</text:p>
          </table:table-cell>
          <table:table-cell table:style-name="ce15" office:value-type="string" calcext:value-type="string">
            <text:p>C03</text:p>
          </table:table-cell>
          <table:table-cell table:style-name="ce20" office:value-type="float" office:value="25.349182" calcext:value-type="float">
            <text:p>25.349182</text:p>
          </table:table-cell>
          <table:table-cell table:style-name="ce20" office:value-type="float" office:value="22.66953" calcext:value-type="float">
            <text:p>22.66953</text:p>
          </table:table-cell>
          <table:table-cell table:style-name="ce20" office:value-type="float" office:value="24.147818" calcext:value-type="float">
            <text:p>24.147818</text:p>
          </table:table-cell>
          <table:table-cell table:style-name="ce30" office:value-type="float" office:value="23.850805" calcext:value-type="float">
            <text:p>23.850805</text:p>
          </table:table-cell>
          <table:table-cell table:formula="of:=SQRT([.B29]*[.G29])" office:value-type="float" office:value="24.9607022467725" calcext:value-type="float">
            <text:p>24.9607022468</text:p>
          </table:table-cell>
          <table:table-cell table:formula="of:=SQRT([.C29]*[.H29])" office:value-type="float" office:value="22.9804483381728" calcext:value-type="float">
            <text:p>22.9804483382</text:p>
          </table:table-cell>
          <table:table-cell table:formula="of:=SQRT([.D29]*[.I29])" office:value-type="float" office:value="23.820460606704" calcext:value-type="float">
            <text:p>23.8204606067</text:p>
          </table:table-cell>
          <table:table-cell table:formula="of:=SQRT([.E29]*[.J29])" office:value-type="float" office:value="23.5540706233029" calcext:value-type="float">
            <text:p>23.5540706233</text:p>
          </table:table-cell>
          <table:table-cell office:value-type="float" office:value="1" calcext:value-type="float">
            <text:p>1</text:p>
          </table:table-cell>
          <table:table-cell table:formula="of:=[.L29]/[.$K29]" office:value-type="float" office:value="0.9206651363803" calcext:value-type="float">
            <text:p>0.9206651364</text:p>
          </table:table-cell>
          <table:table-cell table:formula="of:=[.M29]/[.$K29]" office:value-type="float" office:value="0.954318527227499" calcext:value-type="float">
            <text:p>0.9543185272</text:p>
          </table:table-cell>
          <table:table-cell table:formula="of:=[.N29]/[.$K29]" office:value-type="float" office:value="0.943646151876538" calcext:value-type="float">
            <text:p>0.9436461519</text:p>
          </table:table-cell>
        </table:table-row>
        <table:table-row table:style-name="ro2">
          <table:table-cell table:style-name="ce2" office:value-type="string" calcext:value-type="string">
            <text:p>C04</text:p>
          </table:table-cell>
          <table:table-cell table:style-name="ce5" office:value-type="float" office:value="17.644995" calcext:value-type="float">
            <text:p>17.644995</text:p>
          </table:table-cell>
          <table:table-cell table:style-name="ce5" office:value-type="float" office:value="17.739319" calcext:value-type="float">
            <text:p>17.739319</text:p>
          </table:table-cell>
          <table:table-cell table:style-name="ce5" office:value-type="float" office:value="17.727642" calcext:value-type="float">
            <text:p>17.727642</text:p>
          </table:table-cell>
          <table:table-cell table:style-name="ce5" office:value-type="float" office:value="15.84928" calcext:value-type="float">
            <text:p>15.84928</text:p>
          </table:table-cell>
          <table:table-cell table:style-name="ce15" office:value-type="string" calcext:value-type="string">
            <text:p>C04</text:p>
          </table:table-cell>
          <table:table-cell table:style-name="ce20" office:value-type="float" office:value="17.244175" calcext:value-type="float">
            <text:p>17.244175</text:p>
          </table:table-cell>
          <table:table-cell table:style-name="ce20" office:value-type="float" office:value="18.534498" calcext:value-type="float">
            <text:p>18.534498</text:p>
          </table:table-cell>
          <table:table-cell table:style-name="ce20" office:value-type="float" office:value="17.212105" calcext:value-type="float">
            <text:p>17.212105</text:p>
          </table:table-cell>
          <table:table-cell table:style-name="ce30" office:value-type="float" office:value="19.749947" calcext:value-type="float">
            <text:p>19.749947</text:p>
          </table:table-cell>
          <table:table-cell table:formula="of:=SQRT([.B30]*[.G30])" office:value-type="float" office:value="17.4434337690182" calcext:value-type="float">
            <text:p>17.443433769</text:p>
          </table:table-cell>
          <table:table-cell table:formula="of:=SQRT([.C30]*[.H30])" office:value-type="float" office:value="18.1325500833959" calcext:value-type="float">
            <text:p>18.1325500834</text:p>
          </table:table-cell>
          <table:table-cell table:formula="of:=SQRT([.D30]*[.I30])" office:value-type="float" office:value="17.4679717055647" calcext:value-type="float">
            <text:p>17.4679717056</text:p>
          </table:table-cell>
          <table:table-cell table:formula="of:=SQRT([.E30]*[.J30])" office:value-type="float" office:value="17.6924401931492" calcext:value-type="float">
            <text:p>17.6924401931</text:p>
          </table:table-cell>
          <table:table-cell office:value-type="float" office:value="1" calcext:value-type="float">
            <text:p>1</text:p>
          </table:table-cell>
          <table:table-cell table:formula="of:=[.L30]/[.$K30]" office:value-type="float" office:value="1.03950577182812" calcext:value-type="float">
            <text:p>1.0395057718</text:p>
          </table:table-cell>
          <table:table-cell table:formula="of:=[.M30]/[.$K30]" office:value-type="float" office:value="1.00140671480578" calcext:value-type="float">
            <text:p>1.0014067148</text:p>
          </table:table-cell>
          <table:table-cell table:formula="of:=[.N30]/[.$K30]" office:value-type="float" office:value="1.01427508066521" calcext:value-type="float">
            <text:p>1.0142750807</text:p>
          </table:table-cell>
        </table:table-row>
        <table:table-row table:style-name="ro2">
          <table:table-cell table:style-name="ce2" office:value-type="string" calcext:value-type="string">
            <text:p>C05</text:p>
          </table:table-cell>
          <table:table-cell table:style-name="ce5" office:value-type="float" office:value="17.486134" calcext:value-type="float">
            <text:p>17.486134</text:p>
          </table:table-cell>
          <table:table-cell table:style-name="ce5" office:value-type="float" office:value="17.417421" calcext:value-type="float">
            <text:p>17.417421</text:p>
          </table:table-cell>
          <table:table-cell table:style-name="ce5" office:value-type="float" office:value="17.68625" calcext:value-type="float">
            <text:p>17.68625</text:p>
          </table:table-cell>
          <table:table-cell table:style-name="ce5" office:value-type="float" office:value="17.546778" calcext:value-type="float">
            <text:p>17.546778</text:p>
          </table:table-cell>
          <table:table-cell table:style-name="ce15" office:value-type="string" calcext:value-type="string">
            <text:p>C05</text:p>
          </table:table-cell>
          <table:table-cell table:style-name="ce20" office:value-type="float" office:value="17.897474" calcext:value-type="float">
            <text:p>17.897474</text:p>
          </table:table-cell>
          <table:table-cell table:style-name="ce20" office:value-type="float" office:value="16.33854" calcext:value-type="float">
            <text:p>16.33854</text:p>
          </table:table-cell>
          <table:table-cell table:style-name="ce20" office:value-type="float" office:value="19.4813" calcext:value-type="float">
            <text:p>19.4813</text:p>
          </table:table-cell>
          <table:table-cell table:style-name="ce30" office:value-type="float" office:value="18.389725" calcext:value-type="float">
            <text:p>18.389725</text:p>
          </table:table-cell>
          <table:table-cell table:formula="of:=SQRT([.B31]*[.G31])" office:value-type="float" office:value="17.6906084865817" calcext:value-type="float">
            <text:p>17.6906084866</text:p>
          </table:table-cell>
          <table:table-cell table:formula="of:=SQRT([.C31]*[.H31])" office:value-type="float" office:value="16.8693577146654" calcext:value-type="float">
            <text:p>16.8693577147</text:p>
          </table:table-cell>
          <table:table-cell table:formula="of:=SQRT([.D31]*[.I31])" office:value-type="float" office:value="18.5620888405643" calcext:value-type="float">
            <text:p>18.5620888406</text:p>
          </table:table-cell>
          <table:table-cell table:formula="of:=SQRT([.E31]*[.J31])" office:value-type="float" office:value="17.9633076591158" calcext:value-type="float">
            <text:p>17.9633076591</text:p>
          </table:table-cell>
          <table:table-cell office:value-type="float" office:value="1" calcext:value-type="float">
            <text:p>1</text:p>
          </table:table-cell>
          <table:table-cell table:formula="of:=[.L31]/[.$K31]" office:value-type="float" office:value="0.953577019550275" calcext:value-type="float">
            <text:p>0.9535770196</text:p>
          </table:table-cell>
          <table:table-cell table:formula="of:=[.M31]/[.$K31]" office:value-type="float" office:value="1.04926231647959" calcext:value-type="float">
            <text:p>1.0492623165</text:p>
          </table:table-cell>
          <table:table-cell table:formula="of:=[.N31]/[.$K31]" office:value-type="float" office:value="1.015414911971" calcext:value-type="float">
            <text:p>1.015414912</text:p>
          </table:table-cell>
        </table:table-row>
        <table:table-row table:style-name="ro2">
          <table:table-cell table:style-name="ce2" office:value-type="string" calcext:value-type="string">
            <text:p>C06</text:p>
          </table:table-cell>
          <table:table-cell table:style-name="ce5" office:value-type="float" office:value="25.204117" calcext:value-type="float">
            <text:p>25.204117</text:p>
          </table:table-cell>
          <table:table-cell table:style-name="ce5" office:value-type="float" office:value="24.17277" calcext:value-type="float">
            <text:p>24.17277</text:p>
          </table:table-cell>
          <table:table-cell table:style-name="ce5" office:value-type="float" office:value="24.868635" calcext:value-type="float">
            <text:p>24.868635</text:p>
          </table:table-cell>
          <table:table-cell table:style-name="ce5" office:value-type="float" office:value="23.76107" calcext:value-type="float">
            <text:p>23.76107</text:p>
          </table:table-cell>
          <table:table-cell table:style-name="ce15" office:value-type="string" calcext:value-type="string">
            <text:p>C06</text:p>
          </table:table-cell>
          <table:table-cell table:style-name="ce20" office:value-type="float" office:value="25.46611" calcext:value-type="float">
            <text:p>25.46611</text:p>
          </table:table-cell>
          <table:table-cell table:style-name="ce20" office:value-type="float" office:value="23.948523" calcext:value-type="float">
            <text:p>23.948523</text:p>
          </table:table-cell>
          <table:table-cell table:style-name="ce20" office:value-type="float" office:value="25.128044" calcext:value-type="float">
            <text:p>25.128044</text:p>
          </table:table-cell>
          <table:table-cell table:style-name="ce30" office:value-type="float" office:value="23.719889" calcext:value-type="float">
            <text:p>23.719889</text:p>
          </table:table-cell>
          <table:table-cell table:formula="of:=SQRT([.B32]*[.G32])" office:value-type="float" office:value="25.3347748356852" calcext:value-type="float">
            <text:p>25.3347748357</text:p>
          </table:table-cell>
          <table:table-cell table:formula="of:=SQRT([.C32]*[.H32])" office:value-type="float" office:value="24.0603852487592" calcext:value-type="float">
            <text:p>24.0603852488</text:p>
          </table:table-cell>
          <table:table-cell table:formula="of:=SQRT([.D32]*[.I32])" office:value-type="float" office:value="24.9980030102394" calcext:value-type="float">
            <text:p>24.9980030102</text:p>
          </table:table-cell>
          <table:table-cell table:formula="of:=SQRT([.E32]*[.J32])" office:value-type="float" office:value="23.7404705707623" calcext:value-type="float">
            <text:p>23.7404705708</text:p>
          </table:table-cell>
          <table:table-cell office:value-type="float" office:value="1" calcext:value-type="float">
            <text:p>1</text:p>
          </table:table-cell>
          <table:table-cell table:formula="of:=[.L32]/[.$K32]" office:value-type="float" office:value="0.949698010138579" calcext:value-type="float">
            <text:p>0.9496980101</text:p>
          </table:table-cell>
          <table:table-cell table:formula="of:=[.M32]/[.$K32]" office:value-type="float" office:value="0.986707131694281" calcext:value-type="float">
            <text:p>0.9867071317</text:p>
          </table:table-cell>
          <table:table-cell table:formula="of:=[.N32]/[.$K32]" office:value-type="float" office:value="0.937070517687124" calcext:value-type="float">
            <text:p>0.9370705177</text:p>
          </table:table-cell>
        </table:table-row>
        <table:table-row table:style-name="ro2">
          <table:table-cell table:style-name="ce2" office:value-type="string" calcext:value-type="string">
            <text:p>C07</text:p>
          </table:table-cell>
          <table:table-cell table:style-name="ce5" office:value-type="float" office:value="26.852486" calcext:value-type="float">
            <text:p>26.852486</text:p>
          </table:table-cell>
          <table:table-cell table:style-name="ce5" office:value-type="float" office:value="24.255875" calcext:value-type="float">
            <text:p>24.255875</text:p>
          </table:table-cell>
          <table:table-cell table:style-name="ce5" office:value-type="float" office:value="26.304811" calcext:value-type="float">
            <text:p>26.304811</text:p>
          </table:table-cell>
          <table:table-cell table:style-name="ce5" office:value-type="float" office:value="24.805025" calcext:value-type="float">
            <text:p>24.805025</text:p>
          </table:table-cell>
          <table:table-cell table:style-name="ce15" office:value-type="string" calcext:value-type="string">
            <text:p>C07</text:p>
          </table:table-cell>
          <table:table-cell table:style-name="ce20" office:value-type="float" office:value="24.217218" calcext:value-type="float">
            <text:p>24.217218</text:p>
          </table:table-cell>
          <table:table-cell table:style-name="ce20" office:value-type="float" office:value="28.338219" calcext:value-type="float">
            <text:p>28.338219</text:p>
          </table:table-cell>
          <table:table-cell table:style-name="ce20" office:value-type="float" office:value="26.832594" calcext:value-type="float">
            <text:p>26.832594</text:p>
          </table:table-cell>
          <table:table-cell table:style-name="ce30" office:value-type="float" office:value="23.669071" calcext:value-type="float">
            <text:p>23.669071</text:p>
          </table:table-cell>
          <table:table-cell table:formula="of:=SQRT([.B33]*[.G33])" office:value-type="float" office:value="25.5008334629272" calcext:value-type="float">
            <text:p>25.5008334629</text:p>
          </table:table-cell>
          <table:table-cell table:formula="of:=SQRT([.C33]*[.H33])" office:value-type="float" office:value="26.2177096212965" calcext:value-type="float">
            <text:p>26.2177096213</text:p>
          </table:table-cell>
          <table:table-cell table:formula="of:=SQRT([.D33]*[.I33])" office:value-type="float" office:value="26.56739192713" calcext:value-type="float">
            <text:p>26.5673919271</text:p>
          </table:table-cell>
          <table:table-cell table:formula="of:=SQRT([.E33]*[.J33])" office:value-type="float" office:value="24.2303920290567" calcext:value-type="float">
            <text:p>24.2303920291</text:p>
          </table:table-cell>
          <table:table-cell office:value-type="float" office:value="1" calcext:value-type="float">
            <text:p>1</text:p>
          </table:table-cell>
          <table:table-cell table:formula="of:=[.L33]/[.$K33]" office:value-type="float" office:value="1.0281118716928" calcext:value-type="float">
            <text:p>1.0281118717</text:p>
          </table:table-cell>
          <table:table-cell table:formula="of:=[.M33]/[.$K33]" office:value-type="float" office:value="1.04182445510079" calcext:value-type="float">
            <text:p>1.0418244551</text:p>
          </table:table-cell>
          <table:table-cell table:formula="of:=[.N33]/[.$K33]" office:value-type="float" office:value="0.950180395644031" calcext:value-type="float">
            <text:p>0.9501803956</text:p>
          </table:table-cell>
        </table:table-row>
        <table:table-row table:style-name="ro2">
          <table:table-cell table:style-name="ce2" office:value-type="string" calcext:value-type="string">
            <text:p>C08</text:p>
          </table:table-cell>
          <table:table-cell table:style-name="ce5" office:value-type="float" office:value="17.024878" calcext:value-type="float">
            <text:p>17.024878</text:p>
          </table:table-cell>
          <table:table-cell table:style-name="ce5" office:value-type="float" office:value="16.861464" calcext:value-type="float">
            <text:p>16.861464</text:p>
          </table:table-cell>
          <table:table-cell table:style-name="ce5" office:value-type="float" office:value="16.698675" calcext:value-type="float">
            <text:p>16.698675</text:p>
          </table:table-cell>
          <table:table-cell table:style-name="ce5" office:value-type="float" office:value="16.459034" calcext:value-type="float">
            <text:p>16.459034</text:p>
          </table:table-cell>
          <table:table-cell table:style-name="ce15" office:value-type="string" calcext:value-type="string">
            <text:p>C08</text:p>
          </table:table-cell>
          <table:table-cell table:style-name="ce20" office:value-type="float" office:value="16.239737" calcext:value-type="float">
            <text:p>16.239737</text:p>
          </table:table-cell>
          <table:table-cell table:style-name="ce20" office:value-type="float" office:value="16.87167" calcext:value-type="float">
            <text:p>16.87167</text:p>
          </table:table-cell>
          <table:table-cell table:style-name="ce20" office:value-type="float" office:value="16.66983" calcext:value-type="float">
            <text:p>16.66983</text:p>
          </table:table-cell>
          <table:table-cell table:style-name="ce30" office:value-type="float" office:value="17.733519" calcext:value-type="float">
            <text:p>17.733519</text:p>
          </table:table-cell>
          <table:table-cell table:formula="of:=SQRT([.B34]*[.G34])" office:value-type="float" office:value="16.6276739557007" calcext:value-type="float">
            <text:p>16.6276739557</text:p>
          </table:table-cell>
          <table:table-cell table:formula="of:=SQRT([.C34]*[.H34])" office:value-type="float" office:value="16.8665662280406" calcext:value-type="float">
            <text:p>16.866566228</text:p>
          </table:table-cell>
          <table:table-cell table:formula="of:=SQRT([.D34]*[.I34])" office:value-type="float" office:value="16.6842462663211" calcext:value-type="float">
            <text:p>16.6842462663</text:p>
          </table:table-cell>
          <table:table-cell table:formula="of:=SQRT([.E34]*[.J34])" office:value-type="float" office:value="17.0843961602582" calcext:value-type="float">
            <text:p>17.0843961603</text:p>
          </table:table-cell>
          <table:table-cell office:value-type="float" office:value="1" calcext:value-type="float">
            <text:p>1</text:p>
          </table:table-cell>
          <table:table-cell table:formula="of:=[.L34]/[.$K34]" office:value-type="float" office:value="1.01436714918613" calcext:value-type="float">
            <text:p>1.0143671492</text:p>
          </table:table-cell>
          <table:table-cell table:formula="of:=[.M34]/[.$K34]" office:value-type="float" office:value="1.00340229852781" calcext:value-type="float">
            <text:p>1.0034022985</text:p>
          </table:table-cell>
          <table:table-cell table:formula="of:=[.N34]/[.$K34]" office:value-type="float" office:value="1.02746759443169" calcext:value-type="float">
            <text:p>1.0274675944</text:p>
          </table:table-cell>
        </table:table-row>
        <table:table-row table:style-name="ro2">
          <table:table-cell table:style-name="ce2" office:value-type="string" calcext:value-type="string">
            <text:p>C09</text:p>
          </table:table-cell>
          <table:table-cell table:style-name="ce5" office:value-type="float" office:value="17.57076" calcext:value-type="float">
            <text:p>17.57076</text:p>
          </table:table-cell>
          <table:table-cell table:style-name="ce5" office:value-type="float" office:value="12.94142" calcext:value-type="float">
            <text:p>12.94142</text:p>
          </table:table-cell>
          <table:table-cell table:style-name="ce5" office:value-type="float" office:value="16.00037" calcext:value-type="float">
            <text:p>16.00037</text:p>
          </table:table-cell>
          <table:table-cell table:style-name="ce5" office:value-type="float" office:value="15.500016" calcext:value-type="float">
            <text:p>15.500016</text:p>
          </table:table-cell>
          <table:table-cell table:style-name="ce15" office:value-type="string" calcext:value-type="string">
            <text:p>C09</text:p>
          </table:table-cell>
          <table:table-cell table:style-name="ce20" office:value-type="float" office:value="16.2992" calcext:value-type="float">
            <text:p>16.2992</text:p>
          </table:table-cell>
          <table:table-cell table:style-name="ce20" office:value-type="float" office:value="16.506111" calcext:value-type="float">
            <text:p>16.506111</text:p>
          </table:table-cell>
          <table:table-cell table:style-name="ce20" office:value-type="float" office:value="15.520805" calcext:value-type="float">
            <text:p>15.520805</text:p>
          </table:table-cell>
          <table:table-cell table:style-name="ce30" office:value-type="float" office:value="17.0986" calcext:value-type="float">
            <text:p>17.0986</text:p>
          </table:table-cell>
          <table:table-cell table:formula="of:=SQRT([.B35]*[.G35])" office:value-type="float" office:value="16.9230414344467" calcext:value-type="float">
            <text:p>16.9230414344</text:p>
          </table:table-cell>
          <table:table-cell table:formula="of:=SQRT([.C35]*[.H35])" office:value-type="float" office:value="14.6154888737127" calcext:value-type="float">
            <text:p>14.6154888737</text:p>
          </table:table-cell>
          <table:table-cell table:formula="of:=SQRT([.D35]*[.I35])" office:value-type="float" office:value="15.7587633619472" calcext:value-type="float">
            <text:p>15.7587633619</text:p>
          </table:table-cell>
          <table:table-cell table:formula="of:=SQRT([.E35]*[.J35])" office:value-type="float" office:value="16.2796982029029" calcext:value-type="float">
            <text:p>16.2796982029</text:p>
          </table:table-cell>
          <table:table-cell office:value-type="float" office:value="1" calcext:value-type="float">
            <text:p>1</text:p>
          </table:table-cell>
          <table:table-cell table:formula="of:=[.L35]/[.$K35]" office:value-type="float" office:value="0.863644335465787" calcext:value-type="float">
            <text:p>0.8636443355</text:p>
          </table:table-cell>
          <table:table-cell table:formula="of:=[.M35]/[.$K35]" office:value-type="float" office:value="0.931201605987349" calcext:value-type="float">
            <text:p>0.931201606</text:p>
          </table:table-cell>
          <table:table-cell table:formula="of:=[.N35]/[.$K35]" office:value-type="float" office:value="0.96198418386932" calcext:value-type="float">
            <text:p>0.9619841839</text:p>
          </table:table-cell>
        </table:table-row>
        <table:table-row table:style-name="ro2">
          <table:table-cell table:style-name="ce2" office:value-type="string" calcext:value-type="string">
            <text:p>C10</text:p>
          </table:table-cell>
          <table:table-cell table:style-name="ce5" office:value-type="float" office:value="22.103569" calcext:value-type="float">
            <text:p>22.103569</text:p>
          </table:table-cell>
          <table:table-cell table:style-name="ce5" office:value-type="float" office:value="22.98935" calcext:value-type="float">
            <text:p>22.98935</text:p>
          </table:table-cell>
          <table:table-cell table:style-name="ce5" office:value-type="float" office:value="22.480442" calcext:value-type="float">
            <text:p>22.480442</text:p>
          </table:table-cell>
          <table:table-cell table:style-name="ce5" office:value-type="float" office:value="22.851908" calcext:value-type="float">
            <text:p>22.851908</text:p>
          </table:table-cell>
          <table:table-cell table:style-name="ce15" office:value-type="string" calcext:value-type="string">
            <text:p>C10</text:p>
          </table:table-cell>
          <table:table-cell table:style-name="ce20" office:value-type="float" office:value="23.07364" calcext:value-type="float">
            <text:p>23.07364</text:p>
          </table:table-cell>
          <table:table-cell table:style-name="ce20" office:value-type="float" office:value="23.131275" calcext:value-type="float">
            <text:p>23.131275</text:p>
          </table:table-cell>
          <table:table-cell table:style-name="ce20" office:value-type="float" office:value="22.901968" calcext:value-type="float">
            <text:p>22.901968</text:p>
          </table:table-cell>
          <table:table-cell table:style-name="ce30" office:value-type="float" office:value="22.91296" calcext:value-type="float">
            <text:p>22.91296</text:p>
          </table:table-cell>
          <table:table-cell table:formula="of:=SQRT([.B36]*[.G36])" office:value-type="float" office:value="22.5833964190766" calcext:value-type="float">
            <text:p>22.5833964191</text:p>
          </table:table-cell>
          <table:table-cell table:formula="of:=SQRT([.C36]*[.H36])" office:value-type="float" office:value="23.060203314829" calcext:value-type="float">
            <text:p>23.0602033148</text:p>
          </table:table-cell>
          <table:table-cell table:formula="of:=SQRT([.D36]*[.I36])" office:value-type="float" office:value="22.6902261625982" calcext:value-type="float">
            <text:p>22.6902261626</text:p>
          </table:table-cell>
          <table:table-cell table:formula="of:=SQRT([.E36]*[.J36])" office:value-type="float" office:value="22.8824136385933" calcext:value-type="float">
            <text:p>22.8824136386</text:p>
          </table:table-cell>
          <table:table-cell office:value-type="float" office:value="1" calcext:value-type="float">
            <text:p>1</text:p>
          </table:table-cell>
          <table:table-cell table:formula="of:=[.L36]/[.$K36]" office:value-type="float" office:value="1.02111316149725" calcext:value-type="float">
            <text:p>1.0211131615</text:p>
          </table:table-cell>
          <table:table-cell table:formula="of:=[.M36]/[.$K36]" office:value-type="float" office:value="1.00473045513346" calcext:value-type="float">
            <text:p>1.0047304551</text:p>
          </table:table-cell>
          <table:table-cell table:formula="of:=[.N36]/[.$K36]" office:value-type="float" office:value="1.01324057789926" calcext:value-type="float">
            <text:p>1.0132405779</text:p>
          </table:table-cell>
        </table:table-row>
        <table:table-row table:style-name="ro2">
          <table:table-cell table:style-name="ce2" office:value-type="string" calcext:value-type="string">
            <text:p>C11</text:p>
          </table:table-cell>
          <table:table-cell table:style-name="ce5" office:value-type="float" office:value="22.39372" calcext:value-type="float">
            <text:p>22.39372</text:p>
          </table:table-cell>
          <table:table-cell table:style-name="ce5" office:value-type="float" office:value="21.305721" calcext:value-type="float">
            <text:p>21.305721</text:p>
          </table:table-cell>
          <table:table-cell table:style-name="ce5" office:value-type="float" office:value="22.687021" calcext:value-type="float">
            <text:p>22.687021</text:p>
          </table:table-cell>
          <table:table-cell table:style-name="ce5" office:value-type="float" office:value="19.920012" calcext:value-type="float">
            <text:p>19.920012</text:p>
          </table:table-cell>
          <table:table-cell table:style-name="ce15" office:value-type="string" calcext:value-type="string">
            <text:p>C11</text:p>
          </table:table-cell>
          <table:table-cell table:style-name="ce20" office:value-type="float" office:value="24.341051" calcext:value-type="float">
            <text:p>24.341051</text:p>
          </table:table-cell>
          <table:table-cell table:style-name="ce20" office:value-type="float" office:value="23.321377" calcext:value-type="float">
            <text:p>23.321377</text:p>
          </table:table-cell>
          <table:table-cell table:style-name="ce20" office:value-type="float" office:value="23.14973" calcext:value-type="float">
            <text:p>23.14973</text:p>
          </table:table-cell>
          <table:table-cell table:style-name="ce30" office:value-type="float" office:value="21.935461" calcext:value-type="float">
            <text:p>21.935461</text:p>
          </table:table-cell>
          <table:table-cell table:formula="of:=SQRT([.B37]*[.G37])" office:value-type="float" office:value="23.3470914805189" calcext:value-type="float">
            <text:p>23.3470914805</text:p>
          </table:table-cell>
          <table:table-cell table:formula="of:=SQRT([.C37]*[.H37])" office:value-type="float" office:value="22.2907772789066" calcext:value-type="float">
            <text:p>22.2907772789</text:p>
          </table:table-cell>
          <table:table-cell table:formula="of:=SQRT([.D37]*[.I37])" office:value-type="float" office:value="22.9172077412221" calcext:value-type="float">
            <text:p>22.9172077412</text:p>
          </table:table-cell>
          <table:table-cell table:formula="of:=SQRT([.E37]*[.J37])" office:value-type="float" office:value="20.9034601524612" calcext:value-type="float">
            <text:p>20.9034601525</text:p>
          </table:table-cell>
          <table:table-cell office:value-type="float" office:value="1" calcext:value-type="float">
            <text:p>1</text:p>
          </table:table-cell>
          <table:table-cell table:formula="of:=[.L37]/[.$K37]" office:value-type="float" office:value="0.954756068759409" calcext:value-type="float">
            <text:p>0.9547560688</text:p>
          </table:table-cell>
          <table:table-cell table:formula="of:=[.M37]/[.$K37]" office:value-type="float" office:value="0.981587267962027" calcext:value-type="float">
            <text:p>0.981587268</text:p>
          </table:table-cell>
          <table:table-cell table:formula="of:=[.N37]/[.$K37]" office:value-type="float" office:value="0.895334657419886" calcext:value-type="float">
            <text:p>0.8953346574</text:p>
          </table:table-cell>
        </table:table-row>
        <table:table-row table:style-name="ro2">
          <table:table-cell table:style-name="ce2" office:value-type="string" calcext:value-type="string">
            <text:p>C12</text:p>
          </table:table-cell>
          <table:table-cell table:style-name="ce5" office:value-type="float" office:value="26.31065" calcext:value-type="float">
            <text:p>26.31065</text:p>
          </table:table-cell>
          <table:table-cell table:style-name="ce5" office:value-type="float" office:value="25.867556" calcext:value-type="float">
            <text:p>25.867556</text:p>
          </table:table-cell>
          <table:table-cell table:style-name="ce5" office:value-type="float" office:value="25.996922" calcext:value-type="float">
            <text:p>25.996922</text:p>
          </table:table-cell>
          <table:table-cell table:style-name="ce5" office:value-type="float" office:value="25.841227" calcext:value-type="float">
            <text:p>25.841227</text:p>
          </table:table-cell>
          <table:table-cell table:style-name="ce15" office:value-type="string" calcext:value-type="string">
            <text:p>C12</text:p>
          </table:table-cell>
          <table:table-cell table:style-name="ce20" office:value-type="float" office:value="25.495815" calcext:value-type="float">
            <text:p>25.495815</text:p>
          </table:table-cell>
          <table:table-cell table:style-name="ce20" office:value-type="float" office:value="25.900297" calcext:value-type="float">
            <text:p>25.900297</text:p>
          </table:table-cell>
          <table:table-cell table:style-name="ce20" office:value-type="float" office:value="25.878214" calcext:value-type="float">
            <text:p>25.878214</text:p>
          </table:table-cell>
          <table:table-cell table:style-name="ce30" office:value-type="float" office:value="25.08576" calcext:value-type="float">
            <text:p>25.08576</text:p>
          </table:table-cell>
          <table:table-cell table:formula="of:=SQRT([.B38]*[.G38])" office:value-type="float" office:value="25.9000282804817" calcext:value-type="float">
            <text:p>25.9000282805</text:p>
          </table:table-cell>
          <table:table-cell table:formula="of:=SQRT([.C38]*[.H38])" office:value-type="float" office:value="25.8839213231715" calcext:value-type="float">
            <text:p>25.8839213232</text:p>
          </table:table-cell>
          <table:table-cell table:formula="of:=SQRT([.D38]*[.I38])" office:value-type="float" office:value="25.9375000888156" calcext:value-type="float">
            <text:p>25.9375000888</text:p>
          </table:table-cell>
          <table:table-cell table:formula="of:=SQRT([.E38]*[.J38])" office:value-type="float" office:value="25.4606916368649" calcext:value-type="float">
            <text:p>25.4606916369</text:p>
          </table:table-cell>
          <table:table-cell office:value-type="float" office:value="1" calcext:value-type="float">
            <text:p>1</text:p>
          </table:table-cell>
          <table:table-cell table:formula="of:=[.L38]/[.$K38]" office:value-type="float" office:value="0.999378110435412" calcext:value-type="float">
            <text:p>0.9993781104</text:p>
          </table:table-cell>
          <table:table-cell table:formula="of:=[.M38]/[.$K38]" office:value-type="float" office:value="1.0014467863868" calcext:value-type="float">
            <text:p>1.0014467864</text:p>
          </table:table-cell>
          <table:table-cell table:formula="of:=[.N38]/[.$K38]" office:value-type="float" office:value="0.983037213748994" calcext:value-type="float">
            <text:p>0.9830372137</text:p>
          </table:table-cell>
        </table:table-row>
        <table:table-row table:style-name="ro2">
          <table:table-cell table:style-name="ce2" office:value-type="string" calcext:value-type="string">
            <text:p>D01</text:p>
          </table:table-cell>
          <table:table-cell table:style-name="ce5" office:value-type="float" office:value="17.239191" calcext:value-type="float">
            <text:p>17.239191</text:p>
          </table:table-cell>
          <table:table-cell table:style-name="ce5" office:value-type="float" office:value="18.028944" calcext:value-type="float">
            <text:p>18.028944</text:p>
          </table:table-cell>
          <table:table-cell table:style-name="ce5" office:value-type="float" office:value="15.658879" calcext:value-type="float">
            <text:p>15.658879</text:p>
          </table:table-cell>
          <table:table-cell table:style-name="ce5" office:value-type="float" office:value="17.845644" calcext:value-type="float">
            <text:p>17.845644</text:p>
          </table:table-cell>
          <table:table-cell table:style-name="ce15" office:value-type="string" calcext:value-type="string">
            <text:p>D01</text:p>
          </table:table-cell>
          <table:table-cell table:style-name="ce20" office:value-type="float" office:value="18.894566" calcext:value-type="float">
            <text:p>18.894566</text:p>
          </table:table-cell>
          <table:table-cell table:style-name="ce20" office:value-type="float" office:value="17.87983" calcext:value-type="float">
            <text:p>17.87983</text:p>
          </table:table-cell>
          <table:table-cell table:style-name="ce20" office:value-type="float" office:value="18.054424" calcext:value-type="float">
            <text:p>18.054424</text:p>
          </table:table-cell>
          <table:table-cell table:style-name="ce30" office:value-type="float" office:value="18.814522" calcext:value-type="float">
            <text:p>18.814522</text:p>
          </table:table-cell>
          <table:table-cell table:formula="of:=SQRT([.B39]*[.G39])" office:value-type="float" office:value="18.0479093563799" calcext:value-type="float">
            <text:p>18.0479093564</text:p>
          </table:table-cell>
          <table:table-cell table:formula="of:=SQRT([.C39]*[.H39])" office:value-type="float" office:value="17.954232197438" calcext:value-type="float">
            <text:p>17.9542321974</text:p>
          </table:table-cell>
          <table:table-cell table:formula="of:=SQRT([.D39]*[.I39])" office:value-type="float" office:value="16.8140429650544" calcext:value-type="float">
            <text:p>16.8140429651</text:p>
          </table:table-cell>
          <table:table-cell table:formula="of:=SQRT([.E39]*[.J39])" office:value-type="float" office:value="18.3236803519972" calcext:value-type="float">
            <text:p>18.323680352</text:p>
          </table:table-cell>
          <table:table-cell office:value-type="float" office:value="1" calcext:value-type="float">
            <text:p>1</text:p>
          </table:table-cell>
          <table:table-cell table:formula="of:=[.L39]/[.$K39]" office:value-type="float" office:value="0.994809528511468" calcext:value-type="float">
            <text:p>0.9948095285</text:p>
          </table:table-cell>
          <table:table-cell table:formula="of:=[.M39]/[.$K39]" office:value-type="float" office:value="0.931633832652792" calcext:value-type="float">
            <text:p>0.9316338327</text:p>
          </table:table-cell>
          <table:table-cell table:formula="of:=[.N39]/[.$K39]" office:value-type="float" office:value="1.01527994130355" calcext:value-type="float">
            <text:p>1.0152799413</text:p>
          </table:table-cell>
        </table:table-row>
        <table:table-row table:style-name="ro2">
          <table:table-cell table:style-name="ce2" office:value-type="string" calcext:value-type="string">
            <text:p>D02</text:p>
          </table:table-cell>
          <table:table-cell table:style-name="ce5" office:value-type="float" office:value="15.981322" calcext:value-type="float">
            <text:p>15.981322</text:p>
          </table:table-cell>
          <table:table-cell table:style-name="ce5" office:value-type="float" office:value="15.912256" calcext:value-type="float">
            <text:p>15.912256</text:p>
          </table:table-cell>
          <table:table-cell table:style-name="ce5" office:value-type="float" office:value="15.311696" calcext:value-type="float">
            <text:p>15.311696</text:p>
          </table:table-cell>
          <table:table-cell table:style-name="ce5" office:value-type="float" office:value="16.13666" calcext:value-type="float">
            <text:p>16.13666</text:p>
          </table:table-cell>
          <table:table-cell table:style-name="ce15" office:value-type="string" calcext:value-type="string">
            <text:p>D02</text:p>
          </table:table-cell>
          <table:table-cell table:style-name="ce20" office:value-type="float" office:value="17.18578" calcext:value-type="float">
            <text:p>17.18578</text:p>
          </table:table-cell>
          <table:table-cell table:style-name="ce20" office:value-type="float" office:value="15.069841" calcext:value-type="float">
            <text:p>15.069841</text:p>
          </table:table-cell>
          <table:table-cell table:style-name="ce20" office:value-type="float" office:value="15.86078" calcext:value-type="float">
            <text:p>15.86078</text:p>
          </table:table-cell>
          <table:table-cell table:style-name="ce30" office:value-type="float" office:value="17.052011" calcext:value-type="float">
            <text:p>17.052011</text:p>
          </table:table-cell>
          <table:table-cell table:formula="of:=SQRT([.B40]*[.G40])" office:value-type="float" office:value="16.5726124675973" calcext:value-type="float">
            <text:p>16.5726124676</text:p>
          </table:table-cell>
          <table:table-cell table:formula="of:=SQRT([.C40]*[.H40])" office:value-type="float" office:value="15.4853210451478" calcext:value-type="float">
            <text:p>15.4853210451</text:p>
          </table:table-cell>
          <table:table-cell table:formula="of:=SQRT([.D40]*[.I40])" office:value-type="float" office:value="15.5838198681479" calcext:value-type="float">
            <text:p>15.5838198681</text:p>
          </table:table-cell>
          <table:table-cell table:formula="of:=SQRT([.E40]*[.J40])" office:value-type="float" office:value="16.5880229027832" calcext:value-type="float">
            <text:p>16.5880229028</text:p>
          </table:table-cell>
          <table:table-cell office:value-type="float" office:value="1" calcext:value-type="float">
            <text:p>1</text:p>
          </table:table-cell>
          <table:table-cell table:formula="of:=[.L40]/[.$K40]" office:value-type="float" office:value="0.934392273724172" calcext:value-type="float">
            <text:p>0.9343922737</text:p>
          </table:table-cell>
          <table:table-cell table:formula="of:=[.M40]/[.$K40]" office:value-type="float" office:value="0.940335743602122" calcext:value-type="float">
            <text:p>0.9403357436</text:p>
          </table:table-cell>
          <table:table-cell table:formula="of:=[.N40]/[.$K40]" office:value-type="float" office:value="1.00092987362228" calcext:value-type="float">
            <text:p>1.0009298736</text:p>
          </table:table-cell>
        </table:table-row>
        <table:table-row table:style-name="ro2">
          <table:table-cell table:style-name="ce2" office:value-type="string" calcext:value-type="string">
            <text:p>D03</text:p>
          </table:table-cell>
          <table:table-cell table:style-name="ce5" office:value-type="float" office:value="16.372478" calcext:value-type="float">
            <text:p>16.372478</text:p>
          </table:table-cell>
          <table:table-cell table:style-name="ce5" office:value-type="float" office:value="18.678211" calcext:value-type="float">
            <text:p>18.678211</text:p>
          </table:table-cell>
          <table:table-cell table:style-name="ce5" office:value-type="float" office:value="18.743948" calcext:value-type="float">
            <text:p>18.743948</text:p>
          </table:table-cell>
          <table:table-cell table:style-name="ce5" office:value-type="float" office:value="18.297653" calcext:value-type="float">
            <text:p>18.297653</text:p>
          </table:table-cell>
          <table:table-cell table:style-name="ce15" office:value-type="string" calcext:value-type="string">
            <text:p>D03</text:p>
          </table:table-cell>
          <table:table-cell table:style-name="ce20" office:value-type="float" office:value="18.981724" calcext:value-type="float">
            <text:p>18.981724</text:p>
          </table:table-cell>
          <table:table-cell table:style-name="ce20" office:value-type="float" office:value="19.347797" calcext:value-type="float">
            <text:p>19.347797</text:p>
          </table:table-cell>
          <table:table-cell table:style-name="ce20" office:value-type="float" office:value="19.024593" calcext:value-type="float">
            <text:p>19.024593</text:p>
          </table:table-cell>
          <table:table-cell table:style-name="ce30" office:value-type="float" office:value="19.04725" calcext:value-type="float">
            <text:p>19.04725</text:p>
          </table:table-cell>
          <table:table-cell table:formula="of:=SQRT([.B41]*[.G41])" office:value-type="float" office:value="17.6288927216678" calcext:value-type="float">
            <text:p>17.6288927217</text:p>
          </table:table-cell>
          <table:table-cell table:formula="of:=SQRT([.C41]*[.H41])" office:value-type="float" office:value="19.0100561480277" calcext:value-type="float">
            <text:p>19.010056148</text:p>
          </table:table-cell>
          <table:table-cell table:formula="of:=SQRT([.D41]*[.I41])" office:value-type="float" office:value="18.8837491487566" calcext:value-type="float">
            <text:p>18.8837491488</text:p>
          </table:table-cell>
          <table:table-cell table:formula="of:=SQRT([.E41]*[.J41])" office:value-type="float" office:value="18.6686895925839" calcext:value-type="float">
            <text:p>18.6686895926</text:p>
          </table:table-cell>
          <table:table-cell office:value-type="float" office:value="1" calcext:value-type="float">
            <text:p>1</text:p>
          </table:table-cell>
          <table:table-cell table:formula="of:=[.L41]/[.$K41]" office:value-type="float" office:value="1.07834657843611" calcext:value-type="float">
            <text:p>1.0783465784</text:p>
          </table:table-cell>
          <table:table-cell table:formula="of:=[.M41]/[.$K41]" office:value-type="float" office:value="1.07118180630519" calcext:value-type="float">
            <text:p>1.0711818063</text:p>
          </table:table-cell>
          <table:table-cell table:formula="of:=[.N41]/[.$K41]" office:value-type="float" office:value="1.05898254004564" calcext:value-type="float">
            <text:p>1.05898254</text:p>
          </table:table-cell>
        </table:table-row>
        <table:table-row table:style-name="ro2">
          <table:table-cell table:style-name="ce2" office:value-type="string" calcext:value-type="string">
            <text:p>D04</text:p>
          </table:table-cell>
          <table:table-cell table:style-name="ce5" office:value-type="float" office:value="16.8635" calcext:value-type="float">
            <text:p>16.8635</text:p>
          </table:table-cell>
          <table:table-cell table:style-name="ce5" office:value-type="float" office:value="16.972818" calcext:value-type="float">
            <text:p>16.972818</text:p>
          </table:table-cell>
          <table:table-cell table:style-name="ce5" office:value-type="float" office:value="16.961243" calcext:value-type="float">
            <text:p>16.961243</text:p>
          </table:table-cell>
          <table:table-cell table:style-name="ce5" office:value-type="float" office:value="16.940454" calcext:value-type="float">
            <text:p>16.940454</text:p>
          </table:table-cell>
          <table:table-cell table:style-name="ce15" office:value-type="string" calcext:value-type="string">
            <text:p>D04</text:p>
          </table:table-cell>
          <table:table-cell table:style-name="ce20" office:value-type="float" office:value="17.739407" calcext:value-type="float">
            <text:p>17.739407</text:p>
          </table:table-cell>
          <table:table-cell table:style-name="ce20" office:value-type="float" office:value="17.235668" calcext:value-type="float">
            <text:p>17.235668</text:p>
          </table:table-cell>
          <table:table-cell table:style-name="ce20" office:value-type="float" office:value="16.871944" calcext:value-type="float">
            <text:p>16.871944</text:p>
          </table:table-cell>
          <table:table-cell table:style-name="ce30" office:value-type="float" office:value="16.861044" calcext:value-type="float">
            <text:p>16.861044</text:p>
          </table:table-cell>
          <table:table-cell table:formula="of:=SQRT([.B42]*[.G42])" office:value-type="float" office:value="17.2959096304444" calcext:value-type="float">
            <text:p>17.2959096304</text:p>
          </table:table-cell>
          <table:table-cell table:formula="of:=SQRT([.C42]*[.H42])" office:value-type="float" office:value="17.103738073077" calcext:value-type="float">
            <text:p>17.1037380731</text:p>
          </table:table-cell>
          <table:table-cell table:formula="of:=SQRT([.D42]*[.I42])" office:value-type="float" office:value="16.9165345761593" calcext:value-type="float">
            <text:p>16.9165345762</text:p>
          </table:table-cell>
          <table:table-cell table:formula="of:=SQRT([.E42]*[.J42])" office:value-type="float" office:value="16.9007023603747" calcext:value-type="float">
            <text:p>16.9007023604</text:p>
          </table:table-cell>
          <table:table-cell office:value-type="float" office:value="1" calcext:value-type="float">
            <text:p>1</text:p>
          </table:table-cell>
          <table:table-cell table:formula="of:=[.L42]/[.$K42]" office:value-type="float" office:value="0.98888919048067" calcext:value-type="float">
            <text:p>0.9888891905</text:p>
          </table:table-cell>
          <table:table-cell table:formula="of:=[.M42]/[.$K42]" office:value-type="float" office:value="0.978065619999692" calcext:value-type="float">
            <text:p>0.97806562</text:p>
          </table:table-cell>
          <table:table-cell table:formula="of:=[.N42]/[.$K42]" office:value-type="float" office:value="0.977150246589284" calcext:value-type="float">
            <text:p>0.9771502466</text:p>
          </table:table-cell>
        </table:table-row>
        <table:table-row table:style-name="ro2">
          <table:table-cell table:style-name="ce2" office:value-type="string" calcext:value-type="string">
            <text:p>D05</text:p>
          </table:table-cell>
          <table:table-cell table:style-name="ce5" office:value-type="float" office:value="19.121897" calcext:value-type="float">
            <text:p>19.121897</text:p>
          </table:table-cell>
          <table:table-cell table:style-name="ce5" office:value-type="float" office:value="17.651318" calcext:value-type="float">
            <text:p>17.651318</text:p>
          </table:table-cell>
          <table:table-cell table:style-name="ce5" office:value-type="float" office:value="19.552774" calcext:value-type="float">
            <text:p>19.552774</text:p>
          </table:table-cell>
          <table:table-cell table:style-name="ce5" office:value-type="float" office:value="17.329552" calcext:value-type="float">
            <text:p>17.329552</text:p>
          </table:table-cell>
          <table:table-cell table:style-name="ce15" office:value-type="string" calcext:value-type="string">
            <text:p>D05</text:p>
          </table:table-cell>
          <table:table-cell table:style-name="ce20" office:value-type="float" office:value="19.22601" calcext:value-type="float">
            <text:p>19.22601</text:p>
          </table:table-cell>
          <table:table-cell table:style-name="ce20" office:value-type="float" office:value="3.75845" calcext:value-type="float">
            <text:p>3.75845</text:p>
          </table:table-cell>
          <table:table-cell table:style-name="ce20" office:value-type="float" office:value="19.924696" calcext:value-type="float">
            <text:p>19.924696</text:p>
          </table:table-cell>
          <table:table-cell table:style-name="ce30" office:value-type="float" office:value="20.195717" calcext:value-type="float">
            <text:p>20.195717</text:p>
          </table:table-cell>
          <table:table-cell table:formula="of:=SQRT([.B43]*[.G43])" office:value-type="float" office:value="19.173882834235" calcext:value-type="float">
            <text:p>19.1738828342</text:p>
          </table:table-cell>
          <table:table-cell table:formula="of:=SQRT([.C43]*[.H43])" office:value-type="float" office:value="8.14503506052" calcext:value-type="float">
            <text:p>8.1450350605</text:p>
          </table:table-cell>
          <table:table-cell table:formula="of:=SQRT([.D43]*[.I43])" office:value-type="float" office:value="19.7378590000715" calcext:value-type="float">
            <text:p>19.7378590001</text:p>
          </table:table-cell>
          <table:table-cell table:formula="of:=SQRT([.E43]*[.J43])" office:value-type="float" office:value="18.7078253126542" calcext:value-type="float">
            <text:p>18.7078253127</text:p>
          </table:table-cell>
          <table:table-cell office:value-type="float" office:value="1" calcext:value-type="float">
            <text:p>1</text:p>
          </table:table-cell>
          <table:table-cell table:formula="of:=[.L43]/[.$K43]" office:value-type="float" office:value="0.424798416206917" calcext:value-type="float">
            <text:p>0.4247984162</text:p>
          </table:table-cell>
          <table:table-cell table:formula="of:=[.M43]/[.$K43]" office:value-type="float" office:value="1.02941376927732" calcext:value-type="float">
            <text:p>1.0294137693</text:p>
          </table:table-cell>
          <table:table-cell table:formula="of:=[.N43]/[.$K43]" office:value-type="float" office:value="0.975693106836522" calcext:value-type="float">
            <text:p>0.9756931068</text:p>
          </table:table-cell>
        </table:table-row>
        <table:table-row table:style-name="ro2">
          <table:table-cell table:style-name="ce2" office:value-type="string" calcext:value-type="string">
            <text:p>D06</text:p>
          </table:table-cell>
          <table:table-cell table:style-name="ce5" office:value-type="float" office:value="16.919989" calcext:value-type="float">
            <text:p>16.919989</text:p>
          </table:table-cell>
          <table:table-cell table:style-name="ce5" office:value-type="float" office:value="17.407228" calcext:value-type="float">
            <text:p>17.407228</text:p>
          </table:table-cell>
          <table:table-cell table:style-name="ce5" office:value-type="float" office:value="17.661749" calcext:value-type="float">
            <text:p>17.661749</text:p>
          </table:table-cell>
          <table:table-cell table:style-name="ce10" office:value-type="float" office:value="18.022478" calcext:value-type="float">
            <text:p>18.022478</text:p>
          </table:table-cell>
          <table:table-cell table:style-name="ce15" office:value-type="string" calcext:value-type="string">
            <text:p>D06</text:p>
          </table:table-cell>
          <table:table-cell table:style-name="ce20" office:value-type="float" office:value="17.993181" calcext:value-type="float">
            <text:p>17.993181</text:p>
          </table:table-cell>
          <table:table-cell table:style-name="ce20" office:value-type="float" office:value="18.271942" calcext:value-type="float">
            <text:p>18.271942</text:p>
          </table:table-cell>
          <table:table-cell table:style-name="ce20" office:value-type="float" office:value="19.036732" calcext:value-type="float">
            <text:p>19.036732</text:p>
          </table:table-cell>
          <table:table-cell table:style-name="ce30" office:value-type="float" office:value="18.022478" calcext:value-type="float">
            <text:p>18.022478</text:p>
          </table:table-cell>
          <table:table-cell table:formula="of:=SQRT([.B44]*[.G44])" office:value-type="float" office:value="17.4483358689306" calcext:value-type="float">
            <text:p>17.4483358689</text:p>
          </table:table-cell>
          <table:table-cell table:formula="of:=SQRT([.C44]*[.H44])" office:value-type="float" office:value="17.8343449668547" calcext:value-type="float">
            <text:p>17.8343449669</text:p>
          </table:table-cell>
          <table:table-cell table:formula="of:=SQRT([.D44]*[.I44])" office:value-type="float" office:value="18.336356845466" calcext:value-type="float">
            <text:p>18.3363568455</text:p>
          </table:table-cell>
          <table:table-cell table:formula="of:=SQRT([.E44]*[.J44])" office:value-type="float" office:value="18.022478" calcext:value-type="float">
            <text:p>18.022478</text:p>
          </table:table-cell>
          <table:table-cell office:value-type="float" office:value="1" calcext:value-type="float">
            <text:p>1</text:p>
          </table:table-cell>
          <table:table-cell table:formula="of:=[.L44]/[.$K44]" office:value-type="float" office:value="1.02212297498305" calcext:value-type="float">
            <text:p>1.022122975</text:p>
          </table:table-cell>
          <table:table-cell table:formula="of:=[.M44]/[.$K44]" office:value-type="float" office:value="1.05089430781286" calcext:value-type="float">
            <text:p>1.0508943078</text:p>
          </table:table-cell>
          <table:table-cell table:formula="of:=[.N44]/[.$K44]" office:value-type="float" office:value="1.03290526588795" calcext:value-type="float">
            <text:p>1.0329052659</text:p>
          </table:table-cell>
        </table:table-row>
        <table:table-row table:style-name="ro2">
          <table:table-cell table:style-name="ce2" office:value-type="string" calcext:value-type="string">
            <text:p>D07</text:p>
          </table:table-cell>
          <table:table-cell table:style-name="ce5" office:value-type="float" office:value="17.693338" calcext:value-type="float">
            <text:p>17.693338</text:p>
          </table:table-cell>
          <table:table-cell table:style-name="ce5" office:value-type="float" office:value="17.987291" calcext:value-type="float">
            <text:p>17.987291</text:p>
          </table:table-cell>
          <table:table-cell table:style-name="ce5" office:value-type="float" office:value="17.170034" calcext:value-type="float">
            <text:p>17.170034</text:p>
          </table:table-cell>
          <table:table-cell table:style-name="ce5" office:value-type="float" office:value="17.056856" calcext:value-type="float">
            <text:p>17.056856</text:p>
          </table:table-cell>
          <table:table-cell table:style-name="ce15" office:value-type="string" calcext:value-type="string">
            <text:p>D07</text:p>
          </table:table-cell>
          <table:table-cell table:style-name="ce20" office:value-type="float" office:value="17.755919" calcext:value-type="float">
            <text:p>17.755919</text:p>
          </table:table-cell>
          <table:table-cell table:style-name="ce20" office:value-type="float" office:value="17.130365" calcext:value-type="float">
            <text:p>17.130365</text:p>
          </table:table-cell>
          <table:table-cell table:style-name="ce20" office:value-type="float" office:value="18.441582" calcext:value-type="float">
            <text:p>18.441582</text:p>
          </table:table-cell>
          <table:table-cell table:style-name="ce30" office:value-type="float" office:value="18.109028" calcext:value-type="float">
            <text:p>18.109028</text:p>
          </table:table-cell>
          <table:table-cell table:formula="of:=SQRT([.B45]*[.G45])" office:value-type="float" office:value="17.7246008803477" calcext:value-type="float">
            <text:p>17.7246008803</text:p>
          </table:table-cell>
          <table:table-cell table:formula="of:=SQRT([.C45]*[.H45])" office:value-type="float" office:value="17.5535996362916" calcext:value-type="float">
            <text:p>17.5535996363</text:p>
          </table:table-cell>
          <table:table-cell table:formula="of:=SQRT([.D45]*[.I45])" office:value-type="float" office:value="17.7944539099627" calcext:value-type="float">
            <text:p>17.79445391</text:p>
          </table:table-cell>
          <table:table-cell table:formula="of:=SQRT([.E45]*[.J45])" office:value-type="float" office:value="17.5750699257775" calcext:value-type="float">
            <text:p>17.5750699258</text:p>
          </table:table-cell>
          <table:table-cell office:value-type="float" office:value="1" calcext:value-type="float">
            <text:p>1</text:p>
          </table:table-cell>
          <table:table-cell table:formula="of:=[.L45]/[.$K45]" office:value-type="float" office:value="0.990352321882422" calcext:value-type="float">
            <text:p>0.9903523219</text:p>
          </table:table-cell>
          <table:table-cell table:formula="of:=[.M45]/[.$K45]" office:value-type="float" office:value="1.00394102130065" calcext:value-type="float">
            <text:p>1.0039410213</text:p>
          </table:table-cell>
          <table:table-cell table:formula="of:=[.N45]/[.$K45]" office:value-type="float" office:value="0.991563648988226" calcext:value-type="float">
            <text:p>0.991563649</text:p>
          </table:table-cell>
        </table:table-row>
        <table:table-row table:style-name="ro2">
          <table:table-cell table:style-name="ce2" office:value-type="string" calcext:value-type="string">
            <text:p>D08</text:p>
          </table:table-cell>
          <table:table-cell table:style-name="ce5" office:value-type="float" office:value="20.307575" calcext:value-type="float">
            <text:p>20.307575</text:p>
          </table:table-cell>
          <table:table-cell table:style-name="ce5" office:value-type="float" office:value="17.287037" calcext:value-type="float">
            <text:p>17.287037</text:p>
          </table:table-cell>
          <table:table-cell table:style-name="ce5" office:value-type="float" office:value="19.942" calcext:value-type="float">
            <text:p>19.942</text:p>
          </table:table-cell>
          <table:table-cell table:style-name="ce5" office:value-type="float" office:value="18.899914" calcext:value-type="float">
            <text:p>18.899914</text:p>
          </table:table-cell>
          <table:table-cell table:style-name="ce15" office:value-type="string" calcext:value-type="string">
            <text:p>D08</text:p>
          </table:table-cell>
          <table:table-cell table:style-name="ce20" office:value-type="float" office:value="18.913511" calcext:value-type="float">
            <text:p>18.913511</text:p>
          </table:table-cell>
          <table:table-cell table:style-name="ce20" office:value-type="float" office:value="19.606974" calcext:value-type="float">
            <text:p>19.606974</text:p>
          </table:table-cell>
          <table:table-cell table:style-name="ce20" office:value-type="float" office:value="19.098734" calcext:value-type="float">
            <text:p>19.098734</text:p>
          </table:table-cell>
          <table:table-cell table:style-name="ce30" office:value-type="float" office:value="19.85064" calcext:value-type="float">
            <text:p>19.85064</text:p>
          </table:table-cell>
          <table:table-cell table:formula="of:=SQRT([.B46]*[.G46])" office:value-type="float" office:value="19.598151523698" calcext:value-type="float">
            <text:p>19.5981515237</text:p>
          </table:table-cell>
          <table:table-cell table:formula="of:=SQRT([.C46]*[.H46])" office:value-type="float" office:value="18.4104993141424" calcext:value-type="float">
            <text:p>18.4104993141</text:p>
          </table:table-cell>
          <table:table-cell table:formula="of:=SQRT([.D46]*[.I46])" office:value-type="float" office:value="19.5158129071786" calcext:value-type="float">
            <text:p>19.5158129072</text:p>
          </table:table-cell>
          <table:table-cell table:formula="of:=SQRT([.E46]*[.J46])" office:value-type="float" office:value="19.3694447221638" calcext:value-type="float">
            <text:p>19.3694447222</text:p>
          </table:table-cell>
          <table:table-cell office:value-type="float" office:value="1" calcext:value-type="float">
            <text:p>1</text:p>
          </table:table-cell>
          <table:table-cell table:formula="of:=[.L46]/[.$K46]" office:value-type="float" office:value="0.939399784305195" calcext:value-type="float">
            <text:p>0.9393997843</text:p>
          </table:table-cell>
          <table:table-cell table:formula="of:=[.M46]/[.$K46]" office:value-type="float" office:value="0.995798653948574" calcext:value-type="float">
            <text:p>0.9957986539</text:p>
          </table:table-cell>
          <table:table-cell table:formula="of:=[.N46]/[.$K46]" office:value-type="float" office:value="0.988330185055586" calcext:value-type="float">
            <text:p>0.9883301851</text:p>
          </table:table-cell>
        </table:table-row>
        <table:table-row table:style-name="ro2">
          <table:table-cell table:style-name="ce2" office:value-type="string" calcext:value-type="string">
            <text:p>D09</text:p>
          </table:table-cell>
          <table:table-cell table:style-name="ce5" office:value-type="float" office:value="21.907602" calcext:value-type="float">
            <text:p>21.907602</text:p>
          </table:table-cell>
          <table:table-cell table:style-name="ce5" office:value-type="float" office:value="18.354544" calcext:value-type="float">
            <text:p>18.354544</text:p>
          </table:table-cell>
          <table:table-cell table:style-name="ce5" office:value-type="float" office:value="22.640446" calcext:value-type="float">
            <text:p>22.640446</text:p>
          </table:table-cell>
          <table:table-cell table:style-name="ce5" office:value-type="float" office:value="22.732683" calcext:value-type="float">
            <text:p>22.732683</text:p>
          </table:table-cell>
          <table:table-cell table:style-name="ce15" office:value-type="string" calcext:value-type="string">
            <text:p>D09</text:p>
          </table:table-cell>
          <table:table-cell table:style-name="ce20" office:value-type="float" office:value="22.45519" calcext:value-type="float">
            <text:p>22.45519</text:p>
          </table:table-cell>
          <table:table-cell table:style-name="ce20" office:value-type="float" office:value="20.512596" calcext:value-type="float">
            <text:p>20.512596</text:p>
          </table:table-cell>
          <table:table-cell table:style-name="ce20" office:value-type="float" office:value="22.018707" calcext:value-type="float">
            <text:p>22.018707</text:p>
          </table:table-cell>
          <table:table-cell table:style-name="ce30" office:value-type="float" office:value="21.69272" calcext:value-type="float">
            <text:p>21.69272</text:p>
          </table:table-cell>
          <table:table-cell table:formula="of:=SQRT([.B47]*[.G47])" office:value-type="float" office:value="22.1797061602353" calcext:value-type="float">
            <text:p>22.1797061602</text:p>
          </table:table-cell>
          <table:table-cell table:formula="of:=SQRT([.C47]*[.H47])" office:value-type="float" office:value="19.4035910551687" calcext:value-type="float">
            <text:p>19.4035910552</text:p>
          </table:table-cell>
          <table:table-cell table:formula="of:=SQRT([.D47]*[.I47])" office:value-type="float" office:value="22.3274124524837" calcext:value-type="float">
            <text:p>22.3274124525</text:p>
          </table:table-cell>
          <table:table-cell table:formula="of:=SQRT([.E47]*[.J47])" office:value-type="float" office:value="22.2066144913573" calcext:value-type="float">
            <text:p>22.2066144914</text:p>
          </table:table-cell>
          <table:table-cell office:value-type="float" office:value="1" calcext:value-type="float">
            <text:p>1</text:p>
          </table:table-cell>
          <table:table-cell table:formula="of:=[.L47]/[.$K47]" office:value-type="float" office:value="0.874835352415817" calcext:value-type="float">
            <text:p>0.8748353524</text:p>
          </table:table-cell>
          <table:table-cell table:formula="of:=[.M47]/[.$K47]" office:value-type="float" office:value="1.00665952430484" calcext:value-type="float">
            <text:p>1.0066595243</text:p>
          </table:table-cell>
          <table:table-cell table:formula="of:=[.N47]/[.$K47]" office:value-type="float" office:value="1.00121319601475" calcext:value-type="float">
            <text:p>1.001213196</text:p>
          </table:table-cell>
        </table:table-row>
        <table:table-row table:style-name="ro2">
          <table:table-cell table:style-name="ce2" office:value-type="string" calcext:value-type="string">
            <text:p>D10</text:p>
          </table:table-cell>
          <table:table-cell table:style-name="ce5" office:value-type="float" office:value="22.597738" calcext:value-type="float">
            <text:p>22.597738</text:p>
          </table:table-cell>
          <table:table-cell table:style-name="ce5" office:value-type="float" office:value="23.201439" calcext:value-type="float">
            <text:p>23.201439</text:p>
          </table:table-cell>
          <table:table-cell table:style-name="ce5" office:value-type="float" office:value="20.188663" calcext:value-type="float">
            <text:p>20.188663</text:p>
          </table:table-cell>
          <table:table-cell table:style-name="ce5" office:value-type="float" office:value="22.548815" calcext:value-type="float">
            <text:p>22.548815</text:p>
          </table:table-cell>
          <table:table-cell table:style-name="ce15" office:value-type="string" calcext:value-type="string">
            <text:p>D10</text:p>
          </table:table-cell>
          <table:table-cell table:style-name="ce20" office:value-type="float" office:value="23.008577" calcext:value-type="float">
            <text:p>23.008577</text:p>
          </table:table-cell>
          <table:table-cell table:style-name="ce20" office:value-type="float" office:value="22.987698" calcext:value-type="float">
            <text:p>22.987698</text:p>
          </table:table-cell>
          <table:table-cell table:style-name="ce20" office:value-type="float" office:value="22.657373" calcext:value-type="float">
            <text:p>22.657373</text:p>
          </table:table-cell>
          <table:table-cell table:style-name="ce30" office:value-type="float" office:value="22.705341" calcext:value-type="float">
            <text:p>22.705341</text:p>
          </table:table-cell>
          <table:table-cell table:formula="of:=SQRT([.B48]*[.G48])" office:value-type="float" office:value="22.8022322328062" calcext:value-type="float">
            <text:p>22.8022322328</text:p>
          </table:table-cell>
          <table:table-cell table:formula="of:=SQRT([.C48]*[.H48])" office:value-type="float" office:value="23.0943212261677" calcext:value-type="float">
            <text:p>23.0943212262</text:p>
          </table:table-cell>
          <table:table-cell table:formula="of:=SQRT([.D48]*[.I48])" office:value-type="float" office:value="21.3874278014515" calcext:value-type="float">
            <text:p>21.3874278015</text:p>
          </table:table-cell>
          <table:table-cell table:formula="of:=SQRT([.E48]*[.J48])" office:value-type="float" office:value="22.6269426507629" calcext:value-type="float">
            <text:p>22.6269426508</text:p>
          </table:table-cell>
          <table:table-cell office:value-type="float" office:value="1" calcext:value-type="float">
            <text:p>1</text:p>
          </table:table-cell>
          <table:table-cell table:formula="of:=[.L48]/[.$K48]" office:value-type="float" office:value="1.01280966663173" calcext:value-type="float">
            <text:p>1.0128096666</text:p>
          </table:table-cell>
          <table:table-cell table:formula="of:=[.M48]/[.$K48]" office:value-type="float" office:value="0.937953248747321" calcext:value-type="float">
            <text:p>0.9379532487</text:p>
          </table:table-cell>
          <table:table-cell table:formula="of:=[.N48]/[.$K48]" office:value-type="float" office:value="0.992312613069914" calcext:value-type="float">
            <text:p>0.9923126131</text:p>
          </table:table-cell>
        </table:table-row>
        <table:table-row table:style-name="ro2">
          <table:table-cell table:style-name="ce2" office:value-type="string" calcext:value-type="string">
            <text:p>D11</text:p>
          </table:table-cell>
          <table:table-cell table:style-name="ce5" office:value-type="float" office:value="16.071028" calcext:value-type="float">
            <text:p>16.071028</text:p>
          </table:table-cell>
          <table:table-cell table:style-name="ce5" office:value-type="float" office:value="15.978904" calcext:value-type="float">
            <text:p>15.978904</text:p>
          </table:table-cell>
          <table:table-cell table:style-name="ce5" office:value-type="float" office:value="16.866875" calcext:value-type="float">
            <text:p>16.866875</text:p>
          </table:table-cell>
          <table:table-cell table:style-name="ce11" office:value-type="float" office:value="16.866875" calcext:value-type="float">
            <text:p>16.866875</text:p>
          </table:table-cell>
          <table:table-cell table:style-name="ce15" office:value-type="string" calcext:value-type="string">
            <text:p>D11</text:p>
          </table:table-cell>
          <table:table-cell table:style-name="ce20" office:value-type="float" office:value="16.4315" calcext:value-type="float">
            <text:p>16.4315</text:p>
          </table:table-cell>
          <table:table-cell table:style-name="ce20" office:value-type="float" office:value="16.295534" calcext:value-type="float">
            <text:p>16.295534</text:p>
          </table:table-cell>
          <table:table-cell table:style-name="ce20" office:value-type="float" office:value="16.204071" calcext:value-type="float">
            <text:p>16.204071</text:p>
          </table:table-cell>
          <table:table-cell table:style-name="ce34" office:value-type="float" office:value="16.204071" calcext:value-type="float">
            <text:p>16.204071</text:p>
          </table:table-cell>
          <table:table-cell table:formula="of:=SQRT([.B49]*[.G49])" office:value-type="float" office:value="16.2502645080626" calcext:value-type="float">
            <text:p>16.2502645081</text:p>
          </table:table-cell>
          <table:table-cell table:formula="of:=SQRT([.C49]*[.H49])" office:value-type="float" office:value="16.1364424026715" calcext:value-type="float">
            <text:p>16.1364424027</text:p>
          </table:table-cell>
          <table:table-cell table:formula="of:=SQRT([.D49]*[.I49])" office:value-type="float" office:value="16.5321517065422" calcext:value-type="float">
            <text:p>16.5321517065</text:p>
          </table:table-cell>
          <table:table-cell table:formula="of:=SQRT([.E49]*[.J49])" office:value-type="float" office:value="16.5321517065422" calcext:value-type="float">
            <text:p>16.5321517065</text:p>
          </table:table-cell>
          <table:table-cell office:value-type="float" office:value="1" calcext:value-type="float">
            <text:p>1</text:p>
          </table:table-cell>
          <table:table-cell table:formula="of:=[.L49]/[.$K49]" office:value-type="float" office:value="0.992995676757469" calcext:value-type="float">
            <text:p>0.9929956768</text:p>
          </table:table-cell>
          <table:table-cell table:formula="of:=[.M49]/[.$K49]" office:value-type="float" office:value="1.01734662216358" calcext:value-type="float">
            <text:p>1.0173466222</text:p>
          </table:table-cell>
          <table:table-cell table:formula="of:=[.N49]/[.$K49]" office:value-type="float" office:value="1.01734662216358" calcext:value-type="float">
            <text:p>1.0173466222</text:p>
          </table:table-cell>
        </table:table-row>
        <table:table-row table:style-name="ro2">
          <table:table-cell table:style-name="ce2" office:value-type="string" calcext:value-type="string">
            <text:p>D12</text:p>
          </table:table-cell>
          <table:table-cell table:style-name="ce5" office:value-type="float" office:value="23.282429" calcext:value-type="float">
            <text:p>23.282429</text:p>
          </table:table-cell>
          <table:table-cell table:style-name="ce5" office:value-type="float" office:value="23.60026" calcext:value-type="float">
            <text:p>23.60026</text:p>
          </table:table-cell>
          <table:table-cell table:style-name="ce5" office:value-type="float" office:value="23.092525" calcext:value-type="float">
            <text:p>23.092525</text:p>
          </table:table-cell>
          <table:table-cell table:style-name="ce5" office:value-type="float" office:value="22.77413" calcext:value-type="float">
            <text:p>22.77413</text:p>
          </table:table-cell>
          <table:table-cell table:style-name="ce15" office:value-type="string" calcext:value-type="string">
            <text:p>D12</text:p>
          </table:table-cell>
          <table:table-cell table:style-name="ce20" office:value-type="float" office:value="22.864101" calcext:value-type="float">
            <text:p>22.864101</text:p>
          </table:table-cell>
          <table:table-cell table:style-name="ce20" office:value-type="float" office:value="23.39263" calcext:value-type="float">
            <text:p>23.39263</text:p>
          </table:table-cell>
          <table:table-cell table:style-name="ce20" office:value-type="float" office:value="22.923096" calcext:value-type="float">
            <text:p>22.923096</text:p>
          </table:table-cell>
          <table:table-cell table:style-name="ce30" office:value-type="float" office:value="22.53313" calcext:value-type="float">
            <text:p>22.53313</text:p>
          </table:table-cell>
          <table:table-cell table:formula="of:=SQRT([.B50]*[.G50])" office:value-type="float" office:value="23.0723169226961" calcext:value-type="float">
            <text:p>23.0723169227</text:p>
          </table:table-cell>
          <table:table-cell table:formula="of:=SQRT([.C50]*[.H50])" office:value-type="float" office:value="23.4962156545219" calcext:value-type="float">
            <text:p>23.4962156545</text:p>
          </table:table-cell>
          <table:table-cell table:formula="of:=SQRT([.D50]*[.I50])" office:value-type="float" office:value="23.0076545405524" calcext:value-type="float">
            <text:p>23.0076545406</text:p>
          </table:table-cell>
          <table:table-cell table:formula="of:=SQRT([.E50]*[.J50])" office:value-type="float" office:value="22.6533095137752" calcext:value-type="float">
            <text:p>22.6533095138</text:p>
          </table:table-cell>
          <table:table-cell office:value-type="float" office:value="1" calcext:value-type="float">
            <text:p>1</text:p>
          </table:table-cell>
          <table:table-cell table:formula="of:=[.L50]/[.$K50]" office:value-type="float" office:value="1.01837261221949" calcext:value-type="float">
            <text:p>1.0183726122</text:p>
          </table:table-cell>
          <table:table-cell table:formula="of:=[.M50]/[.$K50]" office:value-type="float" office:value="0.997197404042239" calcext:value-type="float">
            <text:p>0.997197404</text:p>
          </table:table-cell>
          <table:table-cell table:formula="of:=[.N50]/[.$K50]" office:value-type="float" office:value="0.981839387421526" calcext:value-type="float">
            <text:p>0.9818393874</text:p>
          </table:table-cell>
        </table:table-row>
        <table:table-row table:style-name="ro2">
          <table:table-cell table:style-name="ce2" office:value-type="string" calcext:value-type="string">
            <text:p>E01</text:p>
          </table:table-cell>
          <table:table-cell table:style-name="ce5" office:value-type="float" office:value="26.320366" calcext:value-type="float">
            <text:p>26.320366</text:p>
          </table:table-cell>
          <table:table-cell table:style-name="ce5" office:value-type="float" office:value="25.752913" calcext:value-type="float">
            <text:p>25.752913</text:p>
          </table:table-cell>
          <table:table-cell table:style-name="ce5" office:value-type="float" office:value="26.867418" calcext:value-type="float">
            <text:p>26.867418</text:p>
          </table:table-cell>
          <table:table-cell table:style-name="ce5" office:value-type="float" office:value="24.664766" calcext:value-type="float">
            <text:p>24.664766</text:p>
          </table:table-cell>
          <table:table-cell table:style-name="ce15" office:value-type="string" calcext:value-type="string">
            <text:p>E01</text:p>
          </table:table-cell>
          <table:table-cell table:style-name="ce20" office:value-type="float" office:value="26.406507" calcext:value-type="float">
            <text:p>26.406507</text:p>
          </table:table-cell>
          <table:table-cell table:style-name="ce20" office:value-type="float" office:value="25.570805" calcext:value-type="float">
            <text:p>25.570805</text:p>
          </table:table-cell>
          <table:table-cell table:style-name="ce20" office:value-type="float" office:value="27.106932" calcext:value-type="float">
            <text:p>27.106932</text:p>
          </table:table-cell>
          <table:table-cell table:style-name="ce30" office:value-type="float" office:value="23.523724" calcext:value-type="float">
            <text:p>23.523724</text:p>
          </table:table-cell>
          <table:table-cell table:formula="of:=SQRT([.B51]*[.G51])" office:value-type="float" office:value="26.3634013173862" calcext:value-type="float">
            <text:p>26.3634013174</text:p>
          </table:table-cell>
          <table:table-cell table:formula="of:=SQRT([.C51]*[.H51])" office:value-type="float" office:value="25.6616974595401" calcext:value-type="float">
            <text:p>25.6616974595</text:p>
          </table:table-cell>
          <table:table-cell table:formula="of:=SQRT([.D51]*[.I51])" office:value-type="float" office:value="26.9869092847176" calcext:value-type="float">
            <text:p>26.9869092847</text:p>
          </table:table-cell>
          <table:table-cell table:formula="of:=SQRT([.E51]*[.J51])" office:value-type="float" office:value="24.0874894480223" calcext:value-type="float">
            <text:p>24.087489448</text:p>
          </table:table-cell>
          <table:table-cell office:value-type="float" office:value="1" calcext:value-type="float">
            <text:p>1</text:p>
          </table:table-cell>
          <table:table-cell table:formula="of:=[.L51]/[.$K51]" office:value-type="float" office:value="0.973383409469877" calcext:value-type="float">
            <text:p>0.9733834095</text:p>
          </table:table-cell>
          <table:table-cell table:formula="of:=[.M51]/[.$K51]" office:value-type="float" office:value="1.02365051306639" calcext:value-type="float">
            <text:p>1.0236505131</text:p>
          </table:table-cell>
          <table:table-cell table:formula="of:=[.N51]/[.$K51]" office:value-type="float" office:value="0.913671538737946" calcext:value-type="float">
            <text:p>0.9136715387</text:p>
          </table:table-cell>
        </table:table-row>
        <table:table-row table:style-name="ro2">
          <table:table-cell table:style-name="ce2" office:value-type="string" calcext:value-type="string">
            <text:p>E02</text:p>
          </table:table-cell>
          <table:table-cell table:style-name="ce5" office:value-type="float" office:value="18.571146" calcext:value-type="float">
            <text:p>18.571146</text:p>
          </table:table-cell>
          <table:table-cell table:style-name="ce5" office:value-type="float" office:value="19.414423" calcext:value-type="float">
            <text:p>19.414423</text:p>
          </table:table-cell>
          <table:table-cell table:style-name="ce5" office:value-type="float" office:value="17.840536" calcext:value-type="float">
            <text:p>17.840536</text:p>
          </table:table-cell>
          <table:table-cell table:style-name="ce5" office:value-type="float" office:value="16.945208" calcext:value-type="float">
            <text:p>16.945208</text:p>
          </table:table-cell>
          <table:table-cell table:style-name="ce15" office:value-type="string" calcext:value-type="string">
            <text:p>E02</text:p>
          </table:table-cell>
          <table:table-cell table:style-name="ce20" office:value-type="float" office:value="18.327806" calcext:value-type="float">
            <text:p>18.327806</text:p>
          </table:table-cell>
          <table:table-cell table:style-name="ce20" office:value-type="float" office:value="19.304922" calcext:value-type="float">
            <text:p>19.304922</text:p>
          </table:table-cell>
          <table:table-cell table:style-name="ce20" office:value-type="float" office:value="17.856752" calcext:value-type="float">
            <text:p>17.856752</text:p>
          </table:table-cell>
          <table:table-cell table:style-name="ce30" office:value-type="float" office:value="19.482372" calcext:value-type="float">
            <text:p>19.482372</text:p>
          </table:table-cell>
          <table:table-cell table:formula="of:=SQRT([.B52]*[.G52])" office:value-type="float" office:value="18.4490748029725" calcext:value-type="float">
            <text:p>18.449074803</text:p>
          </table:table-cell>
          <table:table-cell table:formula="of:=SQRT([.C52]*[.H52])" office:value-type="float" office:value="19.3595950807347" calcext:value-type="float">
            <text:p>19.3595950807</text:p>
          </table:table-cell>
          <table:table-cell table:formula="of:=SQRT([.D52]*[.I52])" office:value-type="float" office:value="17.8486421584128" calcext:value-type="float">
            <text:p>17.8486421584</text:p>
          </table:table-cell>
          <table:table-cell table:formula="of:=SQRT([.E52]*[.J52])" office:value-type="float" office:value="18.169558218993" calcext:value-type="float">
            <text:p>18.169558219</text:p>
          </table:table-cell>
          <table:table-cell office:value-type="float" office:value="1" calcext:value-type="float">
            <text:p>1</text:p>
          </table:table-cell>
          <table:table-cell table:formula="of:=[.L52]/[.$K52]" office:value-type="float" office:value="1.04935316743447" calcext:value-type="float">
            <text:p>1.0493531674</text:p>
          </table:table-cell>
          <table:table-cell table:formula="of:=[.M52]/[.$K52]" office:value-type="float" office:value="0.967454593199278" calcext:value-type="float">
            <text:p>0.9674545932</text:p>
          </table:table-cell>
          <table:table-cell table:formula="of:=[.N52]/[.$K52]" office:value-type="float" office:value="0.984849289898565" calcext:value-type="float">
            <text:p>0.9848492899</text:p>
          </table:table-cell>
        </table:table-row>
        <table:table-row table:style-name="ro2">
          <table:table-cell table:style-name="ce2" office:value-type="string" calcext:value-type="string">
            <text:p>E03</text:p>
          </table:table-cell>
          <table:table-cell table:style-name="ce5" office:value-type="float" office:value="22.290966" calcext:value-type="float">
            <text:p>22.290966</text:p>
          </table:table-cell>
          <table:table-cell table:style-name="ce5" office:value-type="float" office:value="22.25763" calcext:value-type="float">
            <text:p>22.25763</text:p>
          </table:table-cell>
          <table:table-cell table:style-name="ce5" office:value-type="float" office:value="22.391619" calcext:value-type="float">
            <text:p>22.391619</text:p>
          </table:table-cell>
          <table:table-cell table:style-name="ce5" office:value-type="float" office:value="21.846832" calcext:value-type="float">
            <text:p>21.846832</text:p>
          </table:table-cell>
          <table:table-cell table:style-name="ce15" office:value-type="string" calcext:value-type="string">
            <text:p>E03</text:p>
          </table:table-cell>
          <table:table-cell table:style-name="ce20" office:value-type="float" office:value="21.883299" calcext:value-type="float">
            <text:p>21.883299</text:p>
          </table:table-cell>
          <table:table-cell table:style-name="ce20" office:value-type="float" office:value="23.00784" calcext:value-type="float">
            <text:p>23.00784</text:p>
          </table:table-cell>
          <table:table-cell table:style-name="ce20" office:value-type="float" office:value="23.40647" calcext:value-type="float">
            <text:p>23.40647</text:p>
          </table:table-cell>
          <table:table-cell table:style-name="ce30" office:value-type="float" office:value="21.701221" calcext:value-type="float">
            <text:p>21.701221</text:p>
          </table:table-cell>
          <table:table-cell table:formula="of:=SQRT([.B53]*[.G53])" office:value-type="float" office:value="22.0861919301819" calcext:value-type="float">
            <text:p>22.0861919302</text:p>
          </table:table-cell>
          <table:table-cell table:formula="of:=SQRT([.C53]*[.H53])" office:value-type="float" office:value="22.6296263738313" calcext:value-type="float">
            <text:p>22.6296263738</text:p>
          </table:table-cell>
          <table:table-cell table:formula="of:=SQRT([.D53]*[.I53])" office:value-type="float" office:value="22.8934217271016" calcext:value-type="float">
            <text:p>22.8934217271</text:p>
          </table:table-cell>
          <table:table-cell table:formula="of:=SQRT([.E53]*[.J53])" office:value-type="float" office:value="21.7739047803069" calcext:value-type="float">
            <text:p>21.7739047803</text:p>
          </table:table-cell>
          <table:table-cell office:value-type="float" office:value="1" calcext:value-type="float">
            <text:p>1</text:p>
          </table:table-cell>
          <table:table-cell table:formula="of:=[.L53]/[.$K53]" office:value-type="float" office:value="1.02460516712737" calcext:value-type="float">
            <text:p>1.0246051671</text:p>
          </table:table-cell>
          <table:table-cell table:formula="of:=[.M53]/[.$K53]" office:value-type="float" office:value="1.03654907099746" calcext:value-type="float">
            <text:p>1.036549071</text:p>
          </table:table-cell>
          <table:table-cell table:formula="of:=[.N53]/[.$K53]" office:value-type="float" office:value="0.985860525396943" calcext:value-type="float">
            <text:p>0.9858605254</text:p>
          </table:table-cell>
        </table:table-row>
        <table:table-row table:style-name="ro2">
          <table:table-cell table:style-name="ce2" office:value-type="string" calcext:value-type="string">
            <text:p>E04</text:p>
          </table:table-cell>
          <table:table-cell table:style-name="ce5" office:value-type="float" office:value="20.600245" calcext:value-type="float">
            <text:p>20.600245</text:p>
          </table:table-cell>
          <table:table-cell table:style-name="ce5" office:value-type="float" office:value="21.32884" calcext:value-type="float">
            <text:p>21.32884</text:p>
          </table:table-cell>
          <table:table-cell table:style-name="ce5" office:value-type="float" office:value="20.997238" calcext:value-type="float">
            <text:p>20.997238</text:p>
          </table:table-cell>
          <table:table-cell table:style-name="ce5" office:value-type="float" office:value="20.756643" calcext:value-type="float">
            <text:p>20.756643</text:p>
          </table:table-cell>
          <table:table-cell table:style-name="ce15" office:value-type="string" calcext:value-type="string">
            <text:p>E04</text:p>
          </table:table-cell>
          <table:table-cell table:style-name="ce20" office:value-type="float" office:value="20.841822" calcext:value-type="float">
            <text:p>20.841822</text:p>
          </table:table-cell>
          <table:table-cell table:style-name="ce20" office:value-type="float" office:value="21.133024" calcext:value-type="float">
            <text:p>21.133024</text:p>
          </table:table-cell>
          <table:table-cell table:style-name="ce20" office:value-type="float" office:value="19.222385" calcext:value-type="float">
            <text:p>19.222385</text:p>
          </table:table-cell>
          <table:table-cell table:style-name="ce30" office:value-type="float" office:value="20.402876" calcext:value-type="float">
            <text:p>20.402876</text:p>
          </table:table-cell>
          <table:table-cell table:formula="of:=SQRT([.B54]*[.G54])" office:value-type="float" office:value="20.7206814426165" calcext:value-type="float">
            <text:p>20.7206814426</text:p>
          </table:table-cell>
          <table:table-cell table:formula="of:=SQRT([.C54]*[.H54])" office:value-type="float" office:value="21.2307062438384" calcext:value-type="float">
            <text:p>21.2307062438</text:p>
          </table:table-cell>
          <table:table-cell table:formula="of:=SQRT([.D54]*[.I54])" office:value-type="float" office:value="20.0902213221415" calcext:value-type="float">
            <text:p>20.0902213221</text:p>
          </table:table-cell>
          <table:table-cell table:formula="of:=SQRT([.E54]*[.J54])" office:value-type="float" office:value="20.5789993271118" calcext:value-type="float">
            <text:p>20.5789993271</text:p>
          </table:table-cell>
          <table:table-cell office:value-type="float" office:value="1" calcext:value-type="float">
            <text:p>1</text:p>
          </table:table-cell>
          <table:table-cell table:formula="of:=[.L54]/[.$K54]" office:value-type="float" office:value="1.02461428706553" calcext:value-type="float">
            <text:p>1.0246142871</text:p>
          </table:table-cell>
          <table:table-cell table:formula="of:=[.M54]/[.$K54]" office:value-type="float" office:value="0.969573388683142" calcext:value-type="float">
            <text:p>0.9695733887</text:p>
          </table:table-cell>
          <table:table-cell table:formula="of:=[.N54]/[.$K54]" office:value-type="float" office:value="0.993162284942364" calcext:value-type="float">
            <text:p>0.9931622849</text:p>
          </table:table-cell>
        </table:table-row>
        <table:table-row table:style-name="ro2">
          <table:table-cell table:style-name="ce2" office:value-type="string" calcext:value-type="string">
            <text:p>E05</text:p>
          </table:table-cell>
          <table:table-cell table:style-name="ce5" office:value-type="float" office:value="18.681631" calcext:value-type="float">
            <text:p>18.681631</text:p>
          </table:table-cell>
          <table:table-cell table:style-name="ce5" office:value-type="float" office:value="19.085016" calcext:value-type="float">
            <text:p>19.085016</text:p>
          </table:table-cell>
          <table:table-cell table:style-name="ce5" office:value-type="float" office:value="18.402319" calcext:value-type="float">
            <text:p>18.402319</text:p>
          </table:table-cell>
          <table:table-cell table:style-name="ce5" office:value-type="float" office:value="17.850758" calcext:value-type="float">
            <text:p>17.850758</text:p>
          </table:table-cell>
          <table:table-cell table:style-name="ce15" office:value-type="string" calcext:value-type="string">
            <text:p>E05</text:p>
          </table:table-cell>
          <table:table-cell table:style-name="ce20" office:value-type="float" office:value="19.87102" calcext:value-type="float">
            <text:p>19.87102</text:p>
          </table:table-cell>
          <table:table-cell table:style-name="ce20" office:value-type="float" office:value="18.979176" calcext:value-type="float">
            <text:p>18.979176</text:p>
          </table:table-cell>
          <table:table-cell table:style-name="ce20" office:value-type="float" office:value="19.59032" calcext:value-type="float">
            <text:p>19.59032</text:p>
          </table:table-cell>
          <table:table-cell table:style-name="ce30" office:value-type="float" office:value="3.904773" calcext:value-type="float">
            <text:p>3.904773</text:p>
          </table:table-cell>
          <table:table-cell table:formula="of:=SQRT([.B55]*[.G55])" office:value-type="float" office:value="19.2671498471782" calcext:value-type="float">
            <text:p>19.2671498472</text:p>
          </table:table-cell>
          <table:table-cell table:formula="of:=SQRT([.C55]*[.H55])" office:value-type="float" office:value="19.0320224260801" calcext:value-type="float">
            <text:p>19.0320224261</text:p>
          </table:table-cell>
          <table:table-cell table:formula="of:=SQRT([.D55]*[.I55])" office:value-type="float" office:value="18.9870302562586" calcext:value-type="float">
            <text:p>18.9870302563</text:p>
          </table:table-cell>
          <table:table-cell table:formula="of:=SQRT([.E55]*[.J55])" office:value-type="float" office:value="8.34884170816132" calcext:value-type="float">
            <text:p>8.3488417082</text:p>
          </table:table-cell>
          <table:table-cell office:value-type="float" office:value="1" calcext:value-type="float">
            <text:p>1</text:p>
          </table:table-cell>
          <table:table-cell table:formula="of:=[.L55]/[.$K55]" office:value-type="float" office:value="0.98779646066164" calcext:value-type="float">
            <text:p>0.9877964607</text:p>
          </table:table-cell>
          <table:table-cell table:formula="of:=[.M55]/[.$K55]" office:value-type="float" office:value="0.985461285496742" calcext:value-type="float">
            <text:p>0.9854612855</text:p>
          </table:table-cell>
          <table:table-cell table:formula="of:=[.N55]/[.$K55]" office:value-type="float" office:value="0.433320017458838" calcext:value-type="float">
            <text:p>0.4333200175</text:p>
          </table:table-cell>
        </table:table-row>
        <table:table-row table:style-name="ro2">
          <table:table-cell table:style-name="ce2" office:value-type="string" calcext:value-type="string">
            <text:p>E06</text:p>
          </table:table-cell>
          <table:table-cell table:style-name="ce5" office:value-type="float" office:value="23.633156" calcext:value-type="float">
            <text:p>23.633156</text:p>
          </table:table-cell>
          <table:table-cell table:style-name="ce5" office:value-type="float" office:value="24.072445" calcext:value-type="float">
            <text:p>24.072445</text:p>
          </table:table-cell>
          <table:table-cell table:style-name="ce5" office:value-type="float" office:value="24.144697" calcext:value-type="float">
            <text:p>24.144697</text:p>
          </table:table-cell>
          <table:table-cell table:style-name="ce5" office:value-type="float" office:value="23.827864" calcext:value-type="float">
            <text:p>23.827864</text:p>
          </table:table-cell>
          <table:table-cell table:style-name="ce15" office:value-type="string" calcext:value-type="string">
            <text:p>E06</text:p>
          </table:table-cell>
          <table:table-cell table:style-name="ce20" office:value-type="float" office:value="23.793459" calcext:value-type="float">
            <text:p>23.793459</text:p>
          </table:table-cell>
          <table:table-cell table:style-name="ce20" office:value-type="float" office:value="23.456451" calcext:value-type="float">
            <text:p>23.456451</text:p>
          </table:table-cell>
          <table:table-cell table:style-name="ce20" office:value-type="float" office:value="23.522255" calcext:value-type="float">
            <text:p>23.522255</text:p>
          </table:table-cell>
          <table:table-cell table:style-name="ce30" office:value-type="float" office:value="23.357216" calcext:value-type="float">
            <text:p>23.357216</text:p>
          </table:table-cell>
          <table:table-cell table:formula="of:=SQRT([.B56]*[.G56])" office:value-type="float" office:value="23.7131720426982" calcext:value-type="float">
            <text:p>23.7131720427</text:p>
          </table:table-cell>
          <table:table-cell table:formula="of:=SQRT([.C56]*[.H56])" office:value-type="float" office:value="23.7624520324123" calcext:value-type="float">
            <text:p>23.7624520324</text:p>
          </table:table-cell>
          <table:table-cell table:formula="of:=SQRT([.D56]*[.I56])" office:value-type="float" office:value="23.8314439288041" calcext:value-type="float">
            <text:p>23.8314439288</text:p>
          </table:table-cell>
          <table:table-cell table:formula="of:=SQRT([.E56]*[.J56])" office:value-type="float" office:value="23.5913663501422" calcext:value-type="float">
            <text:p>23.5913663501</text:p>
          </table:table-cell>
          <table:table-cell office:value-type="float" office:value="1" calcext:value-type="float">
            <text:p>1</text:p>
          </table:table-cell>
          <table:table-cell table:formula="of:=[.L56]/[.$K56]" office:value-type="float" office:value="1.00207816945052" calcext:value-type="float">
            <text:p>1.0020781695</text:p>
          </table:table-cell>
          <table:table-cell table:formula="of:=[.M56]/[.$K56]" office:value-type="float" office:value="1.0049876029193" calcext:value-type="float">
            <text:p>1.0049876029</text:p>
          </table:table-cell>
          <table:table-cell table:formula="of:=[.N56]/[.$K56]" office:value-type="float" office:value="0.994863374147641" calcext:value-type="float">
            <text:p>0.9948633741</text:p>
          </table:table-cell>
        </table:table-row>
        <table:table-row table:style-name="ro2">
          <table:table-cell table:style-name="ce2" office:value-type="string" calcext:value-type="string">
            <text:p>E07</text:p>
          </table:table-cell>
          <table:table-cell table:style-name="ce5" office:value-type="float" office:value="19.371183" calcext:value-type="float">
            <text:p>19.371183</text:p>
          </table:table-cell>
          <table:table-cell table:style-name="ce5" office:value-type="float" office:value="18.649557" calcext:value-type="float">
            <text:p>18.649557</text:p>
          </table:table-cell>
          <table:table-cell table:style-name="ce5" office:value-type="float" office:value="19.166689" calcext:value-type="float">
            <text:p>19.166689</text:p>
          </table:table-cell>
          <table:table-cell table:style-name="ce5" office:value-type="float" office:value="19.598808" calcext:value-type="float">
            <text:p>19.598808</text:p>
          </table:table-cell>
          <table:table-cell table:style-name="ce15" office:value-type="string" calcext:value-type="string">
            <text:p>E07</text:p>
          </table:table-cell>
          <table:table-cell table:style-name="ce20" office:value-type="float" office:value="19.9716" calcext:value-type="float">
            <text:p>19.9716</text:p>
          </table:table-cell>
          <table:table-cell table:style-name="ce20" office:value-type="float" office:value="18.673935" calcext:value-type="float">
            <text:p>18.673935</text:p>
          </table:table-cell>
          <table:table-cell table:style-name="ce20" office:value-type="float" office:value="18.15862" calcext:value-type="float">
            <text:p>18.15862</text:p>
          </table:table-cell>
          <table:table-cell table:style-name="ce30" office:value-type="float" office:value="18.95471" calcext:value-type="float">
            <text:p>18.95471</text:p>
          </table:table-cell>
          <table:table-cell table:formula="of:=SQRT([.B57]*[.G57])" office:value-type="float" office:value="19.6691005997427" calcext:value-type="float">
            <text:p>19.6691005997</text:p>
          </table:table-cell>
          <table:table-cell table:formula="of:=SQRT([.C57]*[.H57])" office:value-type="float" office:value="18.6617420193506" calcext:value-type="float">
            <text:p>18.6617420194</text:p>
          </table:table-cell>
          <table:table-cell table:formula="of:=SQRT([.D57]*[.I57])" office:value-type="float" office:value="18.6558468638971" calcext:value-type="float">
            <text:p>18.6558468639</text:p>
          </table:table-cell>
          <table:table-cell table:formula="of:=SQRT([.E57]*[.J57])" office:value-type="float" office:value="19.2740686411998" calcext:value-type="float">
            <text:p>19.2740686412</text:p>
          </table:table-cell>
          <table:table-cell office:value-type="float" office:value="1" calcext:value-type="float">
            <text:p>1</text:p>
          </table:table-cell>
          <table:table-cell table:formula="of:=[.L57]/[.$K57]" office:value-type="float" office:value="0.948784715636396" calcext:value-type="float">
            <text:p>0.9487847156</text:p>
          </table:table-cell>
          <table:table-cell table:formula="of:=[.M57]/[.$K57]" office:value-type="float" office:value="0.948484999061987" calcext:value-type="float">
            <text:p>0.9484849991</text:p>
          </table:table-cell>
          <table:table-cell table:formula="of:=[.N57]/[.$K57]" office:value-type="float" office:value="0.979916114794382" calcext:value-type="float">
            <text:p>0.9799161148</text:p>
          </table:table-cell>
        </table:table-row>
        <table:table-row table:style-name="ro2">
          <table:table-cell table:style-name="ce2" office:value-type="string" calcext:value-type="string">
            <text:p>E08</text:p>
          </table:table-cell>
          <table:table-cell table:style-name="ce5" office:value-type="float" office:value="19.907753" calcext:value-type="float">
            <text:p>19.907753</text:p>
          </table:table-cell>
          <table:table-cell table:style-name="ce5" office:value-type="float" office:value="5.661976" calcext:value-type="float">
            <text:p>5.661976</text:p>
          </table:table-cell>
          <table:table-cell table:style-name="ce5" office:value-type="float" office:value="16.983263" calcext:value-type="float">
            <text:p>16.983263</text:p>
          </table:table-cell>
          <table:table-cell table:style-name="ce5" office:value-type="float" office:value="18.365484" calcext:value-type="float">
            <text:p>18.365484</text:p>
          </table:table-cell>
          <table:table-cell table:style-name="ce15" office:value-type="string" calcext:value-type="string">
            <text:p>E08</text:p>
          </table:table-cell>
          <table:table-cell table:style-name="ce20" office:value-type="float" office:value="17.65817" calcext:value-type="float">
            <text:p>17.65817</text:p>
          </table:table-cell>
          <table:table-cell table:style-name="ce20" office:value-type="float" office:value="20.239086" calcext:value-type="float">
            <text:p>20.239086</text:p>
          </table:table-cell>
          <table:table-cell table:style-name="ce20" office:value-type="float" office:value="19.649681" calcext:value-type="float">
            <text:p>19.649681</text:p>
          </table:table-cell>
          <table:table-cell table:style-name="ce30" office:value-type="float" office:value="19.39452" calcext:value-type="float">
            <text:p>19.39452</text:p>
          </table:table-cell>
          <table:table-cell table:formula="of:=SQRT([.B58]*[.G58])" office:value-type="float" office:value="18.7492529662387" calcext:value-type="float">
            <text:p>18.7492529662</text:p>
          </table:table-cell>
          <table:table-cell table:formula="of:=SQRT([.C58]*[.H58])" office:value-type="float" office:value="10.7048222401839" calcext:value-type="float">
            <text:p>10.7048222402</text:p>
          </table:table-cell>
          <table:table-cell table:formula="of:=SQRT([.D58]*[.I58])" office:value-type="float" office:value="18.2678871325915" calcext:value-type="float">
            <text:p>18.2678871326</text:p>
          </table:table-cell>
          <table:table-cell table:formula="of:=SQRT([.E58]*[.J58])" office:value-type="float" office:value="18.872989873035" calcext:value-type="float">
            <text:p>18.872989873</text:p>
          </table:table-cell>
          <table:table-cell office:value-type="float" office:value="1" calcext:value-type="float">
            <text:p>1</text:p>
          </table:table-cell>
          <table:table-cell table:formula="of:=[.L58]/[.$K58]" office:value-type="float" office:value="0.570946600350415" calcext:value-type="float">
            <text:p>0.5709466004</text:p>
          </table:table-cell>
          <table:table-cell table:formula="of:=[.M58]/[.$K58]" office:value-type="float" office:value="0.974326132645715" calcext:value-type="float">
            <text:p>0.9743261326</text:p>
          </table:table-cell>
          <table:table-cell table:formula="of:=[.N58]/[.$K58]" office:value-type="float" office:value="1.00659956463434" calcext:value-type="float">
            <text:p>1.0065995646</text:p>
          </table:table-cell>
        </table:table-row>
        <table:table-row table:style-name="ro2">
          <table:table-cell table:style-name="ce2" office:value-type="string" calcext:value-type="string">
            <text:p>E09</text:p>
          </table:table-cell>
          <table:table-cell table:style-name="ce5" office:value-type="float" office:value="17.29576" calcext:value-type="float">
            <text:p>17.29576</text:p>
          </table:table-cell>
          <table:table-cell table:style-name="ce5" office:value-type="float" office:value="15.990602" calcext:value-type="float">
            <text:p>15.990602</text:p>
          </table:table-cell>
          <table:table-cell table:style-name="ce5" office:value-type="float" office:value="17.57602" calcext:value-type="float">
            <text:p>17.57602</text:p>
          </table:table-cell>
          <table:table-cell table:style-name="ce5" office:value-type="float" office:value="15.708142" calcext:value-type="float">
            <text:p>15.708142</text:p>
          </table:table-cell>
          <table:table-cell table:style-name="ce15" office:value-type="string" calcext:value-type="string">
            <text:p>E09</text:p>
          </table:table-cell>
          <table:table-cell table:style-name="ce20" office:value-type="float" office:value="17.668503" calcext:value-type="float">
            <text:p>17.668503</text:p>
          </table:table-cell>
          <table:table-cell table:style-name="ce20" office:value-type="float" office:value="18.461294" calcext:value-type="float">
            <text:p>18.461294</text:p>
          </table:table-cell>
          <table:table-cell table:style-name="ce20" office:value-type="float" office:value="18.1898" calcext:value-type="float">
            <text:p>18.1898</text:p>
          </table:table-cell>
          <table:table-cell table:style-name="ce30" office:value-type="float" office:value="16.659" calcext:value-type="float">
            <text:p>16.659</text:p>
          </table:table-cell>
          <table:table-cell table:formula="of:=SQRT([.B59]*[.G59])" office:value-type="float" office:value="17.4811380478297" calcext:value-type="float">
            <text:p>17.4811380478</text:p>
          </table:table-cell>
          <table:table-cell table:formula="of:=SQRT([.C59]*[.H59])" office:value-type="float" office:value="17.1815949422336" calcext:value-type="float">
            <text:p>17.1815949422</text:p>
          </table:table-cell>
          <table:table-cell table:formula="of:=SQRT([.D59]*[.I59])" office:value-type="float" office:value="17.8802765245955" calcext:value-type="float">
            <text:p>17.8802765246</text:p>
          </table:table-cell>
          <table:table-cell table:formula="of:=SQRT([.E59]*[.J59])" office:value-type="float" office:value="16.1765860915707" calcext:value-type="float">
            <text:p>16.1765860916</text:p>
          </table:table-cell>
          <table:table-cell office:value-type="float" office:value="1" calcext:value-type="float">
            <text:p>1</text:p>
          </table:table-cell>
          <table:table-cell table:formula="of:=[.L59]/[.$K59]" office:value-type="float" office:value="0.982864782328443" calcext:value-type="float">
            <text:p>0.9828647823</text:p>
          </table:table-cell>
          <table:table-cell table:formula="of:=[.M59]/[.$K59]" office:value-type="float" office:value="1.02283252244068" calcext:value-type="float">
            <text:p>1.0228325224</text:p>
          </table:table-cell>
          <table:table-cell table:formula="of:=[.N59]/[.$K59]" office:value-type="float" office:value="0.925373739816617" calcext:value-type="float">
            <text:p>0.9253737398</text:p>
          </table:table-cell>
        </table:table-row>
        <table:table-row table:style-name="ro2">
          <table:table-cell table:style-name="ce2" office:value-type="string" calcext:value-type="string">
            <text:p>E10</text:p>
          </table:table-cell>
          <table:table-cell table:style-name="ce5" office:value-type="float" office:value="23.190807" calcext:value-type="float">
            <text:p>23.190807</text:p>
          </table:table-cell>
          <table:table-cell table:style-name="ce5" office:value-type="float" office:value="23.968428" calcext:value-type="float">
            <text:p>23.968428</text:p>
          </table:table-cell>
          <table:table-cell table:style-name="ce5" office:value-type="float" office:value="22.628574" calcext:value-type="float">
            <text:p>22.628574</text:p>
          </table:table-cell>
          <table:table-cell table:style-name="ce5" office:value-type="float" office:value="23.701862" calcext:value-type="float">
            <text:p>23.701862</text:p>
          </table:table-cell>
          <table:table-cell table:style-name="ce15" office:value-type="string" calcext:value-type="string">
            <text:p>E10</text:p>
          </table:table-cell>
          <table:table-cell table:style-name="ce20" office:value-type="float" office:value="23.524527" calcext:value-type="float">
            <text:p>23.524527</text:p>
          </table:table-cell>
          <table:table-cell table:style-name="ce20" office:value-type="float" office:value="23.300528" calcext:value-type="float">
            <text:p>23.300528</text:p>
          </table:table-cell>
          <table:table-cell table:style-name="ce20" office:value-type="float" office:value="26.48453" calcext:value-type="float">
            <text:p>26.48453</text:p>
          </table:table-cell>
          <table:table-cell table:style-name="ce30" office:value-type="float" office:value="22.48501" calcext:value-type="float">
            <text:p>22.48501</text:p>
          </table:table-cell>
          <table:table-cell table:formula="of:=SQRT([.B60]*[.G60])" office:value-type="float" office:value="23.357070994097" calcext:value-type="float">
            <text:p>23.3570709941</text:p>
          </table:table-cell>
          <table:table-cell table:formula="of:=SQRT([.C60]*[.H60])" office:value-type="float" office:value="23.632118562033" calcext:value-type="float">
            <text:p>23.632118562</text:p>
          </table:table-cell>
          <table:table-cell table:formula="of:=SQRT([.D60]*[.I60])" office:value-type="float" office:value="24.4807505391526" calcext:value-type="float">
            <text:p>24.4807505392</text:p>
          </table:table-cell>
          <table:table-cell table:formula="of:=SQRT([.E60]*[.J60])" office:value-type="float" office:value="23.085419729531" calcext:value-type="float">
            <text:p>23.0854197295</text:p>
          </table:table-cell>
          <table:table-cell office:value-type="float" office:value="1" calcext:value-type="float">
            <text:p>1</text:p>
          </table:table-cell>
          <table:table-cell table:formula="of:=[.L60]/[.$K60]" office:value-type="float" office:value="1.01177577308411" calcext:value-type="float">
            <text:p>1.0117757731</text:p>
          </table:table-cell>
          <table:table-cell table:formula="of:=[.M60]/[.$K60]" office:value-type="float" office:value="1.04810875239192" calcext:value-type="float">
            <text:p>1.0481087524</text:p>
          </table:table-cell>
          <table:table-cell table:formula="of:=[.N60]/[.$K60]" office:value-type="float" office:value="0.988369634846995" calcext:value-type="float">
            <text:p>0.9883696348</text:p>
          </table:table-cell>
        </table:table-row>
        <table:table-row table:style-name="ro2">
          <table:table-cell table:style-name="ce2" office:value-type="string" calcext:value-type="string">
            <text:p>E11</text:p>
          </table:table-cell>
          <table:table-cell table:style-name="ce5" office:value-type="float" office:value="22.541965" calcext:value-type="float">
            <text:p>22.541965</text:p>
          </table:table-cell>
          <table:table-cell table:style-name="ce5" office:value-type="float" office:value="23.243942" calcext:value-type="float">
            <text:p>23.243942</text:p>
          </table:table-cell>
          <table:table-cell table:style-name="ce5" office:value-type="float" office:value="22.309662" calcext:value-type="float">
            <text:p>22.309662</text:p>
          </table:table-cell>
          <table:table-cell table:style-name="ce5" office:value-type="float" office:value="22.237349" calcext:value-type="float">
            <text:p>22.237349</text:p>
          </table:table-cell>
          <table:table-cell table:style-name="ce15" office:value-type="string" calcext:value-type="string">
            <text:p>E11</text:p>
          </table:table-cell>
          <table:table-cell table:style-name="ce20" office:value-type="float" office:value="22.59256" calcext:value-type="float">
            <text:p>22.59256</text:p>
          </table:table-cell>
          <table:table-cell table:style-name="ce20" office:value-type="float" office:value="22.645723" calcext:value-type="float">
            <text:p>22.645723</text:p>
          </table:table-cell>
          <table:table-cell table:style-name="ce20" office:value-type="float" office:value="22.489462" calcext:value-type="float">
            <text:p>22.489462</text:p>
          </table:table-cell>
          <table:table-cell table:style-name="ce30" office:value-type="float" office:value="21.193705" calcext:value-type="float">
            <text:p>21.193705</text:p>
          </table:table-cell>
          <table:table-cell table:formula="of:=SQRT([.B61]*[.G61])" office:value-type="float" office:value="22.5672483209717" calcext:value-type="float">
            <text:p>22.567248321</text:p>
          </table:table-cell>
          <table:table-cell table:formula="of:=SQRT([.C61]*[.H61])" office:value-type="float" office:value="22.9428828171193" calcext:value-type="float">
            <text:p>22.9428828171</text:p>
          </table:table-cell>
          <table:table-cell table:formula="of:=SQRT([.D61]*[.I61])" office:value-type="float" office:value="22.399381593737" calcext:value-type="float">
            <text:p>22.3993815937</text:p>
          </table:table-cell>
          <table:table-cell table:formula="of:=SQRT([.E61]*[.J61])" office:value-type="float" office:value="21.7092564287229" calcext:value-type="float">
            <text:p>21.7092564287</text:p>
          </table:table-cell>
          <table:table-cell office:value-type="float" office:value="1" calcext:value-type="float">
            <text:p>1</text:p>
          </table:table-cell>
          <table:table-cell table:formula="of:=[.L61]/[.$K61]" office:value-type="float" office:value="1.01664511733132" calcext:value-type="float">
            <text:p>1.0166451173</text:p>
          </table:table-cell>
          <table:table-cell table:formula="of:=[.M61]/[.$K61]" office:value-type="float" office:value="0.992561488895449" calcext:value-type="float">
            <text:p>0.9925614889</text:p>
          </table:table-cell>
          <table:table-cell table:formula="of:=[.N61]/[.$K61]" office:value-type="float" office:value="0.961980659757641" calcext:value-type="float">
            <text:p>0.9619806598</text:p>
          </table:table-cell>
        </table:table-row>
        <table:table-row table:style-name="ro2">
          <table:table-cell table:style-name="ce2" office:value-type="string" calcext:value-type="string">
            <text:p>E12</text:p>
          </table:table-cell>
          <table:table-cell table:style-name="ce5" office:value-type="float" office:value="19.258116" calcext:value-type="float">
            <text:p>19.258116</text:p>
          </table:table-cell>
          <table:table-cell table:style-name="ce5" office:value-type="float" office:value="19.679464" calcext:value-type="float">
            <text:p>19.679464</text:p>
          </table:table-cell>
          <table:table-cell table:style-name="ce5" office:value-type="float" office:value="19.290281" calcext:value-type="float">
            <text:p>19.290281</text:p>
          </table:table-cell>
          <table:table-cell table:style-name="ce5" office:value-type="float" office:value="19.771101" calcext:value-type="float">
            <text:p>19.771101</text:p>
          </table:table-cell>
          <table:table-cell table:style-name="ce15" office:value-type="string" calcext:value-type="string">
            <text:p>E12</text:p>
          </table:table-cell>
          <table:table-cell table:style-name="ce20" office:value-type="float" office:value="20.367552" calcext:value-type="float">
            <text:p>20.367552</text:p>
          </table:table-cell>
          <table:table-cell table:style-name="ce20" office:value-type="float" office:value="19.664587" calcext:value-type="float">
            <text:p>19.664587</text:p>
          </table:table-cell>
          <table:table-cell table:style-name="ce20" office:value-type="float" office:value="19.689028" calcext:value-type="float">
            <text:p>19.689028</text:p>
          </table:table-cell>
          <table:table-cell table:style-name="ce30" office:value-type="float" office:value="19.943472" calcext:value-type="float">
            <text:p>19.943472</text:p>
          </table:table-cell>
          <table:table-cell table:formula="of:=SQRT([.B62]*[.G62])" office:value-type="float" office:value="19.8050670044823" calcext:value-type="float">
            <text:p>19.8050670045</text:p>
          </table:table-cell>
          <table:table-cell table:formula="of:=SQRT([.C62]*[.H62])" office:value-type="float" office:value="19.6720240936556" calcext:value-type="float">
            <text:p>19.6720240937</text:p>
          </table:table-cell>
          <table:table-cell table:formula="of:=SQRT([.D62]*[.I62])" office:value-type="float" office:value="19.4886347068456" calcext:value-type="float">
            <text:p>19.4886347068</text:p>
          </table:table-cell>
          <table:table-cell table:formula="of:=SQRT([.E62]*[.J62])" office:value-type="float" office:value="19.8570994660014" calcext:value-type="float">
            <text:p>19.857099466</text:p>
          </table:table-cell>
          <table:table-cell office:value-type="float" office:value="1" calcext:value-type="float">
            <text:p>1</text:p>
          </table:table-cell>
          <table:table-cell table:formula="of:=[.L62]/[.$K62]" office:value-type="float" office:value="0.993282380170867" calcext:value-type="float">
            <text:p>0.9932823802</text:p>
          </table:table-cell>
          <table:table-cell table:formula="of:=[.M62]/[.$K62]" office:value-type="float" office:value="0.984022659576712" calcext:value-type="float">
            <text:p>0.9840226596</text:p>
          </table:table-cell>
          <table:table-cell table:formula="of:=[.N62]/[.$K62]" office:value-type="float" office:value="1.00262722976435" calcext:value-type="float">
            <text:p>1.0026272298</text:p>
          </table:table-cell>
        </table:table-row>
        <table:table-row table:style-name="ro2">
          <table:table-cell table:style-name="ce2" office:value-type="string" calcext:value-type="string">
            <text:p>F01</text:p>
          </table:table-cell>
          <table:table-cell table:style-name="ce5" office:value-type="float" office:value="18.614262" calcext:value-type="float">
            <text:p>18.614262</text:p>
          </table:table-cell>
          <table:table-cell table:style-name="ce5" office:value-type="float" office:value="18.824354" calcext:value-type="float">
            <text:p>18.824354</text:p>
          </table:table-cell>
          <table:table-cell table:style-name="ce5" office:value-type="float" office:value="18.704285" calcext:value-type="float">
            <text:p>18.704285</text:p>
          </table:table-cell>
          <table:table-cell table:style-name="ce5" office:value-type="float" office:value="19.08525" calcext:value-type="float">
            <text:p>19.08525</text:p>
          </table:table-cell>
          <table:table-cell table:style-name="ce15" office:value-type="string" calcext:value-type="string">
            <text:p>F01</text:p>
          </table:table-cell>
          <table:table-cell table:style-name="ce20" office:value-type="float" office:value="18.892824" calcext:value-type="float">
            <text:p>18.892824</text:p>
          </table:table-cell>
          <table:table-cell table:style-name="ce20" office:value-type="float" office:value="19.012943" calcext:value-type="float">
            <text:p>19.012943</text:p>
          </table:table-cell>
          <table:table-cell table:style-name="ce20" office:value-type="float" office:value="17.011286" calcext:value-type="float">
            <text:p>17.011286</text:p>
          </table:table-cell>
          <table:table-cell table:style-name="ce30" office:value-type="float" office:value="18.87438" calcext:value-type="float">
            <text:p>18.87438</text:p>
          </table:table-cell>
          <table:table-cell table:formula="of:=SQRT([.B63]*[.G63])" office:value-type="float" office:value="18.7530257786814" calcext:value-type="float">
            <text:p>18.7530257787</text:p>
          </table:table-cell>
          <table:table-cell table:formula="of:=SQRT([.C63]*[.H63])" office:value-type="float" office:value="18.9184135067881" calcext:value-type="float">
            <text:p>18.9184135068</text:p>
          </table:table-cell>
          <table:table-cell table:formula="of:=SQRT([.D63]*[.I63])" office:value-type="float" office:value="17.8377112197869" calcext:value-type="float">
            <text:p>17.8377112198</text:p>
          </table:table-cell>
          <table:table-cell table:formula="of:=SQRT([.E63]*[.J63])" office:value-type="float" office:value="18.9795221461184" calcext:value-type="float">
            <text:p>18.9795221461</text:p>
          </table:table-cell>
          <table:table-cell office:value-type="float" office:value="1" calcext:value-type="float">
            <text:p>1</text:p>
          </table:table-cell>
          <table:table-cell table:formula="of:=[.L63]/[.$K63]" office:value-type="float" office:value="1.00881925562619" calcext:value-type="float">
            <text:p>1.0088192556</text:p>
          </table:table-cell>
          <table:table-cell table:formula="of:=[.M63]/[.$K63]" office:value-type="float" office:value="0.951191100055168" calcext:value-type="float">
            <text:p>0.9511911001</text:p>
          </table:table-cell>
          <table:table-cell table:formula="of:=[.N63]/[.$K63]" office:value-type="float" office:value="1.01207785720076" calcext:value-type="float">
            <text:p>1.0120778572</text:p>
          </table:table-cell>
        </table:table-row>
        <table:table-row table:style-name="ro2">
          <table:table-cell table:style-name="ce2" office:value-type="string" calcext:value-type="string">
            <text:p>F02</text:p>
          </table:table-cell>
          <table:table-cell table:style-name="ce5" office:value-type="float" office:value="18.044863" calcext:value-type="float">
            <text:p>18.044863</text:p>
          </table:table-cell>
          <table:table-cell table:style-name="ce5" office:value-type="float" office:value="17.923315" calcext:value-type="float">
            <text:p>17.923315</text:p>
          </table:table-cell>
          <table:table-cell table:style-name="ce5" office:value-type="float" office:value="17.156687" calcext:value-type="float">
            <text:p>17.156687</text:p>
          </table:table-cell>
          <table:table-cell table:style-name="ce5" office:value-type="float" office:value="17.26321" calcext:value-type="float">
            <text:p>17.26321</text:p>
          </table:table-cell>
          <table:table-cell table:style-name="ce15" office:value-type="string" calcext:value-type="string">
            <text:p>F02</text:p>
          </table:table-cell>
          <table:table-cell table:style-name="ce20" office:value-type="float" office:value="18.547121" calcext:value-type="float">
            <text:p>18.547121</text:p>
          </table:table-cell>
          <table:table-cell table:style-name="ce20" office:value-type="float" office:value="17.207588" calcext:value-type="float">
            <text:p>17.207588</text:p>
          </table:table-cell>
          <table:table-cell table:style-name="ce20" office:value-type="float" office:value="18.274231" calcext:value-type="float">
            <text:p>18.274231</text:p>
          </table:table-cell>
          <table:table-cell table:style-name="ce30" office:value-type="float" office:value="17.316551" calcext:value-type="float">
            <text:p>17.316551</text:p>
          </table:table-cell>
          <table:table-cell table:formula="of:=SQRT([.B64]*[.G64])" office:value-type="float" office:value="18.2942684327475" calcext:value-type="float">
            <text:p>18.2942684327</text:p>
          </table:table-cell>
          <table:table-cell table:formula="of:=SQRT([.C64]*[.H64])" office:value-type="float" office:value="17.561805719066" calcext:value-type="float">
            <text:p>17.5618057191</text:p>
          </table:table-cell>
          <table:table-cell table:formula="of:=SQRT([.D64]*[.I64])" office:value-type="float" office:value="17.7066445560049" calcext:value-type="float">
            <text:p>17.706644556</text:p>
          </table:table-cell>
          <table:table-cell table:formula="of:=SQRT([.E64]*[.J64])" office:value-type="float" office:value="17.2898599297019" calcext:value-type="float">
            <text:p>17.2898599297</text:p>
          </table:table-cell>
          <table:table-cell office:value-type="float" office:value="1" calcext:value-type="float">
            <text:p>1</text:p>
          </table:table-cell>
          <table:table-cell table:formula="of:=[.L64]/[.$K64]" office:value-type="float" office:value="0.959962175236788" calcext:value-type="float">
            <text:p>0.9599621752</text:p>
          </table:table-cell>
          <table:table-cell table:formula="of:=[.M64]/[.$K64]" office:value-type="float" office:value="0.96787934544074" calcext:value-type="float">
            <text:p>0.9678793454</text:p>
          </table:table-cell>
          <table:table-cell table:formula="of:=[.N64]/[.$K64]" office:value-type="float" office:value="0.945097093839088" calcext:value-type="float">
            <text:p>0.9450970938</text:p>
          </table:table-cell>
        </table:table-row>
        <table:table-row table:style-name="ro2">
          <table:table-cell table:style-name="ce2" office:value-type="string" calcext:value-type="string">
            <text:p>F03</text:p>
          </table:table-cell>
          <table:table-cell table:style-name="ce5" office:value-type="float" office:value="20.732372" calcext:value-type="float">
            <text:p>20.732372</text:p>
          </table:table-cell>
          <table:table-cell table:style-name="ce5" office:value-type="float" office:value="19.923477" calcext:value-type="float">
            <text:p>19.923477</text:p>
          </table:table-cell>
          <table:table-cell table:style-name="ce5" office:value-type="float" office:value="20.546682" calcext:value-type="float">
            <text:p>20.546682</text:p>
          </table:table-cell>
          <table:table-cell table:style-name="ce5" office:value-type="float" office:value="20.741837" calcext:value-type="float">
            <text:p>20.741837</text:p>
          </table:table-cell>
          <table:table-cell table:style-name="ce15" office:value-type="string" calcext:value-type="string">
            <text:p>F03</text:p>
          </table:table-cell>
          <table:table-cell table:style-name="ce20" office:value-type="float" office:value="21.638466" calcext:value-type="float">
            <text:p>21.638466</text:p>
          </table:table-cell>
          <table:table-cell table:style-name="ce20" office:value-type="float" office:value="21.482777" calcext:value-type="float">
            <text:p>21.482777</text:p>
          </table:table-cell>
          <table:table-cell table:style-name="ce20" office:value-type="float" office:value="20.60767" calcext:value-type="float">
            <text:p>20.60767</text:p>
          </table:table-cell>
          <table:table-cell table:style-name="ce30" office:value-type="float" office:value="21.032251" calcext:value-type="float">
            <text:p>21.032251</text:p>
          </table:table-cell>
          <table:table-cell table:formula="of:=SQRT([.B65]*[.G65])" office:value-type="float" office:value="21.1805742750604" calcext:value-type="float">
            <text:p>21.1805742751</text:p>
          </table:table-cell>
          <table:table-cell table:formula="of:=SQRT([.C65]*[.H65])" office:value-type="float" office:value="20.6884415424562" calcext:value-type="float">
            <text:p>20.6884415425</text:p>
          </table:table-cell>
          <table:table-cell table:formula="of:=SQRT([.D65]*[.I65])" office:value-type="float" office:value="20.5771534049523" calcext:value-type="float">
            <text:p>20.577153405</text:p>
          </table:table-cell>
          <table:table-cell table:formula="of:=SQRT([.E65]*[.J65])" office:value-type="float" office:value="20.8865392534304" calcext:value-type="float">
            <text:p>20.8865392534</text:p>
          </table:table-cell>
          <table:table-cell office:value-type="float" office:value="1" calcext:value-type="float">
            <text:p>1</text:p>
          </table:table-cell>
          <table:table-cell table:formula="of:=[.L65]/[.$K65]" office:value-type="float" office:value="0.976764901356632" calcext:value-type="float">
            <text:p>0.9767649014</text:p>
          </table:table-cell>
          <table:table-cell table:formula="of:=[.M65]/[.$K65]" office:value-type="float" office:value="0.971510646393632" calcext:value-type="float">
            <text:p>0.9715106464</text:p>
          </table:table-cell>
          <table:table-cell table:formula="of:=[.N65]/[.$K65]" office:value-type="float" office:value="0.986117703051314" calcext:value-type="float">
            <text:p>0.9861177031</text:p>
          </table:table-cell>
        </table:table-row>
        <table:table-row table:style-name="ro2">
          <table:table-cell table:style-name="ce2" office:value-type="string" calcext:value-type="string">
            <text:p>F04</text:p>
          </table:table-cell>
          <table:table-cell table:style-name="ce5" office:value-type="float" office:value="14.611274" calcext:value-type="float">
            <text:p>14.611274</text:p>
          </table:table-cell>
          <table:table-cell table:style-name="ce5" office:value-type="float" office:value="17.167034" calcext:value-type="float">
            <text:p>17.167034</text:p>
          </table:table-cell>
          <table:table-cell table:style-name="ce5" office:value-type="float" office:value="16.894506" calcext:value-type="float">
            <text:p>16.894506</text:p>
          </table:table-cell>
          <table:table-cell table:style-name="ce5" office:value-type="float" office:value="17.964891" calcext:value-type="float">
            <text:p>17.964891</text:p>
          </table:table-cell>
          <table:table-cell table:style-name="ce15" office:value-type="string" calcext:value-type="string">
            <text:p>F04</text:p>
          </table:table-cell>
          <table:table-cell table:style-name="ce20" office:value-type="float" office:value="17.38852" calcext:value-type="float">
            <text:p>17.38852</text:p>
          </table:table-cell>
          <table:table-cell table:style-name="ce20" office:value-type="float" office:value="18.067574" calcext:value-type="float">
            <text:p>18.067574</text:p>
          </table:table-cell>
          <table:table-cell table:style-name="ce20" office:value-type="float" office:value="17.376816" calcext:value-type="float">
            <text:p>17.376816</text:p>
          </table:table-cell>
          <table:table-cell table:style-name="ce30" office:value-type="float" office:value="18.10736" calcext:value-type="float">
            <text:p>18.10736</text:p>
          </table:table-cell>
          <table:table-cell table:formula="of:=SQRT([.B66]*[.G66])" office:value-type="float" office:value="15.9395241514444" calcext:value-type="float">
            <text:p>15.9395241514</text:p>
          </table:table-cell>
          <table:table-cell table:formula="of:=SQRT([.C66]*[.H66])" office:value-type="float" office:value="17.6115489709314" calcext:value-type="float">
            <text:p>17.6115489709</text:p>
          </table:table-cell>
          <table:table-cell table:formula="of:=SQRT([.D66]*[.I66])" office:value-type="float" office:value="17.1339639947356" calcext:value-type="float">
            <text:p>17.1339639947</text:p>
          </table:table-cell>
          <table:table-cell table:formula="of:=SQRT([.E66]*[.J66])" office:value-type="float" office:value="18.0359848274986" calcext:value-type="float">
            <text:p>18.0359848275</text:p>
          </table:table-cell>
          <table:table-cell office:value-type="float" office:value="1" calcext:value-type="float">
            <text:p>1</text:p>
          </table:table-cell>
          <table:table-cell table:formula="of:=[.L66]/[.$K66]" office:value-type="float" office:value="1.1048980385864" calcext:value-type="float">
            <text:p>1.1048980386</text:p>
          </table:table-cell>
          <table:table-cell table:formula="of:=[.M66]/[.$K66]" office:value-type="float" office:value="1.07493572781362" calcext:value-type="float">
            <text:p>1.0749357278</text:p>
          </table:table-cell>
          <table:table-cell table:formula="of:=[.N66]/[.$K66]" office:value-type="float" office:value="1.13152592612774" calcext:value-type="float">
            <text:p>1.1315259261</text:p>
          </table:table-cell>
        </table:table-row>
        <table:table-row table:style-name="ro2">
          <table:table-cell table:style-name="ce2" office:value-type="string" calcext:value-type="string">
            <text:p>F05</text:p>
          </table:table-cell>
          <table:table-cell table:style-name="ce5" office:value-type="float" office:value="19.091644" calcext:value-type="float">
            <text:p>19.091644</text:p>
          </table:table-cell>
          <table:table-cell table:style-name="ce5" office:value-type="float" office:value="19.789385" calcext:value-type="float">
            <text:p>19.789385</text:p>
          </table:table-cell>
          <table:table-cell table:style-name="ce5" office:value-type="float" office:value="19.053627" calcext:value-type="float">
            <text:p>19.053627</text:p>
          </table:table-cell>
          <table:table-cell table:style-name="ce5" office:value-type="float" office:value="19.658152" calcext:value-type="float">
            <text:p>19.658152</text:p>
          </table:table-cell>
          <table:table-cell table:style-name="ce15" office:value-type="string" calcext:value-type="string">
            <text:p>F05</text:p>
          </table:table-cell>
          <table:table-cell table:style-name="ce20" office:value-type="float" office:value="19.19498" calcext:value-type="float">
            <text:p>19.19498</text:p>
          </table:table-cell>
          <table:table-cell table:style-name="ce20" office:value-type="float" office:value="18.935831" calcext:value-type="float">
            <text:p>18.935831</text:p>
          </table:table-cell>
          <table:table-cell table:style-name="ce20" office:value-type="float" office:value="20.553352" calcext:value-type="float">
            <text:p>20.553352</text:p>
          </table:table-cell>
          <table:table-cell table:style-name="ce35" office:value-type="float" office:value="19.658152" calcext:value-type="float">
            <text:p>19.658152</text:p>
          </table:table-cell>
          <table:table-cell table:formula="of:=SQRT([.B67]*[.G67])" office:value-type="float" office:value="19.1432422736359" calcext:value-type="float">
            <text:p>19.1432422736</text:p>
          </table:table-cell>
          <table:table-cell table:formula="of:=SQRT([.C67]*[.H67])" office:value-type="float" office:value="19.3579040692409" calcext:value-type="float">
            <text:p>19.3579040692</text:p>
          </table:table-cell>
          <table:table-cell table:formula="of:=SQRT([.D67]*[.I67])" office:value-type="float" office:value="19.7892875720099" calcext:value-type="float">
            <text:p>19.789287572</text:p>
          </table:table-cell>
          <table:table-cell table:formula="of:=SQRT([.E67]*[.J67])" office:value-type="float" office:value="19.658152" calcext:value-type="float">
            <text:p>19.658152</text:p>
          </table:table-cell>
          <table:table-cell office:value-type="float" office:value="1" calcext:value-type="float">
            <text:p>1</text:p>
          </table:table-cell>
          <table:table-cell table:formula="of:=[.L67]/[.$K67]" office:value-type="float" office:value="1.01121345028897" calcext:value-type="float">
            <text:p>1.0112134503</text:p>
          </table:table-cell>
          <table:table-cell table:formula="of:=[.M67]/[.$K67]" office:value-type="float" office:value="1.03374795602225" calcext:value-type="float">
            <text:p>1.033747956</text:p>
          </table:table-cell>
          <table:table-cell table:formula="of:=[.N67]/[.$K67]" office:value-type="float" office:value="1.02689772813842" calcext:value-type="float">
            <text:p>1.0268977281</text:p>
          </table:table-cell>
        </table:table-row>
        <table:table-row table:style-name="ro2">
          <table:table-cell table:style-name="ce2" office:value-type="string" calcext:value-type="string">
            <text:p>F06</text:p>
          </table:table-cell>
          <table:table-cell table:style-name="ce5" office:value-type="float" office:value="21.363428" calcext:value-type="float">
            <text:p>21.363428</text:p>
          </table:table-cell>
          <table:table-cell table:style-name="ce5" office:value-type="float" office:value="20.624147" calcext:value-type="float">
            <text:p>20.624147</text:p>
          </table:table-cell>
          <table:table-cell table:style-name="ce5" office:value-type="float" office:value="19.985079" calcext:value-type="float">
            <text:p>19.985079</text:p>
          </table:table-cell>
          <table:table-cell table:style-name="ce5" office:value-type="float" office:value="19.883268" calcext:value-type="float">
            <text:p>19.883268</text:p>
          </table:table-cell>
          <table:table-cell table:style-name="ce15" office:value-type="string" calcext:value-type="string">
            <text:p>F06</text:p>
          </table:table-cell>
          <table:table-cell table:style-name="ce20" office:value-type="float" office:value="21.319946" calcext:value-type="float">
            <text:p>21.319946</text:p>
          </table:table-cell>
          <table:table-cell table:style-name="ce20" office:value-type="float" office:value="20.791943" calcext:value-type="float">
            <text:p>20.791943</text:p>
          </table:table-cell>
          <table:table-cell table:style-name="ce20" office:value-type="float" office:value="20.844692" calcext:value-type="float">
            <text:p>20.844692</text:p>
          </table:table-cell>
          <table:table-cell table:style-name="ce30" office:value-type="float" office:value="20.554302" calcext:value-type="float">
            <text:p>20.554302</text:p>
          </table:table-cell>
          <table:table-cell table:formula="of:=SQRT([.B68]*[.G68])" office:value-type="float" office:value="21.341675926105" calcext:value-type="float">
            <text:p>21.3416759261</text:p>
          </table:table-cell>
          <table:table-cell table:formula="of:=SQRT([.C68]*[.H68])" office:value-type="float" office:value="20.7078750442343" calcext:value-type="float">
            <text:p>20.7078750442</text:p>
          </table:table-cell>
          <table:table-cell table:formula="of:=SQRT([.D68]*[.I68])" office:value-type="float" office:value="20.4103605149607" calcext:value-type="float">
            <text:p>20.410360515</text:p>
          </table:table-cell>
          <table:table-cell table:formula="of:=SQRT([.E68]*[.J68])" office:value-type="float" office:value="20.2160009699974" calcext:value-type="float">
            <text:p>20.21600097</text:p>
          </table:table-cell>
          <table:table-cell office:value-type="float" office:value="1" calcext:value-type="float">
            <text:p>1</text:p>
          </table:table-cell>
          <table:table-cell table:formula="of:=[.L68]/[.$K68]" office:value-type="float" office:value="0.970302197256429" calcext:value-type="float">
            <text:p>0.9703021973</text:p>
          </table:table-cell>
          <table:table-cell table:formula="of:=[.M68]/[.$K68]" office:value-type="float" office:value="0.956361655271644" calcext:value-type="float">
            <text:p>0.9563616553</text:p>
          </table:table-cell>
          <table:table-cell table:formula="of:=[.N68]/[.$K68]" office:value-type="float" office:value="0.947254612992664" calcext:value-type="float">
            <text:p>0.947254613</text:p>
          </table:table-cell>
        </table:table-row>
        <table:table-row table:style-name="ro2">
          <table:table-cell table:style-name="ce2" office:value-type="string" calcext:value-type="string">
            <text:p>F07</text:p>
          </table:table-cell>
          <table:table-cell table:style-name="ce5" office:value-type="float" office:value="17.348072" calcext:value-type="float">
            <text:p>17.348072</text:p>
          </table:table-cell>
          <table:table-cell table:style-name="ce5" office:value-type="float" office:value="17.929964" calcext:value-type="float">
            <text:p>17.929964</text:p>
          </table:table-cell>
          <table:table-cell table:style-name="ce5" office:value-type="float" office:value="14.146793" calcext:value-type="float">
            <text:p>14.146793</text:p>
          </table:table-cell>
          <table:table-cell table:style-name="ce5" office:value-type="float" office:value="18.019232" calcext:value-type="float">
            <text:p>18.019232</text:p>
          </table:table-cell>
          <table:table-cell table:style-name="ce15" office:value-type="string" calcext:value-type="string">
            <text:p>F07</text:p>
          </table:table-cell>
          <table:table-cell table:style-name="ce20" office:value-type="float" office:value="19.444513" calcext:value-type="float">
            <text:p>19.444513</text:p>
          </table:table-cell>
          <table:table-cell table:style-name="ce20" office:value-type="float" office:value="18.65372" calcext:value-type="float">
            <text:p>18.65372</text:p>
          </table:table-cell>
          <table:table-cell table:style-name="ce20" office:value-type="float" office:value="18.740396" calcext:value-type="float">
            <text:p>18.740396</text:p>
          </table:table-cell>
          <table:table-cell table:style-name="ce30" office:value-type="float" office:value="18.312044" calcext:value-type="float">
            <text:p>18.312044</text:p>
          </table:table-cell>
          <table:table-cell table:formula="of:=SQRT([.B69]*[.G69])" office:value-type="float" office:value="18.3664044257153" calcext:value-type="float">
            <text:p>18.3664044257</text:p>
          </table:table-cell>
          <table:table-cell table:formula="of:=SQRT([.C69]*[.H69])" office:value-type="float" office:value="18.2882620296758" calcext:value-type="float">
            <text:p>18.2882620297</text:p>
          </table:table-cell>
          <table:table-cell table:formula="of:=SQRT([.D69]*[.I69])" office:value-type="float" office:value="16.2823985625591" calcext:value-type="float">
            <text:p>16.2823985626</text:p>
          </table:table-cell>
          <table:table-cell table:formula="of:=SQRT([.E69]*[.J69])" office:value-type="float" office:value="18.1650480106772" calcext:value-type="float">
            <text:p>18.1650480107</text:p>
          </table:table-cell>
          <table:table-cell office:value-type="float" office:value="1" calcext:value-type="float">
            <text:p>1</text:p>
          </table:table-cell>
          <table:table-cell table:formula="of:=[.L69]/[.$K69]" office:value-type="float" office:value="0.995745362335038" calcext:value-type="float">
            <text:p>0.9957453623</text:p>
          </table:table-cell>
          <table:table-cell table:formula="of:=[.M69]/[.$K69]" office:value-type="float" office:value="0.88653163597779" calcext:value-type="float">
            <text:p>0.886531636</text:p>
          </table:table-cell>
          <table:table-cell table:formula="of:=[.N69]/[.$K69]" office:value-type="float" office:value="0.989036699270533" calcext:value-type="float">
            <text:p>0.9890366993</text:p>
          </table:table-cell>
        </table:table-row>
        <table:table-row table:style-name="ro2">
          <table:table-cell table:style-name="ce2" office:value-type="string" calcext:value-type="string">
            <text:p>F08</text:p>
          </table:table-cell>
          <table:table-cell table:style-name="ce5" office:value-type="float" office:value="18.006458" calcext:value-type="float">
            <text:p>18.006458</text:p>
          </table:table-cell>
          <table:table-cell table:style-name="ce5" office:value-type="float" office:value="17.403934" calcext:value-type="float">
            <text:p>17.403934</text:p>
          </table:table-cell>
          <table:table-cell table:style-name="ce5" office:value-type="float" office:value="17.987904" calcext:value-type="float">
            <text:p>17.987904</text:p>
          </table:table-cell>
          <table:table-cell table:style-name="ce5" office:value-type="float" office:value="17.876127" calcext:value-type="float">
            <text:p>17.876127</text:p>
          </table:table-cell>
          <table:table-cell table:style-name="ce15" office:value-type="string" calcext:value-type="string">
            <text:p>F08</text:p>
          </table:table-cell>
          <table:table-cell table:style-name="ce20" office:value-type="float" office:value="18.018105" calcext:value-type="float">
            <text:p>18.018105</text:p>
          </table:table-cell>
          <table:table-cell table:style-name="ce20" office:value-type="float" office:value="18.23395" calcext:value-type="float">
            <text:p>18.23395</text:p>
          </table:table-cell>
          <table:table-cell table:style-name="ce20" office:value-type="float" office:value="18.141579" calcext:value-type="float">
            <text:p>18.141579</text:p>
          </table:table-cell>
          <table:table-cell table:style-name="ce36" office:value-type="float" office:value="17.876127" calcext:value-type="float">
            <text:p>17.876127</text:p>
          </table:table-cell>
          <table:table-cell table:formula="of:=SQRT([.B70]*[.G70])" office:value-type="float" office:value="18.0122805586103" calcext:value-type="float">
            <text:p>18.0122805586</text:p>
          </table:table-cell>
          <table:table-cell table:formula="of:=SQRT([.C70]*[.H70])" office:value-type="float" office:value="17.8141085199148" calcext:value-type="float">
            <text:p>17.8141085199</text:p>
          </table:table-cell>
          <table:table-cell table:formula="of:=SQRT([.D70]*[.I70])" office:value-type="float" office:value="18.064578086975" calcext:value-type="float">
            <text:p>18.064578087</text:p>
          </table:table-cell>
          <table:table-cell table:formula="of:=SQRT([.E70]*[.J70])" office:value-type="float" office:value="17.876127" calcext:value-type="float">
            <text:p>17.876127</text:p>
          </table:table-cell>
          <table:table-cell office:value-type="float" office:value="1" calcext:value-type="float">
            <text:p>1</text:p>
          </table:table-cell>
          <table:table-cell table:formula="of:=[.L70]/[.$K70]" office:value-type="float" office:value="0.988997948480167" calcext:value-type="float">
            <text:p>0.9889979485</text:p>
          </table:table-cell>
          <table:table-cell table:formula="of:=[.M70]/[.$K70]" office:value-type="float" office:value="1.00290343736289" calcext:value-type="float">
            <text:p>1.0029034374</text:p>
          </table:table-cell>
          <table:table-cell table:formula="of:=[.N70]/[.$K70]" office:value-type="float" office:value="0.992441070514794" calcext:value-type="float">
            <text:p>0.9924410705</text:p>
          </table:table-cell>
        </table:table-row>
        <table:table-row table:style-name="ro2">
          <table:table-cell table:style-name="ce2" office:value-type="string" calcext:value-type="string">
            <text:p>F09</text:p>
          </table:table-cell>
          <table:table-cell table:style-name="ce5" office:value-type="float" office:value="21.4935" calcext:value-type="float">
            <text:p>21.4935</text:p>
          </table:table-cell>
          <table:table-cell table:style-name="ce5" office:value-type="float" office:value="21.566444" calcext:value-type="float">
            <text:p>21.566444</text:p>
          </table:table-cell>
          <table:table-cell table:style-name="ce5" office:value-type="float" office:value="22.29811" calcext:value-type="float">
            <text:p>22.29811</text:p>
          </table:table-cell>
          <table:table-cell table:style-name="ce5" office:value-type="float" office:value="21.439968" calcext:value-type="float">
            <text:p>21.439968</text:p>
          </table:table-cell>
          <table:table-cell table:style-name="ce15" office:value-type="string" calcext:value-type="string">
            <text:p>F09</text:p>
          </table:table-cell>
          <table:table-cell table:style-name="ce20" office:value-type="float" office:value="22.34085" calcext:value-type="float">
            <text:p>22.34085</text:p>
          </table:table-cell>
          <table:table-cell table:style-name="ce20" office:value-type="float" office:value="22.351992" calcext:value-type="float">
            <text:p>22.351992</text:p>
          </table:table-cell>
          <table:table-cell table:style-name="ce20" office:value-type="float" office:value="21.17076" calcext:value-type="float">
            <text:p>21.17076</text:p>
          </table:table-cell>
          <table:table-cell table:style-name="ce30" office:value-type="float" office:value="22.841114" calcext:value-type="float">
            <text:p>22.841114</text:p>
          </table:table-cell>
          <table:table-cell table:formula="of:=SQRT([.B71]*[.G71])" office:value-type="float" office:value="21.9130796437881" calcext:value-type="float">
            <text:p>21.9130796438</text:p>
          </table:table-cell>
          <table:table-cell table:formula="of:=SQRT([.C71]*[.H71])" office:value-type="float" office:value="21.9557050389289" calcext:value-type="float">
            <text:p>21.9557050389</text:p>
          </table:table-cell>
          <table:table-cell table:formula="of:=SQRT([.D71]*[.I71])" office:value-type="float" office:value="21.7271244131293" calcext:value-type="float">
            <text:p>21.7271244131</text:p>
          </table:table-cell>
          <table:table-cell table:formula="of:=SQRT([.E71]*[.J71])" office:value-type="float" office:value="22.1294544271736" calcext:value-type="float">
            <text:p>22.1294544272</text:p>
          </table:table-cell>
          <table:table-cell office:value-type="float" office:value="1" calcext:value-type="float">
            <text:p>1</text:p>
          </table:table-cell>
          <table:table-cell table:formula="of:=[.L71]/[.$K71]" office:value-type="float" office:value="1.0019452033139" calcext:value-type="float">
            <text:p>1.0019452033</text:p>
          </table:table-cell>
          <table:table-cell table:formula="of:=[.M71]/[.$K71]" office:value-type="float" office:value="0.991513961812689" calcext:value-type="float">
            <text:p>0.9915139618</text:p>
          </table:table-cell>
          <table:table-cell table:formula="of:=[.N71]/[.$K71]" office:value-type="float" office:value="1.00987422977066" calcext:value-type="float">
            <text:p>1.0098742298</text:p>
          </table:table-cell>
        </table:table-row>
        <table:table-row table:style-name="ro2">
          <table:table-cell table:style-name="ce2" office:value-type="string" calcext:value-type="string">
            <text:p>F10</text:p>
          </table:table-cell>
          <table:table-cell table:style-name="ce5" office:value-type="float" office:value="18.041" calcext:value-type="float">
            <text:p>18.041</text:p>
          </table:table-cell>
          <table:table-cell table:style-name="ce5" office:value-type="float" office:value="18.147121" calcext:value-type="float">
            <text:p>18.147121</text:p>
          </table:table-cell>
          <table:table-cell table:style-name="ce5" office:value-type="float" office:value="15.907779" calcext:value-type="float">
            <text:p>15.907779</text:p>
          </table:table-cell>
          <table:table-cell table:style-name="ce5" office:value-type="float" office:value="18.383793" calcext:value-type="float">
            <text:p>18.383793</text:p>
          </table:table-cell>
          <table:table-cell table:style-name="ce15" office:value-type="string" calcext:value-type="string">
            <text:p>F10</text:p>
          </table:table-cell>
          <table:table-cell table:style-name="ce20" office:value-type="float" office:value="18.709047" calcext:value-type="float">
            <text:p>18.709047</text:p>
          </table:table-cell>
          <table:table-cell table:style-name="ce20" office:value-type="float" office:value="17.960491" calcext:value-type="float">
            <text:p>17.960491</text:p>
          </table:table-cell>
          <table:table-cell table:style-name="ce20" office:value-type="float" office:value="4.7482" calcext:value-type="float">
            <text:p>4.7482</text:p>
          </table:table-cell>
          <table:table-cell table:style-name="ce30" office:value-type="float" office:value="19.277359" calcext:value-type="float">
            <text:p>19.277359</text:p>
          </table:table-cell>
          <table:table-cell table:formula="of:=SQRT([.B72]*[.G72])" office:value-type="float" office:value="18.3719872884509" calcext:value-type="float">
            <text:p>18.3719872885</text:p>
          </table:table-cell>
          <table:table-cell table:formula="of:=SQRT([.C72]*[.H72])" office:value-type="float" office:value="18.053564839012" calcext:value-type="float">
            <text:p>18.053564839</text:p>
          </table:table-cell>
          <table:table-cell table:formula="of:=SQRT([.D72]*[.I72])" office:value-type="float" office:value="8.69099052167243" calcext:value-type="float">
            <text:p>8.6909905217</text:p>
          </table:table-cell>
          <table:table-cell table:formula="of:=SQRT([.E72]*[.J72])" office:value-type="float" office:value="18.8252749632691" calcext:value-type="float">
            <text:p>18.8252749633</text:p>
          </table:table-cell>
          <table:table-cell office:value-type="float" office:value="1" calcext:value-type="float">
            <text:p>1</text:p>
          </table:table-cell>
          <table:table-cell table:formula="of:=[.L72]/[.$K72]" office:value-type="float" office:value="0.982668045408511" calcext:value-type="float">
            <text:p>0.9826680454</text:p>
          </table:table-cell>
          <table:table-cell table:formula="of:=[.M72]/[.$K72]" office:value-type="float" office:value="0.473056636999516" calcext:value-type="float">
            <text:p>0.473056637</text:p>
          </table:table-cell>
          <table:table-cell table:formula="of:=[.N72]/[.$K72]" office:value-type="float" office:value="1.02467276227124" calcext:value-type="float">
            <text:p>1.0246727623</text:p>
          </table:table-cell>
        </table:table-row>
        <table:table-row table:style-name="ro2">
          <table:table-cell table:style-name="ce2" office:value-type="string" calcext:value-type="string">
            <text:p>F11</text:p>
          </table:table-cell>
          <table:table-cell table:style-name="ce5" office:value-type="float" office:value="15.767707" calcext:value-type="float">
            <text:p>15.767707</text:p>
          </table:table-cell>
          <table:table-cell table:style-name="ce5" office:value-type="float" office:value="16.343391" calcext:value-type="float">
            <text:p>16.343391</text:p>
          </table:table-cell>
          <table:table-cell table:style-name="ce5" office:value-type="float" office:value="15.942514" calcext:value-type="float">
            <text:p>15.942514</text:p>
          </table:table-cell>
          <table:table-cell table:style-name="ce5" office:value-type="float" office:value="4.364376" calcext:value-type="float">
            <text:p>4.364376</text:p>
          </table:table-cell>
          <table:table-cell table:style-name="ce15" office:value-type="string" calcext:value-type="string">
            <text:p>F11</text:p>
          </table:table-cell>
          <table:table-cell table:style-name="ce20" office:value-type="float" office:value="17.284283" calcext:value-type="float">
            <text:p>17.284283</text:p>
          </table:table-cell>
          <table:table-cell table:style-name="ce20" office:value-type="float" office:value="16.542782" calcext:value-type="float">
            <text:p>16.542782</text:p>
          </table:table-cell>
          <table:table-cell table:style-name="ce20" office:value-type="float" office:value="4.539996" calcext:value-type="float">
            <text:p>4.539996</text:p>
          </table:table-cell>
          <table:table-cell table:style-name="ce30" office:value-type="float" office:value="17.046516" calcext:value-type="float">
            <text:p>17.046516</text:p>
          </table:table-cell>
          <table:table-cell table:formula="of:=SQRT([.B73]*[.G73])" office:value-type="float" office:value="16.5085889781374" calcext:value-type="float">
            <text:p>16.5085889781</text:p>
          </table:table-cell>
          <table:table-cell table:formula="of:=SQRT([.C73]*[.H73])" office:value-type="float" office:value="16.4427842670809" calcext:value-type="float">
            <text:p>16.4427842671</text:p>
          </table:table-cell>
          <table:table-cell table:formula="of:=SQRT([.D73]*[.I73])" office:value-type="float" office:value="8.50758190027836" calcext:value-type="float">
            <text:p>8.5075819003</text:p>
          </table:table-cell>
          <table:table-cell table:formula="of:=SQRT([.E73]*[.J73])" office:value-type="float" office:value="8.62539305272612" calcext:value-type="float">
            <text:p>8.6253930527</text:p>
          </table:table-cell>
          <table:table-cell office:value-type="float" office:value="1" calcext:value-type="float">
            <text:p>1</text:p>
          </table:table-cell>
          <table:table-cell table:formula="of:=[.L73]/[.$K73]" office:value-type="float" office:value="0.996013910628963" calcext:value-type="float">
            <text:p>0.9960139106</text:p>
          </table:table-cell>
          <table:table-cell table:formula="of:=[.M73]/[.$K73]" office:value-type="float" office:value="0.515342765607956" calcext:value-type="float">
            <text:p>0.5153427656</text:p>
          </table:table-cell>
          <table:table-cell table:formula="of:=[.N73]/[.$K73]" office:value-type="float" office:value="0.522479120665543" calcext:value-type="float">
            <text:p>0.5224791207</text:p>
          </table:table-cell>
        </table:table-row>
        <table:table-row table:style-name="ro2">
          <table:table-cell table:style-name="ce2" office:value-type="string" calcext:value-type="string">
            <text:p>F12</text:p>
          </table:table-cell>
          <table:table-cell table:style-name="ce5" office:value-type="float" office:value="16.375462" calcext:value-type="float">
            <text:p>16.375462</text:p>
          </table:table-cell>
          <table:table-cell table:style-name="ce5" office:value-type="float" office:value="16.534086" calcext:value-type="float">
            <text:p>16.534086</text:p>
          </table:table-cell>
          <table:table-cell table:style-name="ce5" office:value-type="float" office:value="16.760096" calcext:value-type="float">
            <text:p>16.760096</text:p>
          </table:table-cell>
          <table:table-cell table:style-name="ce5" office:value-type="float" office:value="17.257792" calcext:value-type="float">
            <text:p>17.257792</text:p>
          </table:table-cell>
          <table:table-cell table:style-name="ce15" office:value-type="string" calcext:value-type="string">
            <text:p>F12</text:p>
          </table:table-cell>
          <table:table-cell table:style-name="ce20" office:value-type="float" office:value="17.873215" calcext:value-type="float">
            <text:p>17.873215</text:p>
          </table:table-cell>
          <table:table-cell table:style-name="ce20" office:value-type="float" office:value="17.651052" calcext:value-type="float">
            <text:p>17.651052</text:p>
          </table:table-cell>
          <table:table-cell table:style-name="ce20" office:value-type="float" office:value="16.858812" calcext:value-type="float">
            <text:p>16.858812</text:p>
          </table:table-cell>
          <table:table-cell table:style-name="ce30" office:value-type="float" office:value="17.536425" calcext:value-type="float">
            <text:p>17.536425</text:p>
          </table:table-cell>
          <table:table-cell table:formula="of:=SQRT([.B74]*[.G74])" office:value-type="float" office:value="17.1079558407873" calcext:value-type="float">
            <text:p>17.1079558408</text:p>
          </table:table-cell>
          <table:table-cell table:formula="of:=SQRT([.C74]*[.H74])" office:value-type="float" office:value="17.0834426202236" calcext:value-type="float">
            <text:p>17.0834426202</text:p>
          </table:table-cell>
          <table:table-cell table:formula="of:=SQRT([.D74]*[.I74])" office:value-type="float" office:value="16.8093815343085" calcext:value-type="float">
            <text:p>16.8093815343</text:p>
          </table:table-cell>
          <table:table-cell table:formula="of:=SQRT([.E74]*[.J74])" office:value-type="float" office:value="17.3965506659682" calcext:value-type="float">
            <text:p>17.396550666</text:p>
          </table:table-cell>
          <table:table-cell office:value-type="float" office:value="1" calcext:value-type="float">
            <text:p>1</text:p>
          </table:table-cell>
          <table:table-cell table:formula="of:=[.L74]/[.$K74]" office:value-type="float" office:value="0.99856714497092" calcext:value-type="float">
            <text:p>0.998567145</text:p>
          </table:table-cell>
          <table:table-cell table:formula="of:=[.M74]/[.$K74]" office:value-type="float" office:value="0.982547634021418" calcext:value-type="float">
            <text:p>0.982547634</text:p>
          </table:table-cell>
          <table:table-cell table:formula="of:=[.N74]/[.$K74]" office:value-type="float" office:value="1.01686904197478" calcext:value-type="float">
            <text:p>1.016869042</text:p>
          </table:table-cell>
        </table:table-row>
        <table:table-row table:style-name="ro2">
          <table:table-cell table:style-name="ce2" office:value-type="string" calcext:value-type="string">
            <text:p>G01</text:p>
          </table:table-cell>
          <table:table-cell table:style-name="ce5" office:value-type="float" office:value="18.61828" calcext:value-type="float">
            <text:p>18.61828</text:p>
          </table:table-cell>
          <table:table-cell table:style-name="ce5" office:value-type="float" office:value="19.526392" calcext:value-type="float">
            <text:p>19.526392</text:p>
          </table:table-cell>
          <table:table-cell table:style-name="ce5" office:value-type="float" office:value="19.181013" calcext:value-type="float">
            <text:p>19.181013</text:p>
          </table:table-cell>
          <table:table-cell table:style-name="ce5" office:value-type="float" office:value="18.930733" calcext:value-type="float">
            <text:p>18.930733</text:p>
          </table:table-cell>
          <table:table-cell table:style-name="ce15" office:value-type="string" calcext:value-type="string">
            <text:p>G01</text:p>
          </table:table-cell>
          <table:table-cell table:style-name="ce20" office:value-type="float" office:value="19.579596" calcext:value-type="float">
            <text:p>19.579596</text:p>
          </table:table-cell>
          <table:table-cell table:style-name="ce20" office:value-type="float" office:value="20.192696" calcext:value-type="float">
            <text:p>20.192696</text:p>
          </table:table-cell>
          <table:table-cell table:style-name="ce20" office:value-type="float" office:value="19.409428" calcext:value-type="float">
            <text:p>19.409428</text:p>
          </table:table-cell>
          <table:table-cell table:style-name="ce30" office:value-type="float" office:value="20.81321" calcext:value-type="float">
            <text:p>20.81321</text:p>
          </table:table-cell>
          <table:table-cell table:formula="of:=SQRT([.B75]*[.G75])" office:value-type="float" office:value="19.0928887446316" calcext:value-type="float">
            <text:p>19.0928887446</text:p>
          </table:table-cell>
          <table:table-cell table:formula="of:=SQRT([.C75]*[.H75])" office:value-type="float" office:value="19.8567494226228" calcext:value-type="float">
            <text:p>19.8567494226</text:p>
          </table:table-cell>
          <table:table-cell table:formula="of:=SQRT([.D75]*[.I75])" office:value-type="float" office:value="19.2948825026369" calcext:value-type="float">
            <text:p>19.2948825026</text:p>
          </table:table-cell>
          <table:table-cell table:formula="of:=SQRT([.E75]*[.J75])" office:value-type="float" office:value="19.8496680421344" calcext:value-type="float">
            <text:p>19.8496680421</text:p>
          </table:table-cell>
          <table:table-cell office:value-type="float" office:value="1" calcext:value-type="float">
            <text:p>1</text:p>
          </table:table-cell>
          <table:table-cell table:formula="of:=[.L75]/[.$K75]" office:value-type="float" office:value="1.04000760116543" calcext:value-type="float">
            <text:p>1.0400076012</text:p>
          </table:table-cell>
          <table:table-cell table:formula="of:=[.M75]/[.$K75]" office:value-type="float" office:value="1.01057952836299" calcext:value-type="float">
            <text:p>1.0105795284</text:p>
          </table:table-cell>
          <table:table-cell table:formula="of:=[.N75]/[.$K75]" office:value-type="float" office:value="1.03963671017124" calcext:value-type="float">
            <text:p>1.0396367102</text:p>
          </table:table-cell>
        </table:table-row>
        <table:table-row table:style-name="ro2">
          <table:table-cell table:style-name="ce2" office:value-type="string" calcext:value-type="string">
            <text:p>G02</text:p>
          </table:table-cell>
          <table:table-cell table:style-name="ce5" office:value-type="float" office:value="15.820959" calcext:value-type="float">
            <text:p>15.820959</text:p>
          </table:table-cell>
          <table:table-cell table:style-name="ce5" office:value-type="float" office:value="17.15365" calcext:value-type="float">
            <text:p>17.15365</text:p>
          </table:table-cell>
          <table:table-cell table:style-name="ce5" office:value-type="float" office:value="14.970201" calcext:value-type="float">
            <text:p>14.970201</text:p>
          </table:table-cell>
          <table:table-cell table:style-name="ce5" office:value-type="float" office:value="16.983625" calcext:value-type="float">
            <text:p>16.983625</text:p>
          </table:table-cell>
          <table:table-cell table:style-name="ce15" office:value-type="string" calcext:value-type="string">
            <text:p>G02</text:p>
          </table:table-cell>
          <table:table-cell table:style-name="ce20" office:value-type="float" office:value="16.388893" calcext:value-type="float">
            <text:p>16.388893</text:p>
          </table:table-cell>
          <table:table-cell table:style-name="ce20" office:value-type="float" office:value="15.279628" calcext:value-type="float">
            <text:p>15.279628</text:p>
          </table:table-cell>
          <table:table-cell table:style-name="ce20" office:value-type="float" office:value="17.423567" calcext:value-type="float">
            <text:p>17.423567</text:p>
          </table:table-cell>
          <table:table-cell table:style-name="ce30" office:value-type="float" office:value="16.912945" calcext:value-type="float">
            <text:p>16.912945</text:p>
          </table:table-cell>
          <table:table-cell table:formula="of:=SQRT([.B76]*[.G76])" office:value-type="float" office:value="16.1024223087207" calcext:value-type="float">
            <text:p>16.1024223087</text:p>
          </table:table-cell>
          <table:table-cell table:formula="of:=SQRT([.C76]*[.H76])" office:value-type="float" office:value="16.1895457268634" calcext:value-type="float">
            <text:p>16.1895457269</text:p>
          </table:table-cell>
          <table:table-cell table:formula="of:=SQRT([.D76]*[.I76])" office:value-type="float" office:value="16.1503653248763" calcext:value-type="float">
            <text:p>16.1503653249</text:p>
          </table:table-cell>
          <table:table-cell table:formula="of:=SQRT([.E76]*[.J76])" office:value-type="float" office:value="16.9482481550638" calcext:value-type="float">
            <text:p>16.9482481551</text:p>
          </table:table-cell>
          <table:table-cell office:value-type="float" office:value="1" calcext:value-type="float">
            <text:p>1</text:p>
          </table:table-cell>
          <table:table-cell table:formula="of:=[.L76]/[.$K76]" office:value-type="float" office:value="1.00541057838829" calcext:value-type="float">
            <text:p>1.0054105784</text:p>
          </table:table-cell>
          <table:table-cell table:formula="of:=[.M76]/[.$K76]" office:value-type="float" office:value="1.00297737913193" calcext:value-type="float">
            <text:p>1.0029773791</text:p>
          </table:table-cell>
          <table:table-cell table:formula="of:=[.N76]/[.$K76]" office:value-type="float" office:value="1.0525278638286" calcext:value-type="float">
            <text:p>1.0525278638</text:p>
          </table:table-cell>
        </table:table-row>
        <table:table-row table:style-name="ro2">
          <table:table-cell table:style-name="ce2" office:value-type="string" calcext:value-type="string">
            <text:p>G03</text:p>
          </table:table-cell>
          <table:table-cell table:style-name="ce5" office:value-type="float" office:value="21.700886" calcext:value-type="float">
            <text:p>21.700886</text:p>
          </table:table-cell>
          <table:table-cell table:style-name="ce5" office:value-type="float" office:value="21.230684" calcext:value-type="float">
            <text:p>21.230684</text:p>
          </table:table-cell>
          <table:table-cell table:style-name="ce5" office:value-type="float" office:value="20.700584" calcext:value-type="float">
            <text:p>20.700584</text:p>
          </table:table-cell>
          <table:table-cell table:style-name="ce5" office:value-type="float" office:value="20.850483" calcext:value-type="float">
            <text:p>20.850483</text:p>
          </table:table-cell>
          <table:table-cell table:style-name="ce15" office:value-type="string" calcext:value-type="string">
            <text:p>G03</text:p>
          </table:table-cell>
          <table:table-cell table:style-name="ce20" office:value-type="float" office:value="20.750828" calcext:value-type="float">
            <text:p>20.750828</text:p>
          </table:table-cell>
          <table:table-cell table:style-name="ce20" office:value-type="float" office:value="21.667324" calcext:value-type="float">
            <text:p>21.667324</text:p>
          </table:table-cell>
          <table:table-cell table:style-name="ce20" office:value-type="float" office:value="22.088814" calcext:value-type="float">
            <text:p>22.088814</text:p>
          </table:table-cell>
          <table:table-cell table:style-name="ce30" office:value-type="float" office:value="22.378227" calcext:value-type="float">
            <text:p>22.378227</text:p>
          </table:table-cell>
          <table:table-cell table:formula="of:=SQRT([.B77]*[.G77])" office:value-type="float" office:value="21.2205408233063" calcext:value-type="float">
            <text:p>21.2205408233</text:p>
          </table:table-cell>
          <table:table-cell table:formula="of:=SQRT([.C77]*[.H77])" office:value-type="float" office:value="21.4478928794792" calcext:value-type="float">
            <text:p>21.4478928795</text:p>
          </table:table-cell>
          <table:table-cell table:formula="of:=SQRT([.D77]*[.I77])" office:value-type="float" office:value="21.3834363390774" calcext:value-type="float">
            <text:p>21.3834363391</text:p>
          </table:table-cell>
          <table:table-cell table:formula="of:=SQRT([.E77]*[.J77])" office:value-type="float" office:value="21.6008527987587" calcext:value-type="float">
            <text:p>21.6008527988</text:p>
          </table:table-cell>
          <table:table-cell office:value-type="float" office:value="1" calcext:value-type="float">
            <text:p>1</text:p>
          </table:table-cell>
          <table:table-cell table:formula="of:=[.L77]/[.$K77]" office:value-type="float" office:value="1.01071377294603" calcext:value-type="float">
            <text:p>1.0107137729</text:p>
          </table:table-cell>
          <table:table-cell table:formula="of:=[.M77]/[.$K77]" office:value-type="float" office:value="1.00767631311226" calcext:value-type="float">
            <text:p>1.0076763131</text:p>
          </table:table-cell>
          <table:table-cell table:formula="of:=[.N77]/[.$K77]" office:value-type="float" office:value="1.01792187949492" calcext:value-type="float">
            <text:p>1.0179218795</text:p>
          </table:table-cell>
        </table:table-row>
        <table:table-row table:style-name="ro2">
          <table:table-cell table:style-name="ce2" office:value-type="string" calcext:value-type="string">
            <text:p>G04</text:p>
          </table:table-cell>
          <table:table-cell table:style-name="ce5" office:value-type="float" office:value="19.372656" calcext:value-type="float">
            <text:p>19.372656</text:p>
          </table:table-cell>
          <table:table-cell table:style-name="ce5" office:value-type="float" office:value="18.928251" calcext:value-type="float">
            <text:p>18.928251</text:p>
          </table:table-cell>
          <table:table-cell table:style-name="ce5" office:value-type="float" office:value="19.887281" calcext:value-type="float">
            <text:p>19.887281</text:p>
          </table:table-cell>
          <table:table-cell table:style-name="ce5" office:value-type="float" office:value="19.916508" calcext:value-type="float">
            <text:p>19.916508</text:p>
          </table:table-cell>
          <table:table-cell table:style-name="ce15" office:value-type="string" calcext:value-type="string">
            <text:p>G04</text:p>
          </table:table-cell>
          <table:table-cell table:style-name="ce20" office:value-type="float" office:value="21.494448" calcext:value-type="float">
            <text:p>21.494448</text:p>
          </table:table-cell>
          <table:table-cell table:style-name="ce20" office:value-type="float" office:value="18.657074" calcext:value-type="float">
            <text:p>18.657074</text:p>
          </table:table-cell>
          <table:table-cell table:style-name="ce20" office:value-type="float" office:value="19.782389" calcext:value-type="float">
            <text:p>19.782389</text:p>
          </table:table-cell>
          <table:table-cell table:style-name="ce30" office:value-type="float" office:value="19.148022" calcext:value-type="float">
            <text:p>19.148022</text:p>
          </table:table-cell>
          <table:table-cell table:formula="of:=SQRT([.B78]*[.G78])" office:value-type="float" office:value="20.4059929190884" calcext:value-type="float">
            <text:p>20.4059929191</text:p>
          </table:table-cell>
          <table:table-cell table:formula="of:=SQRT([.C78]*[.H78])" office:value-type="float" office:value="18.7921733601405" calcext:value-type="float">
            <text:p>18.7921733601</text:p>
          </table:table-cell>
          <table:table-cell table:formula="of:=SQRT([.D78]*[.I78])" office:value-type="float" office:value="19.8347656627022" calcext:value-type="float">
            <text:p>19.8347656627</text:p>
          </table:table-cell>
          <table:table-cell table:formula="of:=SQRT([.E78]*[.J78])" office:value-type="float" office:value="19.5284851779951" calcext:value-type="float">
            <text:p>19.528485178</text:p>
          </table:table-cell>
          <table:table-cell office:value-type="float" office:value="1" calcext:value-type="float">
            <text:p>1</text:p>
          </table:table-cell>
          <table:table-cell table:formula="of:=[.L78]/[.$K78]" office:value-type="float" office:value="0.920914431101349" calcext:value-type="float">
            <text:p>0.9209144311</text:p>
          </table:table-cell>
          <table:table-cell table:formula="of:=[.M78]/[.$K78]" office:value-type="float" office:value="0.972006887454521" calcext:value-type="float">
            <text:p>0.9720068875</text:p>
          </table:table-cell>
          <table:table-cell table:formula="of:=[.N78]/[.$K78]" office:value-type="float" office:value="0.956997547506132" calcext:value-type="float">
            <text:p>0.9569975475</text:p>
          </table:table-cell>
        </table:table-row>
        <table:table-row table:style-name="ro2">
          <table:table-cell table:style-name="ce2" office:value-type="string" calcext:value-type="string">
            <text:p>G05</text:p>
          </table:table-cell>
          <table:table-cell table:style-name="ce5" office:value-type="float" office:value="15.660748" calcext:value-type="float">
            <text:p>15.660748</text:p>
          </table:table-cell>
          <table:table-cell table:style-name="ce5" office:value-type="float" office:value="17.8234" calcext:value-type="float">
            <text:p>17.8234</text:p>
          </table:table-cell>
          <table:table-cell table:style-name="ce5" office:value-type="float" office:value="17.934711" calcext:value-type="float">
            <text:p>17.934711</text:p>
          </table:table-cell>
          <table:table-cell table:style-name="ce5" office:value-type="float" office:value="17.921745" calcext:value-type="float">
            <text:p>17.921745</text:p>
          </table:table-cell>
          <table:table-cell table:style-name="ce15" office:value-type="string" calcext:value-type="string">
            <text:p>G05</text:p>
          </table:table-cell>
          <table:table-cell table:style-name="ce20" office:value-type="float" office:value="18.418152" calcext:value-type="float">
            <text:p>18.418152</text:p>
          </table:table-cell>
          <table:table-cell table:style-name="ce20" office:value-type="float" office:value="17.092894" calcext:value-type="float">
            <text:p>17.092894</text:p>
          </table:table-cell>
          <table:table-cell table:style-name="ce20" office:value-type="float" office:value="17.960264" calcext:value-type="float">
            <text:p>17.960264</text:p>
          </table:table-cell>
          <table:table-cell table:style-name="ce30" office:value-type="float" office:value="16.03866" calcext:value-type="float">
            <text:p>16.03866</text:p>
          </table:table-cell>
          <table:table-cell table:formula="of:=SQRT([.B79]*[.G79])" office:value-type="float" office:value="16.9835813978588" calcext:value-type="float">
            <text:p>16.9835813979</text:p>
          </table:table-cell>
          <table:table-cell table:formula="of:=SQRT([.C79]*[.H79])" office:value-type="float" office:value="17.4543257366075" calcext:value-type="float">
            <text:p>17.4543257366</text:p>
          </table:table-cell>
          <table:table-cell table:formula="of:=SQRT([.D79]*[.I79])" office:value-type="float" office:value="17.9474829523169" calcext:value-type="float">
            <text:p>17.9474829523</text:p>
          </table:table-cell>
          <table:table-cell table:formula="of:=SQRT([.E79]*[.J79])" office:value-type="float" office:value="16.9540784079141" calcext:value-type="float">
            <text:p>16.9540784079</text:p>
          </table:table-cell>
          <table:table-cell office:value-type="float" office:value="1" calcext:value-type="float">
            <text:p>1</text:p>
          </table:table-cell>
          <table:table-cell table:formula="of:=[.L79]/[.$K79]" office:value-type="float" office:value="1.02771761313006" calcext:value-type="float">
            <text:p>1.0277176131</text:p>
          </table:table-cell>
          <table:table-cell table:formula="of:=[.M79]/[.$K79]" office:value-type="float" office:value="1.05675490533343" calcext:value-type="float">
            <text:p>1.0567549053</text:p>
          </table:table-cell>
          <table:table-cell table:formula="of:=[.N79]/[.$K79]" office:value-type="float" office:value="0.998262852265753" calcext:value-type="float">
            <text:p>0.9982628523</text:p>
          </table:table-cell>
        </table:table-row>
        <table:table-row table:style-name="ro2">
          <table:table-cell table:style-name="ce2" office:value-type="string" calcext:value-type="string">
            <text:p>G06</text:p>
          </table:table-cell>
          <table:table-cell table:style-name="ce5" office:value-type="float" office:value="15.643752" calcext:value-type="float">
            <text:p>15.643752</text:p>
          </table:table-cell>
          <table:table-cell table:style-name="ce5" office:value-type="float" office:value="18.0642" calcext:value-type="float">
            <text:p>18.0642</text:p>
          </table:table-cell>
          <table:table-cell table:style-name="ce5" office:value-type="float" office:value="18.558638" calcext:value-type="float">
            <text:p>18.558638</text:p>
          </table:table-cell>
          <table:table-cell table:style-name="ce5" office:value-type="float" office:value="18.478619" calcext:value-type="float">
            <text:p>18.478619</text:p>
          </table:table-cell>
          <table:table-cell table:style-name="ce15" office:value-type="string" calcext:value-type="string">
            <text:p>G06</text:p>
          </table:table-cell>
          <table:table-cell table:style-name="ce20" office:value-type="float" office:value="19.190077" calcext:value-type="float">
            <text:p>19.190077</text:p>
          </table:table-cell>
          <table:table-cell table:style-name="ce20" office:value-type="float" office:value="18.527086" calcext:value-type="float">
            <text:p>18.527086</text:p>
          </table:table-cell>
          <table:table-cell table:style-name="ce20" office:value-type="float" office:value="19.41634" calcext:value-type="float">
            <text:p>19.41634</text:p>
          </table:table-cell>
          <table:table-cell table:style-name="ce30" office:value-type="float" office:value="18.770365" calcext:value-type="float">
            <text:p>18.770365</text:p>
          </table:table-cell>
          <table:table-cell table:formula="of:=SQRT([.B80]*[.G80])" office:value-type="float" office:value="17.3264192910395" calcext:value-type="float">
            <text:p>17.326419291</text:p>
          </table:table-cell>
          <table:table-cell table:formula="of:=SQRT([.C80]*[.H80])" office:value-type="float" office:value="18.2941790447454" calcext:value-type="float">
            <text:p>18.2941790447</text:p>
          </table:table-cell>
          <table:table-cell table:formula="of:=SQRT([.D80]*[.I80])" office:value-type="float" office:value="18.9826453726798" calcext:value-type="float">
            <text:p>18.9826453727</text:p>
          </table:table-cell>
          <table:table-cell table:formula="of:=SQRT([.E80]*[.J80])" office:value-type="float" office:value="18.6239207291573" calcext:value-type="float">
            <text:p>18.6239207292</text:p>
          </table:table-cell>
          <table:table-cell office:value-type="float" office:value="1" calcext:value-type="float">
            <text:p>1</text:p>
          </table:table-cell>
          <table:table-cell table:formula="of:=[.L80]/[.$K80]" office:value-type="float" office:value="1.05585457314925" calcext:value-type="float">
            <text:p>1.0558545731</text:p>
          </table:table-cell>
          <table:table-cell table:formula="of:=[.M80]/[.$K80]" office:value-type="float" office:value="1.09558963417772" calcext:value-type="float">
            <text:p>1.0955896342</text:p>
          </table:table-cell>
          <table:table-cell table:formula="of:=[.N80]/[.$K80]" office:value-type="float" office:value="1.0748857231447" calcext:value-type="float">
            <text:p>1.0748857231</text:p>
          </table:table-cell>
        </table:table-row>
        <table:table-row table:style-name="ro2">
          <table:table-cell table:style-name="ce2" office:value-type="string" calcext:value-type="string">
            <text:p>G07</text:p>
          </table:table-cell>
          <table:table-cell table:style-name="ce5" office:value-type="float" office:value="19.55444" calcext:value-type="float">
            <text:p>19.55444</text:p>
          </table:table-cell>
          <table:table-cell table:style-name="ce5" office:value-type="float" office:value="19.808723" calcext:value-type="float">
            <text:p>19.808723</text:p>
          </table:table-cell>
          <table:table-cell table:style-name="ce5" office:value-type="float" office:value="18.241787" calcext:value-type="float">
            <text:p>18.241787</text:p>
          </table:table-cell>
          <table:table-cell table:style-name="ce5" office:value-type="float" office:value="17.984491" calcext:value-type="float">
            <text:p>17.984491</text:p>
          </table:table-cell>
          <table:table-cell table:style-name="ce15" office:value-type="string" calcext:value-type="string">
            <text:p>G07</text:p>
          </table:table-cell>
          <table:table-cell table:style-name="ce20" office:value-type="float" office:value="15.848185" calcext:value-type="float">
            <text:p>15.848185</text:p>
          </table:table-cell>
          <table:table-cell table:style-name="ce20" office:value-type="float" office:value="19.781952" calcext:value-type="float">
            <text:p>19.781952</text:p>
          </table:table-cell>
          <table:table-cell table:style-name="ce20" office:value-type="float" office:value="19.686764" calcext:value-type="float">
            <text:p>19.686764</text:p>
          </table:table-cell>
          <table:table-cell table:style-name="ce30" office:value-type="float" office:value="18.866995" calcext:value-type="float">
            <text:p>18.866995</text:p>
          </table:table-cell>
          <table:table-cell table:formula="of:=SQRT([.B81]*[.G81])" office:value-type="float" office:value="17.604044498109" calcext:value-type="float">
            <text:p>17.6040444981</text:p>
          </table:table-cell>
          <table:table-cell table:formula="of:=SQRT([.C81]*[.H81])" office:value-type="float" office:value="19.7953329743982" calcext:value-type="float">
            <text:p>19.7953329744</text:p>
          </table:table-cell>
          <table:table-cell table:formula="of:=SQRT([.D81]*[.I81])" office:value-type="float" office:value="18.9505080567057" calcext:value-type="float">
            <text:p>18.9505080567</text:p>
          </table:table-cell>
          <table:table-cell table:formula="of:=SQRT([.E81]*[.J81])" office:value-type="float" office:value="18.420458782955" calcext:value-type="float">
            <text:p>18.420458783</text:p>
          </table:table-cell>
          <table:table-cell office:value-type="float" office:value="1" calcext:value-type="float">
            <text:p>1</text:p>
          </table:table-cell>
          <table:table-cell table:formula="of:=[.L81]/[.$K81]" office:value-type="float" office:value="1.12447642225198" calcext:value-type="float">
            <text:p>1.1244764223</text:p>
          </table:table-cell>
          <table:table-cell table:formula="of:=[.M81]/[.$K81]" office:value-type="float" office:value="1.07648603471443" calcext:value-type="float">
            <text:p>1.0764860347</text:p>
          </table:table-cell>
          <table:table-cell table:formula="of:=[.N81]/[.$K81]" office:value-type="float" office:value="1.04637651790381" calcext:value-type="float">
            <text:p>1.0463765179</text:p>
          </table:table-cell>
        </table:table-row>
        <table:table-row table:style-name="ro2">
          <table:table-cell table:style-name="ce2" office:value-type="string" calcext:value-type="string">
            <text:p>G08</text:p>
          </table:table-cell>
          <table:table-cell table:style-name="ce5" office:value-type="float" office:value="19.363636" calcext:value-type="float">
            <text:p>19.363636</text:p>
          </table:table-cell>
          <table:table-cell table:style-name="ce5" office:value-type="float" office:value="19.282057" calcext:value-type="float">
            <text:p>19.282057</text:p>
          </table:table-cell>
          <table:table-cell table:style-name="ce5" office:value-type="float" office:value="18.75954" calcext:value-type="float">
            <text:p>18.75954</text:p>
          </table:table-cell>
          <table:table-cell table:style-name="ce5" office:value-type="float" office:value="19.202671" calcext:value-type="float">
            <text:p>19.202671</text:p>
          </table:table-cell>
          <table:table-cell table:style-name="ce15" office:value-type="string" calcext:value-type="string">
            <text:p>G08</text:p>
          </table:table-cell>
          <table:table-cell table:style-name="ce20" office:value-type="float" office:value="19.738768" calcext:value-type="float">
            <text:p>19.738768</text:p>
          </table:table-cell>
          <table:table-cell table:style-name="ce20" office:value-type="float" office:value="18.770805" calcext:value-type="float">
            <text:p>18.770805</text:p>
          </table:table-cell>
          <table:table-cell table:style-name="ce20" office:value-type="float" office:value="20.085035" calcext:value-type="float">
            <text:p>20.085035</text:p>
          </table:table-cell>
          <table:table-cell table:style-name="ce30" office:value-type="float" office:value="19.629948" calcext:value-type="float">
            <text:p>19.629948</text:p>
          </table:table-cell>
          <table:table-cell table:formula="of:=SQRT([.B82]*[.G82])" office:value-type="float" office:value="19.5503022646825" calcext:value-type="float">
            <text:p>19.5503022647</text:p>
          </table:table-cell>
          <table:table-cell table:formula="of:=SQRT([.C82]*[.H82])" office:value-type="float" office:value="19.0247137152149" calcext:value-type="float">
            <text:p>19.0247137152</text:p>
          </table:table-cell>
          <table:table-cell table:formula="of:=SQRT([.D82]*[.I82])" office:value-type="float" office:value="19.4109767266848" calcext:value-type="float">
            <text:p>19.4109767267</text:p>
          </table:table-cell>
          <table:table-cell table:formula="of:=SQRT([.E82]*[.J82])" office:value-type="float" office:value="19.415134127559" calcext:value-type="float">
            <text:p>19.4151341276</text:p>
          </table:table-cell>
          <table:table-cell office:value-type="float" office:value="1" calcext:value-type="float">
            <text:p>1</text:p>
          </table:table-cell>
          <table:table-cell table:formula="of:=[.L82]/[.$K82]" office:value-type="float" office:value="0.973116090874101" calcext:value-type="float">
            <text:p>0.9731160909</text:p>
          </table:table-cell>
          <table:table-cell table:formula="of:=[.M82]/[.$K82]" office:value-type="float" office:value="0.992873484199304" calcext:value-type="float">
            <text:p>0.9928734842</text:p>
          </table:table-cell>
          <table:table-cell table:formula="of:=[.N82]/[.$K82]" office:value-type="float" office:value="0.993086135687652" calcext:value-type="float">
            <text:p>0.9930861357</text:p>
          </table:table-cell>
        </table:table-row>
        <table:table-row table:style-name="ro2">
          <table:table-cell table:style-name="ce2" office:value-type="string" calcext:value-type="string">
            <text:p>G09</text:p>
          </table:table-cell>
          <table:table-cell table:style-name="ce5" office:value-type="float" office:value="20.006231" calcext:value-type="float">
            <text:p>20.006231</text:p>
          </table:table-cell>
          <table:table-cell table:style-name="ce5" office:value-type="float" office:value="19.907722" calcext:value-type="float">
            <text:p>19.907722</text:p>
          </table:table-cell>
          <table:table-cell table:style-name="ce5" office:value-type="float" office:value="19.14557" calcext:value-type="float">
            <text:p>19.14557</text:p>
          </table:table-cell>
          <table:table-cell table:style-name="ce5" office:value-type="float" office:value="20.03332" calcext:value-type="float">
            <text:p>20.03332</text:p>
          </table:table-cell>
          <table:table-cell table:style-name="ce15" office:value-type="string" calcext:value-type="string">
            <text:p>G09</text:p>
          </table:table-cell>
          <table:table-cell table:style-name="ce20" office:value-type="float" office:value="19.867142" calcext:value-type="float">
            <text:p>19.867142</text:p>
          </table:table-cell>
          <table:table-cell table:style-name="ce20" office:value-type="float" office:value="20.558723" calcext:value-type="float">
            <text:p>20.558723</text:p>
          </table:table-cell>
          <table:table-cell table:style-name="ce20" office:value-type="float" office:value="20.842775" calcext:value-type="float">
            <text:p>20.842775</text:p>
          </table:table-cell>
          <table:table-cell table:style-name="ce30" office:value-type="float" office:value="20.34446" calcext:value-type="float">
            <text:p>20.34446</text:p>
          </table:table-cell>
          <table:table-cell table:formula="of:=SQRT([.B83]*[.G83])" office:value-type="float" office:value="19.9365652047137" calcext:value-type="float">
            <text:p>19.9365652047</text:p>
          </table:table-cell>
          <table:table-cell table:formula="of:=SQRT([.C83]*[.H83])" office:value-type="float" office:value="20.2306040977279" calcext:value-type="float">
            <text:p>20.2306040977</text:p>
          </table:table-cell>
          <table:table-cell table:formula="of:=SQRT([.D83]*[.I83])" office:value-type="float" office:value="19.9761559804871" calcext:value-type="float">
            <text:p>19.9761559805</text:p>
          </table:table-cell>
          <table:table-cell table:formula="of:=SQRT([.E83]*[.J83])" office:value-type="float" office:value="20.1882906014155" calcext:value-type="float">
            <text:p>20.1882906014</text:p>
          </table:table-cell>
          <table:table-cell office:value-type="float" office:value="1" calcext:value-type="float">
            <text:p>1</text:p>
          </table:table-cell>
          <table:table-cell table:formula="of:=[.L83]/[.$K83]" office:value-type="float" office:value="1.01474872376435" calcext:value-type="float">
            <text:p>1.0147487238</text:p>
          </table:table-cell>
          <table:table-cell table:formula="of:=[.M83]/[.$K83]" office:value-type="float" office:value="1.00198583734795" calcext:value-type="float">
            <text:p>1.0019858373</text:p>
          </table:table-cell>
          <table:table-cell table:formula="of:=[.N83]/[.$K83]" office:value-type="float" office:value="1.01262631722751" calcext:value-type="float">
            <text:p>1.0126263172</text:p>
          </table:table-cell>
        </table:table-row>
        <table:table-row table:style-name="ro2">
          <table:table-cell table:style-name="ce2" office:value-type="string" calcext:value-type="string">
            <text:p>G10</text:p>
          </table:table-cell>
          <table:table-cell table:style-name="ce5" office:value-type="float" office:value="14.301981" calcext:value-type="float">
            <text:p>14.301981</text:p>
          </table:table-cell>
          <table:table-cell table:style-name="ce5" office:value-type="float" office:value="18.20447" calcext:value-type="float">
            <text:p>18.20447</text:p>
          </table:table-cell>
          <table:table-cell table:style-name="ce5" office:value-type="float" office:value="18.21637" calcext:value-type="float">
            <text:p>18.21637</text:p>
          </table:table-cell>
          <table:table-cell table:style-name="ce5" office:value-type="float" office:value="18.580814" calcext:value-type="float">
            <text:p>18.580814</text:p>
          </table:table-cell>
          <table:table-cell table:style-name="ce15" office:value-type="string" calcext:value-type="string">
            <text:p>G10</text:p>
          </table:table-cell>
          <table:table-cell table:style-name="ce20" office:value-type="float" office:value="18.466879" calcext:value-type="float">
            <text:p>18.466879</text:p>
          </table:table-cell>
          <table:table-cell table:style-name="ce20" office:value-type="float" office:value="18.27694" calcext:value-type="float">
            <text:p>18.27694</text:p>
          </table:table-cell>
          <table:table-cell table:style-name="ce20" office:value-type="float" office:value="18.588196" calcext:value-type="float">
            <text:p>18.588196</text:p>
          </table:table-cell>
          <table:table-cell table:style-name="ce30" office:value-type="float" office:value="16.478848" calcext:value-type="float">
            <text:p>16.478848</text:p>
          </table:table-cell>
          <table:table-cell table:formula="of:=SQRT([.B84]*[.G84])" office:value-type="float" office:value="16.2515523131576" calcext:value-type="float">
            <text:p>16.2515523132</text:p>
          </table:table-cell>
          <table:table-cell table:formula="of:=SQRT([.C84]*[.H84])" office:value-type="float" office:value="18.2406690097101" calcext:value-type="float">
            <text:p>18.2406690097</text:p>
          </table:table-cell>
          <table:table-cell table:formula="of:=SQRT([.D84]*[.I84])" office:value-type="float" office:value="18.4013438631128" calcext:value-type="float">
            <text:p>18.4013438631</text:p>
          </table:table-cell>
          <table:table-cell table:formula="of:=SQRT([.E84]*[.J84])" office:value-type="float" office:value="17.4982973349487" calcext:value-type="float">
            <text:p>17.4982973349</text:p>
          </table:table-cell>
          <table:table-cell office:value-type="float" office:value="1" calcext:value-type="float">
            <text:p>1</text:p>
          </table:table-cell>
          <table:table-cell table:formula="of:=[.L84]/[.$K84]" office:value-type="float" office:value="1.12239548925687" calcext:value-type="float">
            <text:p>1.1223954893</text:p>
          </table:table-cell>
          <table:table-cell table:formula="of:=[.M84]/[.$K84]" office:value-type="float" office:value="1.13228222809305" calcext:value-type="float">
            <text:p>1.1322822281</text:p>
          </table:table-cell>
          <table:table-cell table:formula="of:=[.N84]/[.$K84]" office:value-type="float" office:value="1.07671544217851" calcext:value-type="float">
            <text:p>1.0767154422</text:p>
          </table:table-cell>
        </table:table-row>
        <table:table-row table:style-name="ro2">
          <table:table-cell table:style-name="ce2" office:value-type="string" calcext:value-type="string">
            <text:p>G11</text:p>
          </table:table-cell>
          <table:table-cell table:style-name="ce5" office:value-type="float" office:value="16.922739" calcext:value-type="float">
            <text:p>16.922739</text:p>
          </table:table-cell>
          <table:table-cell table:style-name="ce5" office:value-type="float" office:value="16.877539" calcext:value-type="float">
            <text:p>16.877539</text:p>
          </table:table-cell>
          <table:table-cell table:style-name="ce5" office:value-type="float" office:value="16.44835" calcext:value-type="float">
            <text:p>16.44835</text:p>
          </table:table-cell>
          <table:table-cell table:style-name="ce5" office:value-type="float" office:value="18.293991" calcext:value-type="float">
            <text:p>18.293991</text:p>
          </table:table-cell>
          <table:table-cell table:style-name="ce15" office:value-type="string" calcext:value-type="string">
            <text:p>G11</text:p>
          </table:table-cell>
          <table:table-cell table:style-name="ce21" office:value-type="float" office:value="16.922739" calcext:value-type="float">
            <text:p>16.922739</text:p>
          </table:table-cell>
          <table:table-cell table:style-name="ce25" office:value-type="float" office:value="16.877539" calcext:value-type="float">
            <text:p>16.877539</text:p>
          </table:table-cell>
          <table:table-cell table:style-name="ce20" office:value-type="float" office:value="15.93146" calcext:value-type="float">
            <text:p>15.93146</text:p>
          </table:table-cell>
          <table:table-cell table:style-name="ce30" office:value-type="float" office:value="17.121803" calcext:value-type="float">
            <text:p>17.121803</text:p>
          </table:table-cell>
          <table:table-cell table:formula="of:=SQRT([.B85]*[.G85])" office:value-type="float" office:value="16.922739" calcext:value-type="float">
            <text:p>16.922739</text:p>
          </table:table-cell>
          <table:table-cell table:formula="of:=SQRT([.C85]*[.H85])" office:value-type="float" office:value="16.877539" calcext:value-type="float">
            <text:p>16.877539</text:p>
          </table:table-cell>
          <table:table-cell table:formula="of:=SQRT([.D85]*[.I85])" office:value-type="float" office:value="16.1878420455291" calcext:value-type="float">
            <text:p>16.1878420455</text:p>
          </table:table-cell>
          <table:table-cell table:formula="of:=SQRT([.E85]*[.J85])" office:value-type="float" office:value="17.6981951053144" calcext:value-type="float">
            <text:p>17.6981951053</text:p>
          </table:table-cell>
          <table:table-cell office:value-type="float" office:value="1" calcext:value-type="float">
            <text:p>1</text:p>
          </table:table-cell>
          <table:table-cell table:formula="of:=[.L85]/[.$K85]" office:value-type="float" office:value="0.997329037574827" calcext:value-type="float">
            <text:p>0.9973290376</text:p>
          </table:table-cell>
          <table:table-cell table:formula="of:=[.M85]/[.$K85]" office:value-type="float" office:value="0.956573403722004" calcext:value-type="float">
            <text:p>0.9565734037</text:p>
          </table:table-cell>
          <table:table-cell table:formula="of:=[.N85]/[.$K85]" office:value-type="float" office:value="1.04582332123153" calcext:value-type="float">
            <text:p>1.0458233212</text:p>
          </table:table-cell>
        </table:table-row>
        <table:table-row table:style-name="ro2">
          <table:table-cell table:style-name="ce2" office:value-type="string" calcext:value-type="string">
            <text:p>G12</text:p>
          </table:table-cell>
          <table:table-cell table:style-name="ce5" office:value-type="float" office:value="17.110195" calcext:value-type="float">
            <text:p>17.110195</text:p>
          </table:table-cell>
          <table:table-cell table:style-name="ce5" office:value-type="float" office:value="16.00011" calcext:value-type="float">
            <text:p>16.00011</text:p>
          </table:table-cell>
          <table:table-cell table:style-name="ce5" office:value-type="float" office:value="16.838982" calcext:value-type="float">
            <text:p>16.838982</text:p>
          </table:table-cell>
          <table:table-cell table:style-name="ce5" office:value-type="float" office:value="16.782383" calcext:value-type="float">
            <text:p>16.782383</text:p>
          </table:table-cell>
          <table:table-cell table:style-name="ce15" office:value-type="string" calcext:value-type="string">
            <text:p>G12</text:p>
          </table:table-cell>
          <table:table-cell table:style-name="ce20" office:value-type="float" office:value="17.63306" calcext:value-type="float">
            <text:p>17.63306</text:p>
          </table:table-cell>
          <table:table-cell table:style-name="ce20" office:value-type="float" office:value="5.25939" calcext:value-type="float">
            <text:p>5.25939</text:p>
          </table:table-cell>
          <table:table-cell table:style-name="ce20" office:value-type="float" office:value="17.3397" calcext:value-type="float">
            <text:p>17.3397</text:p>
          </table:table-cell>
          <table:table-cell table:style-name="ce30" office:value-type="float" office:value="18.555473" calcext:value-type="float">
            <text:p>18.555473</text:p>
          </table:table-cell>
          <table:table-cell table:formula="of:=SQRT([.B86]*[.G86])" office:value-type="float" office:value="17.3696601880031" calcext:value-type="float">
            <text:p>17.369660188</text:p>
          </table:table-cell>
          <table:table-cell table:formula="of:=SQRT([.C86]*[.H86])" office:value-type="float" office:value="9.17337552555764" calcext:value-type="float">
            <text:p>9.1733755256</text:p>
          </table:table-cell>
          <table:table-cell table:formula="of:=SQRT([.D86]*[.I86])" office:value-type="float" office:value="17.0875070207857" calcext:value-type="float">
            <text:p>17.0875070208</text:p>
          </table:table-cell>
          <table:table-cell table:formula="of:=SQRT([.E86]*[.J86])" office:value-type="float" office:value="17.6466726221166" calcext:value-type="float">
            <text:p>17.6466726221</text:p>
          </table:table-cell>
          <table:table-cell office:value-type="float" office:value="1" calcext:value-type="float">
            <text:p>1</text:p>
          </table:table-cell>
          <table:table-cell table:formula="of:=[.L86]/[.$K86]" office:value-type="float" office:value="0.528126366680076" calcext:value-type="float">
            <text:p>0.5281263667</text:p>
          </table:table-cell>
          <table:table-cell table:formula="of:=[.M86]/[.$K86]" office:value-type="float" office:value="0.983755976561228" calcext:value-type="float">
            <text:p>0.9837559766</text:p>
          </table:table-cell>
          <table:table-cell table:formula="of:=[.N86]/[.$K86]" office:value-type="float" office:value="1.01594806295087" calcext:value-type="float">
            <text:p>1.015948063</text:p>
          </table:table-cell>
        </table:table-row>
        <table:table-row table:style-name="ro3">
          <table:table-cell table:style-name="ce3" office:value-type="string" calcext:value-type="string">
            <text:p>H01</text:p>
          </table:table-cell>
          <table:table-cell table:style-name="ce6" office:value-type="float" office:value="8.606397" calcext:value-type="float">
            <text:p>8.606397</text:p>
          </table:table-cell>
          <table:table-cell table:style-name="ce6" office:value-type="float" office:value="4.956135" calcext:value-type="float">
            <text:p>4.956135</text:p>
          </table:table-cell>
          <table:table-cell table:style-name="ce6" office:value-type="float" office:value="3.9138587" calcext:value-type="float">
            <text:p>3.9138587</text:p>
          </table:table-cell>
          <table:table-cell table:style-name="ce12" office:value-type="float" office:value="3.9138587" calcext:value-type="float">
            <text:p>3.9138587</text:p>
          </table:table-cell>
          <table:table-cell table:style-name="ce16" office:value-type="string" calcext:value-type="string">
            <text:p>H01</text:p>
          </table:table-cell>
          <table:table-cell table:style-name="ce22" office:value-type="float" office:value="4.704421" calcext:value-type="float">
            <text:p>4.704421</text:p>
          </table:table-cell>
          <table:table-cell table:style-name="ce26" office:value-type="float" office:value="4.956135" calcext:value-type="float">
            <text:p>4.956135</text:p>
          </table:table-cell>
          <table:table-cell table:style-name="ce22" office:value-type="float" office:value="9.468564" calcext:value-type="float">
            <text:p>9.468564</text:p>
          </table:table-cell>
          <table:table-cell table:style-name="ce37" office:value-type="float" office:value="9.468564" calcext:value-type="float">
            <text:p>9.468564</text:p>
          </table:table-cell>
          <table:table-cell table:formula="of:=SQRT([.B87]*[.G87])" office:value-type="float" office:value="6.36302717117702" calcext:value-type="float">
            <text:p>6.3630271712</text:p>
          </table:table-cell>
          <table:table-cell table:formula="of:=SQRT([.C87]*[.H87])" office:value-type="float" office:value="4.956135" calcext:value-type="float">
            <text:p>4.956135</text:p>
          </table:table-cell>
          <table:table-cell table:formula="of:=SQRT([.D87]*[.I87])" office:value-type="float" office:value="6.08757928801809" calcext:value-type="float">
            <text:p>6.087579288</text:p>
          </table:table-cell>
          <table:table-cell table:formula="of:=SQRT([.E87]*[.J87])" office:value-type="float" office:value="6.08757928801809" calcext:value-type="float">
            <text:p>6.087579288</text:p>
          </table:table-cell>
          <table:table-cell office:value-type="float" office:value="1" calcext:value-type="float">
            <text:p>1</text:p>
          </table:table-cell>
          <table:table-cell table:formula="of:=[.L87]/[.$K87]" office:value-type="float" office:value="0.778895778168306" calcext:value-type="float">
            <text:p>0.7788957782</text:p>
          </table:table-cell>
          <table:table-cell table:formula="of:=[.M87]/[.$K87]" office:value-type="float" office:value="0.956711188597993" calcext:value-type="float">
            <text:p>0.9567111886</text:p>
          </table:table-cell>
          <table:table-cell table:formula="of:=[.N87]/[.$K87]" office:value-type="float" office:value="0.956711188597993" calcext:value-type="float">
            <text:p>0.9567111886</text:p>
          </table:table-cell>
        </table:table-row>
        <table:table-row table:style-name="ro2">
          <table:table-cell table:style-name="ce2" office:value-type="string" calcext:value-type="string">
            <text:p>H02</text:p>
          </table:table-cell>
          <table:table-cell table:style-name="ce5" office:value-type="float" office:value="12.154982" calcext:value-type="float">
            <text:p>12.154982</text:p>
          </table:table-cell>
          <table:table-cell table:style-name="ce8" office:value-type="float" office:value="12.856983" calcext:value-type="float">
            <text:p>12.856983</text:p>
          </table:table-cell>
          <table:table-cell table:style-name="ce5" office:value-type="float" office:value="13.350321" calcext:value-type="float">
            <text:p>13.350321</text:p>
          </table:table-cell>
          <table:table-cell table:style-name="ce5" office:value-type="float" office:value="13.31437" calcext:value-type="float">
            <text:p>13.31437</text:p>
          </table:table-cell>
          <table:table-cell table:style-name="ce15" office:value-type="string" calcext:value-type="string">
            <text:p>H02</text:p>
          </table:table-cell>
          <table:table-cell table:style-name="ce20" office:value-type="float" office:value="14.1811075" calcext:value-type="float">
            <text:p>14.1811075</text:p>
          </table:table-cell>
          <table:table-cell table:style-name="ce20" office:value-type="float" office:value="12.856983" calcext:value-type="float">
            <text:p>12.856983</text:p>
          </table:table-cell>
          <table:table-cell table:style-name="ce20" office:value-type="float" office:value="14.427443" calcext:value-type="float">
            <text:p>14.427443</text:p>
          </table:table-cell>
          <table:table-cell table:style-name="ce30" office:value-type="float" office:value="13.981233" calcext:value-type="float">
            <text:p>13.981233</text:p>
          </table:table-cell>
          <table:table-cell table:formula="of:=SQRT([.B88]*[.G88])" office:value-type="float" office:value="13.1290177242079" calcext:value-type="float">
            <text:p>13.1290177242</text:p>
          </table:table-cell>
          <table:table-cell table:formula="of:=SQRT([.C88]*[.H88])" office:value-type="float" office:value="12.856983" calcext:value-type="float">
            <text:p>12.856983</text:p>
          </table:table-cell>
          <table:table-cell table:formula="of:=SQRT([.D88]*[.I88])" office:value-type="float" office:value="13.8784363405682" calcext:value-type="float">
            <text:p>13.8784363406</text:p>
          </table:table-cell>
          <table:table-cell table:formula="of:=SQRT([.E88]*[.J88])" office:value-type="float" office:value="13.6437278343644" calcext:value-type="float">
            <text:p>13.6437278344</text:p>
          </table:table-cell>
          <table:table-cell office:value-type="float" office:value="1" calcext:value-type="float">
            <text:p>1</text:p>
          </table:table-cell>
          <table:table-cell table:formula="of:=[.L88]/[.$K88]" office:value-type="float" office:value="0.979279887503975" calcext:value-type="float">
            <text:p>0.9792798875</text:p>
          </table:table-cell>
          <table:table-cell table:formula="of:=[.M88]/[.$K88]" office:value-type="float" office:value="1.05708108802218" calcext:value-type="float">
            <text:p>1.057081088</text:p>
          </table:table-cell>
          <table:table-cell table:formula="of:=[.N88]/[.$K88]" office:value-type="float" office:value="1.03920400756315" calcext:value-type="float">
            <text:p>1.0392040076</text:p>
          </table:table-cell>
        </table:table-row>
        <table:table-row table:style-name="ro2">
          <table:table-cell table:style-name="ce2" office:value-type="string" calcext:value-type="string">
            <text:p>H03</text:p>
          </table:table-cell>
          <table:table-cell table:style-name="ce7" office:value-type="float" office:value="4.421767" calcext:value-type="float">
            <text:p>4.421767</text:p>
          </table:table-cell>
          <table:table-cell table:style-name="ce5" office:value-type="float" office:value="11.889285" calcext:value-type="float">
            <text:p>11.889285</text:p>
          </table:table-cell>
          <table:table-cell table:style-name="ce5" office:value-type="float" office:value="10.615894" calcext:value-type="float">
            <text:p>10.615894</text:p>
          </table:table-cell>
          <table:table-cell table:style-name="ce5" office:value-type="float" office:value="14.344599" calcext:value-type="float">
            <text:p>14.344599</text:p>
          </table:table-cell>
          <table:table-cell table:style-name="ce15" office:value-type="string" calcext:value-type="string">
            <text:p>H03</text:p>
          </table:table-cell>
          <table:table-cell table:style-name="ce20" office:value-type="float" office:value="4.421767" calcext:value-type="float">
            <text:p>4.421767</text:p>
          </table:table-cell>
          <table:table-cell table:style-name="ce20" office:value-type="float" office:value="11.673784" calcext:value-type="float">
            <text:p>11.673784</text:p>
          </table:table-cell>
          <table:table-cell table:style-name="ce20" office:value-type="float" office:value="12.23968" calcext:value-type="float">
            <text:p>12.23968</text:p>
          </table:table-cell>
          <table:table-cell table:style-name="ce38" office:value-type="float" office:value="14.344599" calcext:value-type="float">
            <text:p>14.344599</text:p>
          </table:table-cell>
          <table:table-cell table:formula="of:=SQRT([.B89]*[.G89])" office:value-type="float" office:value="4.421767" calcext:value-type="float">
            <text:p>4.421767</text:p>
          </table:table-cell>
          <table:table-cell table:formula="of:=SQRT([.C89]*[.H89])" office:value-type="float" office:value="11.7810417622738" calcext:value-type="float">
            <text:p>11.7810417623</text:p>
          </table:table-cell>
          <table:table-cell table:formula="of:=SQRT([.D89]*[.I89])" office:value-type="float" office:value="11.3989098370818" calcext:value-type="float">
            <text:p>11.3989098371</text:p>
          </table:table-cell>
          <table:table-cell table:formula="of:=SQRT([.E89]*[.J89])" office:value-type="float" office:value="14.344599" calcext:value-type="float">
            <text:p>14.344599</text:p>
          </table:table-cell>
          <table:table-cell office:value-type="float" office:value="1" calcext:value-type="float">
            <text:p>1</text:p>
          </table:table-cell>
          <table:table-cell table:formula="of:=[.L89]/[.$K89]" office:value-type="float" office:value="2.66432893507818" calcext:value-type="float">
            <text:p>2.6643289351</text:p>
          </table:table-cell>
          <table:table-cell table:formula="of:=[.M89]/[.$K89]" office:value-type="float" office:value="2.57790829708616" calcext:value-type="float">
            <text:p>2.5779082971</text:p>
          </table:table-cell>
          <table:table-cell table:formula="of:=[.N89]/[.$K89]" office:value-type="float" office:value="3.24408748810148" calcext:value-type="float">
            <text:p>3.2440874881</text:p>
          </table:table-cell>
        </table:table-row>
        <table:table-row table:style-name="ro2">
          <table:table-cell table:style-name="ce2" office:value-type="string" calcext:value-type="string">
            <text:p>H04</text:p>
          </table:table-cell>
          <table:table-cell table:style-name="ce5" office:value-type="float" office:value="16.954922" calcext:value-type="float">
            <text:p>16.954922</text:p>
          </table:table-cell>
          <table:table-cell table:style-name="ce5" office:value-type="float" office:value="18.294863" calcext:value-type="float">
            <text:p>18.294863</text:p>
          </table:table-cell>
          <table:table-cell table:style-name="ce5" office:value-type="float" office:value="17.903233" calcext:value-type="float">
            <text:p>17.903233</text:p>
          </table:table-cell>
          <table:table-cell table:style-name="ce5" office:value-type="float" office:value="19.060833" calcext:value-type="float">
            <text:p>19.060833</text:p>
          </table:table-cell>
          <table:table-cell table:style-name="ce15" office:value-type="string" calcext:value-type="string">
            <text:p>H04</text:p>
          </table:table-cell>
          <table:table-cell table:style-name="ce20" office:value-type="float" office:value="19.645515" calcext:value-type="float">
            <text:p>19.645515</text:p>
          </table:table-cell>
          <table:table-cell table:style-name="ce20" office:value-type="float" office:value="18.269188" calcext:value-type="float">
            <text:p>18.269188</text:p>
          </table:table-cell>
          <table:table-cell table:style-name="ce20" office:value-type="float" office:value="17.42841" calcext:value-type="float">
            <text:p>17.42841</text:p>
          </table:table-cell>
          <table:table-cell table:style-name="ce30" office:value-type="float" office:value="19.378723" calcext:value-type="float">
            <text:p>19.378723</text:p>
          </table:table-cell>
          <table:table-cell table:formula="of:=SQRT([.B90]*[.G90])" office:value-type="float" office:value="18.2507033967141" calcext:value-type="float">
            <text:p>18.2507033967</text:p>
          </table:table-cell>
          <table:table-cell table:formula="of:=SQRT([.C90]*[.H90])" office:value-type="float" office:value="18.2820209928018" calcext:value-type="float">
            <text:p>18.2820209928</text:p>
          </table:table-cell>
          <table:table-cell table:formula="of:=SQRT([.D90]*[.I90])" office:value-type="float" office:value="17.6642261378621" calcext:value-type="float">
            <text:p>17.6642261379</text:p>
          </table:table-cell>
          <table:table-cell table:formula="of:=SQRT([.E90]*[.J90])" office:value-type="float" office:value="19.2191207617898" calcext:value-type="float">
            <text:p>19.2191207618</text:p>
          </table:table-cell>
          <table:table-cell office:value-type="float" office:value="1" calcext:value-type="float">
            <text:p>1</text:p>
          </table:table-cell>
          <table:table-cell table:formula="of:=[.L90]/[.$K90]" office:value-type="float" office:value="1.00171596652507" calcext:value-type="float">
            <text:p>1.0017159665</text:p>
          </table:table-cell>
          <table:table-cell table:formula="of:=[.M90]/[.$K90]" office:value-type="float" office:value="0.967865498326077" calcext:value-type="float">
            <text:p>0.9678654983</text:p>
          </table:table-cell>
          <table:table-cell table:formula="of:=[.N90]/[.$K90]" office:value-type="float" office:value="1.05306192008195" calcext:value-type="float">
            <text:p>1.0530619201</text:p>
          </table:table-cell>
        </table:table-row>
        <table:table-row table:style-name="ro3">
          <table:table-cell table:style-name="ce3" office:value-type="string" calcext:value-type="string">
            <text:p>H05</text:p>
          </table:table-cell>
          <table:table-cell table:style-name="ce6" office:value-type="float" office:value="14.17253" calcext:value-type="float">
            <text:p>14.17253</text:p>
          </table:table-cell>
          <table:table-cell table:style-name="ce6" office:value-type="float" office:value="12.073358" calcext:value-type="float">
            <text:p>12.073358</text:p>
          </table:table-cell>
          <table:table-cell table:style-name="ce6" office:value-type="float" office:value="11.621488" calcext:value-type="float">
            <text:p>11.621488</text:p>
          </table:table-cell>
          <table:table-cell table:style-name="ce6" office:value-type="float" office:value="11.014808" calcext:value-type="float">
            <text:p>11.014808</text:p>
          </table:table-cell>
          <table:table-cell table:style-name="ce16" office:value-type="string" calcext:value-type="string">
            <text:p>H05</text:p>
          </table:table-cell>
          <table:table-cell table:style-name="ce22" office:value-type="float" office:value="4.515502" calcext:value-type="float">
            <text:p>4.515502</text:p>
          </table:table-cell>
          <table:table-cell table:style-name="ce22" office:value-type="float" office:value="10.032097" calcext:value-type="float">
            <text:p>10.032097</text:p>
          </table:table-cell>
          <table:table-cell table:style-name="ce22" office:value-type="float" office:value="11.51849" calcext:value-type="float">
            <text:p>11.51849</text:p>
          </table:table-cell>
          <table:table-cell table:style-name="ce39" office:value-type="float" office:value="11.014808" calcext:value-type="float">
            <text:p>11.014808</text:p>
          </table:table-cell>
          <table:table-cell table:formula="of:=SQRT([.B91]*[.G91])" office:value-type="float" office:value="7.99975546876653" calcext:value-type="float">
            <text:p>7.9997554688</text:p>
          </table:table-cell>
          <table:table-cell table:formula="of:=SQRT([.C91]*[.H91])" office:value-type="float" office:value="11.0055031039806" calcext:value-type="float">
            <text:p>11.005503104</text:p>
          </table:table-cell>
          <table:table-cell table:formula="of:=SQRT([.D91]*[.I91])" office:value-type="float" office:value="11.5698743862291" calcext:value-type="float">
            <text:p>11.5698743862</text:p>
          </table:table-cell>
          <table:table-cell table:formula="of:=SQRT([.E91]*[.J91])" office:value-type="float" office:value="11.014808" calcext:value-type="float">
            <text:p>11.014808</text:p>
          </table:table-cell>
          <table:table-cell office:value-type="float" office:value="1" calcext:value-type="float">
            <text:p>1</text:p>
          </table:table-cell>
          <table:table-cell table:formula="of:=[.L91]/[.$K91]" office:value-type="float" office:value="1.37572993911494" calcext:value-type="float">
            <text:p>1.3757299391</text:p>
          </table:table-cell>
          <table:table-cell table:formula="of:=[.M91]/[.$K91]" office:value-type="float" office:value="1.44627850581201" calcext:value-type="float">
            <text:p>1.4462785058</text:p>
          </table:table-cell>
          <table:table-cell table:formula="of:=[.N91]/[.$K91]" office:value-type="float" office:value="1.37689308667061" calcext:value-type="float">
            <text:p>1.3768930867</text:p>
          </table:table-cell>
        </table:table-row>
        <table:table-row table:style-name="ro4">
          <table:table-cell table:style-name="ce2" office:value-type="string" calcext:value-type="string">
            <text:p>H06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H06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table:style-name="ce2" office:value-type="string" calcext:value-type="string">
            <text:p>H07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H07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table:style-name="ce2" office:value-type="string" calcext:value-type="string">
            <text:p>H08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H08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table:style-name="ce2" office:value-type="string" calcext:value-type="string">
            <text:p>H09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H09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table:style-name="ce2" office:value-type="string" calcext:value-type="string">
            <text:p>H1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H1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table:style-name="ce2" office:value-type="string" calcext:value-type="string">
            <text:p>H1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H1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table:style-name="ce2" office:value-type="string" calcext:value-type="string">
            <text:p>H12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H12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/>
        </table:table-row>
        <table:table-row table:style-name="ro5" table:number-rows-repeated="65438">
          <table:table-cell/>
          <table:table-cell table:style-name="ce5"/>
          <table:table-cell table:style-name="ce9" table:number-columns-repeated="3"/>
          <table:table-cell/>
          <table:table-cell table:style-name="ce24"/>
          <table:table-cell table:style-name="ce27" table:number-columns-repeated="3"/>
          <table:table-cell table:number-columns-repeated="8"/>
        </table:table-row>
        <table:table-row table:style-name="ro5" table:number-rows-repeated="983039">
          <table:table-cell table:number-columns-repeated="18"/>
        </table:table-row>
        <table:table-row table:style-name="ro5">
          <table:table-cell table:number-columns-repeated="18"/>
        </table:table-row>
        <calcext:conditional-formats>
          <calcext:conditional-format calcext:target-range-address="Sheet1.B1:Sheet1.D87 Sheet1.E1:Sheet1.E43 Sheet1.E88:Sheet1.E65536 Sheet1.E45:Sheet1.E48 Sheet1.E50:Sheet1.E86 Sheet1.B90:Sheet1.D65536 Sheet1.B88:Sheet1.B88 Sheet1.D88:Sheet1.D88 Sheet1.C89:Sheet1.D89">
            <calcext:condition calcext:apply-style-name="Excel_CondFormat_1_1_1" calcext:value="formula-is(NOT(ISERROR(SEARCH(&quot;Undetermined&quot;;[Sheet1.B1]))))" calcext:base-cell-address="Sheet1.B1"/>
          </calcext:conditional-format>
          <calcext:conditional-format calcext:target-range-address="Sheet1.I1:Sheet1.I65536 Sheet1.J1:Sheet1.J10 Sheet1.J92:Sheet1.J65536 Sheet1.J13:Sheet1.J13 Sheet1.J15:Sheet1.J48 Sheet1.J50:Sheet1.J66 Sheet1.J68:Sheet1.J69 Sheet1.G1:Sheet1.H84 Sheet1.G86:Sheet1.G65536 Sheet1.H86:Sheet1.H86 Sheet1.H88:Sheet1.H65536 Sheet1.J71:Sheet1.J86 Sheet1.J88:Sheet1.J88 Sheet1.J90:Sheet1.J90">
            <calcext:condition calcext:apply-style-name="Excel_CondFormat_1_1_1" calcext:value="formula-is(NOT(ISERROR(SEARCH(&quot;Undetermined&quot;;[Sheet1.G1]))))" calcext:base-cell-address="Sheet1.G1"/>
          </calcext:conditional-format>
          <calcext:conditional-format calcext:target-range-address="Sheet1.J11:Sheet1.J11">
            <calcext:condition calcext:apply-style-name="Excel_CondFormat_1_1_1" calcext:value="formula-is(NOT(ISERROR(SEARCH(&quot;Undetermined&quot;;[Sheet1.J11]))))" calcext:base-cell-address="Sheet1.J11"/>
          </calcext:conditional-format>
          <calcext:conditional-format calcext:target-range-address="Sheet1.J12:Sheet1.J12">
            <calcext:condition calcext:apply-style-name="Excel_CondFormat_1_1_1" calcext:value="formula-is(NOT(ISERROR(SEARCH(&quot;Undetermined&quot;;[Sheet1.J12]))))" calcext:base-cell-address="Sheet1.J12"/>
          </calcext:conditional-format>
          <calcext:conditional-format calcext:target-range-address="Sheet1.J14:Sheet1.J14">
            <calcext:condition calcext:apply-style-name="Excel_CondFormat_1_1_1" calcext:value="formula-is(NOT(ISERROR(SEARCH(&quot;Undetermined&quot;;[Sheet1.J14]))))" calcext:base-cell-address="Sheet1.J14"/>
          </calcext:conditional-format>
          <calcext:conditional-format calcext:target-range-address="Sheet1.E44:Sheet1.E44">
            <calcext:condition calcext:apply-style-name="Excel_CondFormat_1_1_1" calcext:value="formula-is(NOT(ISERROR(SEARCH(&quot;Undetermined&quot;;[Sheet1.E44]))))" calcext:base-cell-address="Sheet1.E44"/>
          </calcext:conditional-format>
          <calcext:conditional-format calcext:target-range-address="Sheet1.E49:Sheet1.E49">
            <calcext:condition calcext:apply-style-name="Excel_CondFormat_1_1_1" calcext:value="formula-is(NOT(ISERROR(SEARCH(&quot;Undetermined&quot;;[Sheet1.E49]))))" calcext:base-cell-address="Sheet1.E49"/>
          </calcext:conditional-format>
          <calcext:conditional-format calcext:target-range-address="Sheet1.J49:Sheet1.J49">
            <calcext:condition calcext:apply-style-name="Excel_CondFormat_1_1_1" calcext:value="formula-is(NOT(ISERROR(SEARCH(&quot;Undetermined&quot;;[Sheet1.J49]))))" calcext:base-cell-address="Sheet1.J49"/>
          </calcext:conditional-format>
          <calcext:conditional-format calcext:target-range-address="Sheet1.J67:Sheet1.J67">
            <calcext:condition calcext:apply-style-name="Excel_CondFormat_1_1_1" calcext:value="formula-is(NOT(ISERROR(SEARCH(&quot;Undetermined&quot;;[Sheet1.J67]))))" calcext:base-cell-address="Sheet1.J67"/>
          </calcext:conditional-format>
          <calcext:conditional-format calcext:target-range-address="Sheet1.J70:Sheet1.J70">
            <calcext:condition calcext:apply-style-name="Excel_CondFormat_1_1_1" calcext:value="formula-is(NOT(ISERROR(SEARCH(&quot;Undetermined&quot;;[Sheet1.J70]))))" calcext:base-cell-address="Sheet1.J70"/>
          </calcext:conditional-format>
          <calcext:conditional-format calcext:target-range-address="Sheet1.G85:Sheet1.G85">
            <calcext:condition calcext:apply-style-name="Excel_CondFormat_1_1_1" calcext:value="formula-is(NOT(ISERROR(SEARCH(&quot;Undetermined&quot;;[Sheet1.G85]))))" calcext:base-cell-address="Sheet1.G85"/>
          </calcext:conditional-format>
          <calcext:conditional-format calcext:target-range-address="Sheet1.H85:Sheet1.H85">
            <calcext:condition calcext:apply-style-name="Excel_CondFormat_1_1_1" calcext:value="formula-is(NOT(ISERROR(SEARCH(&quot;Undetermined&quot;;[Sheet1.H85]))))" calcext:base-cell-address="Sheet1.H85"/>
          </calcext:conditional-format>
          <calcext:conditional-format calcext:target-range-address="Sheet1.H87:Sheet1.H87">
            <calcext:condition calcext:apply-style-name="Excel_CondFormat_1_1_1" calcext:value="formula-is(NOT(ISERROR(SEARCH(&quot;Undetermined&quot;;[Sheet1.H87]))))" calcext:base-cell-address="Sheet1.H87"/>
          </calcext:conditional-format>
          <calcext:conditional-format calcext:target-range-address="Sheet1.E87:Sheet1.E87">
            <calcext:condition calcext:apply-style-name="Excel_CondFormat_1_1_1" calcext:value="formula-is(NOT(ISERROR(SEARCH(&quot;Undetermined&quot;;[Sheet1.E87]))))" calcext:base-cell-address="Sheet1.E87"/>
          </calcext:conditional-format>
          <calcext:conditional-format calcext:target-range-address="Sheet1.J87:Sheet1.J87">
            <calcext:condition calcext:apply-style-name="Excel_CondFormat_1_1_1" calcext:value="formula-is(NOT(ISERROR(SEARCH(&quot;Undetermined&quot;;[Sheet1.J87]))))" calcext:base-cell-address="Sheet1.J87"/>
          </calcext:conditional-format>
          <calcext:conditional-format calcext:target-range-address="Sheet1.C88:Sheet1.C88">
            <calcext:condition calcext:apply-style-name="Excel_CondFormat_1_1_1" calcext:value="formula-is(NOT(ISERROR(SEARCH(&quot;Undetermined&quot;;[Sheet1.C88]))))" calcext:base-cell-address="Sheet1.C88"/>
          </calcext:conditional-format>
          <calcext:conditional-format calcext:target-range-address="Sheet1.B89:Sheet1.B89">
            <calcext:condition calcext:apply-style-name="Excel_CondFormat_1_1_1" calcext:value="formula-is(NOT(ISERROR(SEARCH(&quot;Undetermined&quot;;[Sheet1.B89]))))" calcext:base-cell-address="Sheet1.B89"/>
          </calcext:conditional-format>
          <calcext:conditional-format calcext:target-range-address="Sheet1.J89:Sheet1.J89">
            <calcext:condition calcext:apply-style-name="Excel_CondFormat_1_1_1" calcext:value="formula-is(NOT(ISERROR(SEARCH(&quot;Undetermined&quot;;[Sheet1.J89]))))" calcext:base-cell-address="Sheet1.J89"/>
          </calcext:conditional-format>
          <calcext:conditional-format calcext:target-range-address="Sheet1.J91:Sheet1.J91">
            <calcext:condition calcext:apply-style-name="Excel_CondFormat_1_1_1" calcext:value="formula-is(NOT(ISERROR(SEARCH(&quot;Undetermined&quot;;[Sheet1.J91]))))" calcext:base-cell-address="Sheet1.J91"/>
          </calcext:conditional-format>
        </calcext:conditional-formats>
      </table:table>
      <table:table table:name="Sheet2" table:style-name="ta1">
        <table:table-column table:style-name="co5" table:default-cell-style-name="ce45"/>
        <table:table-column table:style-name="co5" table:default-cell-style-name="ce47"/>
        <table:table-column table:style-name="co5" table:number-columns-repeated="2" table:default-cell-style-name="ce50"/>
        <table:table-column table:style-name="co5" table:default-cell-style-name="ce45"/>
        <table:table-column table:style-name="co5" table:number-columns-repeated="3" table:default-cell-style-name="ce51"/>
        <table:table-row table:style-name="ro2">
          <table:table-cell table:style-name="ce41" office:value-type="string" calcext:value-type="string" table:number-columns-spanned="1" table:number-rows-spanned="3">
            <text:p>Position</text:p>
          </table:table-cell>
          <table:table-cell table:style-name="ce41" office:value-type="string" calcext:value-type="string" table:number-columns-spanned="1" table:number-rows-spanned="3">
            <text:p>Gene Symbol</text:p>
          </table:table-cell>
          <table:table-cell table:style-name="ce48" office:value-type="string" calcext:value-type="string" table:number-columns-spanned="3" table:number-rows-spanned="1">
            <text:p><text:a xlink:href="javascript:showLegend('foldregulation')" xlink:type="simple">Fold Change (comparing to control group) </text:a></text:p>
          </table:table-cell>
          <table:covered-table-cell table:number-columns-repeated="2" table:style-name="ce52"/>
          <table:table-cell table:style-name="ce48" office:value-type="string" calcext:value-type="string" table:number-columns-spanned="3" table:number-rows-spanned="1">
            <text:p><text:a xlink:href="javascript:showLegend('foldregulation')" xlink:type="simple">Fold Change (comparing to control group) </text:a></text:p>
          </table:table-cell>
          <table:covered-table-cell table:number-columns-repeated="2" table:style-name="ce52"/>
        </table:table-row>
        <table:table-row table:style-name="ro6">
          <table:covered-table-cell table:number-columns-repeated="2" table:style-name="ce42"/>
          <table:table-cell table:style-name="ce41" office:value-type="string" calcext:value-type="string">
            <text:p>Group 1 </text:p>
          </table:table-cell>
          <table:table-cell table:style-name="ce41" office:value-type="string" calcext:value-type="string">
            <text:p>Group 2 </text:p>
          </table:table-cell>
          <table:table-cell table:style-name="ce41" office:value-type="string" calcext:value-type="string">
            <text:p>Group 3 </text:p>
          </table:table-cell>
          <table:table-cell table:style-name="ce41" office:value-type="string" calcext:value-type="string">
            <text:p>Group 1 </text:p>
          </table:table-cell>
          <table:table-cell table:style-name="ce41" office:value-type="string" calcext:value-type="string">
            <text:p>Group 2 </text:p>
          </table:table-cell>
          <table:table-cell table:style-name="ce41" office:value-type="string" calcext:value-type="string">
            <text:p>Group 3 </text:p>
          </table:table-cell>
        </table:table-row>
        <table:table-row table:style-name="ro7">
          <table:covered-table-cell table:number-columns-repeated="2" table:style-name="ce43"/>
          <table:table-cell table:number-columns-repeated="2" table:style-name="ce45" office:value-type="string" calcext:value-type="string">
            <text:p>Fold Change</text:p>
          </table:table-cell>
          <table:table-cell office:value-type="string" calcext:value-type="string">
            <text:p>Fold Change</text:p>
          </table:table-cell>
          <table:table-cell table:number-columns-repeated="3" table:style-name="ce45" office:value-type="string" calcext:value-type="string">
            <text:p>Fold Change</text:p>
          </table:table-cell>
        </table:table-row>
        <table:table-row table:style-name="ro2">
          <table:table-cell table:style-name="ce44" office:value-type="string" calcext:value-type="string">
            <text:p>A01</text:p>
          </table:table-cell>
          <table:table-cell table:style-name="ce46" office:value-type="string" calcext:value-type="string">
            <text:p><text:a xlink:href="http://www.ncbi.nlm.nih.gov/sites/entrez?db=gene&amp;cmd=Retrieve&amp;dopt=Graphics&amp;list_uids=367" xlink:type="simple">AR</text:a></text:p>
          </table:table-cell>
          <table:table-cell table:style-name="ce44" office:value-type="float" office:value="1.12" calcext:value-type="float">
            <text:p>1.12</text:p>
          </table:table-cell>
          <table:table-cell table:style-name="ce53" office:value-type="float" office:value="3.66" calcext:value-type="float">
            <text:p>3.66</text:p>
          </table:table-cell>
          <table:table-cell table:style-name="ce53" office:value-type="float" office:value="2.17" calcext:value-type="float">
            <text:p>2.17</text:p>
          </table:table-cell>
          <table:table-cell table:style-name="ce53" office:value-type="float" office:value="3.59" calcext:value-type="float">
            <text:p>3.59</text:p>
          </table:table-cell>
          <table:table-cell table:style-name="ce53" office:value-type="float" office:value="5.2" calcext:value-type="float">
            <text:p>5.2</text:p>
          </table:table-cell>
          <table:table-cell table:style-name="ce53" office:value-type="float" office:value="5.92" calcext:value-type="float">
            <text:p>5.92</text:p>
          </table:table-cell>
        </table:table-row>
        <table:table-row table:style-name="ro2">
          <table:table-cell table:style-name="ce44" office:value-type="string" calcext:value-type="string">
            <text:p>A02</text:p>
          </table:table-cell>
          <table:table-cell table:style-name="ce46" office:value-type="string" calcext:value-type="string">
            <text:p><text:a xlink:href="http://www.ncbi.nlm.nih.gov/sites/entrez?db=gene&amp;cmd=Retrieve&amp;dopt=Graphics&amp;list_uids=405" xlink:type="simple">ARNT</text:a></text:p>
          </table:table-cell>
          <table:table-cell table:style-name="ce44" office:value-type="float" office:value="1.02" calcext:value-type="float">
            <text:p>1.02</text:p>
          </table:table-cell>
          <table:table-cell table:style-name="ce49" office:value-type="float" office:value="0.28" calcext:value-type="float">
            <text:p>0.28</text:p>
          </table:table-cell>
          <table:table-cell table:style-name="ce53" office:value-type="float" office:value="2.12" calcext:value-type="float">
            <text:p>2.12</text:p>
          </table:table-cell>
          <table:table-cell table:style-name="ce53" office:value-type="float" office:value="3.81" calcext:value-type="float">
            <text:p>3.81</text:p>
          </table:table-cell>
          <table:table-cell table:style-name="ce53" office:value-type="float" office:value="2.06" calcext:value-type="float">
            <text:p>2.06</text:p>
          </table:table-cell>
          <table:table-cell table:style-name="ce53" office:value-type="float" office:value="6.1" calcext:value-type="float">
            <text:p>6.1</text:p>
          </table:table-cell>
        </table:table-row>
        <table:table-row table:style-name="ro2">
          <table:table-cell table:style-name="ce44" office:value-type="string" calcext:value-type="string">
            <text:p>A03</text:p>
          </table:table-cell>
          <table:table-cell table:style-name="ce46" office:value-type="string" calcext:value-type="string">
            <text:p><text:a xlink:href="http://www.ncbi.nlm.nih.gov/sites/entrez?db=gene&amp;cmd=Retrieve&amp;dopt=Graphics&amp;list_uids=466" xlink:type="simple">ATF1</text:a></text:p>
          </table:table-cell>
          <table:table-cell table:style-name="ce49" office:value-type="float" office:value="0.14" calcext:value-type="float">
            <text:p>0.14</text:p>
          </table:table-cell>
          <table:table-cell table:style-name="ce49" office:value-type="float" office:value="0.15" calcext:value-type="float">
            <text:p>0.15</text:p>
          </table:table-cell>
          <table:table-cell table:style-name="ce49" office:value-type="float" office:value="0.48" calcext:value-type="float">
            <text:p>0.48</text:p>
          </table:table-cell>
          <table:table-cell table:style-name="ce53" office:value-type="float" office:value="9.63" calcext:value-type="float">
            <text:p>9.63</text:p>
          </table:table-cell>
          <table:table-cell table:style-name="ce44" office:value-type="float" office:value="1.7" calcext:value-type="float">
            <text:p>1.7</text:p>
          </table:table-cell>
          <table:table-cell table:style-name="ce53" office:value-type="float" office:value="11.63" calcext:value-type="float">
            <text:p>11.63</text:p>
          </table:table-cell>
        </table:table-row>
        <table:table-row table:style-name="ro2">
          <table:table-cell table:style-name="ce44" office:value-type="string" calcext:value-type="string">
            <text:p>A04</text:p>
          </table:table-cell>
          <table:table-cell table:style-name="ce46" office:value-type="string" calcext:value-type="string">
            <text:p><text:a xlink:href="http://www.ncbi.nlm.nih.gov/sites/entrez?db=gene&amp;cmd=Retrieve&amp;dopt=Graphics&amp;list_uids=1386" xlink:type="simple">ATF2</text:a></text:p>
          </table:table-cell>
          <table:table-cell table:style-name="ce44" office:value-type="float" office:value="1.3" calcext:value-type="float">
            <text:p>1.3</text:p>
          </table:table-cell>
          <table:table-cell table:style-name="ce49" office:value-type="float" office:value="0.18" calcext:value-type="float">
            <text:p>0.18</text:p>
          </table:table-cell>
          <table:table-cell table:style-name="ce44" office:value-type="float" office:value="0.82" calcext:value-type="float">
            <text:p>0.82</text:p>
          </table:table-cell>
          <table:table-cell table:style-name="ce53" office:value-type="float" office:value="11.42" calcext:value-type="float">
            <text:p>11.42</text:p>
          </table:table-cell>
          <table:table-cell table:style-name="ce44" office:value-type="float" office:value="1.48" calcext:value-type="float">
            <text:p>1.48</text:p>
          </table:table-cell>
          <table:table-cell table:style-name="ce53" office:value-type="float" office:value="5.54" calcext:value-type="float">
            <text:p>5.54</text:p>
          </table:table-cell>
        </table:table-row>
        <table:table-row table:style-name="ro2">
          <table:table-cell table:style-name="ce44" office:value-type="string" calcext:value-type="string">
            <text:p>A05</text:p>
          </table:table-cell>
          <table:table-cell table:style-name="ce46" office:value-type="string" calcext:value-type="string">
            <text:p><text:a xlink:href="http://www.ncbi.nlm.nih.gov/sites/entrez?db=gene&amp;cmd=Retrieve&amp;dopt=Graphics&amp;list_uids=467" xlink:type="simple">ATF3</text:a></text:p>
          </table:table-cell>
          <table:table-cell table:style-name="ce49" office:value-type="float" office:value="0.38" calcext:value-type="float">
            <text:p>0.38</text:p>
          </table:table-cell>
          <table:table-cell table:style-name="ce49" office:value-type="float" office:value="0.11" calcext:value-type="float">
            <text:p>0.11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1.22" calcext:value-type="float">
            <text:p>1.22</text:p>
          </table:table-cell>
          <table:table-cell table:style-name="ce53" office:value-type="float" office:value="8.47" calcext:value-type="float">
            <text:p>8.47</text:p>
          </table:table-cell>
          <table:table-cell table:style-name="ce53" office:value-type="float" office:value="2.49" calcext:value-type="float">
            <text:p>2.49</text:p>
          </table:table-cell>
        </table:table-row>
        <table:table-row table:style-name="ro2">
          <table:table-cell table:style-name="ce44" office:value-type="string" calcext:value-type="string">
            <text:p>A06</text:p>
          </table:table-cell>
          <table:table-cell table:style-name="ce46" office:value-type="string" calcext:value-type="string">
            <text:p><text:a xlink:href="http://www.ncbi.nlm.nih.gov/sites/entrez?db=gene&amp;cmd=Retrieve&amp;dopt=Graphics&amp;list_uids=468" xlink:type="simple">ATF4</text:a></text:p>
          </table:table-cell>
          <table:table-cell table:style-name="ce44" office:value-type="float" office:value="1.28" calcext:value-type="float">
            <text:p>1.28</text:p>
          </table:table-cell>
          <table:table-cell table:style-name="ce44" office:value-type="float" office:value="1.5" calcext:value-type="float">
            <text:p>1.5</text:p>
          </table:table-cell>
          <table:table-cell table:style-name="ce44" office:value-type="float" office:value="1.7" calcext:value-type="float">
            <text:p>1.7</text:p>
          </table:table-cell>
          <table:table-cell table:style-name="ce44" office:value-type="float" office:value="1.34" calcext:value-type="float">
            <text:p>1.34</text:p>
          </table:table-cell>
          <table:table-cell table:style-name="ce44" office:value-type="float" office:value="1.99" calcext:value-type="float">
            <text:p>1.99</text:p>
          </table:table-cell>
          <table:table-cell table:style-name="ce44" office:value-type="float" office:value="1.5" calcext:value-type="float">
            <text:p>1.5</text:p>
          </table:table-cell>
        </table:table-row>
        <table:table-row table:style-name="ro2">
          <table:table-cell table:style-name="ce44" office:value-type="string" calcext:value-type="string">
            <text:p>A07</text:p>
          </table:table-cell>
          <table:table-cell table:style-name="ce46" office:value-type="string" calcext:value-type="string">
            <text:p><text:a xlink:href="http://www.ncbi.nlm.nih.gov/sites/entrez?db=gene&amp;cmd=Retrieve&amp;dopt=Graphics&amp;list_uids=1050" xlink:type="simple">CEBPA</text:a></text:p>
          </table:table-cell>
          <table:table-cell table:style-name="ce44" office:value-type="float" office:value="0.54" calcext:value-type="float">
            <text:p>0.54</text:p>
          </table:table-cell>
          <table:table-cell table:style-name="ce49" office:value-type="float" office:value="0.41" calcext:value-type="float">
            <text:p>0.4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5.26" calcext:value-type="float">
            <text:p>5.26</text:p>
          </table:table-cell>
          <table:table-cell table:style-name="ce53" office:value-type="float" office:value="2.82" calcext:value-type="float">
            <text:p>2.82</text:p>
          </table:table-cell>
          <table:table-cell table:style-name="ce53" office:value-type="float" office:value="16.15" calcext:value-type="float">
            <text:p>16.15</text:p>
          </table:table-cell>
        </table:table-row>
        <table:table-row table:style-name="ro2">
          <table:table-cell table:style-name="ce44" office:value-type="string" calcext:value-type="string">
            <text:p>A08</text:p>
          </table:table-cell>
          <table:table-cell table:style-name="ce46" office:value-type="string" calcext:value-type="string">
            <text:p><text:a xlink:href="http://www.ncbi.nlm.nih.gov/sites/entrez?db=gene&amp;cmd=Retrieve&amp;dopt=Graphics&amp;list_uids=1051" xlink:type="simple">CEBPB</text:a></text:p>
          </table:table-cell>
          <table:table-cell table:style-name="ce44" office:value-type="float" office:value="0.69" calcext:value-type="float">
            <text:p>0.69</text:p>
          </table:table-cell>
          <table:table-cell table:style-name="ce44" office:value-type="float" office:value="0.94" calcext:value-type="float">
            <text:p>0.94</text:p>
          </table:table-cell>
          <table:table-cell table:style-name="ce44" office:value-type="float" office:value="1.3" calcext:value-type="float">
            <text:p>1.3</text:p>
          </table:table-cell>
          <table:table-cell table:style-name="ce53" office:value-type="float" office:value="3.1" calcext:value-type="float">
            <text:p>3.1</text:p>
          </table:table-cell>
          <table:table-cell table:style-name="ce53" office:value-type="float" office:value="2.21" calcext:value-type="float">
            <text:p>2.21</text:p>
          </table:table-cell>
          <table:table-cell table:style-name="ce53" office:value-type="float" office:value="5.17" calcext:value-type="float">
            <text:p>5.17</text:p>
          </table:table-cell>
        </table:table-row>
        <table:table-row table:style-name="ro2">
          <table:table-cell table:style-name="ce44" office:value-type="string" calcext:value-type="string">
            <text:p>A09</text:p>
          </table:table-cell>
          <table:table-cell table:style-name="ce46" office:value-type="string" calcext:value-type="string">
            <text:p><text:a xlink:href="http://www.ncbi.nlm.nih.gov/sites/entrez?db=gene&amp;cmd=Retrieve&amp;dopt=Graphics&amp;list_uids=1054" xlink:type="simple">CEBPG</text:a></text:p>
          </table:table-cell>
          <table:table-cell table:style-name="ce49" office:value-type="float" office:value="0.29" calcext:value-type="float">
            <text:p>0.29</text:p>
          </table:table-cell>
          <table:table-cell table:style-name="ce44" office:value-type="float" office:value="0.99" calcext:value-type="float">
            <text:p>0.99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4" office:value-type="float" office:value="0.67" calcext:value-type="float">
            <text:p>0.67</text:p>
          </table:table-cell>
          <table:table-cell table:style-name="ce44" office:value-type="float" office:value="1.51" calcext:value-type="float">
            <text:p>1.51</text:p>
          </table:table-cell>
        </table:table-row>
        <table:table-row table:style-name="ro2">
          <table:table-cell office:value-type="string" calcext:value-type="string">
            <text:p>A10</text:p>
          </table:table-cell>
          <table:table-cell office:value-type="string" calcext:value-type="string">
            <text:p><text:a xlink:href="http://www.ncbi.nlm.nih.gov/sites/entrez?db=gene&amp;cmd=Retrieve&amp;dopt=Graphics&amp;list_uids=1385" xlink:type="simple">CREB1</text:a></text:p>
          </table:table-cell>
          <table:table-cell table:style-name="ce45" office:value-type="float" office:value="0.58" calcext:value-type="float">
            <text:p>0.58</text:p>
          </table:table-cell>
          <table:table-cell office:value-type="float" office:value="0.17" calcext:value-type="float">
            <text:p>0.17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float" office:value="1.63" calcext:value-type="float">
            <text:p>1.63</text:p>
          </table:table-cell>
          <table:table-cell table:style-name="ce44" office:value-type="float" office:value="1.2" calcext:value-type="float">
            <text:p>1.2</text:p>
          </table:table-cell>
          <table:table-cell table:style-name="ce53" office:value-type="float" office:value="2.78" calcext:value-type="float">
            <text:p>2.78</text:p>
          </table:table-cell>
        </table:table-row>
        <table:table-row table:style-name="ro2">
          <table:table-cell table:style-name="ce44" office:value-type="string" calcext:value-type="string">
            <text:p>A11</text:p>
          </table:table-cell>
          <table:table-cell table:style-name="ce46" office:value-type="string" calcext:value-type="string">
            <text:p><text:a xlink:href="http://www.ncbi.nlm.nih.gov/sites/entrez?db=gene&amp;cmd=Retrieve&amp;dopt=Graphics&amp;list_uids=1387" xlink:type="simple">CREBBP</text:a></text:p>
          </table:table-cell>
          <table:table-cell table:style-name="ce44" office:value-type="float" office:value="0.6" calcext:value-type="float">
            <text:p>0.6</text:p>
          </table:table-cell>
          <table:table-cell table:style-name="ce49" office:value-type="float" office:value="0.22" calcext:value-type="float">
            <text:p>0.22</text:p>
          </table:table-cell>
          <table:table-cell table:style-name="ce44" office:value-type="float" office:value="0.65" calcext:value-type="float">
            <text:p>0.65</text:p>
          </table:table-cell>
          <table:table-cell table:style-name="ce44" office:value-type="float" office:value="1.85" calcext:value-type="float">
            <text:p>1.85</text:p>
          </table:table-cell>
          <table:table-cell table:style-name="ce53" office:value-type="float" office:value="2.28" calcext:value-type="float">
            <text:p>2.28</text:p>
          </table:table-cell>
          <table:table-cell table:style-name="ce53" office:value-type="float" office:value="7.98" calcext:value-type="float">
            <text:p>7.98</text:p>
          </table:table-cell>
        </table:table-row>
        <table:table-row table:style-name="ro2">
          <table:table-cell office:value-type="string" calcext:value-type="string">
            <text:p>A12</text:p>
          </table:table-cell>
          <table:table-cell office:value-type="string" calcext:value-type="string">
            <text:p><text:a xlink:href="http://www.ncbi.nlm.nih.gov/sites/entrez?db=gene&amp;cmd=Retrieve&amp;dopt=Graphics&amp;list_uids=1499" xlink:type="simple">CTNNB1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4" office:value-type="float" office:value="1.83" calcext:value-type="float">
            <text:p>1.83</text:p>
          </table:table-cell>
          <table:table-cell table:style-name="ce53" office:value-type="float" office:value="2.2" calcext:value-type="float">
            <text:p>2.2</text:p>
          </table:table-cell>
          <table:table-cell table:style-name="ce53" office:value-type="float" office:value="5.39" calcext:value-type="float">
            <text:p>5.39</text:p>
          </table:table-cell>
        </table:table-row>
        <table:table-row table:style-name="ro2">
          <table:table-cell office:value-type="string" calcext:value-type="string">
            <text:p>B01</text:p>
          </table:table-cell>
          <table:table-cell office:value-type="string" calcext:value-type="string">
            <text:p><text:a xlink:href="http://www.ncbi.nlm.nih.gov/sites/entrez?db=gene&amp;cmd=Retrieve&amp;dopt=Graphics&amp;list_uids=1810" xlink:type="simple">DR1</text:a>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  <table:table-cell table:style-name="ce50" office:value-type="float" office:value="0.45" calcext:value-type="float">
            <text:p>0.45</text:p>
          </table:table-cell>
          <table:table-cell table:style-name="ce45" office:value-type="float" office:value="1.85" calcext:value-type="float">
            <text:p>1.85</text:p>
          </table:table-cell>
          <table:table-cell table:style-name="ce45" office:value-type="float" office:value="1.43" calcext:value-type="float">
            <text:p>1.43</text:p>
          </table:table-cell>
          <table:table-cell office:value-type="float" office:value="4.62" calcext:value-type="float">
            <text:p>4.62</text:p>
          </table:table-cell>
        </table:table-row>
        <table:table-row table:style-name="ro2">
          <table:table-cell office:value-type="string" calcext:value-type="string">
            <text:p>B02</text:p>
          </table:table-cell>
          <table:table-cell office:value-type="string" calcext:value-type="string">
            <text:p><text:a xlink:href="http://www.ncbi.nlm.nih.gov/sites/entrez?db=gene&amp;cmd=Retrieve&amp;dopt=Graphics&amp;list_uids=1869" xlink:type="simple">E2F1</text:a>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table:style-name="ce50" office:value-type="float" office:value="0.09" calcext:value-type="float">
            <text:p>0.09</text:p>
          </table:table-cell>
          <table:table-cell table:style-name="ce53" office:value-type="float" office:value="4.4" calcext:value-type="float">
            <text:p>4.4</text:p>
          </table:table-cell>
          <table:table-cell table:style-name="ce53" office:value-type="float" office:value="2.19" calcext:value-type="float">
            <text:p>2.19</text:p>
          </table:table-cell>
          <table:table-cell table:style-name="ce53" office:value-type="float" office:value="73.32" calcext:value-type="float">
            <text:p>73.32</text:p>
          </table:table-cell>
        </table:table-row>
        <table:table-row table:style-name="ro2">
          <table:table-cell table:style-name="ce44" office:value-type="string" calcext:value-type="string">
            <text:p>B03</text:p>
          </table:table-cell>
          <table:table-cell table:style-name="ce46" office:value-type="string" calcext:value-type="string">
            <text:p><text:a xlink:href="http://www.ncbi.nlm.nih.gov/sites/entrez?db=gene&amp;cmd=Retrieve&amp;dopt=Graphics&amp;list_uids=1876" xlink:type="simple">E2F6</text:a></text:p>
          </table:table-cell>
          <table:table-cell table:style-name="ce49" office:value-type="float" office:value="0.4" calcext:value-type="float">
            <text:p>0.4</text:p>
          </table:table-cell>
          <table:table-cell table:style-name="ce49" office:value-type="float" office:value="0.19" calcext:value-type="float">
            <text:p>0.19</text:p>
          </table:table-cell>
          <table:table-cell table:style-name="ce53" office:value-type="float" office:value="4.57" calcext:value-type="float">
            <text:p>4.57</text:p>
          </table:table-cell>
          <table:table-cell office:value-type="float" office:value="3.8" calcext:value-type="float">
            <text:p>3.8</text:p>
          </table:table-cell>
          <table:table-cell office:value-type="float" office:value="3.22" calcext:value-type="float">
            <text:p>3.22</text:p>
          </table:table-cell>
          <table:table-cell office:value-type="float" office:value="4.88" calcext:value-type="float">
            <text:p>4.88</text:p>
          </table:table-cell>
        </table:table-row>
        <table:table-row table:style-name="ro2">
          <table:table-cell office:value-type="string" calcext:value-type="string">
            <text:p>B04</text:p>
          </table:table-cell>
          <table:table-cell office:value-type="string" calcext:value-type="string">
            <text:p><text:a xlink:href="http://www.ncbi.nlm.nih.gov/sites/entrez?db=gene&amp;cmd=Retrieve&amp;dopt=Graphics&amp;list_uids=1958" xlink:type="simple">EGR1</text:a></text:p>
          </table:table-cell>
          <table:table-cell office:value-type="float" office:value="0.33" calcext:value-type="float">
            <text:p>0.33</text:p>
          </table:table-cell>
          <table:table-cell office:value-type="float" office:value="0.15" calcext:value-type="float">
            <text:p>0.15</text:p>
          </table:table-cell>
          <table:table-cell office:value-type="float" office:value="0.65" calcext:value-type="float">
            <text:p>0.65</text:p>
          </table:table-cell>
          <table:table-cell office:value-type="float" office:value="2.19" calcext:value-type="float">
            <text:p>2.19</text:p>
          </table:table-cell>
          <table:table-cell office:value-type="float" office:value="2.32" calcext:value-type="float">
            <text:p>2.32</text:p>
          </table:table-cell>
          <table:table-cell office:value-type="float" office:value="4.57" calcext:value-type="float">
            <text:p>4.57</text:p>
          </table:table-cell>
        </table:table-row>
        <table:table-row table:style-name="ro2">
          <table:table-cell office:value-type="string" calcext:value-type="string">
            <text:p>B05</text:p>
          </table:table-cell>
          <table:table-cell office:value-type="string" calcext:value-type="string">
            <text:p><text:a xlink:href="http://www.ncbi.nlm.nih.gov/sites/entrez?db=gene&amp;cmd=Retrieve&amp;dopt=Graphics&amp;list_uids=2002" xlink:type="simple">ELK1</text:a>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7" calcext:value-type="float">
            <text:p>0.7</text:p>
          </table:table-cell>
          <table:table-cell table:style-name="ce53" office:value-type="float" office:value="3.37" calcext:value-type="float">
            <text:p>3.37</text:p>
          </table:table-cell>
          <table:table-cell table:style-name="ce44" office:value-type="float" office:value="1.9" calcext:value-type="float">
            <text:p>1.9</text:p>
          </table:table-cell>
          <table:table-cell table:style-name="ce53" office:value-type="float" office:value="7.92" calcext:value-type="float">
            <text:p>7.92</text:p>
          </table:table-cell>
        </table:table-row>
        <table:table-row table:style-name="ro2">
          <table:table-cell office:value-type="string" calcext:value-type="string">
            <text:p>B06</text:p>
          </table:table-cell>
          <table:table-cell office:value-type="string" calcext:value-type="string">
            <text:p><text:a xlink:href="http://www.ncbi.nlm.nih.gov/sites/entrez?db=gene&amp;cmd=Retrieve&amp;dopt=Graphics&amp;list_uids=2099" xlink:type="simple">ESR1</text:a></text:p>
          </table:table-cell>
          <table:table-cell office:value-type="float" office:value="0.46" calcext:value-type="float">
            <text:p>0.46</text:p>
          </table:table-cell>
          <table:table-cell office:value-type="float" office:value="0.13" calcext:value-type="float">
            <text:p>0.13</text:p>
          </table:table-cell>
          <table:table-cell table:style-name="ce50" office:value-type="float" office:value="0.35" calcext:value-type="float">
            <text:p>0.35</text:p>
          </table:table-cell>
          <table:table-cell office:value-type="float" office:value="4.14" calcext:value-type="float">
            <text:p>4.14</text:p>
          </table:table-cell>
          <table:table-cell table:style-name="ce45" office:value-type="float" office:value="1.01" calcext:value-type="float">
            <text:p>1.0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44" office:value-type="string" calcext:value-type="string">
            <text:p>B07</text:p>
          </table:table-cell>
          <table:table-cell table:style-name="ce46" office:value-type="string" calcext:value-type="string">
            <text:p><text:a xlink:href="http://www.ncbi.nlm.nih.gov/sites/entrez?db=gene&amp;cmd=Retrieve&amp;dopt=Graphics&amp;list_uids=2113" xlink:type="simple">ETS1</text:a></text:p>
          </table:table-cell>
          <table:table-cell table:style-name="ce49" office:value-type="float" office:value="0.4" calcext:value-type="float">
            <text:p>0.4</text:p>
          </table:table-cell>
          <table:table-cell table:style-name="ce49" office:value-type="float" office:value="0.21" calcext:value-type="float">
            <text:p>0.21</text:p>
          </table:table-cell>
          <table:table-cell table:style-name="ce44" office:value-type="float" office:value="0.83" calcext:value-type="float">
            <text:p>0.83</text:p>
          </table:table-cell>
          <table:table-cell table:style-name="ce44" office:value-type="float" office:value="1.82" calcext:value-type="float">
            <text:p>1.82</text:p>
          </table:table-cell>
          <table:table-cell table:style-name="ce53" office:value-type="float" office:value="2.14" calcext:value-type="float">
            <text:p>2.14</text:p>
          </table:table-cell>
          <table:table-cell table:style-name="ce53" office:value-type="float" office:value="3.82" calcext:value-type="float">
            <text:p>3.82</text:p>
          </table:table-cell>
        </table:table-row>
        <table:table-row table:style-name="ro2">
          <table:table-cell office:value-type="string" calcext:value-type="string">
            <text:p>B08</text:p>
          </table:table-cell>
          <table:table-cell office:value-type="string" calcext:value-type="string">
            <text:p><text:a xlink:href="http://www.ncbi.nlm.nih.gov/sites/entrez?db=gene&amp;cmd=Retrieve&amp;dopt=Graphics&amp;list_uids=2114" xlink:type="simple">ETS2</text:a></text:p>
          </table:table-cell>
          <table:table-cell office:value-type="float" office:value="0.41" calcext:value-type="float">
            <text:p>0.41</text:p>
          </table:table-cell>
          <table:table-cell office:value-type="float" office:value="0.2" calcext:value-type="float">
            <text:p>0.2</text:p>
          </table:table-cell>
          <table:table-cell office:value-type="float" office:value="0.91" calcext:value-type="float">
            <text:p>0.91</text:p>
          </table:table-cell>
          <table:table-cell office:value-type="float" office:value="3.3" calcext:value-type="float">
            <text:p>3.3</text:p>
          </table:table-cell>
          <table:table-cell table:style-name="ce45" office:value-type="float" office:value="1.81" calcext:value-type="float">
            <text:p>1.81</text:p>
          </table:table-cell>
          <table:table-cell office:value-type="float" office:value="5.56" calcext:value-type="float">
            <text:p>5.56</text:p>
          </table:table-cell>
        </table:table-row>
        <table:table-row table:style-name="ro2">
          <table:table-cell office:value-type="string" calcext:value-type="string">
            <text:p>B09</text:p>
          </table:table-cell>
          <table:table-cell office:value-type="string" calcext:value-type="string">
            <text:p><text:a xlink:href="http://www.ncbi.nlm.nih.gov/sites/entrez?db=gene&amp;cmd=Retrieve&amp;dopt=Graphics&amp;list_uids=2353" xlink:type="simple">FOS</text:a></text:p>
          </table:table-cell>
          <table:table-cell office:value-type="float" office:value="0.31" calcext:value-type="float">
            <text:p>0.31</text:p>
          </table:table-cell>
          <table:table-cell office:value-type="float" office:value="0.27" calcext:value-type="float">
            <text:p>0.27</text:p>
          </table:table-cell>
          <table:table-cell office:value-type="float" office:value="0.9" calcext:value-type="float">
            <text:p>0.9</text:p>
          </table:table-cell>
          <table:table-cell table:style-name="ce53" office:value-type="float" office:value="2.46" calcext:value-type="float">
            <text:p>2.46</text:p>
          </table:table-cell>
          <table:table-cell table:style-name="ce44" office:value-type="float" office:value="1.9" calcext:value-type="float">
            <text:p>1.9</text:p>
          </table:table-cell>
          <table:table-cell table:style-name="ce53" office:value-type="float" office:value="3.72" calcext:value-type="float">
            <text:p>3.72</text:p>
          </table:table-cell>
        </table:table-row>
        <table:table-row table:style-name="ro2">
          <table:table-cell table:style-name="ce44" office:value-type="string" calcext:value-type="string">
            <text:p>B10</text:p>
          </table:table-cell>
          <table:table-cell table:style-name="ce46" office:value-type="string" calcext:value-type="string">
            <text:p><text:a xlink:href="http://www.ncbi.nlm.nih.gov/sites/entrez?db=gene&amp;cmd=Retrieve&amp;dopt=Graphics&amp;list_uids=3170" xlink:type="simple">FOXA2</text:a></text:p>
          </table:table-cell>
          <table:table-cell table:style-name="ce49" office:value-type="float" office:value="0.45" calcext:value-type="float">
            <text:p>0.45</text:p>
          </table:table-cell>
          <table:table-cell table:style-name="ce49" office:value-type="float" office:value="0.23" calcext:value-type="float">
            <text:p>0.23</text:p>
          </table:table-cell>
          <table:table-cell table:style-name="ce44" office:value-type="float" office:value="1.25" calcext:value-type="float">
            <text:p>1.25</text:p>
          </table:table-cell>
          <table:table-cell table:style-name="ce53" office:value-type="float" office:value="4.8" calcext:value-type="float">
            <text:p>4.8</text:p>
          </table:table-cell>
          <table:table-cell table:style-name="ce44" office:value-type="float" office:value="1.95" calcext:value-type="float">
            <text:p>1.95</text:p>
          </table:table-cell>
          <table:table-cell table:style-name="ce53" office:value-type="float" office:value="3.55" calcext:value-type="float">
            <text:p>3.55</text:p>
          </table:table-cell>
        </table:table-row>
        <table:table-row table:style-name="ro2">
          <table:table-cell office:value-type="string" calcext:value-type="string">
            <text:p>B11</text:p>
          </table:table-cell>
          <table:table-cell office:value-type="string" calcext:value-type="string">
            <text:p><text:a xlink:href="http://www.ncbi.nlm.nih.gov/sites/entrez?db=gene&amp;cmd=Retrieve&amp;dopt=Graphics&amp;list_uids=2290" xlink:type="simple">FOXG1</text:a></text:p>
          </table:table-cell>
          <table:table-cell table:style-name="ce45" office:value-type="float" office:value="0.83" calcext:value-type="float">
            <text:p>0.83</text:p>
          </table:table-cell>
          <table:table-cell table:style-name="ce45" office:value-type="float" office:value="0.92" calcext:value-type="float">
            <text:p>0.92</text:p>
          </table:table-cell>
          <table:table-cell table:style-name="ce51" office:value-type="float" office:value="2.87" calcext:value-type="float">
            <text:p>2.87</text:p>
          </table:table-cell>
          <table:table-cell table:style-name="ce44" office:value-type="float" office:value="0.94" calcext:value-type="float">
            <text:p>0.94</text:p>
          </table:table-cell>
          <table:table-cell table:style-name="ce44" office:value-type="float" office:value="1.72" calcext:value-type="float">
            <text:p>1.72</text:p>
          </table:table-cell>
          <table:table-cell table:style-name="ce53" office:value-type="float" office:value="4.52" calcext:value-type="float">
            <text:p>4.52</text:p>
          </table:table-cell>
        </table:table-row>
        <table:table-row table:style-name="ro2">
          <table:table-cell office:value-type="string" calcext:value-type="string">
            <text:p>B12</text:p>
          </table:table-cell>
          <table:table-cell office:value-type="string" calcext:value-type="string">
            <text:p><text:a xlink:href="http://www.ncbi.nlm.nih.gov/sites/entrez?db=gene&amp;cmd=Retrieve&amp;dopt=Graphics&amp;list_uids=2308" xlink:type="simple">FOXO1</text:a></text:p>
          </table:table-cell>
          <table:table-cell table:style-name="ce45"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3.04" calcext:value-type="float">
            <text:p>3.04</text:p>
          </table:table-cell>
          <table:table-cell table:style-name="ce45" office:value-type="float" office:value="1.18" calcext:value-type="float">
            <text:p>1.18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string" calcext:value-type="string">
            <text:p>C01</text:p>
          </table:table-cell>
          <table:table-cell office:value-type="string" calcext:value-type="string">
            <text:p><text:a xlink:href="http://www.ncbi.nlm.nih.gov/sites/entrez?db=gene&amp;cmd=Retrieve&amp;dopt=Graphics&amp;list_uids=2623" xlink:type="simple">GATA1</text:a></text:p>
          </table:table-cell>
          <table:table-cell office:value-type="float" office:value="0.35" calcext:value-type="float">
            <text:p>0.35</text:p>
          </table:table-cell>
          <table:table-cell office:value-type="float" office:value="0.19" calcext:value-type="float">
            <text:p>0.19</text:p>
          </table:table-cell>
          <table:table-cell office:value-type="float" office:value="1.21" calcext:value-type="float">
            <text:p>1.21</text:p>
          </table:table-cell>
          <table:table-cell office:value-type="float" office:value="4.05" calcext:value-type="float">
            <text:p>4.05</text:p>
          </table:table-cell>
          <table:table-cell office:value-type="float" office:value="2.94" calcext:value-type="float">
            <text:p>2.94</text:p>
          </table:table-cell>
          <table:table-cell office:value-type="float" office:value="5.11" calcext:value-type="float">
            <text:p>5.11</text:p>
          </table:table-cell>
        </table:table-row>
        <table:table-row table:style-name="ro2">
          <table:table-cell office:value-type="string" calcext:value-type="string">
            <text:p>C02</text:p>
          </table:table-cell>
          <table:table-cell office:value-type="string" calcext:value-type="string">
            <text:p><text:a xlink:href="http://www.ncbi.nlm.nih.gov/sites/entrez?db=gene&amp;cmd=Retrieve&amp;dopt=Graphics&amp;list_uids=2624" xlink:type="simple">GATA2</text:a></text:p>
          </table:table-cell>
          <table:table-cell office:value-type="float" office:value="0.22" calcext:value-type="float">
            <text:p>0.22</text:p>
          </table:table-cell>
          <table:table-cell office:value-type="float" office:value="0.11" calcext:value-type="float">
            <text:p>0.11</text:p>
          </table:table-cell>
          <table:table-cell table:style-name="ce50" office:value-type="float" office:value="0.38" calcext:value-type="float">
            <text:p>0.38</text:p>
          </table:table-cell>
          <table:table-cell office:value-type="float" office:value="2.43" calcext:value-type="float">
            <text:p>2.43</text:p>
          </table:table-cell>
          <table:table-cell table:style-name="ce45" office:value-type="float" office:value="0.71" calcext:value-type="float">
            <text:p>0.71</text:p>
          </table:table-cell>
          <table:table-cell office:value-type="float" office:value="2.23" calcext:value-type="float">
            <text:p>2.23</text:p>
          </table:table-cell>
        </table:table-row>
        <table:table-row table:style-name="ro2">
          <table:table-cell office:value-type="string" calcext:value-type="string">
            <text:p>C03</text:p>
          </table:table-cell>
          <table:table-cell office:value-type="string" calcext:value-type="string">
            <text:p><text:a xlink:href="http://www.ncbi.nlm.nih.gov/sites/entrez?db=gene&amp;cmd=Retrieve&amp;dopt=Graphics&amp;list_uids=2625" xlink:type="simple">GATA3</text:a></text:p>
          </table:table-cell>
          <table:table-cell table:style-name="ce51" office:value-type="float" office:value="2.47" calcext:value-type="float">
            <text:p>2.47</text:p>
          </table:table-cell>
          <table:table-cell office:value-type="float" office:value="0.49" calcext:value-type="float">
            <text:p>0.49</text:p>
          </table:table-cell>
          <table:table-cell table:style-name="ce51" office:value-type="float" office:value="2.35" calcext:value-type="float">
            <text:p>2.35</text:p>
          </table:table-cell>
          <table:table-cell office:value-type="float" office:value="6.16" calcext:value-type="float">
            <text:p>6.16</text:p>
          </table:table-cell>
          <table:table-cell office:value-type="float" office:value="4.08" calcext:value-type="float">
            <text:p>4.08</text:p>
          </table:table-cell>
          <table:table-cell office:value-type="float" office:value="10.73" calcext:value-type="float">
            <text:p>10.73</text:p>
          </table:table-cell>
        </table:table-row>
        <table:table-row table:style-name="ro2">
          <table:table-cell office:value-type="string" calcext:value-type="string">
            <text:p>C04</text:p>
          </table:table-cell>
          <table:table-cell office:value-type="string" calcext:value-type="string">
            <text:p><text:a xlink:href="http://www.ncbi.nlm.nih.gov/sites/entrez?db=gene&amp;cmd=Retrieve&amp;dopt=Graphics&amp;list_uids=2959" xlink:type="simple">GTF2B</text:a></text:p>
          </table:table-cell>
          <table:table-cell office:value-type="float" office:value="0.16" calcext:value-type="float">
            <text:p>0.16</text:p>
          </table:table-cell>
          <table:table-cell office:value-type="float" office:value="0.22" calcext:value-type="float">
            <text:p>0.22</text:p>
          </table:table-cell>
          <table:table-cell table:style-name="ce50" office:value-type="float" office:value="0.15" calcext:value-type="float">
            <text:p>0.15</text:p>
          </table:table-cell>
          <table:table-cell office:value-type="float" office:value="2.37" calcext:value-type="float">
            <text:p>2.37</text:p>
          </table:table-cell>
          <table:table-cell table:style-name="ce45" office:value-type="float" office:value="1.82" calcext:value-type="float">
            <text:p>1.82</text:p>
          </table:table-cell>
          <table:table-cell office:value-type="float" office:value="14.95" calcext:value-type="float">
            <text:p>14.95</text:p>
          </table:table-cell>
        </table:table-row>
        <table:table-row table:style-name="ro2">
          <table:table-cell office:value-type="string" calcext:value-type="string">
            <text:p>C05</text:p>
          </table:table-cell>
          <table:table-cell office:value-type="string" calcext:value-type="string">
            <text:p><text:a xlink:href="http://www.ncbi.nlm.nih.gov/sites/entrez?db=gene&amp;cmd=Retrieve&amp;dopt=Graphics&amp;list_uids=2962" xlink:type="simple">GTF2F1</text:a></text:p>
          </table:table-cell>
          <table:table-cell table:style-name="ce45" office:value-type="float" office:value="1.13" calcext:value-type="float">
            <text:p>1.13</text:p>
          </table:table-cell>
          <table:table-cell office:value-type="float" office:value="0.07" calcext:value-type="float">
            <text:p>0.07</text:p>
          </table:table-cell>
          <table:table-cell office:value-type="float" office:value="0.59" calcext:value-type="float">
            <text:p>0.59</text:p>
          </table:table-cell>
          <table:table-cell office:value-type="float" office:value="2.65" calcext:value-type="float">
            <text:p>2.65</text:p>
          </table:table-cell>
          <table:table-cell table:style-name="ce45" office:value-type="float" office:value="1.68" calcext:value-type="float">
            <text:p>1.68</text:p>
          </table:table-cell>
          <table:table-cell office:value-type="float" office:value="4.13" calcext:value-type="float">
            <text:p>4.13</text:p>
          </table:table-cell>
        </table:table-row>
        <table:table-row table:style-name="ro2">
          <table:table-cell office:value-type="string" calcext:value-type="string">
            <text:p>C06</text:p>
          </table:table-cell>
          <table:table-cell office:value-type="string" calcext:value-type="string">
            <text:p><text:a xlink:href="http://www.ncbi.nlm.nih.gov/sites/entrez?db=gene&amp;cmd=Retrieve&amp;dopt=Graphics&amp;list_uids=9421" xlink:type="simple">HAND1</text:a></text:p>
          </table:table-cell>
          <table:table-cell table:style-name="ce45" office:value-type="float" office:value="1.1" calcext:value-type="float">
            <text:p>1.1</text:p>
          </table:table-cell>
          <table:table-cell office:value-type="float" office:value="0.27" calcext:value-type="float">
            <text:p>0.27</text:p>
          </table:table-cell>
          <table:table-cell table:style-name="ce51" office:value-type="float" office:value="2.79" calcext:value-type="float">
            <text:p>2.79</text:p>
          </table:table-cell>
          <table:table-cell office:value-type="float" office:value="5.17" calcext:value-type="float">
            <text:p>5.17</text:p>
          </table:table-cell>
          <table:table-cell office:value-type="float" office:value="2.43" calcext:value-type="float">
            <text:p>2.43</text:p>
          </table:table-cell>
          <table:table-cell office:value-type="float" office:value="11.7" calcext:value-type="float">
            <text:p>11.7</text:p>
          </table:table-cell>
        </table:table-row>
        <table:table-row table:style-name="ro2">
          <table:table-cell office:value-type="string" calcext:value-type="string">
            <text:p>C07</text:p>
          </table:table-cell>
          <table:table-cell office:value-type="string" calcext:value-type="string">
            <text:p><text:a xlink:href="http://www.ncbi.nlm.nih.gov/sites/entrez?db=gene&amp;cmd=Retrieve&amp;dopt=Graphics&amp;list_uids=9464" xlink:type="simple">HAND2</text:a>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1.22" calcext:value-type="float">
            <text:p>1.22</text:p>
          </table:table-cell>
          <table:table-cell office:value-type="float" office:value="15.31" calcext:value-type="float">
            <text:p>15.31</text:p>
          </table:table-cell>
          <table:table-cell office:value-type="float" office:value="2.82" calcext:value-type="float">
            <text:p>2.82</text:p>
          </table:table-cell>
          <table:table-cell office:value-type="float" office:value="17.79" calcext:value-type="float">
            <text:p>17.79</text:p>
          </table:table-cell>
        </table:table-row>
        <table:table-row table:style-name="ro2">
          <table:table-cell office:value-type="string" calcext:value-type="string">
            <text:p>C08</text:p>
          </table:table-cell>
          <table:table-cell office:value-type="string" calcext:value-type="string">
            <text:p><text:a xlink:href="http://www.ncbi.nlm.nih.gov/sites/entrez?db=gene&amp;cmd=Retrieve&amp;dopt=Graphics&amp;list_uids=3065" xlink:type="simple">HDAC1</text:a>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table:style-name="ce50" office:value-type="float" office:value="0.3" calcext:value-type="float">
            <text:p>0.3</text:p>
          </table:table-cell>
          <table:table-cell office:value-type="float" office:value="2.84" calcext:value-type="float">
            <text:p>2.84</text:p>
          </table:table-cell>
          <table:table-cell office:value-type="float" office:value="2.42" calcext:value-type="float">
            <text:p>2.42</text:p>
          </table:table-cell>
          <table:table-cell office:value-type="float" office:value="6.37" calcext:value-type="float">
            <text:p>6.37</text:p>
          </table:table-cell>
        </table:table-row>
        <table:table-row table:style-name="ro2">
          <table:table-cell office:value-type="string" calcext:value-type="string">
            <text:p>C09</text:p>
          </table:table-cell>
          <table:table-cell office:value-type="string" calcext:value-type="string">
            <text:p><text:a xlink:href="http://www.ncbi.nlm.nih.gov/sites/entrez?db=gene&amp;cmd=Retrieve&amp;dopt=Graphics&amp;list_uids=3091" xlink:type="simple">HIF1A</text:a></text:p>
          </table:table-cell>
          <table:table-cell office:value-type="float" office:value="0.33" calcext:value-type="float">
            <text:p>0.33</text:p>
          </table:table-cell>
          <table:table-cell office:value-type="float" office:value="0.37" calcext:value-type="float">
            <text:p>0.37</text:p>
          </table:table-cell>
          <table:table-cell table:style-name="ce50" office:value-type="float" office:value="0.48" calcext:value-type="float">
            <text:p>0.48</text:p>
          </table:table-cell>
          <table:table-cell office:value-type="float" office:value="62.65" calcext:value-type="float">
            <text:p>62.65</text:p>
          </table:table-cell>
          <table:table-cell office:value-type="float" office:value="5.73" calcext:value-type="float">
            <text:p>5.73</text:p>
          </table:table-cell>
          <table:table-cell office:value-type="float" office:value="18.08" calcext:value-type="float">
            <text:p>18.08</text:p>
          </table:table-cell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<text:a xlink:href="http://www.ncbi.nlm.nih.gov/sites/entrez?db=gene&amp;cmd=Retrieve&amp;dopt=Graphics&amp;list_uids=6927" xlink:type="simple">HNF1A</text:a></text:p>
          </table:table-cell>
          <table:table-cell office:value-type="float" office:value="0.37" calcext:value-type="float">
            <text:p>0.37</text:p>
          </table:table-cell>
          <table:table-cell office:value-type="float" office:value="0.24" calcext:value-type="float">
            <text:p>0.24</text:p>
          </table:table-cell>
          <table:table-cell office:value-type="float" office:value="0.93" calcext:value-type="float">
            <text:p>0.93</text:p>
          </table:table-cell>
          <table:table-cell table:style-name="ce45" office:value-type="float" office:value="1.37" calcext:value-type="float">
            <text:p>1.37</text:p>
          </table:table-cell>
          <table:table-cell table:style-name="ce45" office:value-type="float" office:value="1.49" calcext:value-type="float">
            <text:p>1.49</text:p>
          </table:table-cell>
          <table:table-cell office:value-type="float" office:value="2.56" calcext:value-type="float">
            <text:p>2.56</text:p>
          </table:table-cell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<text:a xlink:href="http://www.ncbi.nlm.nih.gov/sites/entrez?db=gene&amp;cmd=Retrieve&amp;dopt=Graphics&amp;list_uids=3172" xlink:type="simple">HNF4A</text:a></text:p>
          </table:table-cell>
          <table:table-cell table:style-name="ce45" office:value-type="float" office:value="0.78" calcext:value-type="float">
            <text:p>0.78</text:p>
          </table:table-cell>
          <table:table-cell office:value-type="float" office:value="0.49" calcext:value-type="float">
            <text:p>0.49</text:p>
          </table:table-cell>
          <table:table-cell table:style-name="ce51" office:value-type="float" office:value="4.4" calcext:value-type="float">
            <text:p>4.4</text:p>
          </table:table-cell>
          <table:table-cell office:value-type="float" office:value="5.38" calcext:value-type="float">
            <text:p>5.38</text:p>
          </table:table-cell>
          <table:table-cell table:style-name="ce45" office:value-type="float" office:value="1.57" calcext:value-type="float">
            <text:p>1.57</text:p>
          </table:table-cell>
          <table:table-cell office:value-type="float" office:value="23.91" calcext:value-type="float">
            <text:p>23.91</text:p>
          </table:table-cell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<text:a xlink:href="http://www.ncbi.nlm.nih.gov/sites/entrez?db=gene&amp;cmd=Retrieve&amp;dopt=Graphics&amp;list_uids=3202" xlink:type="simple">HOXA5</text:a></text:p>
          </table:table-cell>
          <table:table-cell office:value-type="float" office:value="0.29" calcext:value-type="float">
            <text:p>0.29</text:p>
          </table:table-cell>
          <table:table-cell office:value-type="float" office:value="0.16" calcext:value-type="float">
            <text:p>0.16</text:p>
          </table:table-cell>
          <table:table-cell office:value-type="float" office:value="1.1" calcext:value-type="float">
            <text:p>1.1</text:p>
          </table:table-cell>
          <table:table-cell office:value-type="float" office:value="3.44" calcext:value-type="float">
            <text:p>3.44</text:p>
          </table:table-cell>
          <table:table-cell office:value-type="float" office:value="2.4" calcext:value-type="float">
            <text:p>2.4</text:p>
          </table:table-cell>
          <table:table-cell office:value-type="float" office:value="5.96" calcext:value-type="float">
            <text:p>5.96</text:p>
          </table:table-cell>
        </table:table-row>
        <table:table-row table:style-name="ro2">
          <table:table-cell office:value-type="string" calcext:value-type="string">
            <text:p>D01</text:p>
          </table:table-cell>
          <table:table-cell office:value-type="string" calcext:value-type="string">
            <text:p><text:a xlink:href="http://www.ncbi.nlm.nih.gov/sites/entrez?db=gene&amp;cmd=Retrieve&amp;dopt=Graphics&amp;list_uids=3297" xlink:type="simple">HSF1</text:a></text:p>
          </table:table-cell>
          <table:table-cell table:style-name="ce45" office:value-type="float" office:value="0.78" calcext:value-type="float">
            <text:p>0.78</text:p>
          </table:table-cell>
          <table:table-cell office:value-type="float" office:value="0.39" calcext:value-type="float">
            <text:p>0.39</text:p>
          </table:table-cell>
          <table:table-cell office:value-type="float" office:value="0.88" calcext:value-type="float">
            <text:p>0.88</text:p>
          </table:table-cell>
          <table:table-cell table:style-name="ce45" office:value-type="float" office:value="1.46" calcext:value-type="float">
            <text:p>1.46</text:p>
          </table:table-cell>
          <table:table-cell office:value-type="float" office:value="5.77" calcext:value-type="float">
            <text:p>5.77</text:p>
          </table:table-cell>
          <table:table-cell office:value-type="float" office:value="2.83" calcext:value-type="float">
            <text:p>2.83</text:p>
          </table:table-cell>
        </table:table-row>
        <table:table-row table:style-name="ro2">
          <table:table-cell office:value-type="string" calcext:value-type="string">
            <text:p>D02</text:p>
          </table:table-cell>
          <table:table-cell office:value-type="string" calcext:value-type="string">
            <text:p><text:a xlink:href="http://www.ncbi.nlm.nih.gov/sites/entrez?db=gene&amp;cmd=Retrieve&amp;dopt=Graphics&amp;list_uids=3397" xlink:type="simple">ID1</text:a></text:p>
          </table:table-cell>
          <table:table-cell table:style-name="ce45" office:value-type="float" office:value="1.67" calcext:value-type="float">
            <text:p>1.67</text:p>
          </table:table-cell>
          <table:table-cell table:style-name="ce45" office:value-type="float" office:value="0.54" calcext:value-type="float">
            <text:p>0.54</text:p>
          </table:table-cell>
          <table:table-cell office:value-type="float" office:value="0.91" calcext:value-type="float">
            <text:p>0.91</text:p>
          </table:table-cell>
          <table:table-cell office:value-type="float" office:value="2.66" calcext:value-type="float">
            <text:p>2.66</text:p>
          </table:table-cell>
          <table:table-cell office:value-type="float" office:value="3.07" calcext:value-type="float">
            <text:p>3.07</text:p>
          </table:table-cell>
          <table:table-cell office:value-type="float" office:value="3.87" calcext:value-type="float">
            <text:p>3.87</text:p>
          </table:table-cell>
        </table:table-row>
        <table:table-row table:style-name="ro2">
          <table:table-cell office:value-type="string" calcext:value-type="string">
            <text:p>D03</text:p>
          </table:table-cell>
          <table:table-cell office:value-type="string" calcext:value-type="string">
            <text:p><text:a xlink:href="http://www.ncbi.nlm.nih.gov/sites/entrez?db=gene&amp;cmd=Retrieve&amp;dopt=Graphics&amp;list_uids=3659" xlink:type="simple">IRF1</text:a></text:p>
          </table:table-cell>
          <table:table-cell office:value-type="float" office:value="0.3" calcext:value-type="float">
            <text:p>0.3</text:p>
          </table:table-cell>
          <table:table-cell office:value-type="float" office:value="0.21" calcext:value-type="float">
            <text:p>0.21</text:p>
          </table:table-cell>
          <table:table-cell office:value-type="float" office:value="0.79" calcext:value-type="float">
            <text:p>0.79</text:p>
          </table:table-cell>
          <table:table-cell table:style-name="ce45" office:value-type="float" office:value="0.51" calcext:value-type="float">
            <text:p>0.51</text:p>
          </table:table-cell>
          <table:table-cell table:style-name="ce50" office:value-type="float" office:value="0.37" calcext:value-type="float">
            <text:p>0.37</text:p>
          </table:table-cell>
          <table:table-cell table:style-name="ce45" office:value-type="float" office:value="1.13" calcext:value-type="float">
            <text:p>1.13</text:p>
          </table:table-cell>
        </table:table-row>
        <table:table-row table:style-name="ro2">
          <table:table-cell office:value-type="string" calcext:value-type="string">
            <text:p>D04</text:p>
          </table:table-cell>
          <table:table-cell office:value-type="string" calcext:value-type="string">
            <text:p><text:a xlink:href="http://www.ncbi.nlm.nih.gov/sites/entrez?db=gene&amp;cmd=Retrieve&amp;dopt=Graphics&amp;list_uids=3725" xlink:type="simple">JUN</text:a></text:p>
          </table:table-cell>
          <table:table-cell table:style-name="ce45" office:value-type="float" office:value="0.55" calcext:value-type="float">
            <text:p>0.55</text:p>
          </table:table-cell>
          <table:table-cell office:value-type="float" office:value="0.39" calcext:value-type="float">
            <text:p>0.39</text:p>
          </table:table-cell>
          <table:table-cell office:value-type="float" office:value="1.53" calcext:value-type="float">
            <text:p>1.53</text:p>
          </table:table-cell>
          <table:table-cell office:value-type="float" office:value="2.35" calcext:value-type="float">
            <text:p>2.35</text:p>
          </table:table-cell>
          <table:table-cell table:style-name="ce45" office:value-type="float" office:value="1.8" calcext:value-type="float">
            <text:p>1.8</text:p>
          </table:table-cell>
          <table:table-cell office:value-type="float" office:value="4.08" calcext:value-type="float">
            <text:p>4.08</text:p>
          </table:table-cell>
        </table:table-row>
        <table:table-row table:style-name="ro2">
          <table:table-cell office:value-type="string" calcext:value-type="string">
            <text:p>D05</text:p>
          </table:table-cell>
          <table:table-cell office:value-type="string" calcext:value-type="string">
            <text:p><text:a xlink:href="http://www.ncbi.nlm.nih.gov/sites/entrez?db=gene&amp;cmd=Retrieve&amp;dopt=Graphics&amp;list_uids=3726" xlink:type="simple">JUNB</text:a></text:p>
          </table:table-cell>
          <table:table-cell table:style-name="ce51" office:value-type="float" office:value="17453.55" calcext:value-type="float">
            <text:p>17453.55</text:p>
          </table:table-cell>
          <table:table-cell office:value-type="float" office:value="0.13" calcext:value-type="float">
            <text:p>0.13</text:p>
          </table:table-cell>
          <table:table-cell table:style-name="ce50" office:value-type="float" office:value="0.42" calcext:value-type="float">
            <text:p>0.42</text:p>
          </table:table-cell>
          <table:table-cell office:value-type="float" office:value="7.02" calcext:value-type="float">
            <text:p>7.02</text:p>
          </table:table-cell>
          <table:table-cell table:style-name="ce45" office:value-type="float" office:value="1.43" calcext:value-type="float">
            <text:p>1.43</text:p>
          </table:table-cell>
          <table:table-cell office:value-type="float" office:value="14.91" calcext:value-type="float">
            <text:p>14.91</text:p>
          </table:table-cell>
        </table:table-row>
        <table:table-row table:style-name="ro2">
          <table:table-cell office:value-type="string" calcext:value-type="string">
            <text:p>D06</text:p>
          </table:table-cell>
          <table:table-cell office:value-type="string" calcext:value-type="string">
            <text:p><text:a xlink:href="http://www.ncbi.nlm.nih.gov/sites/entrez?db=gene&amp;cmd=Retrieve&amp;dopt=Graphics&amp;list_uids=3727" xlink:type="simple">JUND</text:a></text:p>
          </table:table-cell>
          <table:table-cell office:value-type="float" office:value="0.32" calcext:value-type="float">
            <text:p>0.32</text:p>
          </table:table-cell>
          <table:table-cell office:value-type="float" office:value="0.1" calcext:value-type="float">
            <text:p>0.1</text:p>
          </table:table-cell>
          <table:table-cell office:value-type="float" office:value="0.81" calcext:value-type="float">
            <text:p>0.81</text:p>
          </table:table-cell>
          <table:table-cell table:style-name="ce45" office:value-type="float" office:value="1.81" calcext:value-type="float">
            <text:p>1.81</text:p>
          </table:table-cell>
          <table:table-cell table:style-name="ce45" office:value-type="float" office:value="1.15" calcext:value-type="float">
            <text:p>1.15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07</text:p>
          </table:table-cell>
          <table:table-cell office:value-type="string" calcext:value-type="string">
            <text:p><text:a xlink:href="http://www.ncbi.nlm.nih.gov/sites/entrez?db=gene&amp;cmd=Retrieve&amp;dopt=Graphics&amp;list_uids=4149" xlink:type="simple">MAX</text:a></text:p>
          </table:table-cell>
          <table:table-cell table:style-name="ce45" office:value-type="float" office:value="0.59" calcext:value-type="float">
            <text:p>0.59</text:p>
          </table:table-cell>
          <table:table-cell office:value-type="float" office:value="0.13" calcext:value-type="float">
            <text:p>0.13</text:p>
          </table:table-cell>
          <table:table-cell office:value-type="float" office:value="0.65" calcext:value-type="float">
            <text:p>0.65</text:p>
          </table:table-cell>
          <table:table-cell office:value-type="float" office:value="2.06" calcext:value-type="float">
            <text:p>2.06</text:p>
          </table:table-cell>
          <table:table-cell office:value-type="float" office:value="2.77" calcext:value-type="float">
            <text:p>2.77</text:p>
          </table:table-cell>
          <table:table-cell office:value-type="float" office:value="6.69" calcext:value-type="float">
            <text:p>6.69</text:p>
          </table:table-cell>
        </table:table-row>
        <table:table-row table:style-name="ro2">
          <table:table-cell office:value-type="string" calcext:value-type="string">
            <text:p>D08</text:p>
          </table:table-cell>
          <table:table-cell office:value-type="string" calcext:value-type="string">
            <text:p><text:a xlink:href="http://www.ncbi.nlm.nih.gov/sites/entrez?db=gene&amp;cmd=Retrieve&amp;dopt=Graphics&amp;list_uids=4205" xlink:type="simple">MEF2A</text:a>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table:style-name="ce50" office:value-type="float" office:value="0.43" calcext:value-type="float">
            <text:p>0.43</text:p>
          </table:table-cell>
          <table:table-cell office:value-type="float" office:value="20.54" calcext:value-type="float">
            <text:p>20.54</text:p>
          </table:table-cell>
          <table:table-cell office:value-type="float" office:value="2.49" calcext:value-type="float">
            <text:p>2.49</text:p>
          </table:table-cell>
          <table:table-cell office:value-type="float" office:value="11.42" calcext:value-type="float">
            <text:p>11.42</text:p>
          </table:table-cell>
        </table:table-row>
        <table:table-row table:style-name="ro2">
          <table:table-cell office:value-type="string" calcext:value-type="string">
            <text:p>D09</text:p>
          </table:table-cell>
          <table:table-cell office:value-type="string" calcext:value-type="string">
            <text:p><text:a xlink:href="http://www.ncbi.nlm.nih.gov/sites/entrez?db=gene&amp;cmd=Retrieve&amp;dopt=Graphics&amp;list_uids=4208" xlink:type="simple">MEF2C</text:a></text:p>
          </table:table-cell>
          <table:table-cell table:style-name="ce45" office:value-type="float" office:value="1.48" calcext:value-type="float">
            <text:p>1.48</text:p>
          </table:table-cell>
          <table:table-cell office:value-type="float" office:value="0.29" calcext:value-type="float">
            <text:p>0.29</text:p>
          </table:table-cell>
          <table:table-cell office:value-type="float" office:value="1.41" calcext:value-type="float">
            <text:p>1.41</text:p>
          </table:table-cell>
          <table:table-cell office:value-type="float" office:value="29.71" calcext:value-type="float">
            <text:p>29.71</text:p>
          </table:table-cell>
          <table:table-cell table:style-name="ce45" office:value-type="float" office:value="1.16" calcext:value-type="float">
            <text:p>1.16</text:p>
          </table:table-cell>
          <table:table-cell office:value-type="float" office:value="2.43" calcext:value-type="float">
            <text:p>2.43</text:p>
          </table:table-cell>
        </table:table-row>
        <table:table-row table:style-name="ro2">
          <table:table-cell office:value-type="string" calcext:value-type="string">
            <text:p>D10</text:p>
          </table:table-cell>
          <table:table-cell office:value-type="string" calcext:value-type="string">
            <text:p><text:a xlink:href="http://www.ncbi.nlm.nih.gov/sites/entrez?db=gene&amp;cmd=Retrieve&amp;dopt=Graphics&amp;list_uids=4602" xlink:type="simple">MYB</text:a></text:p>
          </table:table-cell>
          <table:table-cell office:value-type="float" office:value="0.39" calcext:value-type="float">
            <text:p>0.39</text:p>
          </table:table-cell>
          <table:table-cell office:value-type="float" office:value="0.27" calcext:value-type="float">
            <text:p>0.27</text:p>
          </table:table-cell>
          <table:table-cell office:value-type="float" office:value="1.03" calcext:value-type="float">
            <text:p>1.03</text:p>
          </table:table-cell>
          <table:table-cell table:style-name="ce45" office:value-type="float" office:value="1.67" calcext:value-type="float">
            <text:p>1.67</text:p>
          </table:table-cell>
          <table:table-cell office:value-type="float" office:value="10.25" calcext:value-type="float">
            <text:p>10.25</text:p>
          </table:table-cell>
          <table:table-cell office:value-type="float" office:value="4.45" calcext:value-type="float">
            <text:p>4.45</text:p>
          </table:table-cell>
        </table:table-row>
        <table:table-row table:style-name="ro2">
          <table:table-cell office:value-type="string" calcext:value-type="string">
            <text:p>D11</text:p>
          </table:table-cell>
          <table:table-cell office:value-type="string" calcext:value-type="string">
            <text:p><text:a xlink:href="http://www.ncbi.nlm.nih.gov/sites/entrez?db=gene&amp;cmd=Retrieve&amp;dopt=Graphics&amp;list_uids=4609" xlink:type="simple">MYC</text:a></text:p>
          </table:table-cell>
          <table:table-cell office:value-type="float" office:value="0.42" calcext:value-type="float">
            <text:p>0.42</text:p>
          </table:table-cell>
          <table:table-cell office:value-type="float" office:value="0.25" calcext:value-type="float">
            <text:p>0.25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style-name="ce45" office:value-type="float" office:value="1.11" calcext:value-type="float">
            <text:p>1.11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12</text:p>
          </table:table-cell>
          <table:table-cell office:value-type="string" calcext:value-type="string">
            <text:p><text:a xlink:href="http://www.ncbi.nlm.nih.gov/sites/entrez?db=gene&amp;cmd=Retrieve&amp;dopt=Graphics&amp;list_uids=4617" xlink:type="simple">MYF5</text:a></text:p>
          </table:table-cell>
          <table:table-cell office:value-type="float" office:value="0.27" calcext:value-type="float">
            <text:p>0.27</text:p>
          </table:table-cell>
          <table:table-cell office:value-type="float" office:value="0.21" calcext:value-type="float">
            <text:p>0.21</text:p>
          </table:table-cell>
          <table:table-cell office:value-type="float" office:value="1.05" calcext:value-type="float">
            <text:p>1.05</text:p>
          </table:table-cell>
          <table:table-cell office:value-type="float" office:value="2.03" calcext:value-type="float">
            <text:p>2.03</text:p>
          </table:table-cell>
          <table:table-cell office:value-type="float" office:value="2.2" calcext:value-type="float">
            <text:p>2.2</text:p>
          </table:table-cell>
          <table:table-cell office:value-type="float" office:value="6.12" calcext:value-type="float">
            <text:p>6.12</text:p>
          </table:table-cell>
        </table:table-row>
        <table:table-row table:style-name="ro2">
          <table:table-cell office:value-type="string" calcext:value-type="string">
            <text:p>E01</text:p>
          </table:table-cell>
          <table:table-cell office:value-type="string" calcext:value-type="string">
            <text:p><text:a xlink:href="http://www.ncbi.nlm.nih.gov/sites/entrez?db=gene&amp;cmd=Retrieve&amp;dopt=Graphics&amp;list_uids=4654" xlink:type="simple">MYOD1</text:a></text:p>
          </table:table-cell>
          <table:table-cell table:style-name="ce45" office:value-type="float" office:value="0.69" calcext:value-type="float">
            <text:p>0.69</text:p>
          </table:table-cell>
          <table:table-cell office:value-type="float" office:value="0.13" calcext:value-type="float">
            <text:p>0.13</text:p>
          </table:table-cell>
          <table:table-cell table:style-name="ce51" office:value-type="float" office:value="6.13" calcext:value-type="float">
            <text:p>6.13</text:p>
          </table:table-cell>
          <table:table-cell office:value-type="float" office:value="3.75" calcext:value-type="float">
            <text:p>3.75</text:p>
          </table:table-cell>
          <table:table-cell table:style-name="ce45" office:value-type="float" office:value="1.32" calcext:value-type="float">
            <text:p>1.32</text:p>
          </table:table-cell>
          <table:table-cell office:value-type="float" office:value="13.56" calcext:value-type="float">
            <text:p>13.56</text:p>
          </table:table-cell>
        </table:table-row>
        <table:table-row table:style-name="ro2">
          <table:table-cell office:value-type="string" calcext:value-type="string">
            <text:p>E02</text:p>
          </table:table-cell>
          <table:table-cell office:value-type="string" calcext:value-type="string">
            <text:p><text:a xlink:href="http://www.ncbi.nlm.nih.gov/sites/entrez?db=gene&amp;cmd=Retrieve&amp;dopt=Graphics&amp;list_uids=10725" xlink:type="simple">NFAT5</text:a>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style-name="ce50" office:value-type="float" office:value="0.37" calcext:value-type="float">
            <text:p>0.37</text:p>
          </table:table-cell>
          <table:table-cell table:style-name="ce45" office:value-type="float" office:value="1.41" calcext:value-type="float">
            <text:p>1.41</text:p>
          </table:table-cell>
          <table:table-cell office:value-type="float" office:value="3.2" calcext:value-type="float">
            <text:p>3.2</text:p>
          </table:table-cell>
          <table:table-cell office:value-type="float" office:value="13.29" calcext:value-type="float">
            <text:p>13.29</text:p>
          </table:table-cell>
        </table:table-row>
        <table:table-row table:style-name="ro2">
          <table:table-cell office:value-type="string" calcext:value-type="string">
            <text:p>E03</text:p>
          </table:table-cell>
          <table:table-cell office:value-type="string" calcext:value-type="string">
            <text:p><text:a xlink:href="http://www.ncbi.nlm.nih.gov/sites/entrez?db=gene&amp;cmd=Retrieve&amp;dopt=Graphics&amp;list_uids=4772" xlink:type="simple">NFATC1</text:a></text:p>
          </table:table-cell>
          <table:table-cell office:value-type="float" office:value="0.18" calcext:value-type="float">
            <text:p>0.18</text:p>
          </table:table-cell>
          <table:table-cell office:value-type="float" office:value="0.07" calcext:value-type="float">
            <text:p>0.07</text:p>
          </table:table-cell>
          <table:table-cell office:value-type="float" office:value="0.94" calcext:value-type="float">
            <text:p>0.94</text:p>
          </table:table-cell>
          <table:table-cell office:value-type="float" office:value="2.59" calcext:value-type="float">
            <text:p>2.59</text:p>
          </table:table-cell>
          <table:table-cell table:style-name="ce45" office:value-type="float" office:value="1.8" calcext:value-type="float">
            <text:p>1.8</text:p>
          </table:table-cell>
          <table:table-cell office:value-type="float" office:value="5.86" calcext:value-type="float">
            <text:p>5.86</text:p>
          </table:table-cell>
        </table:table-row>
        <table:table-row table:style-name="ro2">
          <table:table-cell office:value-type="string" calcext:value-type="string">
            <text:p>E04</text:p>
          </table:table-cell>
          <table:table-cell office:value-type="string" calcext:value-type="string">
            <text:p><text:a xlink:href="http://www.ncbi.nlm.nih.gov/sites/entrez?db=gene&amp;cmd=Retrieve&amp;dopt=Graphics&amp;list_uids=4773" xlink:type="simple">NFATC2</text:a></text:p>
          </table:table-cell>
          <table:table-cell office:value-type="float" office:value="0.31" calcext:value-type="float">
            <text:p>0.31</text:p>
          </table:table-cell>
          <table:table-cell table:style-name="ce45" office:value-type="float" office:value="0.66" calcext:value-type="float">
            <text:p>0.66</text:p>
          </table:table-cell>
          <table:table-cell office:value-type="float" office:value="1.13" calcext:value-type="float">
            <text:p>1.13</text:p>
          </table:table-cell>
          <table:table-cell table:style-name="ce45" office:value-type="float" office:value="1.53" calcext:value-type="float">
            <text:p>1.53</text:p>
          </table:table-cell>
          <table:table-cell table:style-name="ce45" office:value-type="float" office:value="1.47" calcext:value-type="float">
            <text:p>1.47</text:p>
          </table:table-cell>
          <table:table-cell office:value-type="float" office:value="3.86" calcext:value-type="float">
            <text:p>3.86</text:p>
          </table:table-cell>
        </table:table-row>
        <table:table-row table:style-name="ro2">
          <table:table-cell office:value-type="string" calcext:value-type="string">
            <text:p>E05</text:p>
          </table:table-cell>
          <table:table-cell office:value-type="string" calcext:value-type="string">
            <text:p><text:a xlink:href="http://www.ncbi.nlm.nih.gov/sites/entrez?db=gene&amp;cmd=Retrieve&amp;dopt=Graphics&amp;list_uids=4775" xlink:type="simple">NFATC3</text:a></text:p>
          </table:table-cell>
          <table:table-cell table:style-name="ce45" office:value-type="float" office:value="0.71" calcext:value-type="float">
            <text:p>0.71</text:p>
          </table:table-cell>
          <table:table-cell office:value-type="float" office:value="0.26" calcext:value-type="float">
            <text:p>0.26</text:p>
          </table:table-cell>
          <table:table-cell table:style-name="ce51" office:value-type="float" office:value="53211.67" calcext:value-type="float">
            <text:p>53211.67</text:p>
          </table:table-cell>
          <table:table-cell table:style-name="ce45" office:value-type="float" office:value="1.91" calcext:value-type="float">
            <text:p>1.91</text:p>
          </table:table-cell>
          <table:table-cell office:value-type="float" office:value="2.34" calcext:value-type="float">
            <text:p>2.34</text:p>
          </table:table-cell>
          <table:table-cell office:value-type="float" office:value="7.66" calcext:value-type="float">
            <text:p>7.66</text:p>
          </table:table-cell>
        </table:table-row>
        <table:table-row table:style-name="ro2">
          <table:table-cell office:value-type="string" calcext:value-type="string">
            <text:p>E06</text:p>
          </table:table-cell>
          <table:table-cell office:value-type="string" calcext:value-type="string">
            <text:p><text:a xlink:href="http://www.ncbi.nlm.nih.gov/sites/entrez?db=gene&amp;cmd=Retrieve&amp;dopt=Graphics&amp;list_uids=4776" xlink:type="simple">NFATC4</text:a></text:p>
          </table:table-cell>
          <table:table-cell office:value-type="float" office:value="0.49" calcext:value-type="float">
            <text:p>0.49</text:p>
          </table:table-cell>
          <table:table-cell office:value-type="float" office:value="0.26" calcext:value-type="float">
            <text:p>0.26</text:p>
          </table:table-cell>
          <table:table-cell office:value-type="float" office:value="1.12" calcext:value-type="float">
            <text:p>1.12</text:p>
          </table:table-cell>
          <table:table-cell table:style-name="ce45" office:value-type="float" office:value="1.87" calcext:value-type="float">
            <text:p>1.87</text:p>
          </table:table-cell>
          <table:table-cell table:style-name="ce45" office:value-type="float" office:value="1.35" calcext:value-type="float">
            <text:p>1.35</text:p>
          </table:table-cell>
          <table:table-cell office:value-type="float" office:value="3.76" calcext:value-type="float">
            <text:p>3.76</text:p>
          </table:table-cell>
        </table:table-row>
        <table:table-row table:style-name="ro2">
          <table:table-cell office:value-type="string" calcext:value-type="string">
            <text:p>E07</text:p>
          </table:table-cell>
          <table:table-cell office:value-type="string" calcext:value-type="string">
            <text:p><text:a xlink:href="http://www.ncbi.nlm.nih.gov/sites/entrez?db=gene&amp;cmd=Retrieve&amp;dopt=Graphics&amp;list_uids=4790" xlink:type="simple">NFKB1</text:a></text:p>
          </table:table-cell>
          <table:table-cell table:style-name="ce45" office:value-type="float" office:value="0.95" calcext:value-type="float">
            <text:p>0.95</text:p>
          </table:table-cell>
          <table:table-cell table:style-name="ce45" office:value-type="float" office:value="0.76" calcext:value-type="float">
            <text:p>0.76</text:p>
          </table:table-cell>
          <table:table-cell office:value-type="float" office:value="1.68" calcext:value-type="float">
            <text:p>1.68</text:p>
          </table:table-cell>
          <table:table-cell office:value-type="float" office:value="4.17" calcext:value-type="float">
            <text:p>4.17</text:p>
          </table:table-cell>
          <table:table-cell office:value-type="float" office:value="2.22" calcext:value-type="float">
            <text:p>2.22</text:p>
          </table:table-cell>
          <table:table-cell office:value-type="float" office:value="3.68" calcext:value-type="float">
            <text:p>3.68</text:p>
          </table:table-cell>
        </table:table-row>
        <table:table-row table:style-name="ro2">
          <table:table-cell office:value-type="string" calcext:value-type="string">
            <text:p>E08</text:p>
          </table:table-cell>
          <table:table-cell office:value-type="string" calcext:value-type="string">
            <text:p><text:a xlink:href="http://www.ncbi.nlm.nih.gov/sites/entrez?db=gene&amp;cmd=Retrieve&amp;dopt=Graphics&amp;list_uids=4801" xlink:type="simple">NFYB</text:a>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style-name="ce50" office:value-type="float" office:value="0.25" calcext:value-type="float">
            <text:p>0.25</text:p>
          </table:table-cell>
          <table:table-cell office:value-type="float" office:value="49177.75" calcext:value-type="float">
            <text:p>49177.75</text:p>
          </table:table-cell>
          <table:table-cell office:value-type="float" office:value="14.65" calcext:value-type="float">
            <text:p>14.65</text:p>
          </table:table-cell>
          <table:table-cell office:value-type="float" office:value="12.54" calcext:value-type="float">
            <text:p>12.54</text:p>
          </table:table-cell>
        </table:table-row>
        <table:table-row table:style-name="ro2">
          <table:table-cell office:value-type="string" calcext:value-type="string">
            <text:p>E09</text:p>
          </table:table-cell>
          <table:table-cell office:value-type="string" calcext:value-type="string">
            <text:p><text:a xlink:href="http://www.ncbi.nlm.nih.gov/sites/entrez?db=gene&amp;cmd=Retrieve&amp;dopt=Graphics&amp;list_uids=2908" xlink:type="simple">NR3C1</text:a></text:p>
          </table:table-cell>
          <table:table-cell office:value-type="float" office:value="0.22" calcext:value-type="float">
            <text:p>0.22</text:p>
          </table:table-cell>
          <table:table-cell office:value-type="float" office:value="0.15" calcext:value-type="float">
            <text:p>0.15</text:p>
          </table:table-cell>
          <table:table-cell office:value-type="float" office:value="1.67" calcext:value-type="float">
            <text:p>1.67</text:p>
          </table:table-cell>
          <table:table-cell office:value-type="float" office:value="6.26" calcext:value-type="float">
            <text:p>6.26</text:p>
          </table:table-cell>
          <table:table-cell table:style-name="ce45" office:value-type="float" office:value="1.59" calcext:value-type="float">
            <text:p>1.59</text:p>
          </table:table-cell>
          <table:table-cell office:value-type="float" office:value="12.94" calcext:value-type="float">
            <text:p>12.94</text:p>
          </table:table-cell>
        </table:table-row>
        <table:table-row table:style-name="ro2">
          <table:table-cell office:value-type="string" calcext:value-type="string">
            <text:p>E10</text:p>
          </table:table-cell>
          <table:table-cell office:value-type="string" calcext:value-type="string">
            <text:p><text:a xlink:href="http://www.ncbi.nlm.nih.gov/sites/entrez?db=gene&amp;cmd=Retrieve&amp;dopt=Graphics&amp;list_uids=5080" xlink:type="simple">PAX6</text:a></text:p>
          </table:table-cell>
          <table:table-cell office:value-type="float" office:value="0.45" calcext:value-type="float">
            <text:p>0.45</text:p>
          </table:table-cell>
          <table:table-cell office:value-type="float" office:value="0.03" calcext:value-type="float">
            <text:p>0.03</text:p>
          </table:table-cell>
          <table:table-cell office:value-type="float" office:value="1.71" calcext:value-type="float">
            <text:p>1.71</text:p>
          </table:table-cell>
          <table:table-cell table:style-name="ce45" office:value-type="float" office:value="1.48" calcext:value-type="float">
            <text:p>1.48</text:p>
          </table:table-cell>
          <table:table-cell office:value-type="float" office:value="2.85" calcext:value-type="float">
            <text:p>2.85</text:p>
          </table:table-cell>
          <table:table-cell office:value-type="float" office:value="3.02" calcext:value-type="float">
            <text:p>3.02</text:p>
          </table:table-cell>
        </table:table-row>
        <table:table-row table:style-name="ro2">
          <table:table-cell office:value-type="string" calcext:value-type="string">
            <text:p>E11</text:p>
          </table:table-cell>
          <table:table-cell office:value-type="string" calcext:value-type="string">
            <text:p><text:a xlink:href="http://www.ncbi.nlm.nih.gov/sites/entrez?db=gene&amp;cmd=Retrieve&amp;dopt=Graphics&amp;list_uids=5450" xlink:type="simple">POU2AF1</text:a></text:p>
          </table:table-cell>
          <table:table-cell office:value-type="float" office:value="0.37" calcext:value-type="float">
            <text:p>0.37</text:p>
          </table:table-cell>
          <table:table-cell office:value-type="float" office:value="0.23" calcext:value-type="float">
            <text:p>0.23</text:p>
          </table:table-cell>
          <table:table-cell table:style-name="ce51" office:value-type="float" office:value="2.19" calcext:value-type="float">
            <text:p>2.19</text:p>
          </table:table-cell>
          <table:table-cell table:style-name="ce45" office:value-type="float" office:value="1.56" calcext:value-type="float">
            <text:p>1.56</text:p>
          </table:table-cell>
          <table:table-cell office:value-type="float" office:value="2.27" calcext:value-type="float">
            <text:p>2.27</text:p>
          </table:table-cell>
          <table:table-cell office:value-type="float" office:value="5.32" calcext:value-type="float">
            <text:p>5.32</text:p>
          </table:table-cell>
        </table:table-row>
        <table:table-row table:style-name="ro2">
          <table:table-cell office:value-type="string" calcext:value-type="string">
            <text:p>E12</text:p>
          </table:table-cell>
          <table:table-cell office:value-type="string" calcext:value-type="string">
            <text:p><text:a xlink:href="http://www.ncbi.nlm.nih.gov/sites/entrez?db=gene&amp;cmd=Retrieve&amp;dopt=Graphics&amp;list_uids=5465" xlink:type="simple">PPARA</text:a></text:p>
          </table:table-cell>
          <table:table-cell table:style-name="ce45" office:value-type="float" office:value="0.63" calcext:value-type="float">
            <text:p>0.63</text:p>
          </table:table-cell>
          <table:table-cell office:value-type="float" office:value="0.34" calcext:value-type="float">
            <text:p>0.34</text:p>
          </table:table-cell>
          <table:table-cell office:value-type="float" office:value="1.12" calcext:value-type="float">
            <text:p>1.12</text:p>
          </table:table-cell>
          <table:table-cell table:number-columns-repeated="2" table:style-name="ce45" office:value-type="float" office:value="1.89" calcext:value-type="float">
            <text:p>1.89</text:p>
          </table:table-cell>
          <table:table-cell office:value-type="float" office:value="3.02" calcext:value-type="float">
            <text:p>3.02</text:p>
          </table:table-cell>
        </table:table-row>
        <table:table-row table:style-name="ro2">
          <table:table-cell office:value-type="string" calcext:value-type="string">
            <text:p>F01</text:p>
          </table:table-cell>
          <table:table-cell office:value-type="string" calcext:value-type="string">
            <text:p><text:a xlink:href="http://www.ncbi.nlm.nih.gov/sites/entrez?db=gene&amp;cmd=Retrieve&amp;dopt=Graphics&amp;list_uids=5468" xlink:type="simple">PPARG</text:a></text:p>
          </table:table-cell>
          <table:table-cell office:value-type="float" office:value="0.35" calcext:value-type="float">
            <text:p>0.35</text:p>
          </table:table-cell>
          <table:table-cell table:style-name="ce45" office:value-type="float" office:value="0.79" calcext:value-type="float">
            <text:p>0.79</text:p>
          </table:table-cell>
          <table:table-cell office:value-type="float" office:value="0.84" calcext:value-type="float">
            <text:p>0.84</text:p>
          </table:table-cell>
          <table:table-cell office:value-type="float" office:value="2.19" calcext:value-type="float">
            <text:p>2.19</text:p>
          </table:table-cell>
          <table:table-cell table:style-name="ce45" office:value-type="float" office:value="1.81" calcext:value-type="float">
            <text:p>1.81</text:p>
          </table:table-cell>
          <table:table-cell office:value-type="float" office:value="3.11" calcext:value-type="float">
            <text:p>3.11</text:p>
          </table:table-cell>
        </table:table-row>
        <table:table-row table:style-name="ro2">
          <table:table-cell office:value-type="string" calcext:value-type="string">
            <text:p>F02</text:p>
          </table:table-cell>
          <table:table-cell office:value-type="string" calcext:value-type="string">
            <text:p><text:a xlink:href="http://www.ncbi.nlm.nih.gov/sites/entrez?db=gene&amp;cmd=Retrieve&amp;dopt=Graphics&amp;list_uids=5925" xlink:type="simple">RB1</text:a></text:p>
          </table:table-cell>
          <table:table-cell table:style-name="ce45" office:value-type="float" office:value="0.97" calcext:value-type="float">
            <text:p>0.97</text:p>
          </table:table-cell>
          <table:table-cell office:value-type="float" office:value="0.26" calcext:value-type="float">
            <text:p>0.26</text:p>
          </table:table-cell>
          <table:table-cell office:value-type="float" office:value="1.95" calcext:value-type="float">
            <text:p>1.95</text:p>
          </table:table-cell>
          <table:table-cell office:value-type="float" office:value="2.75" calcext:value-type="float">
            <text:p>2.75</text:p>
          </table:table-cell>
          <table:table-cell office:value-type="float" office:value="3.57" calcext:value-type="float">
            <text:p>3.57</text:p>
          </table:table-cell>
          <table:table-cell office:value-type="float" office:value="7.4" calcext:value-type="float">
            <text:p>7.4</text:p>
          </table:table-cell>
        </table:table-row>
        <table:table-row table:style-name="ro2">
          <table:table-cell office:value-type="string" calcext:value-type="string">
            <text:p>F03</text:p>
          </table:table-cell>
          <table:table-cell office:value-type="string" calcext:value-type="string">
            <text:p><text:a xlink:href="http://www.ncbi.nlm.nih.gov/sites/entrez?db=gene&amp;cmd=Retrieve&amp;dopt=Graphics&amp;list_uids=5966" xlink:type="simple">REL</text:a></text:p>
          </table:table-cell>
          <table:table-cell office:value-type="float" office:value="0.43" calcext:value-type="float">
            <text:p>0.43</text:p>
          </table:table-cell>
          <table:table-cell office:value-type="float" office:value="0.44" calcext:value-type="float">
            <text:p>0.44</text:p>
          </table:table-cell>
          <table:table-cell office:value-type="float" office:value="1.27" calcext:value-type="float">
            <text:p>1.27</text:p>
          </table:table-cell>
          <table:table-cell office:value-type="float" office:value="4.43" calcext:value-type="float">
            <text:p>4.43</text:p>
          </table:table-cell>
          <table:table-cell office:value-type="float" office:value="2.19" calcext:value-type="float">
            <text:p>2.19</text:p>
          </table:table-cell>
          <table:table-cell office:value-type="float" office:value="4.28" calcext:value-type="float">
            <text:p>4.28</text:p>
          </table:table-cell>
        </table:table-row>
        <table:table-row table:style-name="ro2">
          <table:table-cell office:value-type="string" calcext:value-type="string">
            <text:p>F04</text:p>
          </table:table-cell>
          <table:table-cell office:value-type="string" calcext:value-type="string">
            <text:p><text:a xlink:href="http://www.ncbi.nlm.nih.gov/sites/entrez?db=gene&amp;cmd=Retrieve&amp;dopt=Graphics&amp;list_uids=5970" xlink:type="simple">RELA</text:a>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51" calcext:value-type="float">
            <text:p>0.51</text:p>
          </table:table-cell>
          <table:table-cell table:style-name="ce50" office:value-type="float" office:value="0.43" calcext:value-type="float">
            <text:p>0.43</text:p>
          </table:table-cell>
          <table:table-cell table:style-name="ce50" office:value-type="float" office:value="0.4" calcext:value-type="float">
            <text:p>0.4</text:p>
          </table:table-cell>
          <table:table-cell table:style-name="ce50" office:value-type="float" office:value="0.42" calcext:value-type="float">
            <text:p>0.42</text:p>
          </table:table-cell>
        </table:table-row>
        <table:table-row table:style-name="ro2">
          <table:table-cell office:value-type="string" calcext:value-type="string">
            <text:p>F05</text:p>
          </table:table-cell>
          <table:table-cell office:value-type="string" calcext:value-type="string">
            <text:p><text:a xlink:href="http://www.ncbi.nlm.nih.gov/sites/entrez?db=gene&amp;cmd=Retrieve&amp;dopt=Graphics&amp;list_uids=5971" xlink:type="simple">RELB</text:a></text:p>
          </table:table-cell>
          <table:table-cell office:value-type="float" office:value="0.46" calcext:value-type="float">
            <text:p>0.46</text:p>
          </table:table-cell>
          <table:table-cell office:value-type="float" office:value="0.08" calcext:value-type="float">
            <text:p>0.08</text:p>
          </table:table-cell>
          <table:table-cell table:style-name="ce50" office:value-type="float" office:value="0" calcext:value-type="float">
            <text:p>0</text:p>
          </table:table-cell>
          <table:table-cell table:style-name="ce45" office:value-type="float" office:value="1.56" calcext:value-type="float">
            <text:p>1.56</text:p>
          </table:table-cell>
          <table:table-cell table:style-name="ce45" office:value-type="float" office:value="1.98" calcext:value-type="float">
            <text:p>1.98</text:p>
          </table:table-cell>
          <table:table-cell office:value-type="float" office:value="2.91" calcext:value-type="float">
            <text:p>2.91</text:p>
          </table:table-cell>
        </table:table-row>
        <table:table-row table:style-name="ro2">
          <table:table-cell office:value-type="string" calcext:value-type="string">
            <text:p>F06</text:p>
          </table:table-cell>
          <table:table-cell office:value-type="string" calcext:value-type="string">
            <text:p><text:a xlink:href="http://www.ncbi.nlm.nih.gov/sites/entrez?db=gene&amp;cmd=Retrieve&amp;dopt=Graphics&amp;list_uids=4086" xlink:type="simple">SMAD1</text:a></text:p>
          </table:table-cell>
          <table:table-cell table:style-name="ce45" office:value-type="float" office:value="0.56" calcext:value-type="float">
            <text:p>0.56</text:p>
          </table:table-cell>
          <table:table-cell office:value-type="float" office:value="0.3" calcext:value-type="float">
            <text:p>0.3</text:p>
          </table:table-cell>
          <table:table-cell office:value-type="float" office:value="1.41" calcext:value-type="float">
            <text:p>1.41</text:p>
          </table:table-cell>
          <table:table-cell office:value-type="float" office:value="4.23" calcext:value-type="float">
            <text:p>4.23</text:p>
          </table:table-cell>
          <table:table-cell office:value-type="float" office:value="5.02" calcext:value-type="float">
            <text:p>5.02</text:p>
          </table:table-cell>
          <table:table-cell office:value-type="float" office:value="12.01" calcext:value-type="float">
            <text:p>12.01</text:p>
          </table:table-cell>
        </table:table-row>
        <table:table-row table:style-name="ro2">
          <table:table-cell office:value-type="string" calcext:value-type="string">
            <text:p>F07</text:p>
          </table:table-cell>
          <table:table-cell office:value-type="string" calcext:value-type="string">
            <text:p><text:a xlink:href="http://www.ncbi.nlm.nih.gov/sites/entrez?db=gene&amp;cmd=Retrieve&amp;dopt=Graphics&amp;list_uids=4089" xlink:type="simple">SMAD4</text:a></text:p>
          </table:table-cell>
          <table:table-cell table:style-name="ce45" office:value-type="float" office:value="0.67" calcext:value-type="float">
            <text:p>0.67</text:p>
          </table:table-cell>
          <table:table-cell office:value-type="float" office:value="0.35" calcext:value-type="float">
            <text:p>0.35</text:p>
          </table:table-cell>
          <table:table-cell office:value-type="float" office:value="1.82" calcext:value-type="float">
            <text:p>1.82</text:p>
          </table:table-cell>
          <table:table-cell table:style-name="ce45" office:value-type="float" office:value="1.69" calcext:value-type="float">
            <text:p>1.69</text:p>
          </table:table-cell>
          <table:table-cell office:value-type="float" office:value="17.75" calcext:value-type="float">
            <text:p>17.75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string" calcext:value-type="string">
            <text:p>F08</text:p>
          </table:table-cell>
          <table:table-cell office:value-type="string" calcext:value-type="string">
            <text:p><text:a xlink:href="http://www.ncbi.nlm.nih.gov/sites/entrez?db=gene&amp;cmd=Retrieve&amp;dopt=Graphics&amp;list_uids=4090" xlink:type="simple">SMAD5</text:a>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3.84" calcext:value-type="float">
            <text:p>3.84</text:p>
          </table:table-cell>
          <table:table-cell table:style-name="ce45" office:value-type="float" office:value="1.95" calcext:value-type="float">
            <text:p>1.95</text:p>
          </table:table-cell>
          <table:table-cell office:value-type="float" office:value="4.71" calcext:value-type="float">
            <text:p>4.71</text:p>
          </table:table-cell>
        </table:table-row>
        <table:table-row table:style-name="ro2">
          <table:table-cell office:value-type="string" calcext:value-type="string">
            <text:p>F09</text:p>
          </table:table-cell>
          <table:table-cell office:value-type="string" calcext:value-type="string">
            <text:p><text:a xlink:href="http://www.ncbi.nlm.nih.gov/sites/entrez?db=gene&amp;cmd=Retrieve&amp;dopt=Graphics&amp;list_uids=4093" xlink:type="simple">SMAD9</text:a></text:p>
          </table:table-cell>
          <table:table-cell office:value-type="float" office:value="0.38" calcext:value-type="float">
            <text:p>0.38</text:p>
          </table:table-cell>
          <table:table-cell office:value-type="float" office:value="0.48" calcext:value-type="float">
            <text:p>0.48</text:p>
          </table:table-cell>
          <table:table-cell office:value-type="float" office:value="0.59" calcext:value-type="float">
            <text:p>0.59</text:p>
          </table:table-cell>
          <table:table-cell office:value-type="float" office:value="2.41" calcext:value-type="float">
            <text:p>2.41</text:p>
          </table:table-cell>
          <table:table-cell table:style-name="ce45" office:value-type="float" office:value="1.1" calcext:value-type="float">
            <text:p>1.1</text:p>
          </table:table-cell>
          <table:table-cell office:value-type="float" office:value="4.47" calcext:value-type="float">
            <text:p>4.47</text:p>
          </table:table-cell>
        </table:table-row>
        <table:table-row table:style-name="ro2">
          <table:table-cell office:value-type="string" calcext:value-type="string">
            <text:p>F10</text:p>
          </table:table-cell>
          <table:table-cell office:value-type="string" calcext:value-type="string">
            <text:p><text:a xlink:href="http://www.ncbi.nlm.nih.gov/sites/entrez?db=gene&amp;cmd=Retrieve&amp;dopt=Graphics&amp;list_uids=6667" xlink:type="simple">SP1</text:a></text:p>
          </table:table-cell>
          <table:table-cell table:style-name="ce45" office:value-type="float" office:value="0.65" calcext:value-type="float">
            <text:p>0.65</text:p>
          </table:table-cell>
          <table:table-cell table:style-name="ce51" office:value-type="float" office:value="3429.4" calcext:value-type="float">
            <text:p>3429.4</text:p>
          </table:table-cell>
          <table:table-cell office:value-type="float" office:value="0.56" calcext:value-type="float">
            <text:p>0.56</text:p>
          </table:table-cell>
          <table:table-cell office:value-type="float" office:value="2.35" calcext:value-type="float">
            <text:p>2.35</text:p>
          </table:table-cell>
          <table:table-cell office:value-type="float" office:value="8.47" calcext:value-type="float">
            <text:p>8.47</text:p>
          </table:table-cell>
          <table:table-cell office:value-type="float" office:value="3.39" calcext:value-type="float">
            <text:p>3.39</text:p>
          </table:table-cell>
        </table:table-row>
        <table:table-row table:style-name="ro2">
          <table:table-cell office:value-type="string" calcext:value-type="string">
            <text:p>F11</text:p>
          </table:table-cell>
          <table:table-cell office:value-type="string" calcext:value-type="string">
            <text:p><text:a xlink:href="http://www.ncbi.nlm.nih.gov/sites/entrez?db=gene&amp;cmd=Retrieve&amp;dopt=Graphics&amp;list_uids=6670" xlink:type="simple">SP3</text:a></text:p>
          </table:table-cell>
          <table:table-cell table:style-name="ce45" office:value-type="float" office:value="0.64" calcext:value-type="float">
            <text:p>0.64</text:p>
          </table:table-cell>
          <table:table-cell table:style-name="ce51" office:value-type="float" office:value="1475.7" calcext:value-type="float">
            <text:p>1475.7</text:p>
          </table:table-cell>
          <table:table-cell office:value-type="float" office:value="0.98" calcext:value-type="float">
            <text:p>0.98</text:p>
          </table:table-cell>
          <table:table-cell table:style-name="ce45" office:value-type="float" office:value="1.7" calcext:value-type="float">
            <text:p>1.7</text:p>
          </table:table-cell>
          <table:table-cell table:style-name="ce45" office:value-type="float" office:value="1.71" calcext:value-type="float">
            <text:p>1.71</text:p>
          </table:table-cell>
          <table:table-cell office:value-type="float" office:value="11659.69" calcext:value-type="float">
            <text:p>11659.69</text:p>
          </table:table-cell>
        </table:table-row>
        <table:table-row table:style-name="ro2">
          <table:table-cell office:value-type="string" calcext:value-type="string">
            <text:p>F12</text:p>
          </table:table-cell>
          <table:table-cell office:value-type="string" calcext:value-type="string">
            <text:p><text:a xlink:href="http://www.ncbi.nlm.nih.gov/sites/entrez?db=gene&amp;cmd=Retrieve&amp;dopt=Graphics&amp;list_uids=6772" xlink:type="simple">STAT1</text:a></text:p>
          </table:table-cell>
          <table:table-cell office:value-type="float" office:value="0.45" calcext:value-type="float">
            <text:p>0.45</text:p>
          </table:table-cell>
          <table:table-cell office:value-type="float" office:value="0.43" calcext:value-type="float">
            <text:p>0.43</text:p>
          </table:table-cell>
          <table:table-cell office:value-type="float" office:value="1.05" calcext:value-type="float">
            <text:p>1.05</text:p>
          </table:table-cell>
          <table:table-cell office:value-type="float" office:value="2.27" calcext:value-type="float">
            <text:p>2.27</text:p>
          </table:table-cell>
          <table:table-cell table:style-name="ce45" office:value-type="float" office:value="1.48" calcext:value-type="float">
            <text:p>1.48</text:p>
          </table:table-cell>
          <table:table-cell office:value-type="float" office:value="2.34" calcext:value-type="float">
            <text:p>2.34</text:p>
          </table:table-cell>
        </table:table-row>
        <table:table-row table:style-name="ro2">
          <table:table-cell office:value-type="string" calcext:value-type="string">
            <text:p>G01</text:p>
          </table:table-cell>
          <table:table-cell office:value-type="string" calcext:value-type="string">
            <text:p><text:a xlink:href="http://www.ncbi.nlm.nih.gov/sites/entrez?db=gene&amp;cmd=Retrieve&amp;dopt=Graphics&amp;list_uids=6773" xlink:type="simple">STAT2</text:a>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table:style-name="ce50" office:value-type="float" office:value="0.35" calcext:value-type="float">
            <text:p>0.35</text:p>
          </table:table-cell>
          <table:table-cell table:style-name="ce45" office:value-type="float" office:value="1.35" calcext:value-type="float">
            <text:p>1.35</text:p>
          </table:table-cell>
          <table:table-cell table:style-name="ce45" office:value-type="float" office:value="1.31" calcext:value-type="float">
            <text:p>1.31</text:p>
          </table:table-cell>
          <table:table-cell office:value-type="float" office:value="3.47" calcext:value-type="float">
            <text:p>3.47</text:p>
          </table:table-cell>
        </table:table-row>
        <table:table-row table:style-name="ro2">
          <table:table-cell table:style-name="ce44" office:value-type="string" calcext:value-type="string">
            <text:p>G02</text:p>
          </table:table-cell>
          <table:table-cell table:style-name="ce46" office:value-type="string" calcext:value-type="string">
            <text:p><text:a xlink:href="http://www.ncbi.nlm.nih.gov/sites/entrez?db=gene&amp;cmd=Retrieve&amp;dopt=Graphics&amp;list_uids=6774" xlink:type="simple">STAT3</text:a></text:p>
          </table:table-cell>
          <table:table-cell table:style-name="ce44" office:value-type="float" office:value="0.83" calcext:value-type="float">
            <text:p>0.83</text:p>
          </table:table-cell>
          <table:table-cell table:style-name="ce49" office:value-type="float" office:value="0.1" calcext:value-type="float">
            <text:p>0.1</text:p>
          </table:table-cell>
          <table:table-cell table:style-name="ce44" office:value-type="float" office:value="0.58" calcext:value-type="float">
            <text:p>0.58</text:p>
          </table:table-cell>
          <table:table-cell table:style-name="ce45" office:value-type="float" office:value="1.01" calcext:value-type="float">
            <text:p>1.01</text:p>
          </table:table-cell>
          <table:table-cell office:value-type="float" office:value="3.48" calcext:value-type="float">
            <text:p>3.48</text:p>
          </table:table-cell>
          <table:table-cell table:style-name="ce45" office:value-type="float" office:value="1.92" calcext:value-type="float">
            <text:p>1.92</text:p>
          </table:table-cell>
        </table:table-row>
        <table:table-row table:style-name="ro2">
          <table:table-cell table:style-name="ce44" office:value-type="string" calcext:value-type="string">
            <text:p>G03</text:p>
          </table:table-cell>
          <table:table-cell table:style-name="ce46" office:value-type="string" calcext:value-type="string">
            <text:p><text:a xlink:href="http://www.ncbi.nlm.nih.gov/sites/entrez?db=gene&amp;cmd=Retrieve&amp;dopt=Graphics&amp;list_uids=6775" xlink:type="simple">STAT4</text:a></text:p>
          </table:table-cell>
          <table:table-cell table:style-name="ce49" office:value-type="float" office:value="0.2" calcext:value-type="float">
            <text:p>0.2</text:p>
          </table:table-cell>
          <table:table-cell table:style-name="ce49" office:value-type="float" office:value="0.09" calcext:value-type="float">
            <text:p>0.09</text:p>
          </table:table-cell>
          <table:table-cell table:style-name="ce49" office:value-type="float" office:value="0.27" calcext:value-type="float">
            <text:p>0.27</text:p>
          </table:table-cell>
          <table:table-cell office:value-type="float" office:value="3.51" calcext:value-type="float">
            <text:p>3.51</text:p>
          </table:table-cell>
          <table:table-cell office:value-type="float" office:value="3.86" calcext:value-type="float">
            <text:p>3.86</text:p>
          </table:table-cell>
          <table:table-cell office:value-type="float" office:value="7.76" calcext:value-type="float">
            <text:p>7.76</text:p>
          </table:table-cell>
        </table:table-row>
        <table:table-row table:style-name="ro2">
          <table:table-cell office:value-type="string" calcext:value-type="string">
            <text:p>G04</text:p>
          </table:table-cell>
          <table:table-cell office:value-type="string" calcext:value-type="string">
            <text:p><text:a xlink:href="http://www.ncbi.nlm.nih.gov/sites/entrez?db=gene&amp;cmd=Retrieve&amp;dopt=Graphics&amp;list_uids=6776" xlink:type="simple">STAT5A</text:a></text:p>
          </table:table-cell>
          <table:table-cell table:style-name="ce51" office:value-type="float" office:value="2.75" calcext:value-type="float">
            <text:p>2.75</text:p>
          </table:table-cell>
          <table:table-cell table:style-name="ce45" office:value-type="float" office:value="0.7" calcext:value-type="float">
            <text:p>0.7</text:p>
          </table:table-cell>
          <table:table-cell table:style-name="ce51" office:value-type="float" office:value="4.23" calcext:value-type="float">
            <text:p>4.23</text:p>
          </table:table-cell>
          <table:table-cell office:value-type="float" office:value="3.44" calcext:value-type="float">
            <text:p>3.44</text:p>
          </table:table-cell>
          <table:table-cell table:style-name="ce45" office:value-type="float" office:value="1.35" calcext:value-type="float">
            <text:p>1.35</text:p>
          </table:table-cell>
          <table:table-cell office:value-type="float" office:value="2.95" calcext:value-type="float">
            <text:p>2.95</text:p>
          </table:table-cell>
        </table:table-row>
        <table:table-row table:style-name="ro2">
          <table:table-cell office:value-type="string" calcext:value-type="string">
            <text:p>G05</text:p>
          </table:table-cell>
          <table:table-cell office:value-type="string" calcext:value-type="string">
            <text:p><text:a xlink:href="http://www.ncbi.nlm.nih.gov/sites/entrez?db=gene&amp;cmd=Retrieve&amp;dopt=Graphics&amp;list_uids=6777" xlink:type="simple">STAT5B</text:a></text:p>
          </table:table-cell>
          <table:table-cell table:style-name="ce45" office:value-type="float" office:value="0.97" calcext:value-type="float">
            <text:p>0.97</text:p>
          </table:table-cell>
          <table:table-cell office:value-type="float" office:value="0.3" calcext:value-type="float">
            <text:p>0.3</text:p>
          </table:table-cell>
          <table:table-cell table:style-name="ce51" office:value-type="float" office:value="4.32" calcext:value-type="float">
            <text:p>4.32</text:p>
          </table:table-cell>
          <table:table-cell table:style-name="ce45" office:value-type="float" office:value="0.57" calcext:value-type="float">
            <text:p>0.57</text:p>
          </table:table-cell>
          <table:table-cell table:style-name="ce50" office:value-type="float" office:value="0.4" calcext:value-type="float">
            <text:p>0.4</text:p>
          </table:table-cell>
          <table:table-cell table:style-name="ce45" office:value-type="float" office:value="0.9" calcext:value-type="float">
            <text:p>0.9</text:p>
          </table:table-cell>
        </table:table-row>
        <table:table-row table:style-name="ro2">
          <table:table-cell office:value-type="string" calcext:value-type="string">
            <text:p>G06</text:p>
          </table:table-cell>
          <table:table-cell office:value-type="string" calcext:value-type="string">
            <text:p><text:a xlink:href="http://www.ncbi.nlm.nih.gov/sites/entrez?db=gene&amp;cmd=Retrieve&amp;dopt=Graphics&amp;list_uids=6778" xlink:type="simple">STAT6</text:a></text:p>
          </table:table-cell>
          <table:table-cell table:style-name="ce45" office:value-type="float" office:value="0.61" calcext:value-type="float">
            <text:p>0.61</text:p>
          </table:table-cell>
          <table:table-cell office:value-type="float" office:value="0.18" calcext:value-type="float">
            <text:p>0.18</text:p>
          </table:table-cell>
          <table:table-cell office:value-type="float" office:value="1.11" calcext:value-type="float">
            <text:p>1.11</text:p>
          </table:table-cell>
          <table:table-cell table:style-name="ce50" office:value-type="float" office:value="0.47" calcext:value-type="float">
            <text:p>0.47</text:p>
          </table:table-cell>
          <table:table-cell table:style-name="ce50" office:value-type="float" office:value="0.26" calcext:value-type="float">
            <text:p>0.26</text:p>
          </table:table-cell>
          <table:table-cell table:style-name="ce45"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G07</text:p>
          </table:table-cell>
          <table:table-cell office:value-type="string" calcext:value-type="string">
            <text:p><text:a xlink:href="http://www.ncbi.nlm.nih.gov/sites/entrez?db=gene&amp;cmd=Retrieve&amp;dopt=Graphics&amp;list_uids=6908" xlink:type="simple">TBP</text:a>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style-name="ce50" office:value-type="float" office:value="0.1" calcext:value-type="float">
            <text:p>0.1</text:p>
          </table:table-cell>
          <table:table-cell office:value-type="float" office:value="2.12" calcext:value-type="float">
            <text:p>2.12</text:p>
          </table:table-cell>
          <table:table-cell office:value-type="float" office:value="4.79" calcext:value-type="float">
            <text:p>4.79</text:p>
          </table:table-cell>
          <table:table-cell office:value-type="float" office:value="12.78" calcext:value-type="float">
            <text:p>12.78</text:p>
          </table:table-cell>
        </table:table-row>
        <table:table-row table:style-name="ro2">
          <table:table-cell office:value-type="string" calcext:value-type="string">
            <text:p>G08</text:p>
          </table:table-cell>
          <table:table-cell office:value-type="string" calcext:value-type="string">
            <text:p><text:a xlink:href="http://www.ncbi.nlm.nih.gov/sites/entrez?db=gene&amp;cmd=Retrieve&amp;dopt=Graphics&amp;list_uids=6934" xlink:type="simple">TCF7L2</text:a></text:p>
          </table:table-cell>
          <table:table-cell table:style-name="ce45" office:value-type="float" office:value="0.75" calcext:value-type="float">
            <text:p>0.75</text:p>
          </table:table-cell>
          <table:table-cell office:value-type="float" office:value="0.17" calcext:value-type="float">
            <text:p>0.17</text:p>
          </table:table-cell>
          <table:table-cell office:value-type="float" office:value="0.9" calcext:value-type="float">
            <text:p>0.9</text:p>
          </table:table-cell>
          <table:table-cell office:value-type="float" office:value="2.68" calcext:value-type="float">
            <text:p>2.68</text:p>
          </table:table-cell>
          <table:table-cell office:value-type="float" office:value="2.93" calcext:value-type="float">
            <text:p>2.93</text:p>
          </table:table-cell>
          <table:table-cell office:value-type="float" office:value="4.81" calcext:value-type="float">
            <text:p>4.81</text:p>
          </table:table-cell>
        </table:table-row>
        <table:table-row table:style-name="ro2">
          <table:table-cell office:value-type="string" calcext:value-type="string">
            <text:p>G09</text:p>
          </table:table-cell>
          <table:table-cell office:value-type="string" calcext:value-type="string">
            <text:p><text:a xlink:href="http://www.ncbi.nlm.nih.gov/sites/entrez?db=gene&amp;cmd=Retrieve&amp;dopt=Graphics&amp;list_uids=7020" xlink:type="simple">TFAP2A</text:a></text:p>
          </table:table-cell>
          <table:table-cell office:value-type="float" office:value="0.24" calcext:value-type="float">
            <text:p>0.24</text:p>
          </table:table-cell>
          <table:table-cell office:value-type="float" office:value="0.11" calcext:value-type="float">
            <text:p>0.11</text:p>
          </table:table-cell>
          <table:table-cell office:value-type="float" office:value="0.6" calcext:value-type="float">
            <text:p>0.6</text:p>
          </table:table-cell>
          <table:table-cell office:value-type="float" office:value="2.71" calcext:value-type="float">
            <text:p>2.71</text:p>
          </table:table-cell>
          <table:table-cell office:value-type="float" office:value="3.5" calcext:value-type="float">
            <text:p>3.5</text:p>
          </table:table-cell>
          <table:table-cell office:value-type="float" office:value="4.22" calcext:value-type="float">
            <text:p>4.22</text:p>
          </table:table-cell>
        </table:table-row>
        <table:table-row table:style-name="ro2">
          <table:table-cell office:value-type="string" calcext:value-type="string">
            <text:p>G10</text:p>
          </table:table-cell>
          <table:table-cell office:value-type="string" calcext:value-type="string">
            <text:p><text:a xlink:href="http://www.ncbi.nlm.nih.gov/sites/entrez?db=gene&amp;cmd=Retrieve&amp;dopt=Graphics&amp;list_uids=7050" xlink:type="simple">TGIF1</text:a></text:p>
          </table:table-cell>
          <table:table-cell office:value-type="float" office:value="0.44" calcext:value-type="float">
            <text:p>0.44</text:p>
          </table:table-cell>
          <table:table-cell office:value-type="float" office:value="0.2" calcext:value-type="float">
            <text:p>0.2</text:p>
          </table:table-cell>
          <table:table-cell table:style-name="ce51" office:value-type="float" office:value="3.3" calcext:value-type="float">
            <text:p>3.3</text:p>
          </table:table-cell>
          <table:table-cell table:style-name="ce50" office:value-type="float" office:value="0.17" calcext:value-type="float">
            <text:p>0.17</text:p>
          </table:table-cell>
          <table:table-cell table:style-name="ce50" office:value-type="float" office:value="0.13" calcext:value-type="float">
            <text:p>0.13</text:p>
          </table:table-cell>
          <table:table-cell table:style-name="ce50" office:value-type="float" office:value="0.22" calcext:value-type="float">
            <text:p>0.22</text:p>
          </table:table-cell>
        </table:table-row>
        <table:table-row table:style-name="ro2">
          <table:table-cell office:value-type="string" calcext:value-type="string">
            <text:p>G11</text:p>
          </table:table-cell>
          <table:table-cell office:value-type="string" calcext:value-type="string">
            <text:p><text:a xlink:href="http://www.ncbi.nlm.nih.gov/sites/entrez?db=gene&amp;cmd=Retrieve&amp;dopt=Graphics&amp;list_uids=7157" xlink:type="simple">TP53</text:a></text:p>
          </table:table-cell>
          <table:table-cell office:value-type="float" office:value="0.39" calcext:value-type="float">
            <text:p>0.39</text:p>
          </table:table-cell>
          <table:table-cell table:style-name="ce51" office:value-type="float" office:value="118246.26" calcext:value-type="float">
            <text:p>118246.26</text:p>
          </table:table-cell>
          <table:table-cell table:style-name="ce51" office:value-type="float" office:value="200244.76" calcext:value-type="float">
            <text:p>200244.76</text:p>
          </table:table-cell>
          <table:table-cell office:value-type="float" office:value="2.61" calcext:value-type="float">
            <text:p>2.61</text:p>
          </table:table-cell>
          <table:table-cell office:value-type="float" office:value="2.68" calcext:value-type="float">
            <text:p>2.68</text:p>
          </table:table-cell>
          <table:table-cell table:style-name="ce45" office:value-type="float" office:value="1.66" calcext:value-type="float">
            <text:p>1.66</text:p>
          </table:table-cell>
        </table:table-row>
        <table:table-row table:style-name="ro2">
          <table:table-cell office:value-type="string" calcext:value-type="string">
            <text:p>G12</text:p>
          </table:table-cell>
          <table:table-cell office:value-type="string" calcext:value-type="string">
            <text:p><text:a xlink:href="http://www.ncbi.nlm.nih.gov/sites/entrez?db=gene&amp;cmd=Retrieve&amp;dopt=Graphics&amp;list_uids=7528" xlink:type="simple">YY1</text:a></text:p>
          </table:table-cell>
          <table:table-cell table:style-name="ce51" office:value-type="float" office:value="2044.23" calcext:value-type="float">
            <text:p>2044.23</text:p>
          </table:table-cell>
          <table:table-cell office:value-type="float" office:value="0.26" calcext:value-type="float">
            <text:p>0.26</text:p>
          </table:table-cell>
          <table:table-cell table:style-name="ce50" office:value-type="float" office:value="0.44" calcext:value-type="float">
            <text:p>0.44</text:p>
          </table:table-cell>
          <table:table-cell table:style-name="ce53" office:value-type="float" office:value="5.46" calcext:value-type="float">
            <text:p>5.46</text:p>
          </table:table-cell>
          <table:table-cell table:style-name="ce53" office:value-type="float" office:value="2.33" calcext:value-type="float">
            <text:p>2.33</text:p>
          </table:table-cell>
          <table:table-cell table:style-name="ce53" office:value-type="float" office:value="5.4" calcext:value-type="float">
            <text:p>5.4</text:p>
          </table:table-cell>
        </table:table-row>
        <table:table-row table:style-name="ro2">
          <table:table-cell office:value-type="string" calcext:value-type="string">
            <text:p>H01</text:p>
          </table:table-cell>
          <table:table-cell office:value-type="string" calcext:value-type="string">
            <text:p><text:a xlink:href="http://www.ncbi.nlm.nih.gov/sites/entrez?db=gene&amp;cmd=Retrieve&amp;dopt=Graphics&amp;list_uids=60" xlink:type="simple">ACTB</text:a>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style-name="ce50" office:value-type="float" office:value="0" calcext:value-type="float">
            <text:p>0</text:p>
          </table:table-cell>
          <table:table-cell table:style-name="ce53" office:value-type="float" office:value="31.78" calcext:value-type="float">
            <text:p>31.78</text:p>
          </table:table-cell>
          <table:table-cell table:style-name="ce53" office:value-type="float" office:value="49.9" calcext:value-type="float">
            <text:p>49.9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02</text:p>
          </table:table-cell>
          <table:table-cell office:value-type="string" calcext:value-type="string">
            <text:p><text:a xlink:href="http://www.ncbi.nlm.nih.gov/sites/entrez?db=gene&amp;cmd=Retrieve&amp;dopt=Graphics&amp;list_uids=567" xlink:type="simple">B2M</text:a></text:p>
          </table:table-cell>
          <table:table-cell table:style-name="ce45" office:value-type="float" office:value="0.96" calcext:value-type="float">
            <text:p>0.96</text:p>
          </table:table-cell>
          <table:table-cell office:value-type="float" office:value="0.18" calcext:value-type="float">
            <text:p>0.18</text:p>
          </table:table-cell>
          <table:table-cell office:value-type="float" office:value="0.95" calcext:value-type="float">
            <text:p>0.95</text:p>
          </table:table-cell>
          <table:table-cell table:style-name="ce49" office:value-type="float" office:value="0" calcext:value-type="float">
            <text:p>0</text:p>
          </table:table-cell>
          <table:table-cell table:style-name="ce44" office:value-type="float" office:value="0.84" calcext:value-type="float">
            <text:p>0.84</text:p>
          </table:table-cell>
          <table:table-cell table:style-name="ce44" office:value-type="float" office:value="1.93" calcext:value-type="float">
            <text:p>1.93</text:p>
          </table:table-cell>
        </table:table-row>
        <table:table-row table:style-name="ro2">
          <table:table-cell office:value-type="string" calcext:value-type="string">
            <text:p>H03</text:p>
          </table:table-cell>
          <table:table-cell office:value-type="string" calcext:value-type="string">
            <text:p><text:a xlink:href="http://www.ncbi.nlm.nih.gov/sites/entrez?db=gene&amp;cmd=Retrieve&amp;dopt=Graphics&amp;list_uids=2597" xlink:type="simple">GAPDH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3" office:value-type="float" office:value="22928775.9" calcext:value-type="float">
            <text:p>22928775.9</text:p>
          </table:table-cell>
          <table:table-cell table:style-name="ce53" office:value-type="float" office:value="42249092" calcext:value-type="float">
            <text:p>42249092</text:p>
          </table:table-cell>
          <table:table-cell table:style-name="ce53" office:value-type="float" office:value="7109476.99" calcext:value-type="float">
            <text:p>7109476.99</text:p>
          </table:table-cell>
        </table:table-row>
        <table:table-row table:style-name="ro2">
          <table:table-cell table:style-name="ce44" office:value-type="string" calcext:value-type="string">
            <text:p>H04</text:p>
          </table:table-cell>
          <table:table-cell table:style-name="ce46" office:value-type="string" calcext:value-type="string">
            <text:p><text:a xlink:href="http://www.ncbi.nlm.nih.gov/sites/entrez?db=gene&amp;cmd=Retrieve&amp;dopt=Graphics&amp;list_uids=3251" xlink:type="simple">HPRT1</text:a></text:p>
          </table:table-cell>
          <table:table-cell table:number-columns-repeated="6" table:style-name="ce44" office:value-type="float" office:value="1" calcext:value-type="float">
            <text:p>1</text:p>
          </table:table-cell>
        </table:table-row>
        <table:table-row table:style-name="ro2">
          <table:table-cell table:style-name="ce44" office:value-type="string" calcext:value-type="string">
            <text:p>H05</text:p>
          </table:table-cell>
          <table:table-cell table:style-name="ce46" office:value-type="string" calcext:value-type="string">
            <text:p><text:a xlink:href="http://www.ncbi.nlm.nih.gov/sites/entrez?db=gene&amp;cmd=Retrieve&amp;dopt=Graphics&amp;list_uids=6175" xlink:type="simple">RPLP0</text:a></text:p>
          </table:table-cell>
          <table:table-cell table:style-name="ce49" office:value-type="float" office:value="0.01" calcext:value-type="float">
            <text:p>0.0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53" office:value-type="float" office:value="10.85" calcext:value-type="float">
            <text:p>10.85</text:p>
          </table:table-cell>
          <table:table-cell table:style-name="ce53" office:value-type="float" office:value="11.31" calcext:value-type="float">
            <text:p>11.31</text:p>
          </table:table-cell>
          <table:table-cell table:style-name="ce53" office:value-type="float" office:value="38.42" calcext:value-type="float">
            <text:p>38.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2" svg:font-family="Arial" style:font-family-generic="swiss"/>
    <style:font-face style:name="Calibri1" svg:font-family="Calibri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99cc"/>
      <style:text-properties fo:color="#800080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8T15:53:04.440000000</meta:creation-date>
    <dc:date>2016-05-28T16:13:02.861000000</dc:date>
    <meta:editing-duration>PT9M48S</meta:editing-duration>
    <meta:editing-cycles>1</meta:editing-cycles>
    <meta:document-statistic meta:table-count="2" meta:cell-count="2416" meta:object-count="0"/>
    <meta:generator>LibreOffice/5.1.2.2$Windows_x86 LibreOffice_project/d3bf12ecb743fc0d20e0be0c58ca359301eb705f</meta:generator>
  </office:meta>
</office:document-meta>
</file>